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055in"/>
    </style:style>
    <style:style style:name="co2" style:family="table-column">
      <style:table-column-properties fo:break-before="auto" style:column-width="0.5346in"/>
    </style:style>
    <style:style style:name="co3" style:family="table-column">
      <style:table-column-properties fo:break-before="auto" style:column-width="0.4673in"/>
    </style:style>
    <style:style style:name="co4" style:family="table-column">
      <style:table-column-properties fo:break-before="auto" style:column-width="0.5291in"/>
    </style:style>
    <style:style style:name="co5" style:family="table-column">
      <style:table-column-properties fo:break-before="auto" style:column-width="0.4543in"/>
    </style:style>
    <style:style style:name="co6" style:family="table-column">
      <style:table-column-properties fo:break-before="auto" style:column-width="0.409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ff99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background-color="#ffcc00"/>
      <style:text-properties fo:color="#999999"/>
    </style:style>
    <style:style style:name="ce7" style:family="table-cell" style:parent-style-name="Default">
      <style:table-cell-properties fo:background-color="#ffcc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cc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cc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number-columns-repeated="13" table:default-cell-style-name="Default"/>
        <table:table-column table:style-name="co5" table:number-columns-repeated="9" table:default-cell-style-name="Default"/>
        <table:table-column table:style-name="co6" table:number-columns-repeated="1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Weight: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Enter weight in decipounds</text:p>
          </table:table-cell>
          <table:table-cell table:number-columns-repeated="5"/>
          <table:table-cell table:style-name="ce8" office:value-type="string" calcext:value-type="string">
            <text:p>Blows calculation, giving results scaled by 100 (e.g. 533 corresponds to 5.33 blows)</text:p>
          </table:table-cell>
          <table:table-cell table:style-name="ce8" table:number-columns-repeated="10"/>
          <table:table-cell table:number-columns-repeated="23"/>
        </table:table-row>
        <table:table-row table:style-name="ro1">
          <table:table-cell table:style-name="ce1" office:value-type="string" calcext:value-type="string">
            <text:p>Min Weight:</text:p>
          </table:table-cell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Determined by class</text:p>
          </table:table-cell>
          <table:table-cell table:number-columns-repeated="5"/>
          <table:table-cell table:style-name="ce8" office:value-type="string" calcext:value-type="string">
            <text:p>Fill in the fields in yellow to the left, looking in combat.c for correct class values.</text:p>
          </table:table-cell>
          <table:table-cell table:style-name="ce8" table:number-columns-repeated="10"/>
          <table:table-cell table:number-columns-repeated="23"/>
        </table:table-row>
        <table:table-row table:style-name="ro1">
          <table:table-cell table:style-name="ce1" office:value-type="string" calcext:value-type="string">
            <text:p>Multiplier:</text:p>
          </table:table-cell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Determined by class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Two Hand: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Enter 10 for two handed wielding, 0 otherwise</text:p>
          </table:table-cell>
          <table:table-cell table:number-columns-repeated="39"/>
        </table:table-row>
        <table:table-row table:style-name="ro1">
          <table:table-cell table:style-name="Default" office:value-type="string" calcext:value-type="string">
            <text:p>Div:</text:p>
          </table:table-cell>
          <table:table-cell table:formula="of:=MAX([.B1];[.B2])" office:value-type="float" office:value="120" calcext:value-type="float">
            <text:p>120</text:p>
          </table:table-cell>
          <table:table-cell/>
          <table:table-cell table:style-name="ce5" table:number-columns-repeated="13"/>
          <table:table-cell table:style-name="ce10" office:value-type="string" calcext:value-type="string">
            <text:p>Str</text:p>
          </table:table-cell>
          <table:table-cell table:style-name="ce5" table:number-columns-repeated="24"/>
          <table:table-cell/>
        </table:table-row>
        <table:table-row table:style-name="ro1">
          <table:table-cell table:style-name="Default"/>
          <table:table-cell table:number-columns-repeated="2"/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230" calcext:value-type="float">
            <text:p>230</text:p>
          </table:table-cell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From adj_str_blow in tables.c</text:p>
          </table:table-cell>
        </table:table-row>
        <table:table-row table:style-name="ro1">
          <table:table-cell table:style-name="ce2" office:value-type="string" calcext:value-type="string">
            <text:p>Dex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7" office:value-type="string" calcext:value-type="string">
            <text:p>18/220</text:p>
          </table:table-cell>
          <table:table-cell table:style-name="ce7" office:value-type="string" calcext:value-type="string">
            <text:p>18/210</text:p>
          </table:table-cell>
          <table:table-cell table:style-name="ce7" office:value-type="string" calcext:value-type="string">
            <text:p>18/200</text:p>
          </table:table-cell>
          <table:table-cell table:style-name="ce7" office:value-type="string" calcext:value-type="string">
            <text:p>18/190</text:p>
          </table:table-cell>
          <table:table-cell table:style-name="ce7" office:value-type="string" calcext:value-type="string">
            <text:p>18/180</text:p>
          </table:table-cell>
          <table:table-cell table:style-name="ce7" office:value-type="string" calcext:value-type="string">
            <text:p>18/170</text:p>
          </table:table-cell>
          <table:table-cell table:style-name="ce7" office:value-type="string" calcext:value-type="string">
            <text:p>18/160</text:p>
          </table:table-cell>
          <table:table-cell table:style-name="ce7" office:value-type="string" calcext:value-type="string">
            <text:p>18/150</text:p>
          </table:table-cell>
          <table:table-cell table:style-name="ce7" office:value-type="string" calcext:value-type="string">
            <text:p>18/140</text:p>
          </table:table-cell>
          <table:table-cell table:style-name="ce7" office:value-type="string" calcext:value-type="string">
            <text:p>18/130</text:p>
          </table:table-cell>
          <table:table-cell table:style-name="ce7" office:value-type="string" calcext:value-type="string">
            <text:p>18/120</text:p>
          </table:table-cell>
          <table:table-cell table:style-name="ce7" office:value-type="string" calcext:value-type="string">
            <text:p>18/110</text:p>
          </table:table-cell>
          <table:table-cell table:style-name="ce7" office:value-type="string" calcext:value-type="string">
            <text:p>18/100</text:p>
          </table:table-cell>
          <table:table-cell table:style-name="ce7" office:value-type="string" calcext:value-type="string">
            <text:p>18/90</text:p>
          </table:table-cell>
          <table:table-cell table:style-name="ce7" office:value-type="string" calcext:value-type="string">
            <text:p>18/80</text:p>
          </table:table-cell>
          <table:table-cell table:style-name="ce7" office:value-type="string" calcext:value-type="string">
            <text:p>18/70</text:p>
          </table:table-cell>
          <table:table-cell table:style-name="ce7" office:value-type="string" calcext:value-type="string">
            <text:p>18/60</text:p>
          </table:table-cell>
          <table:table-cell table:style-name="ce7" office:value-type="string" calcext:value-type="string">
            <text:p>18/50</text:p>
          </table:table-cell>
          <table:table-cell table:style-name="ce7" office:value-type="string" calcext:value-type="string">
            <text:p>18/40</text:p>
          </table:table-cell>
          <table:table-cell table:style-name="ce7" office:value-type="string" calcext:value-type="string">
            <text:p>18/30</text:p>
          </table:table-cell>
          <table:table-cell table:style-name="ce7" office:value-type="string" calcext:value-type="string">
            <text:p>18/20</text:p>
          </table:table-cell>
          <table:table-cell table:style-name="ce7" office:value-type="string" calcext:value-type="string">
            <text:p>18/1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8/220</text:p>
          </table:table-cell>
          <table:table-cell office:value-type="float" office:value="400" calcext:value-type="float">
            <text:p>400</text:p>
          </table:table-cell>
          <table:table-cell office:value-type="float" office:value="750" calcext:value-type="float">
            <text:p>750</text:p>
          </table:table-cell>
          <table:table-cell table:formula="of:=MAX(100; [.$B8] + FLOOR(([.$C8] - [.$B8])*(MIN(110;FLOOR([.D$6]*[.$B$3]/[.$B$5]; 1; 0)+[.$B$4]))/110; 1; 0))" office:value-type="float" office:value="750" calcext:value-type="float">
            <text:p>750</text:p>
          </table:table-cell>
          <table:table-cell table:formula="of:=MAX(100; [.$B8] + FLOOR(([.$C8] - [.$B8])*(MIN(110;FLOOR([.E$6]*[.$B$3]/[.$B$5]; 1; 0)+[.$B$4]))/110; 1; 0))" office:value-type="float" office:value="734" calcext:value-type="float">
            <text:p>734</text:p>
          </table:table-cell>
          <table:table-cell table:formula="of:=MAX(100; [.$B8] + FLOOR(([.$C8] - [.$B8])*(MIN(110;FLOOR([.F$6]*[.$B$3]/[.$B$5]; 1; 0)+[.$B$4]))/110; 1; 0))" office:value-type="float" office:value="721" calcext:value-type="float">
            <text:p>721</text:p>
          </table:table-cell>
          <table:table-cell table:formula="of:=MAX(100; [.$B8] + FLOOR(([.$C8] - [.$B8])*(MIN(110;FLOOR([.G$6]*[.$B$3]/[.$B$5]; 1; 0)+[.$B$4]))/110; 1; 0))" office:value-type="float" office:value="708" calcext:value-type="float">
            <text:p>708</text:p>
          </table:table-cell>
          <table:table-cell table:formula="of:=MAX(100; [.$B8] + FLOOR(([.$C8] - [.$B8])*(MIN(110;FLOOR([.H$6]*[.$B$3]/[.$B$5]; 1; 0)+[.$B$4]))/110; 1; 0))" office:value-type="float" office:value="695" calcext:value-type="float">
            <text:p>695</text:p>
          </table:table-cell>
          <table:table-cell table:formula="of:=MAX(100; [.$B8] + FLOOR(([.$C8] - [.$B8])*(MIN(110;FLOOR([.I$6]*[.$B$3]/[.$B$5]; 1; 0)+[.$B$4]))/110; 1; 0))" office:value-type="float" office:value="683" calcext:value-type="float">
            <text:p>683</text:p>
          </table:table-cell>
          <table:table-cell table:formula="of:=MAX(100; [.$B8] + FLOOR(([.$C8] - [.$B8])*(MIN(110;FLOOR([.J$6]*[.$B$3]/[.$B$5]; 1; 0)+[.$B$4]))/110; 1; 0))" office:value-type="float" office:value="670" calcext:value-type="float">
            <text:p>670</text:p>
          </table:table-cell>
          <table:table-cell table:formula="of:=MAX(100; [.$B8] + FLOOR(([.$C8] - [.$B8])*(MIN(110;FLOOR([.K$6]*[.$B$3]/[.$B$5]; 1; 0)+[.$B$4]))/110; 1; 0))" office:value-type="float" office:value="654" calcext:value-type="float">
            <text:p>654</text:p>
          </table:table-cell>
          <table:table-cell table:formula="of:=MAX(100; [.$B8] + FLOOR(([.$C8] - [.$B8])*(MIN(110;FLOOR([.L$6]*[.$B$3]/[.$B$5]; 1; 0)+[.$B$4]))/110; 1; 0))" office:value-type="float" office:value="641" calcext:value-type="float">
            <text:p>641</text:p>
          </table:table-cell>
          <table:table-cell table:formula="of:=MAX(100; [.$B8] + FLOOR(([.$C8] - [.$B8])*(MIN(110;FLOOR([.M$6]*[.$B$3]/[.$B$5]; 1; 0)+[.$B$4]))/110; 1; 0))" office:value-type="float" office:value="629" calcext:value-type="float">
            <text:p>629</text:p>
          </table:table-cell>
          <table:table-cell table:formula="of:=MAX(100; [.$B8] + FLOOR(([.$C8] - [.$B8])*(MIN(110;FLOOR([.N$6]*[.$B$3]/[.$B$5]; 1; 0)+[.$B$4]))/110; 1; 0))" office:value-type="float" office:value="616" calcext:value-type="float">
            <text:p>616</text:p>
          </table:table-cell>
          <table:table-cell table:formula="of:=MAX(100; [.$B8] + FLOOR(([.$C8] - [.$B8])*(MIN(110;FLOOR([.O$6]*[.$B$3]/[.$B$5]; 1; 0)+[.$B$4]))/110; 1; 0))" office:value-type="float" office:value="603" calcext:value-type="float">
            <text:p>603</text:p>
          </table:table-cell>
          <table:table-cell table:formula="of:=MAX(100; [.$B8] + FLOOR(([.$C8] - [.$B8])*(MIN(110;FLOOR([.P$6]*[.$B$3]/[.$B$5]; 1; 0)+[.$B$4]))/110; 1; 0))" office:value-type="float" office:value="590" calcext:value-type="float">
            <text:p>590</text:p>
          </table:table-cell>
          <table:table-cell table:formula="of:=MAX(100; [.$B8] + FLOOR(([.$C8] - [.$B8])*(MIN(110;FLOOR([.Q$6]*[.$B$3]/[.$B$5]; 1; 0)+[.$B$4]))/110; 1; 0))" office:value-type="float" office:value="575" calcext:value-type="float">
            <text:p>575</text:p>
          </table:table-cell>
          <table:table-cell table:formula="of:=MAX(100; [.$B8] + FLOOR(([.$C8] - [.$B8])*(MIN(110;FLOOR([.R$6]*[.$B$3]/[.$B$5]; 1; 0)+[.$B$4]))/110; 1; 0))" office:value-type="float" office:value="562" calcext:value-type="float">
            <text:p>562</text:p>
          </table:table-cell>
          <table:table-cell table:formula="of:=MAX(100; [.$B8] + FLOOR(([.$C8] - [.$B8])*(MIN(110;FLOOR([.S$6]*[.$B$3]/[.$B$5]; 1; 0)+[.$B$4]))/110; 1; 0))" office:value-type="float" office:value="549" calcext:value-type="float">
            <text:p>549</text:p>
          </table:table-cell>
          <table:table-cell table:formula="of:=MAX(100; [.$B8] + FLOOR(([.$C8] - [.$B8])*(MIN(110;FLOOR([.T$6]*[.$B$3]/[.$B$5]; 1; 0)+[.$B$4]))/110; 1; 0))" office:value-type="float" office:value="536" calcext:value-type="float">
            <text:p>536</text:p>
          </table:table-cell>
          <table:table-cell table:formula="of:=MAX(100; [.$B8] + FLOOR(([.$C8] - [.$B8])*(MIN(110;FLOOR([.U$6]*[.$B$3]/[.$B$5]; 1; 0)+[.$B$4]))/110; 1; 0))" office:value-type="float" office:value="524" calcext:value-type="float">
            <text:p>524</text:p>
          </table:table-cell>
          <table:table-cell table:formula="of:=MAX(100; [.$B8] + FLOOR(([.$C8] - [.$B8])*(MIN(110;FLOOR([.V$6]*[.$B$3]/[.$B$5]; 1; 0)+[.$B$4]))/110; 1; 0))" office:value-type="float" office:value="511" calcext:value-type="float">
            <text:p>511</text:p>
          </table:table-cell>
          <table:table-cell table:formula="of:=MAX(100; [.$B8] + FLOOR(([.$C8] - [.$B8])*(MIN(110;FLOOR([.W$6]*[.$B$3]/[.$B$5]; 1; 0)+[.$B$4]))/110; 1; 0))" office:value-type="float" office:value="495" calcext:value-type="float">
            <text:p>495</text:p>
          </table:table-cell>
          <table:table-cell table:formula="of:=MAX(100; [.$B8] + FLOOR(([.$C8] - [.$B8])*(MIN(110;FLOOR([.X$6]*[.$B$3]/[.$B$5]; 1; 0)+[.$B$4]))/110; 1; 0))" office:value-type="float" office:value="482" calcext:value-type="float">
            <text:p>482</text:p>
          </table:table-cell>
          <table:table-cell table:formula="of:=MAX(100; [.$B8] + FLOOR(([.$C8] - [.$B8])*(MIN(110;FLOOR([.Y$6]*[.$B$3]/[.$B$5]; 1; 0)+[.$B$4]))/110; 1; 0))" office:value-type="float" office:value="470" calcext:value-type="float">
            <text:p>470</text:p>
          </table:table-cell>
          <table:table-cell table:formula="of:=MAX(100; [.$B8] + FLOOR(([.$C8] - [.$B8])*(MIN(110;FLOOR([.Z$6]*[.$B$3]/[.$B$5]; 1; 0)+[.$B$4]))/110; 1; 0))" office:value-type="float" office:value="457" calcext:value-type="float">
            <text:p>457</text:p>
          </table:table-cell>
          <table:table-cell table:formula="of:=MAX(100; [.$B8] + FLOOR(([.$C8] - [.$B8])*(MIN(110;FLOOR([.AA$6]*[.$B$3]/[.$B$5]; 1; 0)+[.$B$4]))/110; 1; 0))" office:value-type="float" office:value="454" calcext:value-type="float">
            <text:p>454</text:p>
          </table:table-cell>
          <table:table-cell table:formula="of:=MAX(100; [.$B8] + FLOOR(([.$C8] - [.$B8])*(MIN(110;FLOOR([.AB$6]*[.$B$3]/[.$B$5]; 1; 0)+[.$B$4]))/110; 1; 0))" office:value-type="float" office:value="450" calcext:value-type="float">
            <text:p>450</text:p>
          </table:table-cell>
          <table:table-cell table:formula="of:=MAX(100; [.$B8] + FLOOR(([.$C8] - [.$B8])*(MIN(110;FLOOR([.AC$6]*[.$B$3]/[.$B$5]; 1; 0)+[.$B$4]))/110; 1; 0))" office:value-type="float" office:value="450" calcext:value-type="float">
            <text:p>450</text:p>
          </table:table-cell>
          <table:table-cell table:formula="of:=MAX(100; [.$B8] + FLOOR(([.$C8] - [.$B8])*(MIN(110;FLOOR([.AD$6]*[.$B$3]/[.$B$5]; 1; 0)+[.$B$4]))/110; 1; 0))" office:value-type="float" office:value="447" calcext:value-type="float">
            <text:p>447</text:p>
          </table:table-cell>
          <table:table-cell table:formula="of:=MAX(100; [.$B8] + FLOOR(([.$C8] - [.$B8])*(MIN(110;FLOOR([.AE$6]*[.$B$3]/[.$B$5]; 1; 0)+[.$B$4]))/110; 1; 0))" office:value-type="float" office:value="447" calcext:value-type="float">
            <text:p>447</text:p>
          </table:table-cell>
          <table:table-cell table:formula="of:=MAX(100; [.$B8] + FLOOR(([.$C8] - [.$B8])*(MIN(110;FLOOR([.AF$6]*[.$B$3]/[.$B$5]; 1; 0)+[.$B$4]))/110; 1; 0))" office:value-type="float" office:value="447" calcext:value-type="float">
            <text:p>447</text:p>
          </table:table-cell>
          <table:table-cell table:formula="of:=MAX(100; [.$B8] + FLOOR(([.$C8] - [.$B8])*(MIN(110;FLOOR([.AG$6]*[.$B$3]/[.$B$5]; 1; 0)+[.$B$4]))/110; 1; 0))" office:value-type="float" office:value="444" calcext:value-type="float">
            <text:p>444</text:p>
          </table:table-cell>
          <table:table-cell table:formula="of:=MAX(100; [.$B8] + FLOOR(([.$C8] - [.$B8])*(MIN(110;FLOOR([.AH$6]*[.$B$3]/[.$B$5]; 1; 0)+[.$B$4]))/110; 1; 0))" office:value-type="float" office:value="444" calcext:value-type="float">
            <text:p>444</text:p>
          </table:table-cell>
          <table:table-cell table:formula="of:=MAX(100; [.$B8] + FLOOR(([.$C8] - [.$B8])*(MIN(110;FLOOR([.AI$6]*[.$B$3]/[.$B$5]; 1; 0)+[.$B$4]))/110; 1; 0))" office:value-type="float" office:value="441" calcext:value-type="float">
            <text:p>441</text:p>
          </table:table-cell>
          <table:table-cell table:formula="of:=MAX(100; [.$B8] + FLOOR(([.$C8] - [.$B8])*(MIN(110;FLOOR([.AJ$6]*[.$B$3]/[.$B$5]; 1; 0)+[.$B$4]))/110; 1; 0))" office:value-type="float" office:value="441" calcext:value-type="float">
            <text:p>441</text:p>
          </table:table-cell>
          <table:table-cell table:formula="of:=MAX(100; [.$B8] + FLOOR(([.$C8] - [.$B8])*(MIN(110;FLOOR([.AK$6]*[.$B$3]/[.$B$5]; 1; 0)+[.$B$4]))/110; 1; 0))" office:value-type="float" office:value="438" calcext:value-type="float">
            <text:p>438</text:p>
          </table:table-cell>
          <table:table-cell table:formula="of:=MAX(100; [.$B8] + FLOOR(([.$C8] - [.$B8])*(MIN(110;FLOOR([.AL$6]*[.$B$3]/[.$B$5]; 1; 0)+[.$B$4]))/110; 1; 0))" office:value-type="float" office:value="438" calcext:value-type="float">
            <text:p>438</text:p>
          </table:table-cell>
          <table:table-cell table:formula="of:=MAX(100; [.$B8] + FLOOR(([.$C8] - [.$B8])*(MIN(110;FLOOR([.AM$6]*[.$B$3]/[.$B$5]; 1; 0)+[.$B$4]))/110; 1; 0))" office:value-type="float" office:value="438" calcext:value-type="float">
            <text:p>438</text:p>
          </table:table-cell>
          <table:table-cell table:formula="of:=MAX(100; [.$B8] + FLOOR(([.$C8] - [.$B8])*(MIN(110;FLOOR([.AN$6]*[.$B$3]/[.$B$5]; 1; 0)+[.$B$4]))/110; 1; 0))" office:value-type="float" office:value="435" calcext:value-type="float">
            <text:p>435</text:p>
          </table:table-cell>
          <table:table-cell table:formula="of:=MAX(100; [.$B8] + FLOOR(([.$C8] - [.$B8])*(MIN(110;FLOOR([.AO$6]*[.$B$3]/[.$B$5]; 1; 0)+[.$B$4]))/110; 1; 0))" office:value-type="float" office:value="435" calcext:value-type="float">
            <text:p>435</text:p>
          </table:table-cell>
          <table:table-cell/>
        </table:table-row>
        <table:table-row table:style-name="ro1">
          <table:table-cell office:value-type="string" calcext:value-type="string">
            <text:p>18/210</text:p>
          </table:table-cell>
          <table:table-cell office:value-type="float" office:value="390" calcext:value-type="float">
            <text:p>390</text:p>
          </table:table-cell>
          <table:table-cell office:value-type="float" office:value="725" calcext:value-type="float">
            <text:p>725</text:p>
          </table:table-cell>
          <table:table-cell table:formula="of:=MAX(100; [.$B9] + FLOOR(([.$C9] - [.$B9])*(MIN(110;FLOOR([.D$6]*[.$B$3]/[.$B$5]; 1; 0)+[.$B$4]))/110; 1; 0))" office:value-type="float" office:value="725" calcext:value-type="float">
            <text:p>725</text:p>
          </table:table-cell>
          <table:table-cell table:formula="of:=MAX(100; [.$B9] + FLOOR(([.$C9] - [.$B9])*(MIN(110;FLOOR([.E$6]*[.$B$3]/[.$B$5]; 1; 0)+[.$B$4]))/110; 1; 0))" office:value-type="float" office:value="709" calcext:value-type="float">
            <text:p>709</text:p>
          </table:table-cell>
          <table:table-cell table:formula="of:=MAX(100; [.$B9] + FLOOR(([.$C9] - [.$B9])*(MIN(110;FLOOR([.F$6]*[.$B$3]/[.$B$5]; 1; 0)+[.$B$4]))/110; 1; 0))" office:value-type="float" office:value="697" calcext:value-type="float">
            <text:p>697</text:p>
          </table:table-cell>
          <table:table-cell table:formula="of:=MAX(100; [.$B9] + FLOOR(([.$C9] - [.$B9])*(MIN(110;FLOOR([.G$6]*[.$B$3]/[.$B$5]; 1; 0)+[.$B$4]))/110; 1; 0))" office:value-type="float" office:value="685" calcext:value-type="float">
            <text:p>685</text:p>
          </table:table-cell>
          <table:table-cell table:formula="of:=MAX(100; [.$B9] + FLOOR(([.$C9] - [.$B9])*(MIN(110;FLOOR([.H$6]*[.$B$3]/[.$B$5]; 1; 0)+[.$B$4]))/110; 1; 0))" office:value-type="float" office:value="673" calcext:value-type="float">
            <text:p>673</text:p>
          </table:table-cell>
          <table:table-cell table:formula="of:=MAX(100; [.$B9] + FLOOR(([.$C9] - [.$B9])*(MIN(110;FLOOR([.I$6]*[.$B$3]/[.$B$5]; 1; 0)+[.$B$4]))/110; 1; 0))" office:value-type="float" office:value="661" calcext:value-type="float">
            <text:p>661</text:p>
          </table:table-cell>
          <table:table-cell table:formula="of:=MAX(100; [.$B9] + FLOOR(([.$C9] - [.$B9])*(MIN(110;FLOOR([.J$6]*[.$B$3]/[.$B$5]; 1; 0)+[.$B$4]))/110; 1; 0))" office:value-type="float" office:value="648" calcext:value-type="float">
            <text:p>648</text:p>
          </table:table-cell>
          <table:table-cell table:formula="of:=MAX(100; [.$B9] + FLOOR(([.$C9] - [.$B9])*(MIN(110;FLOOR([.K$6]*[.$B$3]/[.$B$5]; 1; 0)+[.$B$4]))/110; 1; 0))" office:value-type="float" office:value="633" calcext:value-type="float">
            <text:p>633</text:p>
          </table:table-cell>
          <table:table-cell table:formula="of:=MAX(100; [.$B9] + FLOOR(([.$C9] - [.$B9])*(MIN(110;FLOOR([.L$6]*[.$B$3]/[.$B$5]; 1; 0)+[.$B$4]))/110; 1; 0))" office:value-type="float" office:value="621" calcext:value-type="float">
            <text:p>621</text:p>
          </table:table-cell>
          <table:table-cell table:formula="of:=MAX(100; [.$B9] + FLOOR(([.$C9] - [.$B9])*(MIN(110;FLOOR([.M$6]*[.$B$3]/[.$B$5]; 1; 0)+[.$B$4]))/110; 1; 0))" office:value-type="float" office:value="609" calcext:value-type="float">
            <text:p>609</text:p>
          </table:table-cell>
          <table:table-cell table:formula="of:=MAX(100; [.$B9] + FLOOR(([.$C9] - [.$B9])*(MIN(110;FLOOR([.N$6]*[.$B$3]/[.$B$5]; 1; 0)+[.$B$4]))/110; 1; 0))" office:value-type="float" office:value="597" calcext:value-type="float">
            <text:p>597</text:p>
          </table:table-cell>
          <table:table-cell table:formula="of:=MAX(100; [.$B9] + FLOOR(([.$C9] - [.$B9])*(MIN(110;FLOOR([.O$6]*[.$B$3]/[.$B$5]; 1; 0)+[.$B$4]))/110; 1; 0))" office:value-type="float" office:value="584" calcext:value-type="float">
            <text:p>584</text:p>
          </table:table-cell>
          <table:table-cell table:formula="of:=MAX(100; [.$B9] + FLOOR(([.$C9] - [.$B9])*(MIN(110;FLOOR([.P$6]*[.$B$3]/[.$B$5]; 1; 0)+[.$B$4]))/110; 1; 0))" office:value-type="float" office:value="572" calcext:value-type="float">
            <text:p>572</text:p>
          </table:table-cell>
          <table:table-cell table:formula="of:=MAX(100; [.$B9] + FLOOR(([.$C9] - [.$B9])*(MIN(110;FLOOR([.Q$6]*[.$B$3]/[.$B$5]; 1; 0)+[.$B$4]))/110; 1; 0))" office:value-type="float" office:value="557" calcext:value-type="float">
            <text:p>557</text:p>
          </table:table-cell>
          <table:table-cell table:formula="of:=MAX(100; [.$B9] + FLOOR(([.$C9] - [.$B9])*(MIN(110;FLOOR([.R$6]*[.$B$3]/[.$B$5]; 1; 0)+[.$B$4]))/110; 1; 0))" office:value-type="float" office:value="545" calcext:value-type="float">
            <text:p>545</text:p>
          </table:table-cell>
          <table:table-cell table:formula="of:=MAX(100; [.$B9] + FLOOR(([.$C9] - [.$B9])*(MIN(110;FLOOR([.S$6]*[.$B$3]/[.$B$5]; 1; 0)+[.$B$4]))/110; 1; 0))" office:value-type="float" office:value="533" calcext:value-type="float">
            <text:p>533</text:p>
          </table:table-cell>
          <table:table-cell table:formula="of:=MAX(100; [.$B9] + FLOOR(([.$C9] - [.$B9])*(MIN(110;FLOOR([.T$6]*[.$B$3]/[.$B$5]; 1; 0)+[.$B$4]))/110; 1; 0))" office:value-type="float" office:value="520" calcext:value-type="float">
            <text:p>520</text:p>
          </table:table-cell>
          <table:table-cell table:formula="of:=MAX(100; [.$B9] + FLOOR(([.$C9] - [.$B9])*(MIN(110;FLOOR([.U$6]*[.$B$3]/[.$B$5]; 1; 0)+[.$B$4]))/110; 1; 0))" office:value-type="float" office:value="508" calcext:value-type="float">
            <text:p>508</text:p>
          </table:table-cell>
          <table:table-cell table:formula="of:=MAX(100; [.$B9] + FLOOR(([.$C9] - [.$B9])*(MIN(110;FLOOR([.V$6]*[.$B$3]/[.$B$5]; 1; 0)+[.$B$4]))/110; 1; 0))" office:value-type="float" office:value="496" calcext:value-type="float">
            <text:p>496</text:p>
          </table:table-cell>
          <table:table-cell table:formula="of:=MAX(100; [.$B9] + FLOOR(([.$C9] - [.$B9])*(MIN(110;FLOOR([.W$6]*[.$B$3]/[.$B$5]; 1; 0)+[.$B$4]))/110; 1; 0))" office:value-type="float" office:value="481" calcext:value-type="float">
            <text:p>481</text:p>
          </table:table-cell>
          <table:table-cell table:formula="of:=MAX(100; [.$B9] + FLOOR(([.$C9] - [.$B9])*(MIN(110;FLOOR([.X$6]*[.$B$3]/[.$B$5]; 1; 0)+[.$B$4]))/110; 1; 0))" office:value-type="float" office:value="469" calcext:value-type="float">
            <text:p>469</text:p>
          </table:table-cell>
          <table:table-cell table:formula="of:=MAX(100; [.$B9] + FLOOR(([.$C9] - [.$B9])*(MIN(110;FLOOR([.Y$6]*[.$B$3]/[.$B$5]; 1; 0)+[.$B$4]))/110; 1; 0))" office:value-type="float" office:value="457" calcext:value-type="float">
            <text:p>457</text:p>
          </table:table-cell>
          <table:table-cell table:formula="of:=MAX(100; [.$B9] + FLOOR(([.$C9] - [.$B9])*(MIN(110;FLOOR([.Z$6]*[.$B$3]/[.$B$5]; 1; 0)+[.$B$4]))/110; 1; 0))" office:value-type="float" office:value="444" calcext:value-type="float">
            <text:p>444</text:p>
          </table:table-cell>
          <table:table-cell table:formula="of:=MAX(100; [.$B9] + FLOOR(([.$C9] - [.$B9])*(MIN(110;FLOOR([.AA$6]*[.$B$3]/[.$B$5]; 1; 0)+[.$B$4]))/110; 1; 0))" office:value-type="float" office:value="441" calcext:value-type="float">
            <text:p>441</text:p>
          </table:table-cell>
          <table:table-cell table:formula="of:=MAX(100; [.$B9] + FLOOR(([.$C9] - [.$B9])*(MIN(110;FLOOR([.AB$6]*[.$B$3]/[.$B$5]; 1; 0)+[.$B$4]))/110; 1; 0))" office:value-type="float" office:value="438" calcext:value-type="float">
            <text:p>438</text:p>
          </table:table-cell>
          <table:table-cell table:formula="of:=MAX(100; [.$B9] + FLOOR(([.$C9] - [.$B9])*(MIN(110;FLOOR([.AC$6]*[.$B$3]/[.$B$5]; 1; 0)+[.$B$4]))/110; 1; 0))" office:value-type="float" office:value="438" calcext:value-type="float">
            <text:p>438</text:p>
          </table:table-cell>
          <table:table-cell table:formula="of:=MAX(100; [.$B9] + FLOOR(([.$C9] - [.$B9])*(MIN(110;FLOOR([.AD$6]*[.$B$3]/[.$B$5]; 1; 0)+[.$B$4]))/110; 1; 0))" office:value-type="float" office:value="435" calcext:value-type="float">
            <text:p>435</text:p>
          </table:table-cell>
          <table:table-cell table:formula="of:=MAX(100; [.$B9] + FLOOR(([.$C9] - [.$B9])*(MIN(110;FLOOR([.AE$6]*[.$B$3]/[.$B$5]; 1; 0)+[.$B$4]))/110; 1; 0))" office:value-type="float" office:value="435" calcext:value-type="float">
            <text:p>435</text:p>
          </table:table-cell>
          <table:table-cell table:formula="of:=MAX(100; [.$B9] + FLOOR(([.$C9] - [.$B9])*(MIN(110;FLOOR([.AF$6]*[.$B$3]/[.$B$5]; 1; 0)+[.$B$4]))/110; 1; 0))" office:value-type="float" office:value="435" calcext:value-type="float">
            <text:p>435</text:p>
          </table:table-cell>
          <table:table-cell table:formula="of:=MAX(100; [.$B9] + FLOOR(([.$C9] - [.$B9])*(MIN(110;FLOOR([.AG$6]*[.$B$3]/[.$B$5]; 1; 0)+[.$B$4]))/110; 1; 0))" office:value-type="float" office:value="432" calcext:value-type="float">
            <text:p>432</text:p>
          </table:table-cell>
          <table:table-cell table:formula="of:=MAX(100; [.$B9] + FLOOR(([.$C9] - [.$B9])*(MIN(110;FLOOR([.AH$6]*[.$B$3]/[.$B$5]; 1; 0)+[.$B$4]))/110; 1; 0))" office:value-type="float" office:value="432" calcext:value-type="float">
            <text:p>432</text:p>
          </table:table-cell>
          <table:table-cell table:formula="of:=MAX(100; [.$B9] + FLOOR(([.$C9] - [.$B9])*(MIN(110;FLOOR([.AI$6]*[.$B$3]/[.$B$5]; 1; 0)+[.$B$4]))/110; 1; 0))" office:value-type="float" office:value="429" calcext:value-type="float">
            <text:p>429</text:p>
          </table:table-cell>
          <table:table-cell table:formula="of:=MAX(100; [.$B9] + FLOOR(([.$C9] - [.$B9])*(MIN(110;FLOOR([.AJ$6]*[.$B$3]/[.$B$5]; 1; 0)+[.$B$4]))/110; 1; 0))" office:value-type="float" office:value="429" calcext:value-type="float">
            <text:p>429</text:p>
          </table:table-cell>
          <table:table-cell table:formula="of:=MAX(100; [.$B9] + FLOOR(([.$C9] - [.$B9])*(MIN(110;FLOOR([.AK$6]*[.$B$3]/[.$B$5]; 1; 0)+[.$B$4]))/110; 1; 0))" office:value-type="float" office:value="426" calcext:value-type="float">
            <text:p>426</text:p>
          </table:table-cell>
          <table:table-cell table:formula="of:=MAX(100; [.$B9] + FLOOR(([.$C9] - [.$B9])*(MIN(110;FLOOR([.AL$6]*[.$B$3]/[.$B$5]; 1; 0)+[.$B$4]))/110; 1; 0))" office:value-type="float" office:value="426" calcext:value-type="float">
            <text:p>426</text:p>
          </table:table-cell>
          <table:table-cell table:formula="of:=MAX(100; [.$B9] + FLOOR(([.$C9] - [.$B9])*(MIN(110;FLOOR([.AM$6]*[.$B$3]/[.$B$5]; 1; 0)+[.$B$4]))/110; 1; 0))" office:value-type="float" office:value="426" calcext:value-type="float">
            <text:p>426</text:p>
          </table:table-cell>
          <table:table-cell table:formula="of:=MAX(100; [.$B9] + FLOOR(([.$C9] - [.$B9])*(MIN(110;FLOOR([.AN$6]*[.$B$3]/[.$B$5]; 1; 0)+[.$B$4]))/110; 1; 0))" office:value-type="float" office:value="423" calcext:value-type="float">
            <text:p>423</text:p>
          </table:table-cell>
          <table:table-cell table:formula="of:=MAX(100; [.$B9] + FLOOR(([.$C9] - [.$B9])*(MIN(110;FLOOR([.AO$6]*[.$B$3]/[.$B$5]; 1; 0)+[.$B$4]))/110; 1; 0))" office:value-type="float" office:value="423" calcext:value-type="float">
            <text:p>423</text:p>
          </table:table-cell>
          <table:table-cell/>
        </table:table-row>
        <table:table-row table:style-name="ro1">
          <table:table-cell office:value-type="string" calcext:value-type="string">
            <text:p>18/200</text:p>
          </table:table-cell>
          <table:table-cell office:value-type="float" office:value="380" calcext:value-type="float">
            <text:p>380</text:p>
          </table:table-cell>
          <table:table-cell office:value-type="float" office:value="700" calcext:value-type="float">
            <text:p>700</text:p>
          </table:table-cell>
          <table:table-cell table:formula="of:=MAX(100; [.$B10] + FLOOR(([.$C10] - [.$B10])*(MIN(110;FLOOR([.D$6]*[.$B$3]/[.$B$5]; 1; 0)+[.$B$4]))/110; 1; 0))" office:value-type="float" office:value="700" calcext:value-type="float">
            <text:p>700</text:p>
          </table:table-cell>
          <table:table-cell table:formula="of:=MAX(100; [.$B10] + FLOOR(([.$C10] - [.$B10])*(MIN(110;FLOOR([.E$6]*[.$B$3]/[.$B$5]; 1; 0)+[.$B$4]))/110; 1; 0))" office:value-type="float" office:value="685" calcext:value-type="float">
            <text:p>685</text:p>
          </table:table-cell>
          <table:table-cell table:formula="of:=MAX(100; [.$B10] + FLOOR(([.$C10] - [.$B10])*(MIN(110;FLOOR([.F$6]*[.$B$3]/[.$B$5]; 1; 0)+[.$B$4]))/110; 1; 0))" office:value-type="float" office:value="673" calcext:value-type="float">
            <text:p>673</text:p>
          </table:table-cell>
          <table:table-cell table:formula="of:=MAX(100; [.$B10] + FLOOR(([.$C10] - [.$B10])*(MIN(110;FLOOR([.G$6]*[.$B$3]/[.$B$5]; 1; 0)+[.$B$4]))/110; 1; 0))" office:value-type="float" office:value="662" calcext:value-type="float">
            <text:p>662</text:p>
          </table:table-cell>
          <table:table-cell table:formula="of:=MAX(100; [.$B10] + FLOOR(([.$C10] - [.$B10])*(MIN(110;FLOOR([.H$6]*[.$B$3]/[.$B$5]; 1; 0)+[.$B$4]))/110; 1; 0))" office:value-type="float" office:value="650" calcext:value-type="float">
            <text:p>650</text:p>
          </table:table-cell>
          <table:table-cell table:formula="of:=MAX(100; [.$B10] + FLOOR(([.$C10] - [.$B10])*(MIN(110;FLOOR([.I$6]*[.$B$3]/[.$B$5]; 1; 0)+[.$B$4]))/110; 1; 0))" office:value-type="float" office:value="638" calcext:value-type="float">
            <text:p>638</text:p>
          </table:table-cell>
          <table:table-cell table:formula="of:=MAX(100; [.$B10] + FLOOR(([.$C10] - [.$B10])*(MIN(110;FLOOR([.J$6]*[.$B$3]/[.$B$5]; 1; 0)+[.$B$4]))/110; 1; 0))" office:value-type="float" office:value="627" calcext:value-type="float">
            <text:p>627</text:p>
          </table:table-cell>
          <table:table-cell table:formula="of:=MAX(100; [.$B10] + FLOOR(([.$C10] - [.$B10])*(MIN(110;FLOOR([.K$6]*[.$B$3]/[.$B$5]; 1; 0)+[.$B$4]))/110; 1; 0))" office:value-type="float" office:value="612" calcext:value-type="float">
            <text:p>612</text:p>
          </table:table-cell>
          <table:table-cell table:formula="of:=MAX(100; [.$B10] + FLOOR(([.$C10] - [.$B10])*(MIN(110;FLOOR([.L$6]*[.$B$3]/[.$B$5]; 1; 0)+[.$B$4]))/110; 1; 0))" office:value-type="float" office:value="601" calcext:value-type="float">
            <text:p>601</text:p>
          </table:table-cell>
          <table:table-cell table:formula="of:=MAX(100; [.$B10] + FLOOR(([.$C10] - [.$B10])*(MIN(110;FLOOR([.M$6]*[.$B$3]/[.$B$5]; 1; 0)+[.$B$4]))/110; 1; 0))" office:value-type="float" office:value="589" calcext:value-type="float">
            <text:p>589</text:p>
          </table:table-cell>
          <table:table-cell table:formula="of:=MAX(100; [.$B10] + FLOOR(([.$C10] - [.$B10])*(MIN(110;FLOOR([.N$6]*[.$B$3]/[.$B$5]; 1; 0)+[.$B$4]))/110; 1; 0))" office:value-type="float" office:value="577" calcext:value-type="float">
            <text:p>577</text:p>
          </table:table-cell>
          <table:table-cell table:formula="of:=MAX(100; [.$B10] + FLOOR(([.$C10] - [.$B10])*(MIN(110;FLOOR([.O$6]*[.$B$3]/[.$B$5]; 1; 0)+[.$B$4]))/110; 1; 0))" office:value-type="float" office:value="566" calcext:value-type="float">
            <text:p>566</text:p>
          </table:table-cell>
          <table:table-cell table:formula="of:=MAX(100; [.$B10] + FLOOR(([.$C10] - [.$B10])*(MIN(110;FLOOR([.P$6]*[.$B$3]/[.$B$5]; 1; 0)+[.$B$4]))/110; 1; 0))" office:value-type="float" office:value="554" calcext:value-type="float">
            <text:p>554</text:p>
          </table:table-cell>
          <table:table-cell table:formula="of:=MAX(100; [.$B10] + FLOOR(([.$C10] - [.$B10])*(MIN(110;FLOOR([.Q$6]*[.$B$3]/[.$B$5]; 1; 0)+[.$B$4]))/110; 1; 0))" office:value-type="float" office:value="540" calcext:value-type="float">
            <text:p>540</text:p>
          </table:table-cell>
          <table:table-cell table:formula="of:=MAX(100; [.$B10] + FLOOR(([.$C10] - [.$B10])*(MIN(110;FLOOR([.R$6]*[.$B$3]/[.$B$5]; 1; 0)+[.$B$4]))/110; 1; 0))" office:value-type="float" office:value="528" calcext:value-type="float">
            <text:p>528</text:p>
          </table:table-cell>
          <table:table-cell table:formula="of:=MAX(100; [.$B10] + FLOOR(([.$C10] - [.$B10])*(MIN(110;FLOOR([.S$6]*[.$B$3]/[.$B$5]; 1; 0)+[.$B$4]))/110; 1; 0))" office:value-type="float" office:value="516" calcext:value-type="float">
            <text:p>516</text:p>
          </table:table-cell>
          <table:table-cell table:formula="of:=MAX(100; [.$B10] + FLOOR(([.$C10] - [.$B10])*(MIN(110;FLOOR([.T$6]*[.$B$3]/[.$B$5]; 1; 0)+[.$B$4]))/110; 1; 0))" office:value-type="float" office:value="505" calcext:value-type="float">
            <text:p>505</text:p>
          </table:table-cell>
          <table:table-cell table:formula="of:=MAX(100; [.$B10] + FLOOR(([.$C10] - [.$B10])*(MIN(110;FLOOR([.U$6]*[.$B$3]/[.$B$5]; 1; 0)+[.$B$4]))/110; 1; 0))" office:value-type="float" office:value="493" calcext:value-type="float">
            <text:p>493</text:p>
          </table:table-cell>
          <table:table-cell table:formula="of:=MAX(100; [.$B10] + FLOOR(([.$C10] - [.$B10])*(MIN(110;FLOOR([.V$6]*[.$B$3]/[.$B$5]; 1; 0)+[.$B$4]))/110; 1; 0))" office:value-type="float" office:value="481" calcext:value-type="float">
            <text:p>481</text:p>
          </table:table-cell>
          <table:table-cell table:formula="of:=MAX(100; [.$B10] + FLOOR(([.$C10] - [.$B10])*(MIN(110;FLOOR([.W$6]*[.$B$3]/[.$B$5]; 1; 0)+[.$B$4]))/110; 1; 0))" office:value-type="float" office:value="467" calcext:value-type="float">
            <text:p>467</text:p>
          </table:table-cell>
          <table:table-cell table:formula="of:=MAX(100; [.$B10] + FLOOR(([.$C10] - [.$B10])*(MIN(110;FLOOR([.X$6]*[.$B$3]/[.$B$5]; 1; 0)+[.$B$4]))/110; 1; 0))" office:value-type="float" office:value="455" calcext:value-type="float">
            <text:p>455</text:p>
          </table:table-cell>
          <table:table-cell table:formula="of:=MAX(100; [.$B10] + FLOOR(([.$C10] - [.$B10])*(MIN(110;FLOOR([.Y$6]*[.$B$3]/[.$B$5]; 1; 0)+[.$B$4]))/110; 1; 0))" office:value-type="float" office:value="444" calcext:value-type="float">
            <text:p>444</text:p>
          </table:table-cell>
          <table:table-cell table:formula="of:=MAX(100; [.$B10] + FLOOR(([.$C10] - [.$B10])*(MIN(110;FLOOR([.Z$6]*[.$B$3]/[.$B$5]; 1; 0)+[.$B$4]))/110; 1; 0))" office:value-type="float" office:value="432" calcext:value-type="float">
            <text:p>432</text:p>
          </table:table-cell>
          <table:table-cell table:formula="of:=MAX(100; [.$B10] + FLOOR(([.$C10] - [.$B10])*(MIN(110;FLOOR([.AA$6]*[.$B$3]/[.$B$5]; 1; 0)+[.$B$4]))/110; 1; 0))" office:value-type="float" office:value="429" calcext:value-type="float">
            <text:p>429</text:p>
          </table:table-cell>
          <table:table-cell table:formula="of:=MAX(100; [.$B10] + FLOOR(([.$C10] - [.$B10])*(MIN(110;FLOOR([.AB$6]*[.$B$3]/[.$B$5]; 1; 0)+[.$B$4]))/110; 1; 0))" office:value-type="float" office:value="426" calcext:value-type="float">
            <text:p>426</text:p>
          </table:table-cell>
          <table:table-cell table:formula="of:=MAX(100; [.$B10] + FLOOR(([.$C10] - [.$B10])*(MIN(110;FLOOR([.AC$6]*[.$B$3]/[.$B$5]; 1; 0)+[.$B$4]))/110; 1; 0))" office:value-type="float" office:value="426" calcext:value-type="float">
            <text:p>426</text:p>
          </table:table-cell>
          <table:table-cell table:formula="of:=MAX(100; [.$B10] + FLOOR(([.$C10] - [.$B10])*(MIN(110;FLOOR([.AD$6]*[.$B$3]/[.$B$5]; 1; 0)+[.$B$4]))/110; 1; 0))" office:value-type="float" office:value="423" calcext:value-type="float">
            <text:p>423</text:p>
          </table:table-cell>
          <table:table-cell table:formula="of:=MAX(100; [.$B10] + FLOOR(([.$C10] - [.$B10])*(MIN(110;FLOOR([.AE$6]*[.$B$3]/[.$B$5]; 1; 0)+[.$B$4]))/110; 1; 0))" office:value-type="float" office:value="423" calcext:value-type="float">
            <text:p>423</text:p>
          </table:table-cell>
          <table:table-cell table:formula="of:=MAX(100; [.$B10] + FLOOR(([.$C10] - [.$B10])*(MIN(110;FLOOR([.AF$6]*[.$B$3]/[.$B$5]; 1; 0)+[.$B$4]))/110; 1; 0))" office:value-type="float" office:value="423" calcext:value-type="float">
            <text:p>423</text:p>
          </table:table-cell>
          <table:table-cell table:formula="of:=MAX(100; [.$B10] + FLOOR(([.$C10] - [.$B10])*(MIN(110;FLOOR([.AG$6]*[.$B$3]/[.$B$5]; 1; 0)+[.$B$4]))/110; 1; 0))" office:value-type="float" office:value="420" calcext:value-type="float">
            <text:p>420</text:p>
          </table:table-cell>
          <table:table-cell table:formula="of:=MAX(100; [.$B10] + FLOOR(([.$C10] - [.$B10])*(MIN(110;FLOOR([.AH$6]*[.$B$3]/[.$B$5]; 1; 0)+[.$B$4]))/110; 1; 0))" office:value-type="float" office:value="420" calcext:value-type="float">
            <text:p>420</text:p>
          </table:table-cell>
          <table:table-cell table:formula="of:=MAX(100; [.$B10] + FLOOR(([.$C10] - [.$B10])*(MIN(110;FLOOR([.AI$6]*[.$B$3]/[.$B$5]; 1; 0)+[.$B$4]))/110; 1; 0))" office:value-type="float" office:value="417" calcext:value-type="float">
            <text:p>417</text:p>
          </table:table-cell>
          <table:table-cell table:formula="of:=MAX(100; [.$B10] + FLOOR(([.$C10] - [.$B10])*(MIN(110;FLOOR([.AJ$6]*[.$B$3]/[.$B$5]; 1; 0)+[.$B$4]))/110; 1; 0))" office:value-type="float" office:value="417" calcext:value-type="float">
            <text:p>417</text:p>
          </table:table-cell>
          <table:table-cell table:formula="of:=MAX(100; [.$B10] + FLOOR(([.$C10] - [.$B10])*(MIN(110;FLOOR([.AK$6]*[.$B$3]/[.$B$5]; 1; 0)+[.$B$4]))/110; 1; 0))" office:value-type="float" office:value="414" calcext:value-type="float">
            <text:p>414</text:p>
          </table:table-cell>
          <table:table-cell table:formula="of:=MAX(100; [.$B10] + FLOOR(([.$C10] - [.$B10])*(MIN(110;FLOOR([.AL$6]*[.$B$3]/[.$B$5]; 1; 0)+[.$B$4]))/110; 1; 0))" office:value-type="float" office:value="414" calcext:value-type="float">
            <text:p>414</text:p>
          </table:table-cell>
          <table:table-cell table:formula="of:=MAX(100; [.$B10] + FLOOR(([.$C10] - [.$B10])*(MIN(110;FLOOR([.AM$6]*[.$B$3]/[.$B$5]; 1; 0)+[.$B$4]))/110; 1; 0))" office:value-type="float" office:value="414" calcext:value-type="float">
            <text:p>414</text:p>
          </table:table-cell>
          <table:table-cell table:formula="of:=MAX(100; [.$B10] + FLOOR(([.$C10] - [.$B10])*(MIN(110;FLOOR([.AN$6]*[.$B$3]/[.$B$5]; 1; 0)+[.$B$4]))/110; 1; 0))" office:value-type="float" office:value="412" calcext:value-type="float">
            <text:p>412</text:p>
          </table:table-cell>
          <table:table-cell table:formula="of:=MAX(100; [.$B10] + FLOOR(([.$C10] - [.$B10])*(MIN(110;FLOOR([.AO$6]*[.$B$3]/[.$B$5]; 1; 0)+[.$B$4]))/110; 1; 0))"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string" calcext:value-type="string">
            <text:p>18/190</text:p>
          </table:table-cell>
          <table:table-cell office:value-type="float" office:value="370" calcext:value-type="float">
            <text:p>370</text:p>
          </table:table-cell>
          <table:table-cell office:value-type="float" office:value="690" calcext:value-type="float">
            <text:p>690</text:p>
          </table:table-cell>
          <table:table-cell table:formula="of:=MAX(100; [.$B11] + FLOOR(([.$C11] - [.$B11])*(MIN(110;FLOOR([.D$6]*[.$B$3]/[.$B$5]; 1; 0)+[.$B$4]))/110; 1; 0))" office:value-type="float" office:value="690" calcext:value-type="float">
            <text:p>690</text:p>
          </table:table-cell>
          <table:table-cell table:formula="of:=MAX(100; [.$B11] + FLOOR(([.$C11] - [.$B11])*(MIN(110;FLOOR([.E$6]*[.$B$3]/[.$B$5]; 1; 0)+[.$B$4]))/110; 1; 0))" office:value-type="float" office:value="675" calcext:value-type="float">
            <text:p>675</text:p>
          </table:table-cell>
          <table:table-cell table:formula="of:=MAX(100; [.$B11] + FLOOR(([.$C11] - [.$B11])*(MIN(110;FLOOR([.F$6]*[.$B$3]/[.$B$5]; 1; 0)+[.$B$4]))/110; 1; 0))" office:value-type="float" office:value="663" calcext:value-type="float">
            <text:p>663</text:p>
          </table:table-cell>
          <table:table-cell table:formula="of:=MAX(100; [.$B11] + FLOOR(([.$C11] - [.$B11])*(MIN(110;FLOOR([.G$6]*[.$B$3]/[.$B$5]; 1; 0)+[.$B$4]))/110; 1; 0))" office:value-type="float" office:value="652" calcext:value-type="float">
            <text:p>652</text:p>
          </table:table-cell>
          <table:table-cell table:formula="of:=MAX(100; [.$B11] + FLOOR(([.$C11] - [.$B11])*(MIN(110;FLOOR([.H$6]*[.$B$3]/[.$B$5]; 1; 0)+[.$B$4]))/110; 1; 0))" office:value-type="float" office:value="640" calcext:value-type="float">
            <text:p>640</text:p>
          </table:table-cell>
          <table:table-cell table:formula="of:=MAX(100; [.$B11] + FLOOR(([.$C11] - [.$B11])*(MIN(110;FLOOR([.I$6]*[.$B$3]/[.$B$5]; 1; 0)+[.$B$4]))/110; 1; 0))" office:value-type="float" office:value="628" calcext:value-type="float">
            <text:p>628</text:p>
          </table:table-cell>
          <table:table-cell table:formula="of:=MAX(100; [.$B11] + FLOOR(([.$C11] - [.$B11])*(MIN(110;FLOOR([.J$6]*[.$B$3]/[.$B$5]; 1; 0)+[.$B$4]))/110; 1; 0))" office:value-type="float" office:value="617" calcext:value-type="float">
            <text:p>617</text:p>
          </table:table-cell>
          <table:table-cell table:formula="of:=MAX(100; [.$B11] + FLOOR(([.$C11] - [.$B11])*(MIN(110;FLOOR([.K$6]*[.$B$3]/[.$B$5]; 1; 0)+[.$B$4]))/110; 1; 0))" office:value-type="float" office:value="602" calcext:value-type="float">
            <text:p>602</text:p>
          </table:table-cell>
          <table:table-cell table:formula="of:=MAX(100; [.$B11] + FLOOR(([.$C11] - [.$B11])*(MIN(110;FLOOR([.L$6]*[.$B$3]/[.$B$5]; 1; 0)+[.$B$4]))/110; 1; 0))" office:value-type="float" office:value="591" calcext:value-type="float">
            <text:p>591</text:p>
          </table:table-cell>
          <table:table-cell table:formula="of:=MAX(100; [.$B11] + FLOOR(([.$C11] - [.$B11])*(MIN(110;FLOOR([.M$6]*[.$B$3]/[.$B$5]; 1; 0)+[.$B$4]))/110; 1; 0))" office:value-type="float" office:value="579" calcext:value-type="float">
            <text:p>579</text:p>
          </table:table-cell>
          <table:table-cell table:formula="of:=MAX(100; [.$B11] + FLOOR(([.$C11] - [.$B11])*(MIN(110;FLOOR([.N$6]*[.$B$3]/[.$B$5]; 1; 0)+[.$B$4]))/110; 1; 0))" office:value-type="float" office:value="567" calcext:value-type="float">
            <text:p>567</text:p>
          </table:table-cell>
          <table:table-cell table:formula="of:=MAX(100; [.$B11] + FLOOR(([.$C11] - [.$B11])*(MIN(110;FLOOR([.O$6]*[.$B$3]/[.$B$5]; 1; 0)+[.$B$4]))/110; 1; 0))" office:value-type="float" office:value="556" calcext:value-type="float">
            <text:p>556</text:p>
          </table:table-cell>
          <table:table-cell table:formula="of:=MAX(100; [.$B11] + FLOOR(([.$C11] - [.$B11])*(MIN(110;FLOOR([.P$6]*[.$B$3]/[.$B$5]; 1; 0)+[.$B$4]))/110; 1; 0))" office:value-type="float" office:value="544" calcext:value-type="float">
            <text:p>544</text:p>
          </table:table-cell>
          <table:table-cell table:formula="of:=MAX(100; [.$B11] + FLOOR(([.$C11] - [.$B11])*(MIN(110;FLOOR([.Q$6]*[.$B$3]/[.$B$5]; 1; 0)+[.$B$4]))/110; 1; 0))" office:value-type="float" office:value="530" calcext:value-type="float">
            <text:p>530</text:p>
          </table:table-cell>
          <table:table-cell table:formula="of:=MAX(100; [.$B11] + FLOOR(([.$C11] - [.$B11])*(MIN(110;FLOOR([.R$6]*[.$B$3]/[.$B$5]; 1; 0)+[.$B$4]))/110; 1; 0))" office:value-type="float" office:value="518" calcext:value-type="float">
            <text:p>518</text:p>
          </table:table-cell>
          <table:table-cell table:formula="of:=MAX(100; [.$B11] + FLOOR(([.$C11] - [.$B11])*(MIN(110;FLOOR([.S$6]*[.$B$3]/[.$B$5]; 1; 0)+[.$B$4]))/110; 1; 0))" office:value-type="float" office:value="506" calcext:value-type="float">
            <text:p>506</text:p>
          </table:table-cell>
          <table:table-cell table:formula="of:=MAX(100; [.$B11] + FLOOR(([.$C11] - [.$B11])*(MIN(110;FLOOR([.T$6]*[.$B$3]/[.$B$5]; 1; 0)+[.$B$4]))/110; 1; 0))" office:value-type="float" office:value="495" calcext:value-type="float">
            <text:p>495</text:p>
          </table:table-cell>
          <table:table-cell table:formula="of:=MAX(100; [.$B11] + FLOOR(([.$C11] - [.$B11])*(MIN(110;FLOOR([.U$6]*[.$B$3]/[.$B$5]; 1; 0)+[.$B$4]))/110; 1; 0))" office:value-type="float" office:value="483" calcext:value-type="float">
            <text:p>483</text:p>
          </table:table-cell>
          <table:table-cell table:formula="of:=MAX(100; [.$B11] + FLOOR(([.$C11] - [.$B11])*(MIN(110;FLOOR([.V$6]*[.$B$3]/[.$B$5]; 1; 0)+[.$B$4]))/110; 1; 0))" office:value-type="float" office:value="471" calcext:value-type="float">
            <text:p>471</text:p>
          </table:table-cell>
          <table:table-cell table:formula="of:=MAX(100; [.$B11] + FLOOR(([.$C11] - [.$B11])*(MIN(110;FLOOR([.W$6]*[.$B$3]/[.$B$5]; 1; 0)+[.$B$4]))/110; 1; 0))" office:value-type="float" office:value="457" calcext:value-type="float">
            <text:p>457</text:p>
          </table:table-cell>
          <table:table-cell table:formula="of:=MAX(100; [.$B11] + FLOOR(([.$C11] - [.$B11])*(MIN(110;FLOOR([.X$6]*[.$B$3]/[.$B$5]; 1; 0)+[.$B$4]))/110; 1; 0))" office:value-type="float" office:value="445" calcext:value-type="float">
            <text:p>445</text:p>
          </table:table-cell>
          <table:table-cell table:formula="of:=MAX(100; [.$B11] + FLOOR(([.$C11] - [.$B11])*(MIN(110;FLOOR([.Y$6]*[.$B$3]/[.$B$5]; 1; 0)+[.$B$4]))/110; 1; 0))" office:value-type="float" office:value="434" calcext:value-type="float">
            <text:p>434</text:p>
          </table:table-cell>
          <table:table-cell table:formula="of:=MAX(100; [.$B11] + FLOOR(([.$C11] - [.$B11])*(MIN(110;FLOOR([.Z$6]*[.$B$3]/[.$B$5]; 1; 0)+[.$B$4]))/110; 1; 0))" office:value-type="float" office:value="422" calcext:value-type="float">
            <text:p>422</text:p>
          </table:table-cell>
          <table:table-cell table:formula="of:=MAX(100; [.$B11] + FLOOR(([.$C11] - [.$B11])*(MIN(110;FLOOR([.AA$6]*[.$B$3]/[.$B$5]; 1; 0)+[.$B$4]))/110; 1; 0))" office:value-type="float" office:value="419" calcext:value-type="float">
            <text:p>419</text:p>
          </table:table-cell>
          <table:table-cell table:formula="of:=MAX(100; [.$B11] + FLOOR(([.$C11] - [.$B11])*(MIN(110;FLOOR([.AB$6]*[.$B$3]/[.$B$5]; 1; 0)+[.$B$4]))/110; 1; 0))" office:value-type="float" office:value="416" calcext:value-type="float">
            <text:p>416</text:p>
          </table:table-cell>
          <table:table-cell table:formula="of:=MAX(100; [.$B11] + FLOOR(([.$C11] - [.$B11])*(MIN(110;FLOOR([.AC$6]*[.$B$3]/[.$B$5]; 1; 0)+[.$B$4]))/110; 1; 0))" office:value-type="float" office:value="416" calcext:value-type="float">
            <text:p>416</text:p>
          </table:table-cell>
          <table:table-cell table:formula="of:=MAX(100; [.$B11] + FLOOR(([.$C11] - [.$B11])*(MIN(110;FLOOR([.AD$6]*[.$B$3]/[.$B$5]; 1; 0)+[.$B$4]))/110; 1; 0))" office:value-type="float" office:value="413" calcext:value-type="float">
            <text:p>413</text:p>
          </table:table-cell>
          <table:table-cell table:formula="of:=MAX(100; [.$B11] + FLOOR(([.$C11] - [.$B11])*(MIN(110;FLOOR([.AE$6]*[.$B$3]/[.$B$5]; 1; 0)+[.$B$4]))/110; 1; 0))" office:value-type="float" office:value="413" calcext:value-type="float">
            <text:p>413</text:p>
          </table:table-cell>
          <table:table-cell table:formula="of:=MAX(100; [.$B11] + FLOOR(([.$C11] - [.$B11])*(MIN(110;FLOOR([.AF$6]*[.$B$3]/[.$B$5]; 1; 0)+[.$B$4]))/110; 1; 0))" office:value-type="float" office:value="413" calcext:value-type="float">
            <text:p>413</text:p>
          </table:table-cell>
          <table:table-cell table:formula="of:=MAX(100; [.$B11] + FLOOR(([.$C11] - [.$B11])*(MIN(110;FLOOR([.AG$6]*[.$B$3]/[.$B$5]; 1; 0)+[.$B$4]))/110; 1; 0))" office:value-type="float" office:value="410" calcext:value-type="float">
            <text:p>410</text:p>
          </table:table-cell>
          <table:table-cell table:formula="of:=MAX(100; [.$B11] + FLOOR(([.$C11] - [.$B11])*(MIN(110;FLOOR([.AH$6]*[.$B$3]/[.$B$5]; 1; 0)+[.$B$4]))/110; 1; 0))" office:value-type="float" office:value="410" calcext:value-type="float">
            <text:p>410</text:p>
          </table:table-cell>
          <table:table-cell table:formula="of:=MAX(100; [.$B11] + FLOOR(([.$C11] - [.$B11])*(MIN(110;FLOOR([.AI$6]*[.$B$3]/[.$B$5]; 1; 0)+[.$B$4]))/110; 1; 0))" office:value-type="float" office:value="407" calcext:value-type="float">
            <text:p>407</text:p>
          </table:table-cell>
          <table:table-cell table:formula="of:=MAX(100; [.$B11] + FLOOR(([.$C11] - [.$B11])*(MIN(110;FLOOR([.AJ$6]*[.$B$3]/[.$B$5]; 1; 0)+[.$B$4]))/110; 1; 0))" office:value-type="float" office:value="407" calcext:value-type="float">
            <text:p>407</text:p>
          </table:table-cell>
          <table:table-cell table:formula="of:=MAX(100; [.$B11] + FLOOR(([.$C11] - [.$B11])*(MIN(110;FLOOR([.AK$6]*[.$B$3]/[.$B$5]; 1; 0)+[.$B$4]))/110; 1; 0))" office:value-type="float" office:value="404" calcext:value-type="float">
            <text:p>404</text:p>
          </table:table-cell>
          <table:table-cell table:formula="of:=MAX(100; [.$B11] + FLOOR(([.$C11] - [.$B11])*(MIN(110;FLOOR([.AL$6]*[.$B$3]/[.$B$5]; 1; 0)+[.$B$4]))/110; 1; 0))" office:value-type="float" office:value="404" calcext:value-type="float">
            <text:p>404</text:p>
          </table:table-cell>
          <table:table-cell table:formula="of:=MAX(100; [.$B11] + FLOOR(([.$C11] - [.$B11])*(MIN(110;FLOOR([.AM$6]*[.$B$3]/[.$B$5]; 1; 0)+[.$B$4]))/110; 1; 0))" office:value-type="float" office:value="404" calcext:value-type="float">
            <text:p>404</text:p>
          </table:table-cell>
          <table:table-cell table:formula="of:=MAX(100; [.$B11] + FLOOR(([.$C11] - [.$B11])*(MIN(110;FLOOR([.AN$6]*[.$B$3]/[.$B$5]; 1; 0)+[.$B$4]))/110; 1; 0))" office:value-type="float" office:value="402" calcext:value-type="float">
            <text:p>402</text:p>
          </table:table-cell>
          <table:table-cell table:formula="of:=MAX(100; [.$B11] + FLOOR(([.$C11] - [.$B11])*(MIN(110;FLOOR([.AO$6]*[.$B$3]/[.$B$5]; 1; 0)+[.$B$4]))/110; 1; 0))"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string" calcext:value-type="string">
            <text:p>18/180</text:p>
          </table:table-cell>
          <table:table-cell office:value-type="float" office:value="360" calcext:value-type="float">
            <text:p>360</text:p>
          </table:table-cell>
          <table:table-cell office:value-type="float" office:value="680" calcext:value-type="float">
            <text:p>680</text:p>
          </table:table-cell>
          <table:table-cell table:formula="of:=MAX(100; [.$B12] + FLOOR(([.$C12] - [.$B12])*(MIN(110;FLOOR([.D$6]*[.$B$3]/[.$B$5]; 1; 0)+[.$B$4]))/110; 1; 0))" office:value-type="float" office:value="680" calcext:value-type="float">
            <text:p>680</text:p>
          </table:table-cell>
          <table:table-cell table:formula="of:=MAX(100; [.$B12] + FLOOR(([.$C12] - [.$B12])*(MIN(110;FLOOR([.E$6]*[.$B$3]/[.$B$5]; 1; 0)+[.$B$4]))/110; 1; 0))" office:value-type="float" office:value="665" calcext:value-type="float">
            <text:p>665</text:p>
          </table:table-cell>
          <table:table-cell table:formula="of:=MAX(100; [.$B12] + FLOOR(([.$C12] - [.$B12])*(MIN(110;FLOOR([.F$6]*[.$B$3]/[.$B$5]; 1; 0)+[.$B$4]))/110; 1; 0))" office:value-type="float" office:value="653" calcext:value-type="float">
            <text:p>653</text:p>
          </table:table-cell>
          <table:table-cell table:formula="of:=MAX(100; [.$B12] + FLOOR(([.$C12] - [.$B12])*(MIN(110;FLOOR([.G$6]*[.$B$3]/[.$B$5]; 1; 0)+[.$B$4]))/110; 1; 0))" office:value-type="float" office:value="642" calcext:value-type="float">
            <text:p>642</text:p>
          </table:table-cell>
          <table:table-cell table:formula="of:=MAX(100; [.$B12] + FLOOR(([.$C12] - [.$B12])*(MIN(110;FLOOR([.H$6]*[.$B$3]/[.$B$5]; 1; 0)+[.$B$4]))/110; 1; 0))" office:value-type="float" office:value="630" calcext:value-type="float">
            <text:p>630</text:p>
          </table:table-cell>
          <table:table-cell table:formula="of:=MAX(100; [.$B12] + FLOOR(([.$C12] - [.$B12])*(MIN(110;FLOOR([.I$6]*[.$B$3]/[.$B$5]; 1; 0)+[.$B$4]))/110; 1; 0))" office:value-type="float" office:value="618" calcext:value-type="float">
            <text:p>618</text:p>
          </table:table-cell>
          <table:table-cell table:formula="of:=MAX(100; [.$B12] + FLOOR(([.$C12] - [.$B12])*(MIN(110;FLOOR([.J$6]*[.$B$3]/[.$B$5]; 1; 0)+[.$B$4]))/110; 1; 0))" office:value-type="float" office:value="607" calcext:value-type="float">
            <text:p>607</text:p>
          </table:table-cell>
          <table:table-cell table:formula="of:=MAX(100; [.$B12] + FLOOR(([.$C12] - [.$B12])*(MIN(110;FLOOR([.K$6]*[.$B$3]/[.$B$5]; 1; 0)+[.$B$4]))/110; 1; 0))" office:value-type="float" office:value="592" calcext:value-type="float">
            <text:p>592</text:p>
          </table:table-cell>
          <table:table-cell table:formula="of:=MAX(100; [.$B12] + FLOOR(([.$C12] - [.$B12])*(MIN(110;FLOOR([.L$6]*[.$B$3]/[.$B$5]; 1; 0)+[.$B$4]))/110; 1; 0))" office:value-type="float" office:value="581" calcext:value-type="float">
            <text:p>581</text:p>
          </table:table-cell>
          <table:table-cell table:formula="of:=MAX(100; [.$B12] + FLOOR(([.$C12] - [.$B12])*(MIN(110;FLOOR([.M$6]*[.$B$3]/[.$B$5]; 1; 0)+[.$B$4]))/110; 1; 0))" office:value-type="float" office:value="569" calcext:value-type="float">
            <text:p>569</text:p>
          </table:table-cell>
          <table:table-cell table:formula="of:=MAX(100; [.$B12] + FLOOR(([.$C12] - [.$B12])*(MIN(110;FLOOR([.N$6]*[.$B$3]/[.$B$5]; 1; 0)+[.$B$4]))/110; 1; 0))" office:value-type="float" office:value="557" calcext:value-type="float">
            <text:p>557</text:p>
          </table:table-cell>
          <table:table-cell table:formula="of:=MAX(100; [.$B12] + FLOOR(([.$C12] - [.$B12])*(MIN(110;FLOOR([.O$6]*[.$B$3]/[.$B$5]; 1; 0)+[.$B$4]))/110; 1; 0))" office:value-type="float" office:value="546" calcext:value-type="float">
            <text:p>546</text:p>
          </table:table-cell>
          <table:table-cell table:formula="of:=MAX(100; [.$B12] + FLOOR(([.$C12] - [.$B12])*(MIN(110;FLOOR([.P$6]*[.$B$3]/[.$B$5]; 1; 0)+[.$B$4]))/110; 1; 0))" office:value-type="float" office:value="534" calcext:value-type="float">
            <text:p>534</text:p>
          </table:table-cell>
          <table:table-cell table:formula="of:=MAX(100; [.$B12] + FLOOR(([.$C12] - [.$B12])*(MIN(110;FLOOR([.Q$6]*[.$B$3]/[.$B$5]; 1; 0)+[.$B$4]))/110; 1; 0))" office:value-type="float" office:value="520" calcext:value-type="float">
            <text:p>520</text:p>
          </table:table-cell>
          <table:table-cell table:formula="of:=MAX(100; [.$B12] + FLOOR(([.$C12] - [.$B12])*(MIN(110;FLOOR([.R$6]*[.$B$3]/[.$B$5]; 1; 0)+[.$B$4]))/110; 1; 0))" office:value-type="float" office:value="508" calcext:value-type="float">
            <text:p>508</text:p>
          </table:table-cell>
          <table:table-cell table:formula="of:=MAX(100; [.$B12] + FLOOR(([.$C12] - [.$B12])*(MIN(110;FLOOR([.S$6]*[.$B$3]/[.$B$5]; 1; 0)+[.$B$4]))/110; 1; 0))" office:value-type="float" office:value="496" calcext:value-type="float">
            <text:p>496</text:p>
          </table:table-cell>
          <table:table-cell table:formula="of:=MAX(100; [.$B12] + FLOOR(([.$C12] - [.$B12])*(MIN(110;FLOOR([.T$6]*[.$B$3]/[.$B$5]; 1; 0)+[.$B$4]))/110; 1; 0))" office:value-type="float" office:value="485" calcext:value-type="float">
            <text:p>485</text:p>
          </table:table-cell>
          <table:table-cell table:formula="of:=MAX(100; [.$B12] + FLOOR(([.$C12] - [.$B12])*(MIN(110;FLOOR([.U$6]*[.$B$3]/[.$B$5]; 1; 0)+[.$B$4]))/110; 1; 0))" office:value-type="float" office:value="473" calcext:value-type="float">
            <text:p>473</text:p>
          </table:table-cell>
          <table:table-cell table:formula="of:=MAX(100; [.$B12] + FLOOR(([.$C12] - [.$B12])*(MIN(110;FLOOR([.V$6]*[.$B$3]/[.$B$5]; 1; 0)+[.$B$4]))/110; 1; 0))" office:value-type="float" office:value="461" calcext:value-type="float">
            <text:p>461</text:p>
          </table:table-cell>
          <table:table-cell table:formula="of:=MAX(100; [.$B12] + FLOOR(([.$C12] - [.$B12])*(MIN(110;FLOOR([.W$6]*[.$B$3]/[.$B$5]; 1; 0)+[.$B$4]))/110; 1; 0))" office:value-type="float" office:value="447" calcext:value-type="float">
            <text:p>447</text:p>
          </table:table-cell>
          <table:table-cell table:formula="of:=MAX(100; [.$B12] + FLOOR(([.$C12] - [.$B12])*(MIN(110;FLOOR([.X$6]*[.$B$3]/[.$B$5]; 1; 0)+[.$B$4]))/110; 1; 0))" office:value-type="float" office:value="435" calcext:value-type="float">
            <text:p>435</text:p>
          </table:table-cell>
          <table:table-cell table:formula="of:=MAX(100; [.$B12] + FLOOR(([.$C12] - [.$B12])*(MIN(110;FLOOR([.Y$6]*[.$B$3]/[.$B$5]; 1; 0)+[.$B$4]))/110; 1; 0))" office:value-type="float" office:value="424" calcext:value-type="float">
            <text:p>424</text:p>
          </table:table-cell>
          <table:table-cell table:formula="of:=MAX(100; [.$B12] + FLOOR(([.$C12] - [.$B12])*(MIN(110;FLOOR([.Z$6]*[.$B$3]/[.$B$5]; 1; 0)+[.$B$4]))/110; 1; 0))" office:value-type="float" office:value="412" calcext:value-type="float">
            <text:p>412</text:p>
          </table:table-cell>
          <table:table-cell table:formula="of:=MAX(100; [.$B12] + FLOOR(([.$C12] - [.$B12])*(MIN(110;FLOOR([.AA$6]*[.$B$3]/[.$B$5]; 1; 0)+[.$B$4]))/110; 1; 0))" office:value-type="float" office:value="409" calcext:value-type="float">
            <text:p>409</text:p>
          </table:table-cell>
          <table:table-cell table:formula="of:=MAX(100; [.$B12] + FLOOR(([.$C12] - [.$B12])*(MIN(110;FLOOR([.AB$6]*[.$B$3]/[.$B$5]; 1; 0)+[.$B$4]))/110; 1; 0))" office:value-type="float" office:value="406" calcext:value-type="float">
            <text:p>406</text:p>
          </table:table-cell>
          <table:table-cell table:formula="of:=MAX(100; [.$B12] + FLOOR(([.$C12] - [.$B12])*(MIN(110;FLOOR([.AC$6]*[.$B$3]/[.$B$5]; 1; 0)+[.$B$4]))/110; 1; 0))" office:value-type="float" office:value="406" calcext:value-type="float">
            <text:p>406</text:p>
          </table:table-cell>
          <table:table-cell table:formula="of:=MAX(100; [.$B12] + FLOOR(([.$C12] - [.$B12])*(MIN(110;FLOOR([.AD$6]*[.$B$3]/[.$B$5]; 1; 0)+[.$B$4]))/110; 1; 0))" office:value-type="float" office:value="403" calcext:value-type="float">
            <text:p>403</text:p>
          </table:table-cell>
          <table:table-cell table:formula="of:=MAX(100; [.$B12] + FLOOR(([.$C12] - [.$B12])*(MIN(110;FLOOR([.AE$6]*[.$B$3]/[.$B$5]; 1; 0)+[.$B$4]))/110; 1; 0))" office:value-type="float" office:value="403" calcext:value-type="float">
            <text:p>403</text:p>
          </table:table-cell>
          <table:table-cell table:formula="of:=MAX(100; [.$B12] + FLOOR(([.$C12] - [.$B12])*(MIN(110;FLOOR([.AF$6]*[.$B$3]/[.$B$5]; 1; 0)+[.$B$4]))/110; 1; 0))" office:value-type="float" office:value="403" calcext:value-type="float">
            <text:p>403</text:p>
          </table:table-cell>
          <table:table-cell table:formula="of:=MAX(100; [.$B12] + FLOOR(([.$C12] - [.$B12])*(MIN(110;FLOOR([.AG$6]*[.$B$3]/[.$B$5]; 1; 0)+[.$B$4]))/110; 1; 0))" office:value-type="float" office:value="400" calcext:value-type="float">
            <text:p>400</text:p>
          </table:table-cell>
          <table:table-cell table:formula="of:=MAX(100; [.$B12] + FLOOR(([.$C12] - [.$B12])*(MIN(110;FLOOR([.AH$6]*[.$B$3]/[.$B$5]; 1; 0)+[.$B$4]))/110; 1; 0))" office:value-type="float" office:value="400" calcext:value-type="float">
            <text:p>400</text:p>
          </table:table-cell>
          <table:table-cell table:formula="of:=MAX(100; [.$B12] + FLOOR(([.$C12] - [.$B12])*(MIN(110;FLOOR([.AI$6]*[.$B$3]/[.$B$5]; 1; 0)+[.$B$4]))/110; 1; 0))" office:value-type="float" office:value="397" calcext:value-type="float">
            <text:p>397</text:p>
          </table:table-cell>
          <table:table-cell table:formula="of:=MAX(100; [.$B12] + FLOOR(([.$C12] - [.$B12])*(MIN(110;FLOOR([.AJ$6]*[.$B$3]/[.$B$5]; 1; 0)+[.$B$4]))/110; 1; 0))" office:value-type="float" office:value="397" calcext:value-type="float">
            <text:p>397</text:p>
          </table:table-cell>
          <table:table-cell table:formula="of:=MAX(100; [.$B12] + FLOOR(([.$C12] - [.$B12])*(MIN(110;FLOOR([.AK$6]*[.$B$3]/[.$B$5]; 1; 0)+[.$B$4]))/110; 1; 0))" office:value-type="float" office:value="394" calcext:value-type="float">
            <text:p>394</text:p>
          </table:table-cell>
          <table:table-cell table:formula="of:=MAX(100; [.$B12] + FLOOR(([.$C12] - [.$B12])*(MIN(110;FLOOR([.AL$6]*[.$B$3]/[.$B$5]; 1; 0)+[.$B$4]))/110; 1; 0))" office:value-type="float" office:value="394" calcext:value-type="float">
            <text:p>394</text:p>
          </table:table-cell>
          <table:table-cell table:formula="of:=MAX(100; [.$B12] + FLOOR(([.$C12] - [.$B12])*(MIN(110;FLOOR([.AM$6]*[.$B$3]/[.$B$5]; 1; 0)+[.$B$4]))/110; 1; 0))" office:value-type="float" office:value="394" calcext:value-type="float">
            <text:p>394</text:p>
          </table:table-cell>
          <table:table-cell table:formula="of:=MAX(100; [.$B12] + FLOOR(([.$C12] - [.$B12])*(MIN(110;FLOOR([.AN$6]*[.$B$3]/[.$B$5]; 1; 0)+[.$B$4]))/110; 1; 0))" office:value-type="float" office:value="392" calcext:value-type="float">
            <text:p>392</text:p>
          </table:table-cell>
          <table:table-cell table:formula="of:=MAX(100; [.$B12] + FLOOR(([.$C12] - [.$B12])*(MIN(110;FLOOR([.AO$6]*[.$B$3]/[.$B$5]; 1; 0)+[.$B$4]))/110; 1; 0))"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string" calcext:value-type="string">
            <text:p>18/170</text:p>
          </table:table-cell>
          <table:table-cell office:value-type="float" office:value="350" calcext:value-type="float">
            <text:p>350</text:p>
          </table:table-cell>
          <table:table-cell office:value-type="float" office:value="670" calcext:value-type="float">
            <text:p>670</text:p>
          </table:table-cell>
          <table:table-cell table:formula="of:=MAX(100; [.$B13] + FLOOR(([.$C13] - [.$B13])*(MIN(110;FLOOR([.D$6]*[.$B$3]/[.$B$5]; 1; 0)+[.$B$4]))/110; 1; 0))" office:value-type="float" office:value="670" calcext:value-type="float">
            <text:p>670</text:p>
          </table:table-cell>
          <table:table-cell table:formula="of:=MAX(100; [.$B13] + FLOOR(([.$C13] - [.$B13])*(MIN(110;FLOOR([.E$6]*[.$B$3]/[.$B$5]; 1; 0)+[.$B$4]))/110; 1; 0))" office:value-type="float" office:value="655" calcext:value-type="float">
            <text:p>655</text:p>
          </table:table-cell>
          <table:table-cell table:formula="of:=MAX(100; [.$B13] + FLOOR(([.$C13] - [.$B13])*(MIN(110;FLOOR([.F$6]*[.$B$3]/[.$B$5]; 1; 0)+[.$B$4]))/110; 1; 0))" office:value-type="float" office:value="643" calcext:value-type="float">
            <text:p>643</text:p>
          </table:table-cell>
          <table:table-cell table:formula="of:=MAX(100; [.$B13] + FLOOR(([.$C13] - [.$B13])*(MIN(110;FLOOR([.G$6]*[.$B$3]/[.$B$5]; 1; 0)+[.$B$4]))/110; 1; 0))" office:value-type="float" office:value="632" calcext:value-type="float">
            <text:p>632</text:p>
          </table:table-cell>
          <table:table-cell table:formula="of:=MAX(100; [.$B13] + FLOOR(([.$C13] - [.$B13])*(MIN(110;FLOOR([.H$6]*[.$B$3]/[.$B$5]; 1; 0)+[.$B$4]))/110; 1; 0))" office:value-type="float" office:value="620" calcext:value-type="float">
            <text:p>620</text:p>
          </table:table-cell>
          <table:table-cell table:formula="of:=MAX(100; [.$B13] + FLOOR(([.$C13] - [.$B13])*(MIN(110;FLOOR([.I$6]*[.$B$3]/[.$B$5]; 1; 0)+[.$B$4]))/110; 1; 0))" office:value-type="float" office:value="608" calcext:value-type="float">
            <text:p>608</text:p>
          </table:table-cell>
          <table:table-cell table:formula="of:=MAX(100; [.$B13] + FLOOR(([.$C13] - [.$B13])*(MIN(110;FLOOR([.J$6]*[.$B$3]/[.$B$5]; 1; 0)+[.$B$4]))/110; 1; 0))" office:value-type="float" office:value="597" calcext:value-type="float">
            <text:p>597</text:p>
          </table:table-cell>
          <table:table-cell table:formula="of:=MAX(100; [.$B13] + FLOOR(([.$C13] - [.$B13])*(MIN(110;FLOOR([.K$6]*[.$B$3]/[.$B$5]; 1; 0)+[.$B$4]))/110; 1; 0))" office:value-type="float" office:value="582" calcext:value-type="float">
            <text:p>582</text:p>
          </table:table-cell>
          <table:table-cell table:formula="of:=MAX(100; [.$B13] + FLOOR(([.$C13] - [.$B13])*(MIN(110;FLOOR([.L$6]*[.$B$3]/[.$B$5]; 1; 0)+[.$B$4]))/110; 1; 0))" office:value-type="float" office:value="571" calcext:value-type="float">
            <text:p>571</text:p>
          </table:table-cell>
          <table:table-cell table:formula="of:=MAX(100; [.$B13] + FLOOR(([.$C13] - [.$B13])*(MIN(110;FLOOR([.M$6]*[.$B$3]/[.$B$5]; 1; 0)+[.$B$4]))/110; 1; 0))" office:value-type="float" office:value="559" calcext:value-type="float">
            <text:p>559</text:p>
          </table:table-cell>
          <table:table-cell table:formula="of:=MAX(100; [.$B13] + FLOOR(([.$C13] - [.$B13])*(MIN(110;FLOOR([.N$6]*[.$B$3]/[.$B$5]; 1; 0)+[.$B$4]))/110; 1; 0))" office:value-type="float" office:value="547" calcext:value-type="float">
            <text:p>547</text:p>
          </table:table-cell>
          <table:table-cell table:formula="of:=MAX(100; [.$B13] + FLOOR(([.$C13] - [.$B13])*(MIN(110;FLOOR([.O$6]*[.$B$3]/[.$B$5]; 1; 0)+[.$B$4]))/110; 1; 0))" office:value-type="float" office:value="536" calcext:value-type="float">
            <text:p>536</text:p>
          </table:table-cell>
          <table:table-cell table:formula="of:=MAX(100; [.$B13] + FLOOR(([.$C13] - [.$B13])*(MIN(110;FLOOR([.P$6]*[.$B$3]/[.$B$5]; 1; 0)+[.$B$4]))/110; 1; 0))" office:value-type="float" office:value="524" calcext:value-type="float">
            <text:p>524</text:p>
          </table:table-cell>
          <table:table-cell table:formula="of:=MAX(100; [.$B13] + FLOOR(([.$C13] - [.$B13])*(MIN(110;FLOOR([.Q$6]*[.$B$3]/[.$B$5]; 1; 0)+[.$B$4]))/110; 1; 0))" office:value-type="float" office:value="510" calcext:value-type="float">
            <text:p>510</text:p>
          </table:table-cell>
          <table:table-cell table:formula="of:=MAX(100; [.$B13] + FLOOR(([.$C13] - [.$B13])*(MIN(110;FLOOR([.R$6]*[.$B$3]/[.$B$5]; 1; 0)+[.$B$4]))/110; 1; 0))" office:value-type="float" office:value="498" calcext:value-type="float">
            <text:p>498</text:p>
          </table:table-cell>
          <table:table-cell table:formula="of:=MAX(100; [.$B13] + FLOOR(([.$C13] - [.$B13])*(MIN(110;FLOOR([.S$6]*[.$B$3]/[.$B$5]; 1; 0)+[.$B$4]))/110; 1; 0))" office:value-type="float" office:value="486" calcext:value-type="float">
            <text:p>486</text:p>
          </table:table-cell>
          <table:table-cell table:formula="of:=MAX(100; [.$B13] + FLOOR(([.$C13] - [.$B13])*(MIN(110;FLOOR([.T$6]*[.$B$3]/[.$B$5]; 1; 0)+[.$B$4]))/110; 1; 0))" office:value-type="float" office:value="475" calcext:value-type="float">
            <text:p>475</text:p>
          </table:table-cell>
          <table:table-cell table:formula="of:=MAX(100; [.$B13] + FLOOR(([.$C13] - [.$B13])*(MIN(110;FLOOR([.U$6]*[.$B$3]/[.$B$5]; 1; 0)+[.$B$4]))/110; 1; 0))" office:value-type="float" office:value="463" calcext:value-type="float">
            <text:p>463</text:p>
          </table:table-cell>
          <table:table-cell table:formula="of:=MAX(100; [.$B13] + FLOOR(([.$C13] - [.$B13])*(MIN(110;FLOOR([.V$6]*[.$B$3]/[.$B$5]; 1; 0)+[.$B$4]))/110; 1; 0))" office:value-type="float" office:value="451" calcext:value-type="float">
            <text:p>451</text:p>
          </table:table-cell>
          <table:table-cell table:formula="of:=MAX(100; [.$B13] + FLOOR(([.$C13] - [.$B13])*(MIN(110;FLOOR([.W$6]*[.$B$3]/[.$B$5]; 1; 0)+[.$B$4]))/110; 1; 0))" office:value-type="float" office:value="437" calcext:value-type="float">
            <text:p>437</text:p>
          </table:table-cell>
          <table:table-cell table:formula="of:=MAX(100; [.$B13] + FLOOR(([.$C13] - [.$B13])*(MIN(110;FLOOR([.X$6]*[.$B$3]/[.$B$5]; 1; 0)+[.$B$4]))/110; 1; 0))" office:value-type="float" office:value="425" calcext:value-type="float">
            <text:p>425</text:p>
          </table:table-cell>
          <table:table-cell table:formula="of:=MAX(100; [.$B13] + FLOOR(([.$C13] - [.$B13])*(MIN(110;FLOOR([.Y$6]*[.$B$3]/[.$B$5]; 1; 0)+[.$B$4]))/110; 1; 0))" office:value-type="float" office:value="414" calcext:value-type="float">
            <text:p>414</text:p>
          </table:table-cell>
          <table:table-cell table:formula="of:=MAX(100; [.$B13] + FLOOR(([.$C13] - [.$B13])*(MIN(110;FLOOR([.Z$6]*[.$B$3]/[.$B$5]; 1; 0)+[.$B$4]))/110; 1; 0))" office:value-type="float" office:value="402" calcext:value-type="float">
            <text:p>402</text:p>
          </table:table-cell>
          <table:table-cell table:formula="of:=MAX(100; [.$B13] + FLOOR(([.$C13] - [.$B13])*(MIN(110;FLOOR([.AA$6]*[.$B$3]/[.$B$5]; 1; 0)+[.$B$4]))/110; 1; 0))" office:value-type="float" office:value="399" calcext:value-type="float">
            <text:p>399</text:p>
          </table:table-cell>
          <table:table-cell table:formula="of:=MAX(100; [.$B13] + FLOOR(([.$C13] - [.$B13])*(MIN(110;FLOOR([.AB$6]*[.$B$3]/[.$B$5]; 1; 0)+[.$B$4]))/110; 1; 0))" office:value-type="float" office:value="396" calcext:value-type="float">
            <text:p>396</text:p>
          </table:table-cell>
          <table:table-cell table:formula="of:=MAX(100; [.$B13] + FLOOR(([.$C13] - [.$B13])*(MIN(110;FLOOR([.AC$6]*[.$B$3]/[.$B$5]; 1; 0)+[.$B$4]))/110; 1; 0))" office:value-type="float" office:value="396" calcext:value-type="float">
            <text:p>396</text:p>
          </table:table-cell>
          <table:table-cell table:formula="of:=MAX(100; [.$B13] + FLOOR(([.$C13] - [.$B13])*(MIN(110;FLOOR([.AD$6]*[.$B$3]/[.$B$5]; 1; 0)+[.$B$4]))/110; 1; 0))" office:value-type="float" office:value="393" calcext:value-type="float">
            <text:p>393</text:p>
          </table:table-cell>
          <table:table-cell table:formula="of:=MAX(100; [.$B13] + FLOOR(([.$C13] - [.$B13])*(MIN(110;FLOOR([.AE$6]*[.$B$3]/[.$B$5]; 1; 0)+[.$B$4]))/110; 1; 0))" office:value-type="float" office:value="393" calcext:value-type="float">
            <text:p>393</text:p>
          </table:table-cell>
          <table:table-cell table:formula="of:=MAX(100; [.$B13] + FLOOR(([.$C13] - [.$B13])*(MIN(110;FLOOR([.AF$6]*[.$B$3]/[.$B$5]; 1; 0)+[.$B$4]))/110; 1; 0))" office:value-type="float" office:value="393" calcext:value-type="float">
            <text:p>393</text:p>
          </table:table-cell>
          <table:table-cell table:formula="of:=MAX(100; [.$B13] + FLOOR(([.$C13] - [.$B13])*(MIN(110;FLOOR([.AG$6]*[.$B$3]/[.$B$5]; 1; 0)+[.$B$4]))/110; 1; 0))" office:value-type="float" office:value="390" calcext:value-type="float">
            <text:p>390</text:p>
          </table:table-cell>
          <table:table-cell table:formula="of:=MAX(100; [.$B13] + FLOOR(([.$C13] - [.$B13])*(MIN(110;FLOOR([.AH$6]*[.$B$3]/[.$B$5]; 1; 0)+[.$B$4]))/110; 1; 0))" office:value-type="float" office:value="390" calcext:value-type="float">
            <text:p>390</text:p>
          </table:table-cell>
          <table:table-cell table:formula="of:=MAX(100; [.$B13] + FLOOR(([.$C13] - [.$B13])*(MIN(110;FLOOR([.AI$6]*[.$B$3]/[.$B$5]; 1; 0)+[.$B$4]))/110; 1; 0))" office:value-type="float" office:value="387" calcext:value-type="float">
            <text:p>387</text:p>
          </table:table-cell>
          <table:table-cell table:formula="of:=MAX(100; [.$B13] + FLOOR(([.$C13] - [.$B13])*(MIN(110;FLOOR([.AJ$6]*[.$B$3]/[.$B$5]; 1; 0)+[.$B$4]))/110; 1; 0))" office:value-type="float" office:value="387" calcext:value-type="float">
            <text:p>387</text:p>
          </table:table-cell>
          <table:table-cell table:formula="of:=MAX(100; [.$B13] + FLOOR(([.$C13] - [.$B13])*(MIN(110;FLOOR([.AK$6]*[.$B$3]/[.$B$5]; 1; 0)+[.$B$4]))/110; 1; 0))" office:value-type="float" office:value="384" calcext:value-type="float">
            <text:p>384</text:p>
          </table:table-cell>
          <table:table-cell table:formula="of:=MAX(100; [.$B13] + FLOOR(([.$C13] - [.$B13])*(MIN(110;FLOOR([.AL$6]*[.$B$3]/[.$B$5]; 1; 0)+[.$B$4]))/110; 1; 0))" office:value-type="float" office:value="384" calcext:value-type="float">
            <text:p>384</text:p>
          </table:table-cell>
          <table:table-cell table:formula="of:=MAX(100; [.$B13] + FLOOR(([.$C13] - [.$B13])*(MIN(110;FLOOR([.AM$6]*[.$B$3]/[.$B$5]; 1; 0)+[.$B$4]))/110; 1; 0))" office:value-type="float" office:value="384" calcext:value-type="float">
            <text:p>384</text:p>
          </table:table-cell>
          <table:table-cell table:formula="of:=MAX(100; [.$B13] + FLOOR(([.$C13] - [.$B13])*(MIN(110;FLOOR([.AN$6]*[.$B$3]/[.$B$5]; 1; 0)+[.$B$4]))/110; 1; 0))" office:value-type="float" office:value="382" calcext:value-type="float">
            <text:p>382</text:p>
          </table:table-cell>
          <table:table-cell table:formula="of:=MAX(100; [.$B13] + FLOOR(([.$C13] - [.$B13])*(MIN(110;FLOOR([.AO$6]*[.$B$3]/[.$B$5]; 1; 0)+[.$B$4]))/110; 1; 0))"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string" calcext:value-type="string">
            <text:p>18/160</text:p>
          </table:table-cell>
          <table:table-cell office:value-type="float" office:value="340" calcext:value-type="float">
            <text:p>340</text:p>
          </table:table-cell>
          <table:table-cell office:value-type="float" office:value="660" calcext:value-type="float">
            <text:p>660</text:p>
          </table:table-cell>
          <table:table-cell table:formula="of:=MAX(100; [.$B14] + FLOOR(([.$C14] - [.$B14])*(MIN(110;FLOOR([.D$6]*[.$B$3]/[.$B$5]; 1; 0)+[.$B$4]))/110; 1; 0))" office:value-type="float" office:value="660" calcext:value-type="float">
            <text:p>660</text:p>
          </table:table-cell>
          <table:table-cell table:formula="of:=MAX(100; [.$B14] + FLOOR(([.$C14] - [.$B14])*(MIN(110;FLOOR([.E$6]*[.$B$3]/[.$B$5]; 1; 0)+[.$B$4]))/110; 1; 0))" office:value-type="float" office:value="645" calcext:value-type="float">
            <text:p>645</text:p>
          </table:table-cell>
          <table:table-cell table:formula="of:=MAX(100; [.$B14] + FLOOR(([.$C14] - [.$B14])*(MIN(110;FLOOR([.F$6]*[.$B$3]/[.$B$5]; 1; 0)+[.$B$4]))/110; 1; 0))" office:value-type="float" office:value="633" calcext:value-type="float">
            <text:p>633</text:p>
          </table:table-cell>
          <table:table-cell table:formula="of:=MAX(100; [.$B14] + FLOOR(([.$C14] - [.$B14])*(MIN(110;FLOOR([.G$6]*[.$B$3]/[.$B$5]; 1; 0)+[.$B$4]))/110; 1; 0))" office:value-type="float" office:value="622" calcext:value-type="float">
            <text:p>622</text:p>
          </table:table-cell>
          <table:table-cell table:formula="of:=MAX(100; [.$B14] + FLOOR(([.$C14] - [.$B14])*(MIN(110;FLOOR([.H$6]*[.$B$3]/[.$B$5]; 1; 0)+[.$B$4]))/110; 1; 0))" office:value-type="float" office:value="610" calcext:value-type="float">
            <text:p>610</text:p>
          </table:table-cell>
          <table:table-cell table:formula="of:=MAX(100; [.$B14] + FLOOR(([.$C14] - [.$B14])*(MIN(110;FLOOR([.I$6]*[.$B$3]/[.$B$5]; 1; 0)+[.$B$4]))/110; 1; 0))" office:value-type="float" office:value="598" calcext:value-type="float">
            <text:p>598</text:p>
          </table:table-cell>
          <table:table-cell table:formula="of:=MAX(100; [.$B14] + FLOOR(([.$C14] - [.$B14])*(MIN(110;FLOOR([.J$6]*[.$B$3]/[.$B$5]; 1; 0)+[.$B$4]))/110; 1; 0))" office:value-type="float" office:value="587" calcext:value-type="float">
            <text:p>587</text:p>
          </table:table-cell>
          <table:table-cell table:formula="of:=MAX(100; [.$B14] + FLOOR(([.$C14] - [.$B14])*(MIN(110;FLOOR([.K$6]*[.$B$3]/[.$B$5]; 1; 0)+[.$B$4]))/110; 1; 0))" office:value-type="float" office:value="572" calcext:value-type="float">
            <text:p>572</text:p>
          </table:table-cell>
          <table:table-cell table:formula="of:=MAX(100; [.$B14] + FLOOR(([.$C14] - [.$B14])*(MIN(110;FLOOR([.L$6]*[.$B$3]/[.$B$5]; 1; 0)+[.$B$4]))/110; 1; 0))" office:value-type="float" office:value="561" calcext:value-type="float">
            <text:p>561</text:p>
          </table:table-cell>
          <table:table-cell table:formula="of:=MAX(100; [.$B14] + FLOOR(([.$C14] - [.$B14])*(MIN(110;FLOOR([.M$6]*[.$B$3]/[.$B$5]; 1; 0)+[.$B$4]))/110; 1; 0))" office:value-type="float" office:value="549" calcext:value-type="float">
            <text:p>549</text:p>
          </table:table-cell>
          <table:table-cell table:formula="of:=MAX(100; [.$B14] + FLOOR(([.$C14] - [.$B14])*(MIN(110;FLOOR([.N$6]*[.$B$3]/[.$B$5]; 1; 0)+[.$B$4]))/110; 1; 0))" office:value-type="float" office:value="537" calcext:value-type="float">
            <text:p>537</text:p>
          </table:table-cell>
          <table:table-cell table:formula="of:=MAX(100; [.$B14] + FLOOR(([.$C14] - [.$B14])*(MIN(110;FLOOR([.O$6]*[.$B$3]/[.$B$5]; 1; 0)+[.$B$4]))/110; 1; 0))" office:value-type="float" office:value="526" calcext:value-type="float">
            <text:p>526</text:p>
          </table:table-cell>
          <table:table-cell table:formula="of:=MAX(100; [.$B14] + FLOOR(([.$C14] - [.$B14])*(MIN(110;FLOOR([.P$6]*[.$B$3]/[.$B$5]; 1; 0)+[.$B$4]))/110; 1; 0))" office:value-type="float" office:value="514" calcext:value-type="float">
            <text:p>514</text:p>
          </table:table-cell>
          <table:table-cell table:formula="of:=MAX(100; [.$B14] + FLOOR(([.$C14] - [.$B14])*(MIN(110;FLOOR([.Q$6]*[.$B$3]/[.$B$5]; 1; 0)+[.$B$4]))/110; 1; 0))" office:value-type="float" office:value="500" calcext:value-type="float">
            <text:p>500</text:p>
          </table:table-cell>
          <table:table-cell table:formula="of:=MAX(100; [.$B14] + FLOOR(([.$C14] - [.$B14])*(MIN(110;FLOOR([.R$6]*[.$B$3]/[.$B$5]; 1; 0)+[.$B$4]))/110; 1; 0))" office:value-type="float" office:value="488" calcext:value-type="float">
            <text:p>488</text:p>
          </table:table-cell>
          <table:table-cell table:formula="of:=MAX(100; [.$B14] + FLOOR(([.$C14] - [.$B14])*(MIN(110;FLOOR([.S$6]*[.$B$3]/[.$B$5]; 1; 0)+[.$B$4]))/110; 1; 0))" office:value-type="float" office:value="476" calcext:value-type="float">
            <text:p>476</text:p>
          </table:table-cell>
          <table:table-cell table:formula="of:=MAX(100; [.$B14] + FLOOR(([.$C14] - [.$B14])*(MIN(110;FLOOR([.T$6]*[.$B$3]/[.$B$5]; 1; 0)+[.$B$4]))/110; 1; 0))" office:value-type="float" office:value="465" calcext:value-type="float">
            <text:p>465</text:p>
          </table:table-cell>
          <table:table-cell table:formula="of:=MAX(100; [.$B14] + FLOOR(([.$C14] - [.$B14])*(MIN(110;FLOOR([.U$6]*[.$B$3]/[.$B$5]; 1; 0)+[.$B$4]))/110; 1; 0))" office:value-type="float" office:value="453" calcext:value-type="float">
            <text:p>453</text:p>
          </table:table-cell>
          <table:table-cell table:formula="of:=MAX(100; [.$B14] + FLOOR(([.$C14] - [.$B14])*(MIN(110;FLOOR([.V$6]*[.$B$3]/[.$B$5]; 1; 0)+[.$B$4]))/110; 1; 0))" office:value-type="float" office:value="441" calcext:value-type="float">
            <text:p>441</text:p>
          </table:table-cell>
          <table:table-cell table:formula="of:=MAX(100; [.$B14] + FLOOR(([.$C14] - [.$B14])*(MIN(110;FLOOR([.W$6]*[.$B$3]/[.$B$5]; 1; 0)+[.$B$4]))/110; 1; 0))" office:value-type="float" office:value="427" calcext:value-type="float">
            <text:p>427</text:p>
          </table:table-cell>
          <table:table-cell table:formula="of:=MAX(100; [.$B14] + FLOOR(([.$C14] - [.$B14])*(MIN(110;FLOOR([.X$6]*[.$B$3]/[.$B$5]; 1; 0)+[.$B$4]))/110; 1; 0))" office:value-type="float" office:value="415" calcext:value-type="float">
            <text:p>415</text:p>
          </table:table-cell>
          <table:table-cell table:formula="of:=MAX(100; [.$B14] + FLOOR(([.$C14] - [.$B14])*(MIN(110;FLOOR([.Y$6]*[.$B$3]/[.$B$5]; 1; 0)+[.$B$4]))/110; 1; 0))" office:value-type="float" office:value="404" calcext:value-type="float">
            <text:p>404</text:p>
          </table:table-cell>
          <table:table-cell table:formula="of:=MAX(100; [.$B14] + FLOOR(([.$C14] - [.$B14])*(MIN(110;FLOOR([.Z$6]*[.$B$3]/[.$B$5]; 1; 0)+[.$B$4]))/110; 1; 0))" office:value-type="float" office:value="392" calcext:value-type="float">
            <text:p>392</text:p>
          </table:table-cell>
          <table:table-cell table:formula="of:=MAX(100; [.$B14] + FLOOR(([.$C14] - [.$B14])*(MIN(110;FLOOR([.AA$6]*[.$B$3]/[.$B$5]; 1; 0)+[.$B$4]))/110; 1; 0))" office:value-type="float" office:value="389" calcext:value-type="float">
            <text:p>389</text:p>
          </table:table-cell>
          <table:table-cell table:formula="of:=MAX(100; [.$B14] + FLOOR(([.$C14] - [.$B14])*(MIN(110;FLOOR([.AB$6]*[.$B$3]/[.$B$5]; 1; 0)+[.$B$4]))/110; 1; 0))" office:value-type="float" office:value="386" calcext:value-type="float">
            <text:p>386</text:p>
          </table:table-cell>
          <table:table-cell table:formula="of:=MAX(100; [.$B14] + FLOOR(([.$C14] - [.$B14])*(MIN(110;FLOOR([.AC$6]*[.$B$3]/[.$B$5]; 1; 0)+[.$B$4]))/110; 1; 0))" office:value-type="float" office:value="386" calcext:value-type="float">
            <text:p>386</text:p>
          </table:table-cell>
          <table:table-cell table:formula="of:=MAX(100; [.$B14] + FLOOR(([.$C14] - [.$B14])*(MIN(110;FLOOR([.AD$6]*[.$B$3]/[.$B$5]; 1; 0)+[.$B$4]))/110; 1; 0))" office:value-type="float" office:value="383" calcext:value-type="float">
            <text:p>383</text:p>
          </table:table-cell>
          <table:table-cell table:formula="of:=MAX(100; [.$B14] + FLOOR(([.$C14] - [.$B14])*(MIN(110;FLOOR([.AE$6]*[.$B$3]/[.$B$5]; 1; 0)+[.$B$4]))/110; 1; 0))" office:value-type="float" office:value="383" calcext:value-type="float">
            <text:p>383</text:p>
          </table:table-cell>
          <table:table-cell table:formula="of:=MAX(100; [.$B14] + FLOOR(([.$C14] - [.$B14])*(MIN(110;FLOOR([.AF$6]*[.$B$3]/[.$B$5]; 1; 0)+[.$B$4]))/110; 1; 0))" office:value-type="float" office:value="383" calcext:value-type="float">
            <text:p>383</text:p>
          </table:table-cell>
          <table:table-cell table:formula="of:=MAX(100; [.$B14] + FLOOR(([.$C14] - [.$B14])*(MIN(110;FLOOR([.AG$6]*[.$B$3]/[.$B$5]; 1; 0)+[.$B$4]))/110; 1; 0))" office:value-type="float" office:value="380" calcext:value-type="float">
            <text:p>380</text:p>
          </table:table-cell>
          <table:table-cell table:formula="of:=MAX(100; [.$B14] + FLOOR(([.$C14] - [.$B14])*(MIN(110;FLOOR([.AH$6]*[.$B$3]/[.$B$5]; 1; 0)+[.$B$4]))/110; 1; 0))" office:value-type="float" office:value="380" calcext:value-type="float">
            <text:p>380</text:p>
          </table:table-cell>
          <table:table-cell table:formula="of:=MAX(100; [.$B14] + FLOOR(([.$C14] - [.$B14])*(MIN(110;FLOOR([.AI$6]*[.$B$3]/[.$B$5]; 1; 0)+[.$B$4]))/110; 1; 0))" office:value-type="float" office:value="377" calcext:value-type="float">
            <text:p>377</text:p>
          </table:table-cell>
          <table:table-cell table:formula="of:=MAX(100; [.$B14] + FLOOR(([.$C14] - [.$B14])*(MIN(110;FLOOR([.AJ$6]*[.$B$3]/[.$B$5]; 1; 0)+[.$B$4]))/110; 1; 0))" office:value-type="float" office:value="377" calcext:value-type="float">
            <text:p>377</text:p>
          </table:table-cell>
          <table:table-cell table:formula="of:=MAX(100; [.$B14] + FLOOR(([.$C14] - [.$B14])*(MIN(110;FLOOR([.AK$6]*[.$B$3]/[.$B$5]; 1; 0)+[.$B$4]))/110; 1; 0))" office:value-type="float" office:value="374" calcext:value-type="float">
            <text:p>374</text:p>
          </table:table-cell>
          <table:table-cell table:formula="of:=MAX(100; [.$B14] + FLOOR(([.$C14] - [.$B14])*(MIN(110;FLOOR([.AL$6]*[.$B$3]/[.$B$5]; 1; 0)+[.$B$4]))/110; 1; 0))" office:value-type="float" office:value="374" calcext:value-type="float">
            <text:p>374</text:p>
          </table:table-cell>
          <table:table-cell table:formula="of:=MAX(100; [.$B14] + FLOOR(([.$C14] - [.$B14])*(MIN(110;FLOOR([.AM$6]*[.$B$3]/[.$B$5]; 1; 0)+[.$B$4]))/110; 1; 0))" office:value-type="float" office:value="374" calcext:value-type="float">
            <text:p>374</text:p>
          </table:table-cell>
          <table:table-cell table:formula="of:=MAX(100; [.$B14] + FLOOR(([.$C14] - [.$B14])*(MIN(110;FLOOR([.AN$6]*[.$B$3]/[.$B$5]; 1; 0)+[.$B$4]))/110; 1; 0))" office:value-type="float" office:value="372" calcext:value-type="float">
            <text:p>372</text:p>
          </table:table-cell>
          <table:table-cell table:formula="of:=MAX(100; [.$B14] + FLOOR(([.$C14] - [.$B14])*(MIN(110;FLOOR([.AO$6]*[.$B$3]/[.$B$5]; 1; 0)+[.$B$4]))/110; 1; 0))"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string" calcext:value-type="string">
            <text:p>18/150</text:p>
          </table:table-cell>
          <table:table-cell office:value-type="float" office:value="320" calcext:value-type="float">
            <text:p>320</text:p>
          </table:table-cell>
          <table:table-cell office:value-type="float" office:value="650" calcext:value-type="float">
            <text:p>650</text:p>
          </table:table-cell>
          <table:table-cell table:formula="of:=MAX(100; [.$B15] + FLOOR(([.$C15] - [.$B15])*(MIN(110;FLOOR([.D$6]*[.$B$3]/[.$B$5]; 1; 0)+[.$B$4]))/110; 1; 0))" office:value-type="float" office:value="650" calcext:value-type="float">
            <text:p>650</text:p>
          </table:table-cell>
          <table:table-cell table:formula="of:=MAX(100; [.$B15] + FLOOR(([.$C15] - [.$B15])*(MIN(110;FLOOR([.E$6]*[.$B$3]/[.$B$5]; 1; 0)+[.$B$4]))/110; 1; 0))" office:value-type="float" office:value="635" calcext:value-type="float">
            <text:p>635</text:p>
          </table:table-cell>
          <table:table-cell table:formula="of:=MAX(100; [.$B15] + FLOOR(([.$C15] - [.$B15])*(MIN(110;FLOOR([.F$6]*[.$B$3]/[.$B$5]; 1; 0)+[.$B$4]))/110; 1; 0))" office:value-type="float" office:value="623" calcext:value-type="float">
            <text:p>623</text:p>
          </table:table-cell>
          <table:table-cell table:formula="of:=MAX(100; [.$B15] + FLOOR(([.$C15] - [.$B15])*(MIN(110;FLOOR([.G$6]*[.$B$3]/[.$B$5]; 1; 0)+[.$B$4]))/110; 1; 0))" office:value-type="float" office:value="611" calcext:value-type="float">
            <text:p>611</text:p>
          </table:table-cell>
          <table:table-cell table:formula="of:=MAX(100; [.$B15] + FLOOR(([.$C15] - [.$B15])*(MIN(110;FLOOR([.H$6]*[.$B$3]/[.$B$5]; 1; 0)+[.$B$4]))/110; 1; 0))" office:value-type="float" office:value="599" calcext:value-type="float">
            <text:p>599</text:p>
          </table:table-cell>
          <table:table-cell table:formula="of:=MAX(100; [.$B15] + FLOOR(([.$C15] - [.$B15])*(MIN(110;FLOOR([.I$6]*[.$B$3]/[.$B$5]; 1; 0)+[.$B$4]))/110; 1; 0))" office:value-type="float" office:value="587" calcext:value-type="float">
            <text:p>587</text:p>
          </table:table-cell>
          <table:table-cell table:formula="of:=MAX(100; [.$B15] + FLOOR(([.$C15] - [.$B15])*(MIN(110;FLOOR([.J$6]*[.$B$3]/[.$B$5]; 1; 0)+[.$B$4]))/110; 1; 0))" office:value-type="float" office:value="575" calcext:value-type="float">
            <text:p>575</text:p>
          </table:table-cell>
          <table:table-cell table:formula="of:=MAX(100; [.$B15] + FLOOR(([.$C15] - [.$B15])*(MIN(110;FLOOR([.K$6]*[.$B$3]/[.$B$5]; 1; 0)+[.$B$4]))/110; 1; 0))" office:value-type="float" office:value="560" calcext:value-type="float">
            <text:p>560</text:p>
          </table:table-cell>
          <table:table-cell table:formula="of:=MAX(100; [.$B15] + FLOOR(([.$C15] - [.$B15])*(MIN(110;FLOOR([.L$6]*[.$B$3]/[.$B$5]; 1; 0)+[.$B$4]))/110; 1; 0))" office:value-type="float" office:value="548" calcext:value-type="float">
            <text:p>548</text:p>
          </table:table-cell>
          <table:table-cell table:formula="of:=MAX(100; [.$B15] + FLOOR(([.$C15] - [.$B15])*(MIN(110;FLOOR([.M$6]*[.$B$3]/[.$B$5]; 1; 0)+[.$B$4]))/110; 1; 0))" office:value-type="float" office:value="536" calcext:value-type="float">
            <text:p>536</text:p>
          </table:table-cell>
          <table:table-cell table:formula="of:=MAX(100; [.$B15] + FLOOR(([.$C15] - [.$B15])*(MIN(110;FLOOR([.N$6]*[.$B$3]/[.$B$5]; 1; 0)+[.$B$4]))/110; 1; 0))" office:value-type="float" office:value="524" calcext:value-type="float">
            <text:p>524</text:p>
          </table:table-cell>
          <table:table-cell table:formula="of:=MAX(100; [.$B15] + FLOOR(([.$C15] - [.$B15])*(MIN(110;FLOOR([.O$6]*[.$B$3]/[.$B$5]; 1; 0)+[.$B$4]))/110; 1; 0))" office:value-type="float" office:value="512" calcext:value-type="float">
            <text:p>512</text:p>
          </table:table-cell>
          <table:table-cell table:formula="of:=MAX(100; [.$B15] + FLOOR(([.$C15] - [.$B15])*(MIN(110;FLOOR([.P$6]*[.$B$3]/[.$B$5]; 1; 0)+[.$B$4]))/110; 1; 0))" office:value-type="float" office:value="500" calcext:value-type="float">
            <text:p>500</text:p>
          </table:table-cell>
          <table:table-cell table:formula="of:=MAX(100; [.$B15] + FLOOR(([.$C15] - [.$B15])*(MIN(110;FLOOR([.Q$6]*[.$B$3]/[.$B$5]; 1; 0)+[.$B$4]))/110; 1; 0))" office:value-type="float" office:value="485" calcext:value-type="float">
            <text:p>485</text:p>
          </table:table-cell>
          <table:table-cell table:formula="of:=MAX(100; [.$B15] + FLOOR(([.$C15] - [.$B15])*(MIN(110;FLOOR([.R$6]*[.$B$3]/[.$B$5]; 1; 0)+[.$B$4]))/110; 1; 0))" office:value-type="float" office:value="473" calcext:value-type="float">
            <text:p>473</text:p>
          </table:table-cell>
          <table:table-cell table:formula="of:=MAX(100; [.$B15] + FLOOR(([.$C15] - [.$B15])*(MIN(110;FLOOR([.S$6]*[.$B$3]/[.$B$5]; 1; 0)+[.$B$4]))/110; 1; 0))" office:value-type="float" office:value="461" calcext:value-type="float">
            <text:p>461</text:p>
          </table:table-cell>
          <table:table-cell table:formula="of:=MAX(100; [.$B15] + FLOOR(([.$C15] - [.$B15])*(MIN(110;FLOOR([.T$6]*[.$B$3]/[.$B$5]; 1; 0)+[.$B$4]))/110; 1; 0))" office:value-type="float" office:value="449" calcext:value-type="float">
            <text:p>449</text:p>
          </table:table-cell>
          <table:table-cell table:formula="of:=MAX(100; [.$B15] + FLOOR(([.$C15] - [.$B15])*(MIN(110;FLOOR([.U$6]*[.$B$3]/[.$B$5]; 1; 0)+[.$B$4]))/110; 1; 0))" office:value-type="float" office:value="437" calcext:value-type="float">
            <text:p>437</text:p>
          </table:table-cell>
          <table:table-cell table:formula="of:=MAX(100; [.$B15] + FLOOR(([.$C15] - [.$B15])*(MIN(110;FLOOR([.V$6]*[.$B$3]/[.$B$5]; 1; 0)+[.$B$4]))/110; 1; 0))" office:value-type="float" office:value="425" calcext:value-type="float">
            <text:p>425</text:p>
          </table:table-cell>
          <table:table-cell table:formula="of:=MAX(100; [.$B15] + FLOOR(([.$C15] - [.$B15])*(MIN(110;FLOOR([.W$6]*[.$B$3]/[.$B$5]; 1; 0)+[.$B$4]))/110; 1; 0))" office:value-type="float" office:value="410" calcext:value-type="float">
            <text:p>410</text:p>
          </table:table-cell>
          <table:table-cell table:formula="of:=MAX(100; [.$B15] + FLOOR(([.$C15] - [.$B15])*(MIN(110;FLOOR([.X$6]*[.$B$3]/[.$B$5]; 1; 0)+[.$B$4]))/110; 1; 0))" office:value-type="float" office:value="398" calcext:value-type="float">
            <text:p>398</text:p>
          </table:table-cell>
          <table:table-cell table:formula="of:=MAX(100; [.$B15] + FLOOR(([.$C15] - [.$B15])*(MIN(110;FLOOR([.Y$6]*[.$B$3]/[.$B$5]; 1; 0)+[.$B$4]))/110; 1; 0))" office:value-type="float" office:value="386" calcext:value-type="float">
            <text:p>386</text:p>
          </table:table-cell>
          <table:table-cell table:formula="of:=MAX(100; [.$B15] + FLOOR(([.$C15] - [.$B15])*(MIN(110;FLOOR([.Z$6]*[.$B$3]/[.$B$5]; 1; 0)+[.$B$4]))/110; 1; 0))" office:value-type="float" office:value="374" calcext:value-type="float">
            <text:p>374</text:p>
          </table:table-cell>
          <table:table-cell table:formula="of:=MAX(100; [.$B15] + FLOOR(([.$C15] - [.$B15])*(MIN(110;FLOOR([.AA$6]*[.$B$3]/[.$B$5]; 1; 0)+[.$B$4]))/110; 1; 0))" office:value-type="float" office:value="371" calcext:value-type="float">
            <text:p>371</text:p>
          </table:table-cell>
          <table:table-cell table:formula="of:=MAX(100; [.$B15] + FLOOR(([.$C15] - [.$B15])*(MIN(110;FLOOR([.AB$6]*[.$B$3]/[.$B$5]; 1; 0)+[.$B$4]))/110; 1; 0))" office:value-type="float" office:value="368" calcext:value-type="float">
            <text:p>368</text:p>
          </table:table-cell>
          <table:table-cell table:formula="of:=MAX(100; [.$B15] + FLOOR(([.$C15] - [.$B15])*(MIN(110;FLOOR([.AC$6]*[.$B$3]/[.$B$5]; 1; 0)+[.$B$4]))/110; 1; 0))" office:value-type="float" office:value="368" calcext:value-type="float">
            <text:p>368</text:p>
          </table:table-cell>
          <table:table-cell table:formula="of:=MAX(100; [.$B15] + FLOOR(([.$C15] - [.$B15])*(MIN(110;FLOOR([.AD$6]*[.$B$3]/[.$B$5]; 1; 0)+[.$B$4]))/110; 1; 0))" office:value-type="float" office:value="365" calcext:value-type="float">
            <text:p>365</text:p>
          </table:table-cell>
          <table:table-cell table:formula="of:=MAX(100; [.$B15] + FLOOR(([.$C15] - [.$B15])*(MIN(110;FLOOR([.AE$6]*[.$B$3]/[.$B$5]; 1; 0)+[.$B$4]))/110; 1; 0))" office:value-type="float" office:value="365" calcext:value-type="float">
            <text:p>365</text:p>
          </table:table-cell>
          <table:table-cell table:formula="of:=MAX(100; [.$B15] + FLOOR(([.$C15] - [.$B15])*(MIN(110;FLOOR([.AF$6]*[.$B$3]/[.$B$5]; 1; 0)+[.$B$4]))/110; 1; 0))" office:value-type="float" office:value="365" calcext:value-type="float">
            <text:p>365</text:p>
          </table:table-cell>
          <table:table-cell table:formula="of:=MAX(100; [.$B15] + FLOOR(([.$C15] - [.$B15])*(MIN(110;FLOOR([.AG$6]*[.$B$3]/[.$B$5]; 1; 0)+[.$B$4]))/110; 1; 0))" office:value-type="float" office:value="362" calcext:value-type="float">
            <text:p>362</text:p>
          </table:table-cell>
          <table:table-cell table:formula="of:=MAX(100; [.$B15] + FLOOR(([.$C15] - [.$B15])*(MIN(110;FLOOR([.AH$6]*[.$B$3]/[.$B$5]; 1; 0)+[.$B$4]))/110; 1; 0))" office:value-type="float" office:value="362" calcext:value-type="float">
            <text:p>362</text:p>
          </table:table-cell>
          <table:table-cell table:formula="of:=MAX(100; [.$B15] + FLOOR(([.$C15] - [.$B15])*(MIN(110;FLOOR([.AI$6]*[.$B$3]/[.$B$5]; 1; 0)+[.$B$4]))/110; 1; 0))" office:value-type="float" office:value="359" calcext:value-type="float">
            <text:p>359</text:p>
          </table:table-cell>
          <table:table-cell table:formula="of:=MAX(100; [.$B15] + FLOOR(([.$C15] - [.$B15])*(MIN(110;FLOOR([.AJ$6]*[.$B$3]/[.$B$5]; 1; 0)+[.$B$4]))/110; 1; 0))" office:value-type="float" office:value="359" calcext:value-type="float">
            <text:p>359</text:p>
          </table:table-cell>
          <table:table-cell table:formula="of:=MAX(100; [.$B15] + FLOOR(([.$C15] - [.$B15])*(MIN(110;FLOOR([.AK$6]*[.$B$3]/[.$B$5]; 1; 0)+[.$B$4]))/110; 1; 0))" office:value-type="float" office:value="356" calcext:value-type="float">
            <text:p>356</text:p>
          </table:table-cell>
          <table:table-cell table:formula="of:=MAX(100; [.$B15] + FLOOR(([.$C15] - [.$B15])*(MIN(110;FLOOR([.AL$6]*[.$B$3]/[.$B$5]; 1; 0)+[.$B$4]))/110; 1; 0))" office:value-type="float" office:value="356" calcext:value-type="float">
            <text:p>356</text:p>
          </table:table-cell>
          <table:table-cell table:formula="of:=MAX(100; [.$B15] + FLOOR(([.$C15] - [.$B15])*(MIN(110;FLOOR([.AM$6]*[.$B$3]/[.$B$5]; 1; 0)+[.$B$4]))/110; 1; 0))" office:value-type="float" office:value="356" calcext:value-type="float">
            <text:p>356</text:p>
          </table:table-cell>
          <table:table-cell table:formula="of:=MAX(100; [.$B15] + FLOOR(([.$C15] - [.$B15])*(MIN(110;FLOOR([.AN$6]*[.$B$3]/[.$B$5]; 1; 0)+[.$B$4]))/110; 1; 0))" office:value-type="float" office:value="353" calcext:value-type="float">
            <text:p>353</text:p>
          </table:table-cell>
          <table:table-cell table:formula="of:=MAX(100; [.$B15] + FLOOR(([.$C15] - [.$B15])*(MIN(110;FLOOR([.AO$6]*[.$B$3]/[.$B$5]; 1; 0)+[.$B$4]))/110; 1; 0))" office:value-type="float" office:value="353" calcext:value-type="float">
            <text:p>353</text:p>
          </table:table-cell>
          <table:table-cell/>
        </table:table-row>
        <table:table-row table:style-name="ro1">
          <table:table-cell office:value-type="string" calcext:value-type="string">
            <text:p>18/140</text:p>
          </table:table-cell>
          <table:table-cell office:value-type="float" office:value="300" calcext:value-type="float">
            <text:p>300</text:p>
          </table:table-cell>
          <table:table-cell office:value-type="float" office:value="640" calcext:value-type="float">
            <text:p>640</text:p>
          </table:table-cell>
          <table:table-cell table:formula="of:=MAX(100; [.$B16] + FLOOR(([.$C16] - [.$B16])*(MIN(110;FLOOR([.D$6]*[.$B$3]/[.$B$5]; 1; 0)+[.$B$4]))/110; 1; 0))" office:value-type="float" office:value="640" calcext:value-type="float">
            <text:p>640</text:p>
          </table:table-cell>
          <table:table-cell table:formula="of:=MAX(100; [.$B16] + FLOOR(([.$C16] - [.$B16])*(MIN(110;FLOOR([.E$6]*[.$B$3]/[.$B$5]; 1; 0)+[.$B$4]))/110; 1; 0))" office:value-type="float" office:value="624" calcext:value-type="float">
            <text:p>624</text:p>
          </table:table-cell>
          <table:table-cell table:formula="of:=MAX(100; [.$B16] + FLOOR(([.$C16] - [.$B16])*(MIN(110;FLOOR([.F$6]*[.$B$3]/[.$B$5]; 1; 0)+[.$B$4]))/110; 1; 0))" office:value-type="float" office:value="612" calcext:value-type="float">
            <text:p>612</text:p>
          </table:table-cell>
          <table:table-cell table:formula="of:=MAX(100; [.$B16] + FLOOR(([.$C16] - [.$B16])*(MIN(110;FLOOR([.G$6]*[.$B$3]/[.$B$5]; 1; 0)+[.$B$4]))/110; 1; 0))" office:value-type="float" office:value="599" calcext:value-type="float">
            <text:p>599</text:p>
          </table:table-cell>
          <table:table-cell table:formula="of:=MAX(100; [.$B16] + FLOOR(([.$C16] - [.$B16])*(MIN(110;FLOOR([.H$6]*[.$B$3]/[.$B$5]; 1; 0)+[.$B$4]))/110; 1; 0))" office:value-type="float" office:value="587" calcext:value-type="float">
            <text:p>587</text:p>
          </table:table-cell>
          <table:table-cell table:formula="of:=MAX(100; [.$B16] + FLOOR(([.$C16] - [.$B16])*(MIN(110;FLOOR([.I$6]*[.$B$3]/[.$B$5]; 1; 0)+[.$B$4]))/110; 1; 0))" office:value-type="float" office:value="575" calcext:value-type="float">
            <text:p>575</text:p>
          </table:table-cell>
          <table:table-cell table:formula="of:=MAX(100; [.$B16] + FLOOR(([.$C16] - [.$B16])*(MIN(110;FLOOR([.J$6]*[.$B$3]/[.$B$5]; 1; 0)+[.$B$4]))/110; 1; 0))" office:value-type="float" office:value="562" calcext:value-type="float">
            <text:p>562</text:p>
          </table:table-cell>
          <table:table-cell table:formula="of:=MAX(100; [.$B16] + FLOOR(([.$C16] - [.$B16])*(MIN(110;FLOOR([.K$6]*[.$B$3]/[.$B$5]; 1; 0)+[.$B$4]))/110; 1; 0))" office:value-type="float" office:value="547" calcext:value-type="float">
            <text:p>547</text:p>
          </table:table-cell>
          <table:table-cell table:formula="of:=MAX(100; [.$B16] + FLOOR(([.$C16] - [.$B16])*(MIN(110;FLOOR([.L$6]*[.$B$3]/[.$B$5]; 1; 0)+[.$B$4]))/110; 1; 0))" office:value-type="float" office:value="534" calcext:value-type="float">
            <text:p>534</text:p>
          </table:table-cell>
          <table:table-cell table:formula="of:=MAX(100; [.$B16] + FLOOR(([.$C16] - [.$B16])*(MIN(110;FLOOR([.M$6]*[.$B$3]/[.$B$5]; 1; 0)+[.$B$4]))/110; 1; 0))" office:value-type="float" office:value="522" calcext:value-type="float">
            <text:p>522</text:p>
          </table:table-cell>
          <table:table-cell table:formula="of:=MAX(100; [.$B16] + FLOOR(([.$C16] - [.$B16])*(MIN(110;FLOOR([.N$6]*[.$B$3]/[.$B$5]; 1; 0)+[.$B$4]))/110; 1; 0))" office:value-type="float" office:value="510" calcext:value-type="float">
            <text:p>510</text:p>
          </table:table-cell>
          <table:table-cell table:formula="of:=MAX(100; [.$B16] + FLOOR(([.$C16] - [.$B16])*(MIN(110;FLOOR([.O$6]*[.$B$3]/[.$B$5]; 1; 0)+[.$B$4]))/110; 1; 0))" office:value-type="float" office:value="497" calcext:value-type="float">
            <text:p>497</text:p>
          </table:table-cell>
          <table:table-cell table:formula="of:=MAX(100; [.$B16] + FLOOR(([.$C16] - [.$B16])*(MIN(110;FLOOR([.P$6]*[.$B$3]/[.$B$5]; 1; 0)+[.$B$4]))/110; 1; 0))" office:value-type="float" office:value="485" calcext:value-type="float">
            <text:p>485</text:p>
          </table:table-cell>
          <table:table-cell table:formula="of:=MAX(100; [.$B16] + FLOOR(([.$C16] - [.$B16])*(MIN(110;FLOOR([.Q$6]*[.$B$3]/[.$B$5]; 1; 0)+[.$B$4]))/110; 1; 0))" office:value-type="float" office:value="470" calcext:value-type="float">
            <text:p>470</text:p>
          </table:table-cell>
          <table:table-cell table:formula="of:=MAX(100; [.$B16] + FLOOR(([.$C16] - [.$B16])*(MIN(110;FLOOR([.R$6]*[.$B$3]/[.$B$5]; 1; 0)+[.$B$4]))/110; 1; 0))" office:value-type="float" office:value="457" calcext:value-type="float">
            <text:p>457</text:p>
          </table:table-cell>
          <table:table-cell table:formula="of:=MAX(100; [.$B16] + FLOOR(([.$C16] - [.$B16])*(MIN(110;FLOOR([.S$6]*[.$B$3]/[.$B$5]; 1; 0)+[.$B$4]))/110; 1; 0))" office:value-type="float" office:value="445" calcext:value-type="float">
            <text:p>445</text:p>
          </table:table-cell>
          <table:table-cell table:formula="of:=MAX(100; [.$B16] + FLOOR(([.$C16] - [.$B16])*(MIN(110;FLOOR([.T$6]*[.$B$3]/[.$B$5]; 1; 0)+[.$B$4]))/110; 1; 0))" office:value-type="float" office:value="432" calcext:value-type="float">
            <text:p>432</text:p>
          </table:table-cell>
          <table:table-cell table:formula="of:=MAX(100; [.$B16] + FLOOR(([.$C16] - [.$B16])*(MIN(110;FLOOR([.U$6]*[.$B$3]/[.$B$5]; 1; 0)+[.$B$4]))/110; 1; 0))" office:value-type="float" office:value="420" calcext:value-type="float">
            <text:p>420</text:p>
          </table:table-cell>
          <table:table-cell table:formula="of:=MAX(100; [.$B16] + FLOOR(([.$C16] - [.$B16])*(MIN(110;FLOOR([.V$6]*[.$B$3]/[.$B$5]; 1; 0)+[.$B$4]))/110; 1; 0))" office:value-type="float" office:value="408" calcext:value-type="float">
            <text:p>408</text:p>
          </table:table-cell>
          <table:table-cell table:formula="of:=MAX(100; [.$B16] + FLOOR(([.$C16] - [.$B16])*(MIN(110;FLOOR([.W$6]*[.$B$3]/[.$B$5]; 1; 0)+[.$B$4]))/110; 1; 0))" office:value-type="float" office:value="392" calcext:value-type="float">
            <text:p>392</text:p>
          </table:table-cell>
          <table:table-cell table:formula="of:=MAX(100; [.$B16] + FLOOR(([.$C16] - [.$B16])*(MIN(110;FLOOR([.X$6]*[.$B$3]/[.$B$5]; 1; 0)+[.$B$4]))/110; 1; 0))" office:value-type="float" office:value="380" calcext:value-type="float">
            <text:p>380</text:p>
          </table:table-cell>
          <table:table-cell table:formula="of:=MAX(100; [.$B16] + FLOOR(([.$C16] - [.$B16])*(MIN(110;FLOOR([.Y$6]*[.$B$3]/[.$B$5]; 1; 0)+[.$B$4]))/110; 1; 0))" office:value-type="float" office:value="368" calcext:value-type="float">
            <text:p>368</text:p>
          </table:table-cell>
          <table:table-cell table:formula="of:=MAX(100; [.$B16] + FLOOR(([.$C16] - [.$B16])*(MIN(110;FLOOR([.Z$6]*[.$B$3]/[.$B$5]; 1; 0)+[.$B$4]))/110; 1; 0))" office:value-type="float" office:value="355" calcext:value-type="float">
            <text:p>355</text:p>
          </table:table-cell>
          <table:table-cell table:formula="of:=MAX(100; [.$B16] + FLOOR(([.$C16] - [.$B16])*(MIN(110;FLOOR([.AA$6]*[.$B$3]/[.$B$5]; 1; 0)+[.$B$4]))/110; 1; 0))" office:value-type="float" office:value="352" calcext:value-type="float">
            <text:p>352</text:p>
          </table:table-cell>
          <table:table-cell table:formula="of:=MAX(100; [.$B16] + FLOOR(([.$C16] - [.$B16])*(MIN(110;FLOOR([.AB$6]*[.$B$3]/[.$B$5]; 1; 0)+[.$B$4]))/110; 1; 0))" office:value-type="float" office:value="349" calcext:value-type="float">
            <text:p>349</text:p>
          </table:table-cell>
          <table:table-cell table:formula="of:=MAX(100; [.$B16] + FLOOR(([.$C16] - [.$B16])*(MIN(110;FLOOR([.AC$6]*[.$B$3]/[.$B$5]; 1; 0)+[.$B$4]))/110; 1; 0))" office:value-type="float" office:value="349" calcext:value-type="float">
            <text:p>349</text:p>
          </table:table-cell>
          <table:table-cell table:formula="of:=MAX(100; [.$B16] + FLOOR(([.$C16] - [.$B16])*(MIN(110;FLOOR([.AD$6]*[.$B$3]/[.$B$5]; 1; 0)+[.$B$4]))/110; 1; 0))" office:value-type="float" office:value="346" calcext:value-type="float">
            <text:p>346</text:p>
          </table:table-cell>
          <table:table-cell table:formula="of:=MAX(100; [.$B16] + FLOOR(([.$C16] - [.$B16])*(MIN(110;FLOOR([.AE$6]*[.$B$3]/[.$B$5]; 1; 0)+[.$B$4]))/110; 1; 0))" office:value-type="float" office:value="346" calcext:value-type="float">
            <text:p>346</text:p>
          </table:table-cell>
          <table:table-cell table:formula="of:=MAX(100; [.$B16] + FLOOR(([.$C16] - [.$B16])*(MIN(110;FLOOR([.AF$6]*[.$B$3]/[.$B$5]; 1; 0)+[.$B$4]))/110; 1; 0))" office:value-type="float" office:value="346" calcext:value-type="float">
            <text:p>346</text:p>
          </table:table-cell>
          <table:table-cell table:formula="of:=MAX(100; [.$B16] + FLOOR(([.$C16] - [.$B16])*(MIN(110;FLOOR([.AG$6]*[.$B$3]/[.$B$5]; 1; 0)+[.$B$4]))/110; 1; 0))" office:value-type="float" office:value="343" calcext:value-type="float">
            <text:p>343</text:p>
          </table:table-cell>
          <table:table-cell table:formula="of:=MAX(100; [.$B16] + FLOOR(([.$C16] - [.$B16])*(MIN(110;FLOOR([.AH$6]*[.$B$3]/[.$B$5]; 1; 0)+[.$B$4]))/110; 1; 0))" office:value-type="float" office:value="343" calcext:value-type="float">
            <text:p>343</text:p>
          </table:table-cell>
          <table:table-cell table:formula="of:=MAX(100; [.$B16] + FLOOR(([.$C16] - [.$B16])*(MIN(110;FLOOR([.AI$6]*[.$B$3]/[.$B$5]; 1; 0)+[.$B$4]))/110; 1; 0))" office:value-type="float" office:value="340" calcext:value-type="float">
            <text:p>340</text:p>
          </table:table-cell>
          <table:table-cell table:formula="of:=MAX(100; [.$B16] + FLOOR(([.$C16] - [.$B16])*(MIN(110;FLOOR([.AJ$6]*[.$B$3]/[.$B$5]; 1; 0)+[.$B$4]))/110; 1; 0))" office:value-type="float" office:value="340" calcext:value-type="float">
            <text:p>340</text:p>
          </table:table-cell>
          <table:table-cell table:formula="of:=MAX(100; [.$B16] + FLOOR(([.$C16] - [.$B16])*(MIN(110;FLOOR([.AK$6]*[.$B$3]/[.$B$5]; 1; 0)+[.$B$4]))/110; 1; 0))" office:value-type="float" office:value="337" calcext:value-type="float">
            <text:p>337</text:p>
          </table:table-cell>
          <table:table-cell table:formula="of:=MAX(100; [.$B16] + FLOOR(([.$C16] - [.$B16])*(MIN(110;FLOOR([.AL$6]*[.$B$3]/[.$B$5]; 1; 0)+[.$B$4]))/110; 1; 0))" office:value-type="float" office:value="337" calcext:value-type="float">
            <text:p>337</text:p>
          </table:table-cell>
          <table:table-cell table:formula="of:=MAX(100; [.$B16] + FLOOR(([.$C16] - [.$B16])*(MIN(110;FLOOR([.AM$6]*[.$B$3]/[.$B$5]; 1; 0)+[.$B$4]))/110; 1; 0))" office:value-type="float" office:value="337" calcext:value-type="float">
            <text:p>337</text:p>
          </table:table-cell>
          <table:table-cell table:formula="of:=MAX(100; [.$B16] + FLOOR(([.$C16] - [.$B16])*(MIN(110;FLOOR([.AN$6]*[.$B$3]/[.$B$5]; 1; 0)+[.$B$4]))/110; 1; 0))" office:value-type="float" office:value="334" calcext:value-type="float">
            <text:p>334</text:p>
          </table:table-cell>
          <table:table-cell table:formula="of:=MAX(100; [.$B16] + FLOOR(([.$C16] - [.$B16])*(MIN(110;FLOOR([.AO$6]*[.$B$3]/[.$B$5]; 1; 0)+[.$B$4]))/110; 1; 0))"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string" calcext:value-type="string">
            <text:p>18/130</text:p>
          </table:table-cell>
          <table:table-cell office:value-type="float" office:value="280" calcext:value-type="float">
            <text:p>280</text:p>
          </table:table-cell>
          <table:table-cell office:value-type="float" office:value="630" calcext:value-type="float">
            <text:p>630</text:p>
          </table:table-cell>
          <table:table-cell table:formula="of:=MAX(100; [.$B17] + FLOOR(([.$C17] - [.$B17])*(MIN(110;FLOOR([.D$6]*[.$B$3]/[.$B$5]; 1; 0)+[.$B$4]))/110; 1; 0))" office:value-type="float" office:value="630" calcext:value-type="float">
            <text:p>630</text:p>
          </table:table-cell>
          <table:table-cell table:formula="of:=MAX(100; [.$B17] + FLOOR(([.$C17] - [.$B17])*(MIN(110;FLOOR([.E$6]*[.$B$3]/[.$B$5]; 1; 0)+[.$B$4]))/110; 1; 0))" office:value-type="float" office:value="614" calcext:value-type="float">
            <text:p>614</text:p>
          </table:table-cell>
          <table:table-cell table:formula="of:=MAX(100; [.$B17] + FLOOR(([.$C17] - [.$B17])*(MIN(110;FLOOR([.F$6]*[.$B$3]/[.$B$5]; 1; 0)+[.$B$4]))/110; 1; 0))" office:value-type="float" office:value="601" calcext:value-type="float">
            <text:p>601</text:p>
          </table:table-cell>
          <table:table-cell table:formula="of:=MAX(100; [.$B17] + FLOOR(([.$C17] - [.$B17])*(MIN(110;FLOOR([.G$6]*[.$B$3]/[.$B$5]; 1; 0)+[.$B$4]))/110; 1; 0))" office:value-type="float" office:value="588" calcext:value-type="float">
            <text:p>588</text:p>
          </table:table-cell>
          <table:table-cell table:formula="of:=MAX(100; [.$B17] + FLOOR(([.$C17] - [.$B17])*(MIN(110;FLOOR([.H$6]*[.$B$3]/[.$B$5]; 1; 0)+[.$B$4]))/110; 1; 0))" office:value-type="float" office:value="575" calcext:value-type="float">
            <text:p>575</text:p>
          </table:table-cell>
          <table:table-cell table:formula="of:=MAX(100; [.$B17] + FLOOR(([.$C17] - [.$B17])*(MIN(110;FLOOR([.I$6]*[.$B$3]/[.$B$5]; 1; 0)+[.$B$4]))/110; 1; 0))" office:value-type="float" office:value="563" calcext:value-type="float">
            <text:p>563</text:p>
          </table:table-cell>
          <table:table-cell table:formula="of:=MAX(100; [.$B17] + FLOOR(([.$C17] - [.$B17])*(MIN(110;FLOOR([.J$6]*[.$B$3]/[.$B$5]; 1; 0)+[.$B$4]))/110; 1; 0))" office:value-type="float" office:value="550" calcext:value-type="float">
            <text:p>550</text:p>
          </table:table-cell>
          <table:table-cell table:formula="of:=MAX(100; [.$B17] + FLOOR(([.$C17] - [.$B17])*(MIN(110;FLOOR([.K$6]*[.$B$3]/[.$B$5]; 1; 0)+[.$B$4]))/110; 1; 0))" office:value-type="float" office:value="534" calcext:value-type="float">
            <text:p>534</text:p>
          </table:table-cell>
          <table:table-cell table:formula="of:=MAX(100; [.$B17] + FLOOR(([.$C17] - [.$B17])*(MIN(110;FLOOR([.L$6]*[.$B$3]/[.$B$5]; 1; 0)+[.$B$4]))/110; 1; 0))" office:value-type="float" office:value="521" calcext:value-type="float">
            <text:p>521</text:p>
          </table:table-cell>
          <table:table-cell table:formula="of:=MAX(100; [.$B17] + FLOOR(([.$C17] - [.$B17])*(MIN(110;FLOOR([.M$6]*[.$B$3]/[.$B$5]; 1; 0)+[.$B$4]))/110; 1; 0))" office:value-type="float" office:value="509" calcext:value-type="float">
            <text:p>509</text:p>
          </table:table-cell>
          <table:table-cell table:formula="of:=MAX(100; [.$B17] + FLOOR(([.$C17] - [.$B17])*(MIN(110;FLOOR([.N$6]*[.$B$3]/[.$B$5]; 1; 0)+[.$B$4]))/110; 1; 0))" office:value-type="float" office:value="496" calcext:value-type="float">
            <text:p>496</text:p>
          </table:table-cell>
          <table:table-cell table:formula="of:=MAX(100; [.$B17] + FLOOR(([.$C17] - [.$B17])*(MIN(110;FLOOR([.O$6]*[.$B$3]/[.$B$5]; 1; 0)+[.$B$4]))/110; 1; 0))" office:value-type="float" office:value="483" calcext:value-type="float">
            <text:p>483</text:p>
          </table:table-cell>
          <table:table-cell table:formula="of:=MAX(100; [.$B17] + FLOOR(([.$C17] - [.$B17])*(MIN(110;FLOOR([.P$6]*[.$B$3]/[.$B$5]; 1; 0)+[.$B$4]))/110; 1; 0))" office:value-type="float" office:value="470" calcext:value-type="float">
            <text:p>470</text:p>
          </table:table-cell>
          <table:table-cell table:formula="of:=MAX(100; [.$B17] + FLOOR(([.$C17] - [.$B17])*(MIN(110;FLOOR([.Q$6]*[.$B$3]/[.$B$5]; 1; 0)+[.$B$4]))/110; 1; 0))" office:value-type="float" office:value="455" calcext:value-type="float">
            <text:p>455</text:p>
          </table:table-cell>
          <table:table-cell table:formula="of:=MAX(100; [.$B17] + FLOOR(([.$C17] - [.$B17])*(MIN(110;FLOOR([.R$6]*[.$B$3]/[.$B$5]; 1; 0)+[.$B$4]))/110; 1; 0))" office:value-type="float" office:value="442" calcext:value-type="float">
            <text:p>442</text:p>
          </table:table-cell>
          <table:table-cell table:formula="of:=MAX(100; [.$B17] + FLOOR(([.$C17] - [.$B17])*(MIN(110;FLOOR([.S$6]*[.$B$3]/[.$B$5]; 1; 0)+[.$B$4]))/110; 1; 0))" office:value-type="float" office:value="429" calcext:value-type="float">
            <text:p>429</text:p>
          </table:table-cell>
          <table:table-cell table:formula="of:=MAX(100; [.$B17] + FLOOR(([.$C17] - [.$B17])*(MIN(110;FLOOR([.T$6]*[.$B$3]/[.$B$5]; 1; 0)+[.$B$4]))/110; 1; 0))" office:value-type="float" office:value="416" calcext:value-type="float">
            <text:p>416</text:p>
          </table:table-cell>
          <table:table-cell table:formula="of:=MAX(100; [.$B17] + FLOOR(([.$C17] - [.$B17])*(MIN(110;FLOOR([.U$6]*[.$B$3]/[.$B$5]; 1; 0)+[.$B$4]))/110; 1; 0))" office:value-type="float" office:value="404" calcext:value-type="float">
            <text:p>404</text:p>
          </table:table-cell>
          <table:table-cell table:formula="of:=MAX(100; [.$B17] + FLOOR(([.$C17] - [.$B17])*(MIN(110;FLOOR([.V$6]*[.$B$3]/[.$B$5]; 1; 0)+[.$B$4]))/110; 1; 0))" office:value-type="float" office:value="391" calcext:value-type="float">
            <text:p>391</text:p>
          </table:table-cell>
          <table:table-cell table:formula="of:=MAX(100; [.$B17] + FLOOR(([.$C17] - [.$B17])*(MIN(110;FLOOR([.W$6]*[.$B$3]/[.$B$5]; 1; 0)+[.$B$4]))/110; 1; 0))" office:value-type="float" office:value="375" calcext:value-type="float">
            <text:p>375</text:p>
          </table:table-cell>
          <table:table-cell table:formula="of:=MAX(100; [.$B17] + FLOOR(([.$C17] - [.$B17])*(MIN(110;FLOOR([.X$6]*[.$B$3]/[.$B$5]; 1; 0)+[.$B$4]))/110; 1; 0))" office:value-type="float" office:value="362" calcext:value-type="float">
            <text:p>362</text:p>
          </table:table-cell>
          <table:table-cell table:formula="of:=MAX(100; [.$B17] + FLOOR(([.$C17] - [.$B17])*(MIN(110;FLOOR([.Y$6]*[.$B$3]/[.$B$5]; 1; 0)+[.$B$4]))/110; 1; 0))" office:value-type="float" office:value="350" calcext:value-type="float">
            <text:p>350</text:p>
          </table:table-cell>
          <table:table-cell table:formula="of:=MAX(100; [.$B17] + FLOOR(([.$C17] - [.$B17])*(MIN(110;FLOOR([.Z$6]*[.$B$3]/[.$B$5]; 1; 0)+[.$B$4]))/110; 1; 0))" office:value-type="float" office:value="337" calcext:value-type="float">
            <text:p>337</text:p>
          </table:table-cell>
          <table:table-cell table:formula="of:=MAX(100; [.$B17] + FLOOR(([.$C17] - [.$B17])*(MIN(110;FLOOR([.AA$6]*[.$B$3]/[.$B$5]; 1; 0)+[.$B$4]))/110; 1; 0))" office:value-type="float" office:value="334" calcext:value-type="float">
            <text:p>334</text:p>
          </table:table-cell>
          <table:table-cell table:formula="of:=MAX(100; [.$B17] + FLOOR(([.$C17] - [.$B17])*(MIN(110;FLOOR([.AB$6]*[.$B$3]/[.$B$5]; 1; 0)+[.$B$4]))/110; 1; 0))" office:value-type="float" office:value="330" calcext:value-type="float">
            <text:p>330</text:p>
          </table:table-cell>
          <table:table-cell table:formula="of:=MAX(100; [.$B17] + FLOOR(([.$C17] - [.$B17])*(MIN(110;FLOOR([.AC$6]*[.$B$3]/[.$B$5]; 1; 0)+[.$B$4]))/110; 1; 0))" office:value-type="float" office:value="330" calcext:value-type="float">
            <text:p>330</text:p>
          </table:table-cell>
          <table:table-cell table:formula="of:=MAX(100; [.$B17] + FLOOR(([.$C17] - [.$B17])*(MIN(110;FLOOR([.AD$6]*[.$B$3]/[.$B$5]; 1; 0)+[.$B$4]))/110; 1; 0))" office:value-type="float" office:value="327" calcext:value-type="float">
            <text:p>327</text:p>
          </table:table-cell>
          <table:table-cell table:formula="of:=MAX(100; [.$B17] + FLOOR(([.$C17] - [.$B17])*(MIN(110;FLOOR([.AE$6]*[.$B$3]/[.$B$5]; 1; 0)+[.$B$4]))/110; 1; 0))" office:value-type="float" office:value="327" calcext:value-type="float">
            <text:p>327</text:p>
          </table:table-cell>
          <table:table-cell table:formula="of:=MAX(100; [.$B17] + FLOOR(([.$C17] - [.$B17])*(MIN(110;FLOOR([.AF$6]*[.$B$3]/[.$B$5]; 1; 0)+[.$B$4]))/110; 1; 0))" office:value-type="float" office:value="327" calcext:value-type="float">
            <text:p>327</text:p>
          </table:table-cell>
          <table:table-cell table:formula="of:=MAX(100; [.$B17] + FLOOR(([.$C17] - [.$B17])*(MIN(110;FLOOR([.AG$6]*[.$B$3]/[.$B$5]; 1; 0)+[.$B$4]))/110; 1; 0))" office:value-type="float" office:value="324" calcext:value-type="float">
            <text:p>324</text:p>
          </table:table-cell>
          <table:table-cell table:formula="of:=MAX(100; [.$B17] + FLOOR(([.$C17] - [.$B17])*(MIN(110;FLOOR([.AH$6]*[.$B$3]/[.$B$5]; 1; 0)+[.$B$4]))/110; 1; 0))" office:value-type="float" office:value="324" calcext:value-type="float">
            <text:p>324</text:p>
          </table:table-cell>
          <table:table-cell table:formula="of:=MAX(100; [.$B17] + FLOOR(([.$C17] - [.$B17])*(MIN(110;FLOOR([.AI$6]*[.$B$3]/[.$B$5]; 1; 0)+[.$B$4]))/110; 1; 0))" office:value-type="float" office:value="321" calcext:value-type="float">
            <text:p>321</text:p>
          </table:table-cell>
          <table:table-cell table:formula="of:=MAX(100; [.$B17] + FLOOR(([.$C17] - [.$B17])*(MIN(110;FLOOR([.AJ$6]*[.$B$3]/[.$B$5]; 1; 0)+[.$B$4]))/110; 1; 0))" office:value-type="float" office:value="321" calcext:value-type="float">
            <text:p>321</text:p>
          </table:table-cell>
          <table:table-cell table:formula="of:=MAX(100; [.$B17] + FLOOR(([.$C17] - [.$B17])*(MIN(110;FLOOR([.AK$6]*[.$B$3]/[.$B$5]; 1; 0)+[.$B$4]))/110; 1; 0))" office:value-type="float" office:value="318" calcext:value-type="float">
            <text:p>318</text:p>
          </table:table-cell>
          <table:table-cell table:formula="of:=MAX(100; [.$B17] + FLOOR(([.$C17] - [.$B17])*(MIN(110;FLOOR([.AL$6]*[.$B$3]/[.$B$5]; 1; 0)+[.$B$4]))/110; 1; 0))" office:value-type="float" office:value="318" calcext:value-type="float">
            <text:p>318</text:p>
          </table:table-cell>
          <table:table-cell table:formula="of:=MAX(100; [.$B17] + FLOOR(([.$C17] - [.$B17])*(MIN(110;FLOOR([.AM$6]*[.$B$3]/[.$B$5]; 1; 0)+[.$B$4]))/110; 1; 0))" office:value-type="float" office:value="318" calcext:value-type="float">
            <text:p>318</text:p>
          </table:table-cell>
          <table:table-cell table:formula="of:=MAX(100; [.$B17] + FLOOR(([.$C17] - [.$B17])*(MIN(110;FLOOR([.AN$6]*[.$B$3]/[.$B$5]; 1; 0)+[.$B$4]))/110; 1; 0))" office:value-type="float" office:value="315" calcext:value-type="float">
            <text:p>315</text:p>
          </table:table-cell>
          <table:table-cell table:formula="of:=MAX(100; [.$B17] + FLOOR(([.$C17] - [.$B17])*(MIN(110;FLOOR([.AO$6]*[.$B$3]/[.$B$5]; 1; 0)+[.$B$4]))/110; 1; 0))"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18/120</text:p>
          </table:table-cell>
          <table:table-cell office:value-type="float" office:value="260" calcext:value-type="float">
            <text:p>260</text:p>
          </table:table-cell>
          <table:table-cell office:value-type="float" office:value="620" calcext:value-type="float">
            <text:p>620</text:p>
          </table:table-cell>
          <table:table-cell table:formula="of:=MAX(100; [.$B18] + FLOOR(([.$C18] - [.$B18])*(MIN(110;FLOOR([.D$6]*[.$B$3]/[.$B$5]; 1; 0)+[.$B$4]))/110; 1; 0))" office:value-type="float" office:value="620" calcext:value-type="float">
            <text:p>620</text:p>
          </table:table-cell>
          <table:table-cell table:formula="of:=MAX(100; [.$B18] + FLOOR(([.$C18] - [.$B18])*(MIN(110;FLOOR([.E$6]*[.$B$3]/[.$B$5]; 1; 0)+[.$B$4]))/110; 1; 0))" office:value-type="float" office:value="603" calcext:value-type="float">
            <text:p>603</text:p>
          </table:table-cell>
          <table:table-cell table:formula="of:=MAX(100; [.$B18] + FLOOR(([.$C18] - [.$B18])*(MIN(110;FLOOR([.F$6]*[.$B$3]/[.$B$5]; 1; 0)+[.$B$4]))/110; 1; 0))" office:value-type="float" office:value="590" calcext:value-type="float">
            <text:p>590</text:p>
          </table:table-cell>
          <table:table-cell table:formula="of:=MAX(100; [.$B18] + FLOOR(([.$C18] - [.$B18])*(MIN(110;FLOOR([.G$6]*[.$B$3]/[.$B$5]; 1; 0)+[.$B$4]))/110; 1; 0))" office:value-type="float" office:value="577" calcext:value-type="float">
            <text:p>577</text:p>
          </table:table-cell>
          <table:table-cell table:formula="of:=MAX(100; [.$B18] + FLOOR(([.$C18] - [.$B18])*(MIN(110;FLOOR([.H$6]*[.$B$3]/[.$B$5]; 1; 0)+[.$B$4]))/110; 1; 0))" office:value-type="float" office:value="564" calcext:value-type="float">
            <text:p>564</text:p>
          </table:table-cell>
          <table:table-cell table:formula="of:=MAX(100; [.$B18] + FLOOR(([.$C18] - [.$B18])*(MIN(110;FLOOR([.I$6]*[.$B$3]/[.$B$5]; 1; 0)+[.$B$4]))/110; 1; 0))" office:value-type="float" office:value="551" calcext:value-type="float">
            <text:p>551</text:p>
          </table:table-cell>
          <table:table-cell table:formula="of:=MAX(100; [.$B18] + FLOOR(([.$C18] - [.$B18])*(MIN(110;FLOOR([.J$6]*[.$B$3]/[.$B$5]; 1; 0)+[.$B$4]))/110; 1; 0))" office:value-type="float" office:value="538" calcext:value-type="float">
            <text:p>538</text:p>
          </table:table-cell>
          <table:table-cell table:style-name="ce9" table:formula="of:=MAX(100; [.$B18] + FLOOR(([.$C18] - [.$B18])*(MIN(110;FLOOR([.K$6]*[.$B$3]/[.$B$5]; 1; 0)+[.$B$4]))/110; 1; 0))" office:value-type="float" office:value="521" calcext:value-type="float">
            <text:p>521</text:p>
          </table:table-cell>
          <table:table-cell table:formula="of:=MAX(100; [.$B18] + FLOOR(([.$C18] - [.$B18])*(MIN(110;FLOOR([.L$6]*[.$B$3]/[.$B$5]; 1; 0)+[.$B$4]))/110; 1; 0))" office:value-type="float" office:value="508" calcext:value-type="float">
            <text:p>508</text:p>
          </table:table-cell>
          <table:table-cell table:formula="of:=MAX(100; [.$B18] + FLOOR(([.$C18] - [.$B18])*(MIN(110;FLOOR([.M$6]*[.$B$3]/[.$B$5]; 1; 0)+[.$B$4]))/110; 1; 0))" office:value-type="float" office:value="495" calcext:value-type="float">
            <text:p>495</text:p>
          </table:table-cell>
          <table:table-cell table:formula="of:=MAX(100; [.$B18] + FLOOR(([.$C18] - [.$B18])*(MIN(110;FLOOR([.N$6]*[.$B$3]/[.$B$5]; 1; 0)+[.$B$4]))/110; 1; 0))" office:value-type="float" office:value="482" calcext:value-type="float">
            <text:p>482</text:p>
          </table:table-cell>
          <table:table-cell table:formula="of:=MAX(100; [.$B18] + FLOOR(([.$C18] - [.$B18])*(MIN(110;FLOOR([.O$6]*[.$B$3]/[.$B$5]; 1; 0)+[.$B$4]))/110; 1; 0))" office:value-type="float" office:value="469" calcext:value-type="float">
            <text:p>469</text:p>
          </table:table-cell>
          <table:table-cell table:formula="of:=MAX(100; [.$B18] + FLOOR(([.$C18] - [.$B18])*(MIN(110;FLOOR([.P$6]*[.$B$3]/[.$B$5]; 1; 0)+[.$B$4]))/110; 1; 0))" office:value-type="float" office:value="456" calcext:value-type="float">
            <text:p>456</text:p>
          </table:table-cell>
          <table:table-cell table:formula="of:=MAX(100; [.$B18] + FLOOR(([.$C18] - [.$B18])*(MIN(110;FLOOR([.Q$6]*[.$B$3]/[.$B$5]; 1; 0)+[.$B$4]))/110; 1; 0))" office:value-type="float" office:value="440" calcext:value-type="float">
            <text:p>440</text:p>
          </table:table-cell>
          <table:table-cell table:formula="of:=MAX(100; [.$B18] + FLOOR(([.$C18] - [.$B18])*(MIN(110;FLOOR([.R$6]*[.$B$3]/[.$B$5]; 1; 0)+[.$B$4]))/110; 1; 0))" office:value-type="float" office:value="426" calcext:value-type="float">
            <text:p>426</text:p>
          </table:table-cell>
          <table:table-cell table:formula="of:=MAX(100; [.$B18] + FLOOR(([.$C18] - [.$B18])*(MIN(110;FLOOR([.S$6]*[.$B$3]/[.$B$5]; 1; 0)+[.$B$4]))/110; 1; 0))" office:value-type="float" office:value="413" calcext:value-type="float">
            <text:p>413</text:p>
          </table:table-cell>
          <table:table-cell table:formula="of:=MAX(100; [.$B18] + FLOOR(([.$C18] - [.$B18])*(MIN(110;FLOOR([.T$6]*[.$B$3]/[.$B$5]; 1; 0)+[.$B$4]))/110; 1; 0))" office:value-type="float" office:value="400" calcext:value-type="float">
            <text:p>400</text:p>
          </table:table-cell>
          <table:table-cell table:formula="of:=MAX(100; [.$B18] + FLOOR(([.$C18] - [.$B18])*(MIN(110;FLOOR([.U$6]*[.$B$3]/[.$B$5]; 1; 0)+[.$B$4]))/110; 1; 0))" office:value-type="float" office:value="387" calcext:value-type="float">
            <text:p>387</text:p>
          </table:table-cell>
          <table:table-cell table:formula="of:=MAX(100; [.$B18] + FLOOR(([.$C18] - [.$B18])*(MIN(110;FLOOR([.V$6]*[.$B$3]/[.$B$5]; 1; 0)+[.$B$4]))/110; 1; 0))" office:value-type="float" office:value="374" calcext:value-type="float">
            <text:p>374</text:p>
          </table:table-cell>
          <table:table-cell table:formula="of:=MAX(100; [.$B18] + FLOOR(([.$C18] - [.$B18])*(MIN(110;FLOOR([.W$6]*[.$B$3]/[.$B$5]; 1; 0)+[.$B$4]))/110; 1; 0))" office:value-type="float" office:value="358" calcext:value-type="float">
            <text:p>358</text:p>
          </table:table-cell>
          <table:table-cell table:formula="of:=MAX(100; [.$B18] + FLOOR(([.$C18] - [.$B18])*(MIN(110;FLOOR([.X$6]*[.$B$3]/[.$B$5]; 1; 0)+[.$B$4]))/110; 1; 0))" office:value-type="float" office:value="345" calcext:value-type="float">
            <text:p>345</text:p>
          </table:table-cell>
          <table:table-cell table:formula="of:=MAX(100; [.$B18] + FLOOR(([.$C18] - [.$B18])*(MIN(110;FLOOR([.Y$6]*[.$B$3]/[.$B$5]; 1; 0)+[.$B$4]))/110; 1; 0))" office:value-type="float" office:value="332" calcext:value-type="float">
            <text:p>332</text:p>
          </table:table-cell>
          <table:table-cell table:formula="of:=MAX(100; [.$B18] + FLOOR(([.$C18] - [.$B18])*(MIN(110;FLOOR([.Z$6]*[.$B$3]/[.$B$5]; 1; 0)+[.$B$4]))/110; 1; 0))" office:value-type="float" office:value="318" calcext:value-type="float">
            <text:p>318</text:p>
          </table:table-cell>
          <table:table-cell table:formula="of:=MAX(100; [.$B18] + FLOOR(([.$C18] - [.$B18])*(MIN(110;FLOOR([.AA$6]*[.$B$3]/[.$B$5]; 1; 0)+[.$B$4]))/110; 1; 0))" office:value-type="float" office:value="315" calcext:value-type="float">
            <text:p>315</text:p>
          </table:table-cell>
          <table:table-cell table:formula="of:=MAX(100; [.$B18] + FLOOR(([.$C18] - [.$B18])*(MIN(110;FLOOR([.AB$6]*[.$B$3]/[.$B$5]; 1; 0)+[.$B$4]))/110; 1; 0))" office:value-type="float" office:value="312" calcext:value-type="float">
            <text:p>312</text:p>
          </table:table-cell>
          <table:table-cell table:formula="of:=MAX(100; [.$B18] + FLOOR(([.$C18] - [.$B18])*(MIN(110;FLOOR([.AC$6]*[.$B$3]/[.$B$5]; 1; 0)+[.$B$4]))/110; 1; 0))" office:value-type="float" office:value="312" calcext:value-type="float">
            <text:p>312</text:p>
          </table:table-cell>
          <table:table-cell table:formula="of:=MAX(100; [.$B18] + FLOOR(([.$C18] - [.$B18])*(MIN(110;FLOOR([.AD$6]*[.$B$3]/[.$B$5]; 1; 0)+[.$B$4]))/110; 1; 0))" office:value-type="float" office:value="309" calcext:value-type="float">
            <text:p>309</text:p>
          </table:table-cell>
          <table:table-cell table:formula="of:=MAX(100; [.$B18] + FLOOR(([.$C18] - [.$B18])*(MIN(110;FLOOR([.AE$6]*[.$B$3]/[.$B$5]; 1; 0)+[.$B$4]))/110; 1; 0))" office:value-type="float" office:value="309" calcext:value-type="float">
            <text:p>309</text:p>
          </table:table-cell>
          <table:table-cell table:formula="of:=MAX(100; [.$B18] + FLOOR(([.$C18] - [.$B18])*(MIN(110;FLOOR([.AF$6]*[.$B$3]/[.$B$5]; 1; 0)+[.$B$4]))/110; 1; 0))" office:value-type="float" office:value="309" calcext:value-type="float">
            <text:p>309</text:p>
          </table:table-cell>
          <table:table-cell table:formula="of:=MAX(100; [.$B18] + FLOOR(([.$C18] - [.$B18])*(MIN(110;FLOOR([.AG$6]*[.$B$3]/[.$B$5]; 1; 0)+[.$B$4]))/110; 1; 0))" office:value-type="float" office:value="305" calcext:value-type="float">
            <text:p>305</text:p>
          </table:table-cell>
          <table:table-cell table:formula="of:=MAX(100; [.$B18] + FLOOR(([.$C18] - [.$B18])*(MIN(110;FLOOR([.AH$6]*[.$B$3]/[.$B$5]; 1; 0)+[.$B$4]))/110; 1; 0))" office:value-type="float" office:value="305" calcext:value-type="float">
            <text:p>305</text:p>
          </table:table-cell>
          <table:table-cell table:formula="of:=MAX(100; [.$B18] + FLOOR(([.$C18] - [.$B18])*(MIN(110;FLOOR([.AI$6]*[.$B$3]/[.$B$5]; 1; 0)+[.$B$4]))/110; 1; 0))" office:value-type="float" office:value="302" calcext:value-type="float">
            <text:p>302</text:p>
          </table:table-cell>
          <table:table-cell table:formula="of:=MAX(100; [.$B18] + FLOOR(([.$C18] - [.$B18])*(MIN(110;FLOOR([.AJ$6]*[.$B$3]/[.$B$5]; 1; 0)+[.$B$4]))/110; 1; 0))" office:value-type="float" office:value="302" calcext:value-type="float">
            <text:p>302</text:p>
          </table:table-cell>
          <table:table-cell table:formula="of:=MAX(100; [.$B18] + FLOOR(([.$C18] - [.$B18])*(MIN(110;FLOOR([.AK$6]*[.$B$3]/[.$B$5]; 1; 0)+[.$B$4]))/110; 1; 0))" office:value-type="float" office:value="299" calcext:value-type="float">
            <text:p>299</text:p>
          </table:table-cell>
          <table:table-cell table:formula="of:=MAX(100; [.$B18] + FLOOR(([.$C18] - [.$B18])*(MIN(110;FLOOR([.AL$6]*[.$B$3]/[.$B$5]; 1; 0)+[.$B$4]))/110; 1; 0))" office:value-type="float" office:value="299" calcext:value-type="float">
            <text:p>299</text:p>
          </table:table-cell>
          <table:table-cell table:formula="of:=MAX(100; [.$B18] + FLOOR(([.$C18] - [.$B18])*(MIN(110;FLOOR([.AM$6]*[.$B$3]/[.$B$5]; 1; 0)+[.$B$4]))/110; 1; 0))" office:value-type="float" office:value="299" calcext:value-type="float">
            <text:p>299</text:p>
          </table:table-cell>
          <table:table-cell table:formula="of:=MAX(100; [.$B18] + FLOOR(([.$C18] - [.$B18])*(MIN(110;FLOOR([.AN$6]*[.$B$3]/[.$B$5]; 1; 0)+[.$B$4]))/110; 1; 0))" office:value-type="float" office:value="296" calcext:value-type="float">
            <text:p>296</text:p>
          </table:table-cell>
          <table:table-cell table:formula="of:=MAX(100; [.$B18] + FLOOR(([.$C18] - [.$B18])*(MIN(110;FLOOR([.AO$6]*[.$B$3]/[.$B$5]; 1; 0)+[.$B$4]))/110; 1; 0))" office:value-type="float" office:value="296" calcext:value-type="float">
            <text:p>296</text:p>
          </table:table-cell>
          <table:table-cell/>
        </table:table-row>
        <table:table-row table:style-name="ro1">
          <table:table-cell office:value-type="string" calcext:value-type="string">
            <text:p>18/110</text:p>
          </table:table-cell>
          <table:table-cell office:value-type="float" office:value="250" calcext:value-type="float">
            <text:p>250</text:p>
          </table:table-cell>
          <table:table-cell office:value-type="float" office:value="610" calcext:value-type="float">
            <text:p>610</text:p>
          </table:table-cell>
          <table:table-cell table:formula="of:=MAX(100; [.$B19] + FLOOR(([.$C19] - [.$B19])*(MIN(110;FLOOR([.D$6]*[.$B$3]/[.$B$5]; 1; 0)+[.$B$4]))/110; 1; 0))" office:value-type="float" office:value="610" calcext:value-type="float">
            <text:p>610</text:p>
          </table:table-cell>
          <table:table-cell table:formula="of:=MAX(100; [.$B19] + FLOOR(([.$C19] - [.$B19])*(MIN(110;FLOOR([.E$6]*[.$B$3]/[.$B$5]; 1; 0)+[.$B$4]))/110; 1; 0))" office:value-type="float" office:value="593" calcext:value-type="float">
            <text:p>593</text:p>
          </table:table-cell>
          <table:table-cell table:formula="of:=MAX(100; [.$B19] + FLOOR(([.$C19] - [.$B19])*(MIN(110;FLOOR([.F$6]*[.$B$3]/[.$B$5]; 1; 0)+[.$B$4]))/110; 1; 0))" office:value-type="float" office:value="580" calcext:value-type="float">
            <text:p>580</text:p>
          </table:table-cell>
          <table:table-cell table:formula="of:=MAX(100; [.$B19] + FLOOR(([.$C19] - [.$B19])*(MIN(110;FLOOR([.G$6]*[.$B$3]/[.$B$5]; 1; 0)+[.$B$4]))/110; 1; 0))" office:value-type="float" office:value="567" calcext:value-type="float">
            <text:p>567</text:p>
          </table:table-cell>
          <table:table-cell table:formula="of:=MAX(100; [.$B19] + FLOOR(([.$C19] - [.$B19])*(MIN(110;FLOOR([.H$6]*[.$B$3]/[.$B$5]; 1; 0)+[.$B$4]))/110; 1; 0))" office:value-type="float" office:value="554" calcext:value-type="float">
            <text:p>554</text:p>
          </table:table-cell>
          <table:table-cell table:formula="of:=MAX(100; [.$B19] + FLOOR(([.$C19] - [.$B19])*(MIN(110;FLOOR([.I$6]*[.$B$3]/[.$B$5]; 1; 0)+[.$B$4]))/110; 1; 0))" office:value-type="float" office:value="541" calcext:value-type="float">
            <text:p>541</text:p>
          </table:table-cell>
          <table:table-cell table:formula="of:=MAX(100; [.$B19] + FLOOR(([.$C19] - [.$B19])*(MIN(110;FLOOR([.J$6]*[.$B$3]/[.$B$5]; 1; 0)+[.$B$4]))/110; 1; 0))" office:value-type="float" office:value="528" calcext:value-type="float">
            <text:p>528</text:p>
          </table:table-cell>
          <table:table-cell table:formula="of:=MAX(100; [.$B19] + FLOOR(([.$C19] - [.$B19])*(MIN(110;FLOOR([.K$6]*[.$B$3]/[.$B$5]; 1; 0)+[.$B$4]))/110; 1; 0))" office:value-type="float" office:value="511" calcext:value-type="float">
            <text:p>511</text:p>
          </table:table-cell>
          <table:table-cell table:formula="of:=MAX(100; [.$B19] + FLOOR(([.$C19] - [.$B19])*(MIN(110;FLOOR([.L$6]*[.$B$3]/[.$B$5]; 1; 0)+[.$B$4]))/110; 1; 0))" office:value-type="float" office:value="498" calcext:value-type="float">
            <text:p>498</text:p>
          </table:table-cell>
          <table:table-cell table:formula="of:=MAX(100; [.$B19] + FLOOR(([.$C19] - [.$B19])*(MIN(110;FLOOR([.M$6]*[.$B$3]/[.$B$5]; 1; 0)+[.$B$4]))/110; 1; 0))" office:value-type="float" office:value="485" calcext:value-type="float">
            <text:p>485</text:p>
          </table:table-cell>
          <table:table-cell table:formula="of:=MAX(100; [.$B19] + FLOOR(([.$C19] - [.$B19])*(MIN(110;FLOOR([.N$6]*[.$B$3]/[.$B$5]; 1; 0)+[.$B$4]))/110; 1; 0))" office:value-type="float" office:value="472" calcext:value-type="float">
            <text:p>472</text:p>
          </table:table-cell>
          <table:table-cell table:formula="of:=MAX(100; [.$B19] + FLOOR(([.$C19] - [.$B19])*(MIN(110;FLOOR([.O$6]*[.$B$3]/[.$B$5]; 1; 0)+[.$B$4]))/110; 1; 0))" office:value-type="float" office:value="459" calcext:value-type="float">
            <text:p>459</text:p>
          </table:table-cell>
          <table:table-cell table:formula="of:=MAX(100; [.$B19] + FLOOR(([.$C19] - [.$B19])*(MIN(110;FLOOR([.P$6]*[.$B$3]/[.$B$5]; 1; 0)+[.$B$4]))/110; 1; 0))" office:value-type="float" office:value="446" calcext:value-type="float">
            <text:p>446</text:p>
          </table:table-cell>
          <table:table-cell table:formula="of:=MAX(100; [.$B19] + FLOOR(([.$C19] - [.$B19])*(MIN(110;FLOOR([.Q$6]*[.$B$3]/[.$B$5]; 1; 0)+[.$B$4]))/110; 1; 0))" office:value-type="float" office:value="430" calcext:value-type="float">
            <text:p>430</text:p>
          </table:table-cell>
          <table:table-cell table:formula="of:=MAX(100; [.$B19] + FLOOR(([.$C19] - [.$B19])*(MIN(110;FLOOR([.R$6]*[.$B$3]/[.$B$5]; 1; 0)+[.$B$4]))/110; 1; 0))" office:value-type="float" office:value="416" calcext:value-type="float">
            <text:p>416</text:p>
          </table:table-cell>
          <table:table-cell table:formula="of:=MAX(100; [.$B19] + FLOOR(([.$C19] - [.$B19])*(MIN(110;FLOOR([.S$6]*[.$B$3]/[.$B$5]; 1; 0)+[.$B$4]))/110; 1; 0))" office:value-type="float" office:value="403" calcext:value-type="float">
            <text:p>403</text:p>
          </table:table-cell>
          <table:table-cell table:formula="of:=MAX(100; [.$B19] + FLOOR(([.$C19] - [.$B19])*(MIN(110;FLOOR([.T$6]*[.$B$3]/[.$B$5]; 1; 0)+[.$B$4]))/110; 1; 0))" office:value-type="float" office:value="390" calcext:value-type="float">
            <text:p>390</text:p>
          </table:table-cell>
          <table:table-cell table:formula="of:=MAX(100; [.$B19] + FLOOR(([.$C19] - [.$B19])*(MIN(110;FLOOR([.U$6]*[.$B$3]/[.$B$5]; 1; 0)+[.$B$4]))/110; 1; 0))" office:value-type="float" office:value="377" calcext:value-type="float">
            <text:p>377</text:p>
          </table:table-cell>
          <table:table-cell table:formula="of:=MAX(100; [.$B19] + FLOOR(([.$C19] - [.$B19])*(MIN(110;FLOOR([.V$6]*[.$B$3]/[.$B$5]; 1; 0)+[.$B$4]))/110; 1; 0))" office:value-type="float" office:value="364" calcext:value-type="float">
            <text:p>364</text:p>
          </table:table-cell>
          <table:table-cell table:formula="of:=MAX(100; [.$B19] + FLOOR(([.$C19] - [.$B19])*(MIN(110;FLOOR([.W$6]*[.$B$3]/[.$B$5]; 1; 0)+[.$B$4]))/110; 1; 0))" office:value-type="float" office:value="348" calcext:value-type="float">
            <text:p>348</text:p>
          </table:table-cell>
          <table:table-cell table:formula="of:=MAX(100; [.$B19] + FLOOR(([.$C19] - [.$B19])*(MIN(110;FLOOR([.X$6]*[.$B$3]/[.$B$5]; 1; 0)+[.$B$4]))/110; 1; 0))" office:value-type="float" office:value="335" calcext:value-type="float">
            <text:p>335</text:p>
          </table:table-cell>
          <table:table-cell table:formula="of:=MAX(100; [.$B19] + FLOOR(([.$C19] - [.$B19])*(MIN(110;FLOOR([.Y$6]*[.$B$3]/[.$B$5]; 1; 0)+[.$B$4]))/110; 1; 0))" office:value-type="float" office:value="322" calcext:value-type="float">
            <text:p>322</text:p>
          </table:table-cell>
          <table:table-cell table:formula="of:=MAX(100; [.$B19] + FLOOR(([.$C19] - [.$B19])*(MIN(110;FLOOR([.Z$6]*[.$B$3]/[.$B$5]; 1; 0)+[.$B$4]))/110; 1; 0))" office:value-type="float" office:value="308" calcext:value-type="float">
            <text:p>308</text:p>
          </table:table-cell>
          <table:table-cell table:formula="of:=MAX(100; [.$B19] + FLOOR(([.$C19] - [.$B19])*(MIN(110;FLOOR([.AA$6]*[.$B$3]/[.$B$5]; 1; 0)+[.$B$4]))/110; 1; 0))" office:value-type="float" office:value="305" calcext:value-type="float">
            <text:p>305</text:p>
          </table:table-cell>
          <table:table-cell table:formula="of:=MAX(100; [.$B19] + FLOOR(([.$C19] - [.$B19])*(MIN(110;FLOOR([.AB$6]*[.$B$3]/[.$B$5]; 1; 0)+[.$B$4]))/110; 1; 0))" office:value-type="float" office:value="302" calcext:value-type="float">
            <text:p>302</text:p>
          </table:table-cell>
          <table:table-cell table:formula="of:=MAX(100; [.$B19] + FLOOR(([.$C19] - [.$B19])*(MIN(110;FLOOR([.AC$6]*[.$B$3]/[.$B$5]; 1; 0)+[.$B$4]))/110; 1; 0))" office:value-type="float" office:value="302" calcext:value-type="float">
            <text:p>302</text:p>
          </table:table-cell>
          <table:table-cell table:formula="of:=MAX(100; [.$B19] + FLOOR(([.$C19] - [.$B19])*(MIN(110;FLOOR([.AD$6]*[.$B$3]/[.$B$5]; 1; 0)+[.$B$4]))/110; 1; 0))" office:value-type="float" office:value="299" calcext:value-type="float">
            <text:p>299</text:p>
          </table:table-cell>
          <table:table-cell table:formula="of:=MAX(100; [.$B19] + FLOOR(([.$C19] - [.$B19])*(MIN(110;FLOOR([.AE$6]*[.$B$3]/[.$B$5]; 1; 0)+[.$B$4]))/110; 1; 0))" office:value-type="float" office:value="299" calcext:value-type="float">
            <text:p>299</text:p>
          </table:table-cell>
          <table:table-cell table:formula="of:=MAX(100; [.$B19] + FLOOR(([.$C19] - [.$B19])*(MIN(110;FLOOR([.AF$6]*[.$B$3]/[.$B$5]; 1; 0)+[.$B$4]))/110; 1; 0))" office:value-type="float" office:value="299" calcext:value-type="float">
            <text:p>299</text:p>
          </table:table-cell>
          <table:table-cell table:formula="of:=MAX(100; [.$B19] + FLOOR(([.$C19] - [.$B19])*(MIN(110;FLOOR([.AG$6]*[.$B$3]/[.$B$5]; 1; 0)+[.$B$4]))/110; 1; 0))" office:value-type="float" office:value="295" calcext:value-type="float">
            <text:p>295</text:p>
          </table:table-cell>
          <table:table-cell table:formula="of:=MAX(100; [.$B19] + FLOOR(([.$C19] - [.$B19])*(MIN(110;FLOOR([.AH$6]*[.$B$3]/[.$B$5]; 1; 0)+[.$B$4]))/110; 1; 0))" office:value-type="float" office:value="295" calcext:value-type="float">
            <text:p>295</text:p>
          </table:table-cell>
          <table:table-cell table:formula="of:=MAX(100; [.$B19] + FLOOR(([.$C19] - [.$B19])*(MIN(110;FLOOR([.AI$6]*[.$B$3]/[.$B$5]; 1; 0)+[.$B$4]))/110; 1; 0))" office:value-type="float" office:value="292" calcext:value-type="float">
            <text:p>292</text:p>
          </table:table-cell>
          <table:table-cell table:formula="of:=MAX(100; [.$B19] + FLOOR(([.$C19] - [.$B19])*(MIN(110;FLOOR([.AJ$6]*[.$B$3]/[.$B$5]; 1; 0)+[.$B$4]))/110; 1; 0))" office:value-type="float" office:value="292" calcext:value-type="float">
            <text:p>292</text:p>
          </table:table-cell>
          <table:table-cell table:formula="of:=MAX(100; [.$B19] + FLOOR(([.$C19] - [.$B19])*(MIN(110;FLOOR([.AK$6]*[.$B$3]/[.$B$5]; 1; 0)+[.$B$4]))/110; 1; 0))" office:value-type="float" office:value="289" calcext:value-type="float">
            <text:p>289</text:p>
          </table:table-cell>
          <table:table-cell table:formula="of:=MAX(100; [.$B19] + FLOOR(([.$C19] - [.$B19])*(MIN(110;FLOOR([.AL$6]*[.$B$3]/[.$B$5]; 1; 0)+[.$B$4]))/110; 1; 0))" office:value-type="float" office:value="289" calcext:value-type="float">
            <text:p>289</text:p>
          </table:table-cell>
          <table:table-cell table:formula="of:=MAX(100; [.$B19] + FLOOR(([.$C19] - [.$B19])*(MIN(110;FLOOR([.AM$6]*[.$B$3]/[.$B$5]; 1; 0)+[.$B$4]))/110; 1; 0))" office:value-type="float" office:value="289" calcext:value-type="float">
            <text:p>289</text:p>
          </table:table-cell>
          <table:table-cell table:formula="of:=MAX(100; [.$B19] + FLOOR(([.$C19] - [.$B19])*(MIN(110;FLOOR([.AN$6]*[.$B$3]/[.$B$5]; 1; 0)+[.$B$4]))/110; 1; 0))" office:value-type="float" office:value="286" calcext:value-type="float">
            <text:p>286</text:p>
          </table:table-cell>
          <table:table-cell table:formula="of:=MAX(100; [.$B19] + FLOOR(([.$C19] - [.$B19])*(MIN(110;FLOOR([.AO$6]*[.$B$3]/[.$B$5]; 1; 0)+[.$B$4]))/110; 1; 0))" office:value-type="float" office:value="286" calcext:value-type="float">
            <text:p>286</text:p>
          </table:table-cell>
          <table:table-cell/>
        </table:table-row>
        <table:table-row table:style-name="ro1">
          <table:table-cell office:value-type="string" calcext:value-type="string">
            <text:p>18/100</text:p>
          </table:table-cell>
          <table:table-cell office:value-type="float" office:value="240" calcext:value-type="float">
            <text:p>240</text:p>
          </table:table-cell>
          <table:table-cell office:value-type="float" office:value="600" calcext:value-type="float">
            <text:p>600</text:p>
          </table:table-cell>
          <table:table-cell table:formula="of:=MAX(100; [.$B20] + FLOOR(([.$C20] - [.$B20])*(MIN(110;FLOOR([.D$6]*[.$B$3]/[.$B$5]; 1; 0)+[.$B$4]))/110; 1; 0))" office:value-type="float" office:value="600" calcext:value-type="float">
            <text:p>600</text:p>
          </table:table-cell>
          <table:table-cell table:formula="of:=MAX(100; [.$B20] + FLOOR(([.$C20] - [.$B20])*(MIN(110;FLOOR([.E$6]*[.$B$3]/[.$B$5]; 1; 0)+[.$B$4]))/110; 1; 0))" office:value-type="float" office:value="583" calcext:value-type="float">
            <text:p>583</text:p>
          </table:table-cell>
          <table:table-cell table:formula="of:=MAX(100; [.$B20] + FLOOR(([.$C20] - [.$B20])*(MIN(110;FLOOR([.F$6]*[.$B$3]/[.$B$5]; 1; 0)+[.$B$4]))/110; 1; 0))" office:value-type="float" office:value="570" calcext:value-type="float">
            <text:p>570</text:p>
          </table:table-cell>
          <table:table-cell table:formula="of:=MAX(100; [.$B20] + FLOOR(([.$C20] - [.$B20])*(MIN(110;FLOOR([.G$6]*[.$B$3]/[.$B$5]; 1; 0)+[.$B$4]))/110; 1; 0))" office:value-type="float" office:value="557" calcext:value-type="float">
            <text:p>557</text:p>
          </table:table-cell>
          <table:table-cell table:formula="of:=MAX(100; [.$B20] + FLOOR(([.$C20] - [.$B20])*(MIN(110;FLOOR([.H$6]*[.$B$3]/[.$B$5]; 1; 0)+[.$B$4]))/110; 1; 0))" office:value-type="float" office:value="544" calcext:value-type="float">
            <text:p>544</text:p>
          </table:table-cell>
          <table:table-cell table:formula="of:=MAX(100; [.$B20] + FLOOR(([.$C20] - [.$B20])*(MIN(110;FLOOR([.I$6]*[.$B$3]/[.$B$5]; 1; 0)+[.$B$4]))/110; 1; 0))" office:value-type="float" office:value="531" calcext:value-type="float">
            <text:p>531</text:p>
          </table:table-cell>
          <table:table-cell table:formula="of:=MAX(100; [.$B20] + FLOOR(([.$C20] - [.$B20])*(MIN(110;FLOOR([.J$6]*[.$B$3]/[.$B$5]; 1; 0)+[.$B$4]))/110; 1; 0))" office:value-type="float" office:value="518" calcext:value-type="float">
            <text:p>518</text:p>
          </table:table-cell>
          <table:table-cell table:formula="of:=MAX(100; [.$B20] + FLOOR(([.$C20] - [.$B20])*(MIN(110;FLOOR([.K$6]*[.$B$3]/[.$B$5]; 1; 0)+[.$B$4]))/110; 1; 0))" office:value-type="float" office:value="501" calcext:value-type="float">
            <text:p>501</text:p>
          </table:table-cell>
          <table:table-cell table:formula="of:=MAX(100; [.$B20] + FLOOR(([.$C20] - [.$B20])*(MIN(110;FLOOR([.L$6]*[.$B$3]/[.$B$5]; 1; 0)+[.$B$4]))/110; 1; 0))" office:value-type="float" office:value="488" calcext:value-type="float">
            <text:p>488</text:p>
          </table:table-cell>
          <table:table-cell table:formula="of:=MAX(100; [.$B20] + FLOOR(([.$C20] - [.$B20])*(MIN(110;FLOOR([.M$6]*[.$B$3]/[.$B$5]; 1; 0)+[.$B$4]))/110; 1; 0))" office:value-type="float" office:value="475" calcext:value-type="float">
            <text:p>475</text:p>
          </table:table-cell>
          <table:table-cell table:formula="of:=MAX(100; [.$B20] + FLOOR(([.$C20] - [.$B20])*(MIN(110;FLOOR([.N$6]*[.$B$3]/[.$B$5]; 1; 0)+[.$B$4]))/110; 1; 0))" office:value-type="float" office:value="462" calcext:value-type="float">
            <text:p>462</text:p>
          </table:table-cell>
          <table:table-cell table:formula="of:=MAX(100; [.$B20] + FLOOR(([.$C20] - [.$B20])*(MIN(110;FLOOR([.O$6]*[.$B$3]/[.$B$5]; 1; 0)+[.$B$4]))/110; 1; 0))" office:value-type="float" office:value="449" calcext:value-type="float">
            <text:p>449</text:p>
          </table:table-cell>
          <table:table-cell table:formula="of:=MAX(100; [.$B20] + FLOOR(([.$C20] - [.$B20])*(MIN(110;FLOOR([.P$6]*[.$B$3]/[.$B$5]; 1; 0)+[.$B$4]))/110; 1; 0))" office:value-type="float" office:value="436" calcext:value-type="float">
            <text:p>436</text:p>
          </table:table-cell>
          <table:table-cell table:formula="of:=MAX(100; [.$B20] + FLOOR(([.$C20] - [.$B20])*(MIN(110;FLOOR([.Q$6]*[.$B$3]/[.$B$5]; 1; 0)+[.$B$4]))/110; 1; 0))" office:value-type="float" office:value="420" calcext:value-type="float">
            <text:p>420</text:p>
          </table:table-cell>
          <table:table-cell table:formula="of:=MAX(100; [.$B20] + FLOOR(([.$C20] - [.$B20])*(MIN(110;FLOOR([.R$6]*[.$B$3]/[.$B$5]; 1; 0)+[.$B$4]))/110; 1; 0))" office:value-type="float" office:value="406" calcext:value-type="float">
            <text:p>406</text:p>
          </table:table-cell>
          <table:table-cell table:formula="of:=MAX(100; [.$B20] + FLOOR(([.$C20] - [.$B20])*(MIN(110;FLOOR([.S$6]*[.$B$3]/[.$B$5]; 1; 0)+[.$B$4]))/110; 1; 0))" office:value-type="float" office:value="393" calcext:value-type="float">
            <text:p>393</text:p>
          </table:table-cell>
          <table:table-cell table:formula="of:=MAX(100; [.$B20] + FLOOR(([.$C20] - [.$B20])*(MIN(110;FLOOR([.T$6]*[.$B$3]/[.$B$5]; 1; 0)+[.$B$4]))/110; 1; 0))" office:value-type="float" office:value="380" calcext:value-type="float">
            <text:p>380</text:p>
          </table:table-cell>
          <table:table-cell table:formula="of:=MAX(100; [.$B20] + FLOOR(([.$C20] - [.$B20])*(MIN(110;FLOOR([.U$6]*[.$B$3]/[.$B$5]; 1; 0)+[.$B$4]))/110; 1; 0))" office:value-type="float" office:value="367" calcext:value-type="float">
            <text:p>367</text:p>
          </table:table-cell>
          <table:table-cell table:formula="of:=MAX(100; [.$B20] + FLOOR(([.$C20] - [.$B20])*(MIN(110;FLOOR([.V$6]*[.$B$3]/[.$B$5]; 1; 0)+[.$B$4]))/110; 1; 0))" office:value-type="float" office:value="354" calcext:value-type="float">
            <text:p>354</text:p>
          </table:table-cell>
          <table:table-cell table:formula="of:=MAX(100; [.$B20] + FLOOR(([.$C20] - [.$B20])*(MIN(110;FLOOR([.W$6]*[.$B$3]/[.$B$5]; 1; 0)+[.$B$4]))/110; 1; 0))" office:value-type="float" office:value="338" calcext:value-type="float">
            <text:p>338</text:p>
          </table:table-cell>
          <table:table-cell table:formula="of:=MAX(100; [.$B20] + FLOOR(([.$C20] - [.$B20])*(MIN(110;FLOOR([.X$6]*[.$B$3]/[.$B$5]; 1; 0)+[.$B$4]))/110; 1; 0))" office:value-type="float" office:value="325" calcext:value-type="float">
            <text:p>325</text:p>
          </table:table-cell>
          <table:table-cell table:formula="of:=MAX(100; [.$B20] + FLOOR(([.$C20] - [.$B20])*(MIN(110;FLOOR([.Y$6]*[.$B$3]/[.$B$5]; 1; 0)+[.$B$4]))/110; 1; 0))" office:value-type="float" office:value="312" calcext:value-type="float">
            <text:p>312</text:p>
          </table:table-cell>
          <table:table-cell table:formula="of:=MAX(100; [.$B20] + FLOOR(([.$C20] - [.$B20])*(MIN(110;FLOOR([.Z$6]*[.$B$3]/[.$B$5]; 1; 0)+[.$B$4]))/110; 1; 0))" office:value-type="float" office:value="298" calcext:value-type="float">
            <text:p>298</text:p>
          </table:table-cell>
          <table:table-cell table:formula="of:=MAX(100; [.$B20] + FLOOR(([.$C20] - [.$B20])*(MIN(110;FLOOR([.AA$6]*[.$B$3]/[.$B$5]; 1; 0)+[.$B$4]))/110; 1; 0))" office:value-type="float" office:value="295" calcext:value-type="float">
            <text:p>295</text:p>
          </table:table-cell>
          <table:table-cell table:formula="of:=MAX(100; [.$B20] + FLOOR(([.$C20] - [.$B20])*(MIN(110;FLOOR([.AB$6]*[.$B$3]/[.$B$5]; 1; 0)+[.$B$4]))/110; 1; 0))" office:value-type="float" office:value="292" calcext:value-type="float">
            <text:p>292</text:p>
          </table:table-cell>
          <table:table-cell table:formula="of:=MAX(100; [.$B20] + FLOOR(([.$C20] - [.$B20])*(MIN(110;FLOOR([.AC$6]*[.$B$3]/[.$B$5]; 1; 0)+[.$B$4]))/110; 1; 0))" office:value-type="float" office:value="292" calcext:value-type="float">
            <text:p>292</text:p>
          </table:table-cell>
          <table:table-cell table:formula="of:=MAX(100; [.$B20] + FLOOR(([.$C20] - [.$B20])*(MIN(110;FLOOR([.AD$6]*[.$B$3]/[.$B$5]; 1; 0)+[.$B$4]))/110; 1; 0))" office:value-type="float" office:value="289" calcext:value-type="float">
            <text:p>289</text:p>
          </table:table-cell>
          <table:table-cell table:formula="of:=MAX(100; [.$B20] + FLOOR(([.$C20] - [.$B20])*(MIN(110;FLOOR([.AE$6]*[.$B$3]/[.$B$5]; 1; 0)+[.$B$4]))/110; 1; 0))" office:value-type="float" office:value="289" calcext:value-type="float">
            <text:p>289</text:p>
          </table:table-cell>
          <table:table-cell table:formula="of:=MAX(100; [.$B20] + FLOOR(([.$C20] - [.$B20])*(MIN(110;FLOOR([.AF$6]*[.$B$3]/[.$B$5]; 1; 0)+[.$B$4]))/110; 1; 0))" office:value-type="float" office:value="289" calcext:value-type="float">
            <text:p>289</text:p>
          </table:table-cell>
          <table:table-cell table:formula="of:=MAX(100; [.$B20] + FLOOR(([.$C20] - [.$B20])*(MIN(110;FLOOR([.AG$6]*[.$B$3]/[.$B$5]; 1; 0)+[.$B$4]))/110; 1; 0))" office:value-type="float" office:value="285" calcext:value-type="float">
            <text:p>285</text:p>
          </table:table-cell>
          <table:table-cell table:formula="of:=MAX(100; [.$B20] + FLOOR(([.$C20] - [.$B20])*(MIN(110;FLOOR([.AH$6]*[.$B$3]/[.$B$5]; 1; 0)+[.$B$4]))/110; 1; 0))" office:value-type="float" office:value="285" calcext:value-type="float">
            <text:p>285</text:p>
          </table:table-cell>
          <table:table-cell table:formula="of:=MAX(100; [.$B20] + FLOOR(([.$C20] - [.$B20])*(MIN(110;FLOOR([.AI$6]*[.$B$3]/[.$B$5]; 1; 0)+[.$B$4]))/110; 1; 0))" office:value-type="float" office:value="282" calcext:value-type="float">
            <text:p>282</text:p>
          </table:table-cell>
          <table:table-cell table:formula="of:=MAX(100; [.$B20] + FLOOR(([.$C20] - [.$B20])*(MIN(110;FLOOR([.AJ$6]*[.$B$3]/[.$B$5]; 1; 0)+[.$B$4]))/110; 1; 0))" office:value-type="float" office:value="282" calcext:value-type="float">
            <text:p>282</text:p>
          </table:table-cell>
          <table:table-cell table:formula="of:=MAX(100; [.$B20] + FLOOR(([.$C20] - [.$B20])*(MIN(110;FLOOR([.AK$6]*[.$B$3]/[.$B$5]; 1; 0)+[.$B$4]))/110; 1; 0))" office:value-type="float" office:value="279" calcext:value-type="float">
            <text:p>279</text:p>
          </table:table-cell>
          <table:table-cell table:formula="of:=MAX(100; [.$B20] + FLOOR(([.$C20] - [.$B20])*(MIN(110;FLOOR([.AL$6]*[.$B$3]/[.$B$5]; 1; 0)+[.$B$4]))/110; 1; 0))" office:value-type="float" office:value="279" calcext:value-type="float">
            <text:p>279</text:p>
          </table:table-cell>
          <table:table-cell table:formula="of:=MAX(100; [.$B20] + FLOOR(([.$C20] - [.$B20])*(MIN(110;FLOOR([.AM$6]*[.$B$3]/[.$B$5]; 1; 0)+[.$B$4]))/110; 1; 0))" office:value-type="float" office:value="279" calcext:value-type="float">
            <text:p>279</text:p>
          </table:table-cell>
          <table:table-cell table:formula="of:=MAX(100; [.$B20] + FLOOR(([.$C20] - [.$B20])*(MIN(110;FLOOR([.AN$6]*[.$B$3]/[.$B$5]; 1; 0)+[.$B$4]))/110; 1; 0))" office:value-type="float" office:value="276" calcext:value-type="float">
            <text:p>276</text:p>
          </table:table-cell>
          <table:table-cell table:formula="of:=MAX(100; [.$B20] + FLOOR(([.$C20] - [.$B20])*(MIN(110;FLOOR([.AO$6]*[.$B$3]/[.$B$5]; 1; 0)+[.$B$4]))/110; 1; 0))"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string" calcext:value-type="string">
            <text:p>18/90</text:p>
          </table:table-cell>
          <table:table-cell office:value-type="float" office:value="230" calcext:value-type="float">
            <text:p>230</text:p>
          </table:table-cell>
          <table:table-cell office:value-type="float" office:value="580" calcext:value-type="float">
            <text:p>580</text:p>
          </table:table-cell>
          <table:table-cell table:formula="of:=MAX(100; [.$B21] + FLOOR(([.$C21] - [.$B21])*(MIN(110;FLOOR([.D$6]*[.$B$3]/[.$B$5]; 1; 0)+[.$B$4]))/110; 1; 0))" office:value-type="float" office:value="580" calcext:value-type="float">
            <text:p>580</text:p>
          </table:table-cell>
          <table:table-cell table:formula="of:=MAX(100; [.$B21] + FLOOR(([.$C21] - [.$B21])*(MIN(110;FLOOR([.E$6]*[.$B$3]/[.$B$5]; 1; 0)+[.$B$4]))/110; 1; 0))" office:value-type="float" office:value="564" calcext:value-type="float">
            <text:p>564</text:p>
          </table:table-cell>
          <table:table-cell table:formula="of:=MAX(100; [.$B21] + FLOOR(([.$C21] - [.$B21])*(MIN(110;FLOOR([.F$6]*[.$B$3]/[.$B$5]; 1; 0)+[.$B$4]))/110; 1; 0))" office:value-type="float" office:value="551" calcext:value-type="float">
            <text:p>551</text:p>
          </table:table-cell>
          <table:table-cell table:formula="of:=MAX(100; [.$B21] + FLOOR(([.$C21] - [.$B21])*(MIN(110;FLOOR([.G$6]*[.$B$3]/[.$B$5]; 1; 0)+[.$B$4]))/110; 1; 0))" office:value-type="float" office:value="538" calcext:value-type="float">
            <text:p>538</text:p>
          </table:table-cell>
          <table:table-cell table:formula="of:=MAX(100; [.$B21] + FLOOR(([.$C21] - [.$B21])*(MIN(110;FLOOR([.H$6]*[.$B$3]/[.$B$5]; 1; 0)+[.$B$4]))/110; 1; 0))" office:value-type="float" office:value="525" calcext:value-type="float">
            <text:p>525</text:p>
          </table:table-cell>
          <table:table-cell table:formula="of:=MAX(100; [.$B21] + FLOOR(([.$C21] - [.$B21])*(MIN(110;FLOOR([.I$6]*[.$B$3]/[.$B$5]; 1; 0)+[.$B$4]))/110; 1; 0))" office:value-type="float" office:value="513" calcext:value-type="float">
            <text:p>513</text:p>
          </table:table-cell>
          <table:table-cell table:formula="of:=MAX(100; [.$B21] + FLOOR(([.$C21] - [.$B21])*(MIN(110;FLOOR([.J$6]*[.$B$3]/[.$B$5]; 1; 0)+[.$B$4]))/110; 1; 0))" office:value-type="float" office:value="500" calcext:value-type="float">
            <text:p>500</text:p>
          </table:table-cell>
          <table:table-cell table:formula="of:=MAX(100; [.$B21] + FLOOR(([.$C21] - [.$B21])*(MIN(110;FLOOR([.K$6]*[.$B$3]/[.$B$5]; 1; 0)+[.$B$4]))/110; 1; 0))" office:value-type="float" office:value="484" calcext:value-type="float">
            <text:p>484</text:p>
          </table:table-cell>
          <table:table-cell table:formula="of:=MAX(100; [.$B21] + FLOOR(([.$C21] - [.$B21])*(MIN(110;FLOOR([.L$6]*[.$B$3]/[.$B$5]; 1; 0)+[.$B$4]))/110; 1; 0))" office:value-type="float" office:value="471" calcext:value-type="float">
            <text:p>471</text:p>
          </table:table-cell>
          <table:table-cell table:formula="of:=MAX(100; [.$B21] + FLOOR(([.$C21] - [.$B21])*(MIN(110;FLOOR([.M$6]*[.$B$3]/[.$B$5]; 1; 0)+[.$B$4]))/110; 1; 0))" office:value-type="float" office:value="459" calcext:value-type="float">
            <text:p>459</text:p>
          </table:table-cell>
          <table:table-cell table:formula="of:=MAX(100; [.$B21] + FLOOR(([.$C21] - [.$B21])*(MIN(110;FLOOR([.N$6]*[.$B$3]/[.$B$5]; 1; 0)+[.$B$4]))/110; 1; 0))" office:value-type="float" office:value="446" calcext:value-type="float">
            <text:p>446</text:p>
          </table:table-cell>
          <table:table-cell table:formula="of:=MAX(100; [.$B21] + FLOOR(([.$C21] - [.$B21])*(MIN(110;FLOOR([.O$6]*[.$B$3]/[.$B$5]; 1; 0)+[.$B$4]))/110; 1; 0))" office:value-type="float" office:value="433" calcext:value-type="float">
            <text:p>433</text:p>
          </table:table-cell>
          <table:table-cell table:formula="of:=MAX(100; [.$B21] + FLOOR(([.$C21] - [.$B21])*(MIN(110;FLOOR([.P$6]*[.$B$3]/[.$B$5]; 1; 0)+[.$B$4]))/110; 1; 0))" office:value-type="float" office:value="420" calcext:value-type="float">
            <text:p>420</text:p>
          </table:table-cell>
          <table:table-cell table:formula="of:=MAX(100; [.$B21] + FLOOR(([.$C21] - [.$B21])*(MIN(110;FLOOR([.Q$6]*[.$B$3]/[.$B$5]; 1; 0)+[.$B$4]))/110; 1; 0))" office:value-type="float" office:value="405" calcext:value-type="float">
            <text:p>405</text:p>
          </table:table-cell>
          <table:table-cell table:formula="of:=MAX(100; [.$B21] + FLOOR(([.$C21] - [.$B21])*(MIN(110;FLOOR([.R$6]*[.$B$3]/[.$B$5]; 1; 0)+[.$B$4]))/110; 1; 0))" office:value-type="float" office:value="392" calcext:value-type="float">
            <text:p>392</text:p>
          </table:table-cell>
          <table:table-cell table:formula="of:=MAX(100; [.$B21] + FLOOR(([.$C21] - [.$B21])*(MIN(110;FLOOR([.S$6]*[.$B$3]/[.$B$5]; 1; 0)+[.$B$4]))/110; 1; 0))" office:value-type="float" office:value="379" calcext:value-type="float">
            <text:p>379</text:p>
          </table:table-cell>
          <table:table-cell table:formula="of:=MAX(100; [.$B21] + FLOOR(([.$C21] - [.$B21])*(MIN(110;FLOOR([.T$6]*[.$B$3]/[.$B$5]; 1; 0)+[.$B$4]))/110; 1; 0))" office:value-type="float" office:value="366" calcext:value-type="float">
            <text:p>366</text:p>
          </table:table-cell>
          <table:table-cell table:formula="of:=MAX(100; [.$B21] + FLOOR(([.$C21] - [.$B21])*(MIN(110;FLOOR([.U$6]*[.$B$3]/[.$B$5]; 1; 0)+[.$B$4]))/110; 1; 0))" office:value-type="float" office:value="354" calcext:value-type="float">
            <text:p>354</text:p>
          </table:table-cell>
          <table:table-cell table:formula="of:=MAX(100; [.$B21] + FLOOR(([.$C21] - [.$B21])*(MIN(110;FLOOR([.V$6]*[.$B$3]/[.$B$5]; 1; 0)+[.$B$4]))/110; 1; 0))" office:value-type="float" office:value="341" calcext:value-type="float">
            <text:p>341</text:p>
          </table:table-cell>
          <table:table-cell table:formula="of:=MAX(100; [.$B21] + FLOOR(([.$C21] - [.$B21])*(MIN(110;FLOOR([.W$6]*[.$B$3]/[.$B$5]; 1; 0)+[.$B$4]))/110; 1; 0))" office:value-type="float" office:value="325" calcext:value-type="float">
            <text:p>325</text:p>
          </table:table-cell>
          <table:table-cell table:formula="of:=MAX(100; [.$B21] + FLOOR(([.$C21] - [.$B21])*(MIN(110;FLOOR([.X$6]*[.$B$3]/[.$B$5]; 1; 0)+[.$B$4]))/110; 1; 0))" office:value-type="float" office:value="312" calcext:value-type="float">
            <text:p>312</text:p>
          </table:table-cell>
          <table:table-cell table:formula="of:=MAX(100; [.$B21] + FLOOR(([.$C21] - [.$B21])*(MIN(110;FLOOR([.Y$6]*[.$B$3]/[.$B$5]; 1; 0)+[.$B$4]))/110; 1; 0))" office:value-type="float" office:value="300" calcext:value-type="float">
            <text:p>300</text:p>
          </table:table-cell>
          <table:table-cell table:formula="of:=MAX(100; [.$B21] + FLOOR(([.$C21] - [.$B21])*(MIN(110;FLOOR([.Z$6]*[.$B$3]/[.$B$5]; 1; 0)+[.$B$4]))/110; 1; 0))" office:value-type="float" office:value="287" calcext:value-type="float">
            <text:p>287</text:p>
          </table:table-cell>
          <table:table-cell table:formula="of:=MAX(100; [.$B21] + FLOOR(([.$C21] - [.$B21])*(MIN(110;FLOOR([.AA$6]*[.$B$3]/[.$B$5]; 1; 0)+[.$B$4]))/110; 1; 0))" office:value-type="float" office:value="284" calcext:value-type="float">
            <text:p>284</text:p>
          </table:table-cell>
          <table:table-cell table:formula="of:=MAX(100; [.$B21] + FLOOR(([.$C21] - [.$B21])*(MIN(110;FLOOR([.AB$6]*[.$B$3]/[.$B$5]; 1; 0)+[.$B$4]))/110; 1; 0))" office:value-type="float" office:value="280" calcext:value-type="float">
            <text:p>280</text:p>
          </table:table-cell>
          <table:table-cell table:formula="of:=MAX(100; [.$B21] + FLOOR(([.$C21] - [.$B21])*(MIN(110;FLOOR([.AC$6]*[.$B$3]/[.$B$5]; 1; 0)+[.$B$4]))/110; 1; 0))" office:value-type="float" office:value="280" calcext:value-type="float">
            <text:p>280</text:p>
          </table:table-cell>
          <table:table-cell table:formula="of:=MAX(100; [.$B21] + FLOOR(([.$C21] - [.$B21])*(MIN(110;FLOOR([.AD$6]*[.$B$3]/[.$B$5]; 1; 0)+[.$B$4]))/110; 1; 0))" office:value-type="float" office:value="277" calcext:value-type="float">
            <text:p>277</text:p>
          </table:table-cell>
          <table:table-cell table:formula="of:=MAX(100; [.$B21] + FLOOR(([.$C21] - [.$B21])*(MIN(110;FLOOR([.AE$6]*[.$B$3]/[.$B$5]; 1; 0)+[.$B$4]))/110; 1; 0))" office:value-type="float" office:value="277" calcext:value-type="float">
            <text:p>277</text:p>
          </table:table-cell>
          <table:table-cell table:formula="of:=MAX(100; [.$B21] + FLOOR(([.$C21] - [.$B21])*(MIN(110;FLOOR([.AF$6]*[.$B$3]/[.$B$5]; 1; 0)+[.$B$4]))/110; 1; 0))" office:value-type="float" office:value="277" calcext:value-type="float">
            <text:p>277</text:p>
          </table:table-cell>
          <table:table-cell table:formula="of:=MAX(100; [.$B21] + FLOOR(([.$C21] - [.$B21])*(MIN(110;FLOOR([.AG$6]*[.$B$3]/[.$B$5]; 1; 0)+[.$B$4]))/110; 1; 0))" office:value-type="float" office:value="274" calcext:value-type="float">
            <text:p>274</text:p>
          </table:table-cell>
          <table:table-cell table:formula="of:=MAX(100; [.$B21] + FLOOR(([.$C21] - [.$B21])*(MIN(110;FLOOR([.AH$6]*[.$B$3]/[.$B$5]; 1; 0)+[.$B$4]))/110; 1; 0))" office:value-type="float" office:value="274" calcext:value-type="float">
            <text:p>274</text:p>
          </table:table-cell>
          <table:table-cell table:formula="of:=MAX(100; [.$B21] + FLOOR(([.$C21] - [.$B21])*(MIN(110;FLOOR([.AI$6]*[.$B$3]/[.$B$5]; 1; 0)+[.$B$4]))/110; 1; 0))" office:value-type="float" office:value="271" calcext:value-type="float">
            <text:p>271</text:p>
          </table:table-cell>
          <table:table-cell table:formula="of:=MAX(100; [.$B21] + FLOOR(([.$C21] - [.$B21])*(MIN(110;FLOOR([.AJ$6]*[.$B$3]/[.$B$5]; 1; 0)+[.$B$4]))/110; 1; 0))" office:value-type="float" office:value="271" calcext:value-type="float">
            <text:p>271</text:p>
          </table:table-cell>
          <table:table-cell table:formula="of:=MAX(100; [.$B21] + FLOOR(([.$C21] - [.$B21])*(MIN(110;FLOOR([.AK$6]*[.$B$3]/[.$B$5]; 1; 0)+[.$B$4]))/110; 1; 0))" office:value-type="float" office:value="268" calcext:value-type="float">
            <text:p>268</text:p>
          </table:table-cell>
          <table:table-cell table:formula="of:=MAX(100; [.$B21] + FLOOR(([.$C21] - [.$B21])*(MIN(110;FLOOR([.AL$6]*[.$B$3]/[.$B$5]; 1; 0)+[.$B$4]))/110; 1; 0))" office:value-type="float" office:value="268" calcext:value-type="float">
            <text:p>268</text:p>
          </table:table-cell>
          <table:table-cell table:formula="of:=MAX(100; [.$B21] + FLOOR(([.$C21] - [.$B21])*(MIN(110;FLOOR([.AM$6]*[.$B$3]/[.$B$5]; 1; 0)+[.$B$4]))/110; 1; 0))" office:value-type="float" office:value="268" calcext:value-type="float">
            <text:p>268</text:p>
          </table:table-cell>
          <table:table-cell table:formula="of:=MAX(100; [.$B21] + FLOOR(([.$C21] - [.$B21])*(MIN(110;FLOOR([.AN$6]*[.$B$3]/[.$B$5]; 1; 0)+[.$B$4]))/110; 1; 0))" office:value-type="float" office:value="265" calcext:value-type="float">
            <text:p>265</text:p>
          </table:table-cell>
          <table:table-cell table:formula="of:=MAX(100; [.$B21] + FLOOR(([.$C21] - [.$B21])*(MIN(110;FLOOR([.AO$6]*[.$B$3]/[.$B$5]; 1; 0)+[.$B$4]))/110; 1; 0))"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string" calcext:value-type="string">
            <text:p>18/80</text:p>
          </table:table-cell>
          <table:table-cell office:value-type="float" office:value="220" calcext:value-type="float">
            <text:p>220</text:p>
          </table:table-cell>
          <table:table-cell office:value-type="float" office:value="560" calcext:value-type="float">
            <text:p>560</text:p>
          </table:table-cell>
          <table:table-cell table:formula="of:=MAX(100; [.$B22] + FLOOR(([.$C22] - [.$B22])*(MIN(110;FLOOR([.D$6]*[.$B$3]/[.$B$5]; 1; 0)+[.$B$4]))/110; 1; 0))" office:value-type="float" office:value="560" calcext:value-type="float">
            <text:p>560</text:p>
          </table:table-cell>
          <table:table-cell table:formula="of:=MAX(100; [.$B22] + FLOOR(([.$C22] - [.$B22])*(MIN(110;FLOOR([.E$6]*[.$B$3]/[.$B$5]; 1; 0)+[.$B$4]))/110; 1; 0))" office:value-type="float" office:value="544" calcext:value-type="float">
            <text:p>544</text:p>
          </table:table-cell>
          <table:table-cell table:formula="of:=MAX(100; [.$B22] + FLOOR(([.$C22] - [.$B22])*(MIN(110;FLOOR([.F$6]*[.$B$3]/[.$B$5]; 1; 0)+[.$B$4]))/110; 1; 0))" office:value-type="float" office:value="532" calcext:value-type="float">
            <text:p>532</text:p>
          </table:table-cell>
          <table:table-cell table:formula="of:=MAX(100; [.$B22] + FLOOR(([.$C22] - [.$B22])*(MIN(110;FLOOR([.G$6]*[.$B$3]/[.$B$5]; 1; 0)+[.$B$4]))/110; 1; 0))" office:value-type="float" office:value="519" calcext:value-type="float">
            <text:p>519</text:p>
          </table:table-cell>
          <table:table-cell table:formula="of:=MAX(100; [.$B22] + FLOOR(([.$C22] - [.$B22])*(MIN(110;FLOOR([.H$6]*[.$B$3]/[.$B$5]; 1; 0)+[.$B$4]))/110; 1; 0))" office:value-type="float" office:value="507" calcext:value-type="float">
            <text:p>507</text:p>
          </table:table-cell>
          <table:table-cell table:formula="of:=MAX(100; [.$B22] + FLOOR(([.$C22] - [.$B22])*(MIN(110;FLOOR([.I$6]*[.$B$3]/[.$B$5]; 1; 0)+[.$B$4]))/110; 1; 0))" office:value-type="float" office:value="495" calcext:value-type="float">
            <text:p>495</text:p>
          </table:table-cell>
          <table:table-cell table:formula="of:=MAX(100; [.$B22] + FLOOR(([.$C22] - [.$B22])*(MIN(110;FLOOR([.J$6]*[.$B$3]/[.$B$5]; 1; 0)+[.$B$4]))/110; 1; 0))" office:value-type="float" office:value="482" calcext:value-type="float">
            <text:p>482</text:p>
          </table:table-cell>
          <table:table-cell table:formula="of:=MAX(100; [.$B22] + FLOOR(([.$C22] - [.$B22])*(MIN(110;FLOOR([.K$6]*[.$B$3]/[.$B$5]; 1; 0)+[.$B$4]))/110; 1; 0))" office:value-type="float" office:value="467" calcext:value-type="float">
            <text:p>467</text:p>
          </table:table-cell>
          <table:table-cell table:formula="of:=MAX(100; [.$B22] + FLOOR(([.$C22] - [.$B22])*(MIN(110;FLOOR([.L$6]*[.$B$3]/[.$B$5]; 1; 0)+[.$B$4]))/110; 1; 0))" office:value-type="float" office:value="454" calcext:value-type="float">
            <text:p>454</text:p>
          </table:table-cell>
          <table:table-cell table:formula="of:=MAX(100; [.$B22] + FLOOR(([.$C22] - [.$B22])*(MIN(110;FLOOR([.M$6]*[.$B$3]/[.$B$5]; 1; 0)+[.$B$4]))/110; 1; 0))" office:value-type="float" office:value="442" calcext:value-type="float">
            <text:p>442</text:p>
          </table:table-cell>
          <table:table-cell table:formula="of:=MAX(100; [.$B22] + FLOOR(([.$C22] - [.$B22])*(MIN(110;FLOOR([.N$6]*[.$B$3]/[.$B$5]; 1; 0)+[.$B$4]))/110; 1; 0))" office:value-type="float" office:value="430" calcext:value-type="float">
            <text:p>430</text:p>
          </table:table-cell>
          <table:table-cell table:formula="of:=MAX(100; [.$B22] + FLOOR(([.$C22] - [.$B22])*(MIN(110;FLOOR([.O$6]*[.$B$3]/[.$B$5]; 1; 0)+[.$B$4]))/110; 1; 0))" office:value-type="float" office:value="417" calcext:value-type="float">
            <text:p>417</text:p>
          </table:table-cell>
          <table:table-cell table:formula="of:=MAX(100; [.$B22] + FLOOR(([.$C22] - [.$B22])*(MIN(110;FLOOR([.P$6]*[.$B$3]/[.$B$5]; 1; 0)+[.$B$4]))/110; 1; 0))" office:value-type="float" office:value="405" calcext:value-type="float">
            <text:p>405</text:p>
          </table:table-cell>
          <table:table-cell table:formula="of:=MAX(100; [.$B22] + FLOOR(([.$C22] - [.$B22])*(MIN(110;FLOOR([.Q$6]*[.$B$3]/[.$B$5]; 1; 0)+[.$B$4]))/110; 1; 0))" office:value-type="float" office:value="390" calcext:value-type="float">
            <text:p>390</text:p>
          </table:table-cell>
          <table:table-cell table:formula="of:=MAX(100; [.$B22] + FLOOR(([.$C22] - [.$B22])*(MIN(110;FLOOR([.R$6]*[.$B$3]/[.$B$5]; 1; 0)+[.$B$4]))/110; 1; 0))" office:value-type="float" office:value="377" calcext:value-type="float">
            <text:p>377</text:p>
          </table:table-cell>
          <table:table-cell table:formula="of:=MAX(100; [.$B22] + FLOOR(([.$C22] - [.$B22])*(MIN(110;FLOOR([.S$6]*[.$B$3]/[.$B$5]; 1; 0)+[.$B$4]))/110; 1; 0))" office:value-type="float" office:value="365" calcext:value-type="float">
            <text:p>365</text:p>
          </table:table-cell>
          <table:table-cell table:formula="of:=MAX(100; [.$B22] + FLOOR(([.$C22] - [.$B22])*(MIN(110;FLOOR([.T$6]*[.$B$3]/[.$B$5]; 1; 0)+[.$B$4]))/110; 1; 0))" office:value-type="float" office:value="352" calcext:value-type="float">
            <text:p>352</text:p>
          </table:table-cell>
          <table:table-cell table:formula="of:=MAX(100; [.$B22] + FLOOR(([.$C22] - [.$B22])*(MIN(110;FLOOR([.U$6]*[.$B$3]/[.$B$5]; 1; 0)+[.$B$4]))/110; 1; 0))" office:value-type="float" office:value="340" calcext:value-type="float">
            <text:p>340</text:p>
          </table:table-cell>
          <table:table-cell table:formula="of:=MAX(100; [.$B22] + FLOOR(([.$C22] - [.$B22])*(MIN(110;FLOOR([.V$6]*[.$B$3]/[.$B$5]; 1; 0)+[.$B$4]))/110; 1; 0))" office:value-type="float" office:value="328" calcext:value-type="float">
            <text:p>328</text:p>
          </table:table-cell>
          <table:table-cell table:formula="of:=MAX(100; [.$B22] + FLOOR(([.$C22] - [.$B22])*(MIN(110;FLOOR([.W$6]*[.$B$3]/[.$B$5]; 1; 0)+[.$B$4]))/110; 1; 0))" office:value-type="float" office:value="312" calcext:value-type="float">
            <text:p>312</text:p>
          </table:table-cell>
          <table:table-cell table:formula="of:=MAX(100; [.$B22] + FLOOR(([.$C22] - [.$B22])*(MIN(110;FLOOR([.X$6]*[.$B$3]/[.$B$5]; 1; 0)+[.$B$4]))/110; 1; 0))" office:value-type="float" office:value="300" calcext:value-type="float">
            <text:p>300</text:p>
          </table:table-cell>
          <table:table-cell table:formula="of:=MAX(100; [.$B22] + FLOOR(([.$C22] - [.$B22])*(MIN(110;FLOOR([.Y$6]*[.$B$3]/[.$B$5]; 1; 0)+[.$B$4]))/110; 1; 0))" office:value-type="float" office:value="288" calcext:value-type="float">
            <text:p>288</text:p>
          </table:table-cell>
          <table:table-cell table:formula="of:=MAX(100; [.$B22] + FLOOR(([.$C22] - [.$B22])*(MIN(110;FLOOR([.Z$6]*[.$B$3]/[.$B$5]; 1; 0)+[.$B$4]))/110; 1; 0))" office:value-type="float" office:value="275" calcext:value-type="float">
            <text:p>275</text:p>
          </table:table-cell>
          <table:table-cell table:formula="of:=MAX(100; [.$B22] + FLOOR(([.$C22] - [.$B22])*(MIN(110;FLOOR([.AA$6]*[.$B$3]/[.$B$5]; 1; 0)+[.$B$4]))/110; 1; 0))" office:value-type="float" office:value="272" calcext:value-type="float">
            <text:p>272</text:p>
          </table:table-cell>
          <table:table-cell table:formula="of:=MAX(100; [.$B22] + FLOOR(([.$C22] - [.$B22])*(MIN(110;FLOOR([.AB$6]*[.$B$3]/[.$B$5]; 1; 0)+[.$B$4]))/110; 1; 0))" office:value-type="float" office:value="269" calcext:value-type="float">
            <text:p>269</text:p>
          </table:table-cell>
          <table:table-cell table:formula="of:=MAX(100; [.$B22] + FLOOR(([.$C22] - [.$B22])*(MIN(110;FLOOR([.AC$6]*[.$B$3]/[.$B$5]; 1; 0)+[.$B$4]))/110; 1; 0))" office:value-type="float" office:value="269" calcext:value-type="float">
            <text:p>269</text:p>
          </table:table-cell>
          <table:table-cell table:formula="of:=MAX(100; [.$B22] + FLOOR(([.$C22] - [.$B22])*(MIN(110;FLOOR([.AD$6]*[.$B$3]/[.$B$5]; 1; 0)+[.$B$4]))/110; 1; 0))" office:value-type="float" office:value="266" calcext:value-type="float">
            <text:p>266</text:p>
          </table:table-cell>
          <table:table-cell table:formula="of:=MAX(100; [.$B22] + FLOOR(([.$C22] - [.$B22])*(MIN(110;FLOOR([.AE$6]*[.$B$3]/[.$B$5]; 1; 0)+[.$B$4]))/110; 1; 0))" office:value-type="float" office:value="266" calcext:value-type="float">
            <text:p>266</text:p>
          </table:table-cell>
          <table:table-cell table:formula="of:=MAX(100; [.$B22] + FLOOR(([.$C22] - [.$B22])*(MIN(110;FLOOR([.AF$6]*[.$B$3]/[.$B$5]; 1; 0)+[.$B$4]))/110; 1; 0))" office:value-type="float" office:value="266" calcext:value-type="float">
            <text:p>266</text:p>
          </table:table-cell>
          <table:table-cell table:formula="of:=MAX(100; [.$B22] + FLOOR(([.$C22] - [.$B22])*(MIN(110;FLOOR([.AG$6]*[.$B$3]/[.$B$5]; 1; 0)+[.$B$4]))/110; 1; 0))" office:value-type="float" office:value="263" calcext:value-type="float">
            <text:p>263</text:p>
          </table:table-cell>
          <table:table-cell table:formula="of:=MAX(100; [.$B22] + FLOOR(([.$C22] - [.$B22])*(MIN(110;FLOOR([.AH$6]*[.$B$3]/[.$B$5]; 1; 0)+[.$B$4]))/110; 1; 0))" office:value-type="float" office:value="263" calcext:value-type="float">
            <text:p>263</text:p>
          </table:table-cell>
          <table:table-cell table:formula="of:=MAX(100; [.$B22] + FLOOR(([.$C22] - [.$B22])*(MIN(110;FLOOR([.AI$6]*[.$B$3]/[.$B$5]; 1; 0)+[.$B$4]))/110; 1; 0))" office:value-type="float" office:value="260" calcext:value-type="float">
            <text:p>260</text:p>
          </table:table-cell>
          <table:table-cell table:formula="of:=MAX(100; [.$B22] + FLOOR(([.$C22] - [.$B22])*(MIN(110;FLOOR([.AJ$6]*[.$B$3]/[.$B$5]; 1; 0)+[.$B$4]))/110; 1; 0))" office:value-type="float" office:value="260" calcext:value-type="float">
            <text:p>260</text:p>
          </table:table-cell>
          <table:table-cell table:formula="of:=MAX(100; [.$B22] + FLOOR(([.$C22] - [.$B22])*(MIN(110;FLOOR([.AK$6]*[.$B$3]/[.$B$5]; 1; 0)+[.$B$4]))/110; 1; 0))" office:value-type="float" office:value="257" calcext:value-type="float">
            <text:p>257</text:p>
          </table:table-cell>
          <table:table-cell table:formula="of:=MAX(100; [.$B22] + FLOOR(([.$C22] - [.$B22])*(MIN(110;FLOOR([.AL$6]*[.$B$3]/[.$B$5]; 1; 0)+[.$B$4]))/110; 1; 0))" office:value-type="float" office:value="257" calcext:value-type="float">
            <text:p>257</text:p>
          </table:table-cell>
          <table:table-cell table:formula="of:=MAX(100; [.$B22] + FLOOR(([.$C22] - [.$B22])*(MIN(110;FLOOR([.AM$6]*[.$B$3]/[.$B$5]; 1; 0)+[.$B$4]))/110; 1; 0))" office:value-type="float" office:value="257" calcext:value-type="float">
            <text:p>257</text:p>
          </table:table-cell>
          <table:table-cell table:formula="of:=MAX(100; [.$B22] + FLOOR(([.$C22] - [.$B22])*(MIN(110;FLOOR([.AN$6]*[.$B$3]/[.$B$5]; 1; 0)+[.$B$4]))/110; 1; 0))" office:value-type="float" office:value="254" calcext:value-type="float">
            <text:p>254</text:p>
          </table:table-cell>
          <table:table-cell table:formula="of:=MAX(100; [.$B22] + FLOOR(([.$C22] - [.$B22])*(MIN(110;FLOOR([.AO$6]*[.$B$3]/[.$B$5]; 1; 0)+[.$B$4]))/110; 1; 0))"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string" calcext:value-type="string">
            <text:p>18/70</text:p>
          </table:table-cell>
          <table:table-cell office:value-type="float" office:value="210" calcext:value-type="float">
            <text:p>210</text:p>
          </table:table-cell>
          <table:table-cell office:value-type="float" office:value="540" calcext:value-type="float">
            <text:p>540</text:p>
          </table:table-cell>
          <table:table-cell table:formula="of:=MAX(100; [.$B23] + FLOOR(([.$C23] - [.$B23])*(MIN(110;FLOOR([.D$6]*[.$B$3]/[.$B$5]; 1; 0)+[.$B$4]))/110; 1; 0))" office:value-type="float" office:value="540" calcext:value-type="float">
            <text:p>540</text:p>
          </table:table-cell>
          <table:table-cell table:formula="of:=MAX(100; [.$B23] + FLOOR(([.$C23] - [.$B23])*(MIN(110;FLOOR([.E$6]*[.$B$3]/[.$B$5]; 1; 0)+[.$B$4]))/110; 1; 0))" office:value-type="float" office:value="525" calcext:value-type="float">
            <text:p>525</text:p>
          </table:table-cell>
          <table:table-cell table:formula="of:=MAX(100; [.$B23] + FLOOR(([.$C23] - [.$B23])*(MIN(110;FLOOR([.F$6]*[.$B$3]/[.$B$5]; 1; 0)+[.$B$4]))/110; 1; 0))" office:value-type="float" office:value="513" calcext:value-type="float">
            <text:p>513</text:p>
          </table:table-cell>
          <table:table-cell table:formula="of:=MAX(100; [.$B23] + FLOOR(([.$C23] - [.$B23])*(MIN(110;FLOOR([.G$6]*[.$B$3]/[.$B$5]; 1; 0)+[.$B$4]))/110; 1; 0))" office:value-type="float" office:value="501" calcext:value-type="float">
            <text:p>501</text:p>
          </table:table-cell>
          <table:table-cell table:formula="of:=MAX(100; [.$B23] + FLOOR(([.$C23] - [.$B23])*(MIN(110;FLOOR([.H$6]*[.$B$3]/[.$B$5]; 1; 0)+[.$B$4]))/110; 1; 0))" office:value-type="float" office:value="489" calcext:value-type="float">
            <text:p>489</text:p>
          </table:table-cell>
          <table:table-cell table:formula="of:=MAX(100; [.$B23] + FLOOR(([.$C23] - [.$B23])*(MIN(110;FLOOR([.I$6]*[.$B$3]/[.$B$5]; 1; 0)+[.$B$4]))/110; 1; 0))" office:value-type="float" office:value="477" calcext:value-type="float">
            <text:p>477</text:p>
          </table:table-cell>
          <table:table-cell table:formula="of:=MAX(100; [.$B23] + FLOOR(([.$C23] - [.$B23])*(MIN(110;FLOOR([.J$6]*[.$B$3]/[.$B$5]; 1; 0)+[.$B$4]))/110; 1; 0))" office:value-type="float" office:value="465" calcext:value-type="float">
            <text:p>465</text:p>
          </table:table-cell>
          <table:table-cell table:formula="of:=MAX(100; [.$B23] + FLOOR(([.$C23] - [.$B23])*(MIN(110;FLOOR([.K$6]*[.$B$3]/[.$B$5]; 1; 0)+[.$B$4]))/110; 1; 0))" office:value-type="float" office:value="450" calcext:value-type="float">
            <text:p>450</text:p>
          </table:table-cell>
          <table:table-cell table:formula="of:=MAX(100; [.$B23] + FLOOR(([.$C23] - [.$B23])*(MIN(110;FLOOR([.L$6]*[.$B$3]/[.$B$5]; 1; 0)+[.$B$4]))/110; 1; 0))" office:value-type="float" office:value="438" calcext:value-type="float">
            <text:p>438</text:p>
          </table:table-cell>
          <table:table-cell table:formula="of:=MAX(100; [.$B23] + FLOOR(([.$C23] - [.$B23])*(MIN(110;FLOOR([.M$6]*[.$B$3]/[.$B$5]; 1; 0)+[.$B$4]))/110; 1; 0))" office:value-type="float" office:value="426" calcext:value-type="float">
            <text:p>426</text:p>
          </table:table-cell>
          <table:table-cell table:formula="of:=MAX(100; [.$B23] + FLOOR(([.$C23] - [.$B23])*(MIN(110;FLOOR([.N$6]*[.$B$3]/[.$B$5]; 1; 0)+[.$B$4]))/110; 1; 0))" office:value-type="float" office:value="414" calcext:value-type="float">
            <text:p>414</text:p>
          </table:table-cell>
          <table:table-cell table:formula="of:=MAX(100; [.$B23] + FLOOR(([.$C23] - [.$B23])*(MIN(110;FLOOR([.O$6]*[.$B$3]/[.$B$5]; 1; 0)+[.$B$4]))/110; 1; 0))" office:value-type="float" office:value="402" calcext:value-type="float">
            <text:p>402</text:p>
          </table:table-cell>
          <table:table-cell table:formula="of:=MAX(100; [.$B23] + FLOOR(([.$C23] - [.$B23])*(MIN(110;FLOOR([.P$6]*[.$B$3]/[.$B$5]; 1; 0)+[.$B$4]))/110; 1; 0))" office:value-type="float" office:value="390" calcext:value-type="float">
            <text:p>390</text:p>
          </table:table-cell>
          <table:table-cell table:formula="of:=MAX(100; [.$B23] + FLOOR(([.$C23] - [.$B23])*(MIN(110;FLOOR([.Q$6]*[.$B$3]/[.$B$5]; 1; 0)+[.$B$4]))/110; 1; 0))" office:value-type="float" office:value="375" calcext:value-type="float">
            <text:p>375</text:p>
          </table:table-cell>
          <table:table-cell table:formula="of:=MAX(100; [.$B23] + FLOOR(([.$C23] - [.$B23])*(MIN(110;FLOOR([.R$6]*[.$B$3]/[.$B$5]; 1; 0)+[.$B$4]))/110; 1; 0))" office:value-type="float" office:value="363" calcext:value-type="float">
            <text:p>363</text:p>
          </table:table-cell>
          <table:table-cell table:formula="of:=MAX(100; [.$B23] + FLOOR(([.$C23] - [.$B23])*(MIN(110;FLOOR([.S$6]*[.$B$3]/[.$B$5]; 1; 0)+[.$B$4]))/110; 1; 0))" office:value-type="float" office:value="351" calcext:value-type="float">
            <text:p>351</text:p>
          </table:table-cell>
          <table:table-cell table:formula="of:=MAX(100; [.$B23] + FLOOR(([.$C23] - [.$B23])*(MIN(110;FLOOR([.T$6]*[.$B$3]/[.$B$5]; 1; 0)+[.$B$4]))/110; 1; 0))" office:value-type="float" office:value="339" calcext:value-type="float">
            <text:p>339</text:p>
          </table:table-cell>
          <table:table-cell table:formula="of:=MAX(100; [.$B23] + FLOOR(([.$C23] - [.$B23])*(MIN(110;FLOOR([.U$6]*[.$B$3]/[.$B$5]; 1; 0)+[.$B$4]))/110; 1; 0))" office:value-type="float" office:value="327" calcext:value-type="float">
            <text:p>327</text:p>
          </table:table-cell>
          <table:table-cell table:formula="of:=MAX(100; [.$B23] + FLOOR(([.$C23] - [.$B23])*(MIN(110;FLOOR([.V$6]*[.$B$3]/[.$B$5]; 1; 0)+[.$B$4]))/110; 1; 0))" office:value-type="float" office:value="315" calcext:value-type="float">
            <text:p>315</text:p>
          </table:table-cell>
          <table:table-cell table:formula="of:=MAX(100; [.$B23] + FLOOR(([.$C23] - [.$B23])*(MIN(110;FLOOR([.W$6]*[.$B$3]/[.$B$5]; 1; 0)+[.$B$4]))/110; 1; 0))" office:value-type="float" office:value="300" calcext:value-type="float">
            <text:p>300</text:p>
          </table:table-cell>
          <table:table-cell table:formula="of:=MAX(100; [.$B23] + FLOOR(([.$C23] - [.$B23])*(MIN(110;FLOOR([.X$6]*[.$B$3]/[.$B$5]; 1; 0)+[.$B$4]))/110; 1; 0))" office:value-type="float" office:value="288" calcext:value-type="float">
            <text:p>288</text:p>
          </table:table-cell>
          <table:table-cell table:formula="of:=MAX(100; [.$B23] + FLOOR(([.$C23] - [.$B23])*(MIN(110;FLOOR([.Y$6]*[.$B$3]/[.$B$5]; 1; 0)+[.$B$4]))/110; 1; 0))" office:value-type="float" office:value="276" calcext:value-type="float">
            <text:p>276</text:p>
          </table:table-cell>
          <table:table-cell table:formula="of:=MAX(100; [.$B23] + FLOOR(([.$C23] - [.$B23])*(MIN(110;FLOOR([.Z$6]*[.$B$3]/[.$B$5]; 1; 0)+[.$B$4]))/110; 1; 0))" office:value-type="float" office:value="264" calcext:value-type="float">
            <text:p>264</text:p>
          </table:table-cell>
          <table:table-cell table:formula="of:=MAX(100; [.$B23] + FLOOR(([.$C23] - [.$B23])*(MIN(110;FLOOR([.AA$6]*[.$B$3]/[.$B$5]; 1; 0)+[.$B$4]))/110; 1; 0))" office:value-type="float" office:value="261" calcext:value-type="float">
            <text:p>261</text:p>
          </table:table-cell>
          <table:table-cell table:formula="of:=MAX(100; [.$B23] + FLOOR(([.$C23] - [.$B23])*(MIN(110;FLOOR([.AB$6]*[.$B$3]/[.$B$5]; 1; 0)+[.$B$4]))/110; 1; 0))" office:value-type="float" office:value="258" calcext:value-type="float">
            <text:p>258</text:p>
          </table:table-cell>
          <table:table-cell table:formula="of:=MAX(100; [.$B23] + FLOOR(([.$C23] - [.$B23])*(MIN(110;FLOOR([.AC$6]*[.$B$3]/[.$B$5]; 1; 0)+[.$B$4]))/110; 1; 0))" office:value-type="float" office:value="258" calcext:value-type="float">
            <text:p>258</text:p>
          </table:table-cell>
          <table:table-cell table:formula="of:=MAX(100; [.$B23] + FLOOR(([.$C23] - [.$B23])*(MIN(110;FLOOR([.AD$6]*[.$B$3]/[.$B$5]; 1; 0)+[.$B$4]))/110; 1; 0))" office:value-type="float" office:value="255" calcext:value-type="float">
            <text:p>255</text:p>
          </table:table-cell>
          <table:table-cell table:formula="of:=MAX(100; [.$B23] + FLOOR(([.$C23] - [.$B23])*(MIN(110;FLOOR([.AE$6]*[.$B$3]/[.$B$5]; 1; 0)+[.$B$4]))/110; 1; 0))" office:value-type="float" office:value="255" calcext:value-type="float">
            <text:p>255</text:p>
          </table:table-cell>
          <table:table-cell table:formula="of:=MAX(100; [.$B23] + FLOOR(([.$C23] - [.$B23])*(MIN(110;FLOOR([.AF$6]*[.$B$3]/[.$B$5]; 1; 0)+[.$B$4]))/110; 1; 0))" office:value-type="float" office:value="255" calcext:value-type="float">
            <text:p>255</text:p>
          </table:table-cell>
          <table:table-cell table:formula="of:=MAX(100; [.$B23] + FLOOR(([.$C23] - [.$B23])*(MIN(110;FLOOR([.AG$6]*[.$B$3]/[.$B$5]; 1; 0)+[.$B$4]))/110; 1; 0))" office:value-type="float" office:value="252" calcext:value-type="float">
            <text:p>252</text:p>
          </table:table-cell>
          <table:table-cell table:formula="of:=MAX(100; [.$B23] + FLOOR(([.$C23] - [.$B23])*(MIN(110;FLOOR([.AH$6]*[.$B$3]/[.$B$5]; 1; 0)+[.$B$4]))/110; 1; 0))" office:value-type="float" office:value="252" calcext:value-type="float">
            <text:p>252</text:p>
          </table:table-cell>
          <table:table-cell table:formula="of:=MAX(100; [.$B23] + FLOOR(([.$C23] - [.$B23])*(MIN(110;FLOOR([.AI$6]*[.$B$3]/[.$B$5]; 1; 0)+[.$B$4]))/110; 1; 0))" office:value-type="float" office:value="249" calcext:value-type="float">
            <text:p>249</text:p>
          </table:table-cell>
          <table:table-cell table:formula="of:=MAX(100; [.$B23] + FLOOR(([.$C23] - [.$B23])*(MIN(110;FLOOR([.AJ$6]*[.$B$3]/[.$B$5]; 1; 0)+[.$B$4]))/110; 1; 0))" office:value-type="float" office:value="249" calcext:value-type="float">
            <text:p>249</text:p>
          </table:table-cell>
          <table:table-cell table:formula="of:=MAX(100; [.$B23] + FLOOR(([.$C23] - [.$B23])*(MIN(110;FLOOR([.AK$6]*[.$B$3]/[.$B$5]; 1; 0)+[.$B$4]))/110; 1; 0))" office:value-type="float" office:value="246" calcext:value-type="float">
            <text:p>246</text:p>
          </table:table-cell>
          <table:table-cell table:formula="of:=MAX(100; [.$B23] + FLOOR(([.$C23] - [.$B23])*(MIN(110;FLOOR([.AL$6]*[.$B$3]/[.$B$5]; 1; 0)+[.$B$4]))/110; 1; 0))" office:value-type="float" office:value="246" calcext:value-type="float">
            <text:p>246</text:p>
          </table:table-cell>
          <table:table-cell table:formula="of:=MAX(100; [.$B23] + FLOOR(([.$C23] - [.$B23])*(MIN(110;FLOOR([.AM$6]*[.$B$3]/[.$B$5]; 1; 0)+[.$B$4]))/110; 1; 0))" office:value-type="float" office:value="246" calcext:value-type="float">
            <text:p>246</text:p>
          </table:table-cell>
          <table:table-cell table:formula="of:=MAX(100; [.$B23] + FLOOR(([.$C23] - [.$B23])*(MIN(110;FLOOR([.AN$6]*[.$B$3]/[.$B$5]; 1; 0)+[.$B$4]))/110; 1; 0))" office:value-type="float" office:value="243" calcext:value-type="float">
            <text:p>243</text:p>
          </table:table-cell>
          <table:table-cell table:formula="of:=MAX(100; [.$B23] + FLOOR(([.$C23] - [.$B23])*(MIN(110;FLOOR([.AO$6]*[.$B$3]/[.$B$5]; 1; 0)+[.$B$4]))/110; 1; 0))"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string" calcext:value-type="string">
            <text:p>18/60</text:p>
          </table:table-cell>
          <table:table-cell office:value-type="float" office:value="200" calcext:value-type="float">
            <text:p>200</text:p>
          </table:table-cell>
          <table:table-cell office:value-type="float" office:value="520" calcext:value-type="float">
            <text:p>520</text:p>
          </table:table-cell>
          <table:table-cell table:formula="of:=MAX(100; [.$B24] + FLOOR(([.$C24] - [.$B24])*(MIN(110;FLOOR([.D$6]*[.$B$3]/[.$B$5]; 1; 0)+[.$B$4]))/110; 1; 0))" office:value-type="float" office:value="520" calcext:value-type="float">
            <text:p>520</text:p>
          </table:table-cell>
          <table:table-cell table:formula="of:=MAX(100; [.$B24] + FLOOR(([.$C24] - [.$B24])*(MIN(110;FLOOR([.E$6]*[.$B$3]/[.$B$5]; 1; 0)+[.$B$4]))/110; 1; 0))" office:value-type="float" office:value="505" calcext:value-type="float">
            <text:p>505</text:p>
          </table:table-cell>
          <table:table-cell table:formula="of:=MAX(100; [.$B24] + FLOOR(([.$C24] - [.$B24])*(MIN(110;FLOOR([.F$6]*[.$B$3]/[.$B$5]; 1; 0)+[.$B$4]))/110; 1; 0))" office:value-type="float" office:value="493" calcext:value-type="float">
            <text:p>493</text:p>
          </table:table-cell>
          <table:table-cell table:formula="of:=MAX(100; [.$B24] + FLOOR(([.$C24] - [.$B24])*(MIN(110;FLOOR([.G$6]*[.$B$3]/[.$B$5]; 1; 0)+[.$B$4]))/110; 1; 0))" office:value-type="float" office:value="482" calcext:value-type="float">
            <text:p>482</text:p>
          </table:table-cell>
          <table:table-cell table:formula="of:=MAX(100; [.$B24] + FLOOR(([.$C24] - [.$B24])*(MIN(110;FLOOR([.H$6]*[.$B$3]/[.$B$5]; 1; 0)+[.$B$4]))/110; 1; 0))" office:value-type="float" office:value="470" calcext:value-type="float">
            <text:p>470</text:p>
          </table:table-cell>
          <table:table-cell table:formula="of:=MAX(100; [.$B24] + FLOOR(([.$C24] - [.$B24])*(MIN(110;FLOOR([.I$6]*[.$B$3]/[.$B$5]; 1; 0)+[.$B$4]))/110; 1; 0))" office:value-type="float" office:value="458" calcext:value-type="float">
            <text:p>458</text:p>
          </table:table-cell>
          <table:table-cell table:formula="of:=MAX(100; [.$B24] + FLOOR(([.$C24] - [.$B24])*(MIN(110;FLOOR([.J$6]*[.$B$3]/[.$B$5]; 1; 0)+[.$B$4]))/110; 1; 0))" office:value-type="float" office:value="447" calcext:value-type="float">
            <text:p>447</text:p>
          </table:table-cell>
          <table:table-cell table:formula="of:=MAX(100; [.$B24] + FLOOR(([.$C24] - [.$B24])*(MIN(110;FLOOR([.K$6]*[.$B$3]/[.$B$5]; 1; 0)+[.$B$4]))/110; 1; 0))" office:value-type="float" office:value="432" calcext:value-type="float">
            <text:p>432</text:p>
          </table:table-cell>
          <table:table-cell table:formula="of:=MAX(100; [.$B24] + FLOOR(([.$C24] - [.$B24])*(MIN(110;FLOOR([.L$6]*[.$B$3]/[.$B$5]; 1; 0)+[.$B$4]))/110; 1; 0))" office:value-type="float" office:value="421" calcext:value-type="float">
            <text:p>421</text:p>
          </table:table-cell>
          <table:table-cell table:formula="of:=MAX(100; [.$B24] + FLOOR(([.$C24] - [.$B24])*(MIN(110;FLOOR([.M$6]*[.$B$3]/[.$B$5]; 1; 0)+[.$B$4]))/110; 1; 0))" office:value-type="float" office:value="409" calcext:value-type="float">
            <text:p>409</text:p>
          </table:table-cell>
          <table:table-cell table:formula="of:=MAX(100; [.$B24] + FLOOR(([.$C24] - [.$B24])*(MIN(110;FLOOR([.N$6]*[.$B$3]/[.$B$5]; 1; 0)+[.$B$4]))/110; 1; 0))" office:value-type="float" office:value="397" calcext:value-type="float">
            <text:p>397</text:p>
          </table:table-cell>
          <table:table-cell table:formula="of:=MAX(100; [.$B24] + FLOOR(([.$C24] - [.$B24])*(MIN(110;FLOOR([.O$6]*[.$B$3]/[.$B$5]; 1; 0)+[.$B$4]))/110; 1; 0))" office:value-type="float" office:value="386" calcext:value-type="float">
            <text:p>386</text:p>
          </table:table-cell>
          <table:table-cell table:formula="of:=MAX(100; [.$B24] + FLOOR(([.$C24] - [.$B24])*(MIN(110;FLOOR([.P$6]*[.$B$3]/[.$B$5]; 1; 0)+[.$B$4]))/110; 1; 0))" office:value-type="float" office:value="374" calcext:value-type="float">
            <text:p>374</text:p>
          </table:table-cell>
          <table:table-cell table:formula="of:=MAX(100; [.$B24] + FLOOR(([.$C24] - [.$B24])*(MIN(110;FLOOR([.Q$6]*[.$B$3]/[.$B$5]; 1; 0)+[.$B$4]))/110; 1; 0))" office:value-type="float" office:value="360" calcext:value-type="float">
            <text:p>360</text:p>
          </table:table-cell>
          <table:table-cell table:formula="of:=MAX(100; [.$B24] + FLOOR(([.$C24] - [.$B24])*(MIN(110;FLOOR([.R$6]*[.$B$3]/[.$B$5]; 1; 0)+[.$B$4]))/110; 1; 0))" office:value-type="float" office:value="348" calcext:value-type="float">
            <text:p>348</text:p>
          </table:table-cell>
          <table:table-cell table:formula="of:=MAX(100; [.$B24] + FLOOR(([.$C24] - [.$B24])*(MIN(110;FLOOR([.S$6]*[.$B$3]/[.$B$5]; 1; 0)+[.$B$4]))/110; 1; 0))" office:value-type="float" office:value="336" calcext:value-type="float">
            <text:p>336</text:p>
          </table:table-cell>
          <table:table-cell table:formula="of:=MAX(100; [.$B24] + FLOOR(([.$C24] - [.$B24])*(MIN(110;FLOOR([.T$6]*[.$B$3]/[.$B$5]; 1; 0)+[.$B$4]))/110; 1; 0))" office:value-type="float" office:value="325" calcext:value-type="float">
            <text:p>325</text:p>
          </table:table-cell>
          <table:table-cell table:formula="of:=MAX(100; [.$B24] + FLOOR(([.$C24] - [.$B24])*(MIN(110;FLOOR([.U$6]*[.$B$3]/[.$B$5]; 1; 0)+[.$B$4]))/110; 1; 0))" office:value-type="float" office:value="313" calcext:value-type="float">
            <text:p>313</text:p>
          </table:table-cell>
          <table:table-cell table:formula="of:=MAX(100; [.$B24] + FLOOR(([.$C24] - [.$B24])*(MIN(110;FLOOR([.V$6]*[.$B$3]/[.$B$5]; 1; 0)+[.$B$4]))/110; 1; 0))" office:value-type="float" office:value="301" calcext:value-type="float">
            <text:p>301</text:p>
          </table:table-cell>
          <table:table-cell table:formula="of:=MAX(100; [.$B24] + FLOOR(([.$C24] - [.$B24])*(MIN(110;FLOOR([.W$6]*[.$B$3]/[.$B$5]; 1; 0)+[.$B$4]))/110; 1; 0))" office:value-type="float" office:value="287" calcext:value-type="float">
            <text:p>287</text:p>
          </table:table-cell>
          <table:table-cell table:formula="of:=MAX(100; [.$B24] + FLOOR(([.$C24] - [.$B24])*(MIN(110;FLOOR([.X$6]*[.$B$3]/[.$B$5]; 1; 0)+[.$B$4]))/110; 1; 0))" office:value-type="float" office:value="275" calcext:value-type="float">
            <text:p>275</text:p>
          </table:table-cell>
          <table:table-cell table:formula="of:=MAX(100; [.$B24] + FLOOR(([.$C24] - [.$B24])*(MIN(110;FLOOR([.Y$6]*[.$B$3]/[.$B$5]; 1; 0)+[.$B$4]))/110; 1; 0))" office:value-type="float" office:value="264" calcext:value-type="float">
            <text:p>264</text:p>
          </table:table-cell>
          <table:table-cell table:formula="of:=MAX(100; [.$B24] + FLOOR(([.$C24] - [.$B24])*(MIN(110;FLOOR([.Z$6]*[.$B$3]/[.$B$5]; 1; 0)+[.$B$4]))/110; 1; 0))" office:value-type="float" office:value="252" calcext:value-type="float">
            <text:p>252</text:p>
          </table:table-cell>
          <table:table-cell table:formula="of:=MAX(100; [.$B24] + FLOOR(([.$C24] - [.$B24])*(MIN(110;FLOOR([.AA$6]*[.$B$3]/[.$B$5]; 1; 0)+[.$B$4]))/110; 1; 0))" office:value-type="float" office:value="249" calcext:value-type="float">
            <text:p>249</text:p>
          </table:table-cell>
          <table:table-cell table:formula="of:=MAX(100; [.$B24] + FLOOR(([.$C24] - [.$B24])*(MIN(110;FLOOR([.AB$6]*[.$B$3]/[.$B$5]; 1; 0)+[.$B$4]))/110; 1; 0))" office:value-type="float" office:value="246" calcext:value-type="float">
            <text:p>246</text:p>
          </table:table-cell>
          <table:table-cell table:formula="of:=MAX(100; [.$B24] + FLOOR(([.$C24] - [.$B24])*(MIN(110;FLOOR([.AC$6]*[.$B$3]/[.$B$5]; 1; 0)+[.$B$4]))/110; 1; 0))" office:value-type="float" office:value="246" calcext:value-type="float">
            <text:p>246</text:p>
          </table:table-cell>
          <table:table-cell table:formula="of:=MAX(100; [.$B24] + FLOOR(([.$C24] - [.$B24])*(MIN(110;FLOOR([.AD$6]*[.$B$3]/[.$B$5]; 1; 0)+[.$B$4]))/110; 1; 0))" office:value-type="float" office:value="243" calcext:value-type="float">
            <text:p>243</text:p>
          </table:table-cell>
          <table:table-cell table:formula="of:=MAX(100; [.$B24] + FLOOR(([.$C24] - [.$B24])*(MIN(110;FLOOR([.AE$6]*[.$B$3]/[.$B$5]; 1; 0)+[.$B$4]))/110; 1; 0))" office:value-type="float" office:value="243" calcext:value-type="float">
            <text:p>243</text:p>
          </table:table-cell>
          <table:table-cell table:formula="of:=MAX(100; [.$B24] + FLOOR(([.$C24] - [.$B24])*(MIN(110;FLOOR([.AF$6]*[.$B$3]/[.$B$5]; 1; 0)+[.$B$4]))/110; 1; 0))" office:value-type="float" office:value="243" calcext:value-type="float">
            <text:p>243</text:p>
          </table:table-cell>
          <table:table-cell table:formula="of:=MAX(100; [.$B24] + FLOOR(([.$C24] - [.$B24])*(MIN(110;FLOOR([.AG$6]*[.$B$3]/[.$B$5]; 1; 0)+[.$B$4]))/110; 1; 0))" office:value-type="float" office:value="240" calcext:value-type="float">
            <text:p>240</text:p>
          </table:table-cell>
          <table:table-cell table:formula="of:=MAX(100; [.$B24] + FLOOR(([.$C24] - [.$B24])*(MIN(110;FLOOR([.AH$6]*[.$B$3]/[.$B$5]; 1; 0)+[.$B$4]))/110; 1; 0))" office:value-type="float" office:value="240" calcext:value-type="float">
            <text:p>240</text:p>
          </table:table-cell>
          <table:table-cell table:formula="of:=MAX(100; [.$B24] + FLOOR(([.$C24] - [.$B24])*(MIN(110;FLOOR([.AI$6]*[.$B$3]/[.$B$5]; 1; 0)+[.$B$4]))/110; 1; 0))" office:value-type="float" office:value="237" calcext:value-type="float">
            <text:p>237</text:p>
          </table:table-cell>
          <table:table-cell table:formula="of:=MAX(100; [.$B24] + FLOOR(([.$C24] - [.$B24])*(MIN(110;FLOOR([.AJ$6]*[.$B$3]/[.$B$5]; 1; 0)+[.$B$4]))/110; 1; 0))" office:value-type="float" office:value="237" calcext:value-type="float">
            <text:p>237</text:p>
          </table:table-cell>
          <table:table-cell table:formula="of:=MAX(100; [.$B24] + FLOOR(([.$C24] - [.$B24])*(MIN(110;FLOOR([.AK$6]*[.$B$3]/[.$B$5]; 1; 0)+[.$B$4]))/110; 1; 0))" office:value-type="float" office:value="234" calcext:value-type="float">
            <text:p>234</text:p>
          </table:table-cell>
          <table:table-cell table:formula="of:=MAX(100; [.$B24] + FLOOR(([.$C24] - [.$B24])*(MIN(110;FLOOR([.AL$6]*[.$B$3]/[.$B$5]; 1; 0)+[.$B$4]))/110; 1; 0))" office:value-type="float" office:value="234" calcext:value-type="float">
            <text:p>234</text:p>
          </table:table-cell>
          <table:table-cell table:formula="of:=MAX(100; [.$B24] + FLOOR(([.$C24] - [.$B24])*(MIN(110;FLOOR([.AM$6]*[.$B$3]/[.$B$5]; 1; 0)+[.$B$4]))/110; 1; 0))" office:value-type="float" office:value="234" calcext:value-type="float">
            <text:p>234</text:p>
          </table:table-cell>
          <table:table-cell table:formula="of:=MAX(100; [.$B24] + FLOOR(([.$C24] - [.$B24])*(MIN(110;FLOOR([.AN$6]*[.$B$3]/[.$B$5]; 1; 0)+[.$B$4]))/110; 1; 0))" office:value-type="float" office:value="232" calcext:value-type="float">
            <text:p>232</text:p>
          </table:table-cell>
          <table:table-cell table:formula="of:=MAX(100; [.$B24] + FLOOR(([.$C24] - [.$B24])*(MIN(110;FLOOR([.AO$6]*[.$B$3]/[.$B$5]; 1; 0)+[.$B$4]))/110; 1; 0))"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string" calcext:value-type="string">
            <text:p>18/50</text:p>
          </table:table-cell>
          <table:table-cell office:value-type="float" office:value="190" calcext:value-type="float">
            <text:p>190</text:p>
          </table:table-cell>
          <table:table-cell office:value-type="float" office:value="500" calcext:value-type="float">
            <text:p>500</text:p>
          </table:table-cell>
          <table:table-cell table:formula="of:=MAX(100; [.$B25] + FLOOR(([.$C25] - [.$B25])*(MIN(110;FLOOR([.D$6]*[.$B$3]/[.$B$5]; 1; 0)+[.$B$4]))/110; 1; 0))" office:value-type="float" office:value="500" calcext:value-type="float">
            <text:p>500</text:p>
          </table:table-cell>
          <table:table-cell table:formula="of:=MAX(100; [.$B25] + FLOOR(([.$C25] - [.$B25])*(MIN(110;FLOOR([.E$6]*[.$B$3]/[.$B$5]; 1; 0)+[.$B$4]))/110; 1; 0))" office:value-type="float" office:value="485" calcext:value-type="float">
            <text:p>485</text:p>
          </table:table-cell>
          <table:table-cell table:formula="of:=MAX(100; [.$B25] + FLOOR(([.$C25] - [.$B25])*(MIN(110;FLOOR([.F$6]*[.$B$3]/[.$B$5]; 1; 0)+[.$B$4]))/110; 1; 0))" office:value-type="float" office:value="474" calcext:value-type="float">
            <text:p>474</text:p>
          </table:table-cell>
          <table:table-cell table:formula="of:=MAX(100; [.$B25] + FLOOR(([.$C25] - [.$B25])*(MIN(110;FLOOR([.G$6]*[.$B$3]/[.$B$5]; 1; 0)+[.$B$4]))/110; 1; 0))" office:value-type="float" office:value="463" calcext:value-type="float">
            <text:p>463</text:p>
          </table:table-cell>
          <table:table-cell table:formula="of:=MAX(100; [.$B25] + FLOOR(([.$C25] - [.$B25])*(MIN(110;FLOOR([.H$6]*[.$B$3]/[.$B$5]; 1; 0)+[.$B$4]))/110; 1; 0))" office:value-type="float" office:value="452" calcext:value-type="float">
            <text:p>452</text:p>
          </table:table-cell>
          <table:table-cell table:formula="of:=MAX(100; [.$B25] + FLOOR(([.$C25] - [.$B25])*(MIN(110;FLOOR([.I$6]*[.$B$3]/[.$B$5]; 1; 0)+[.$B$4]))/110; 1; 0))" office:value-type="float" office:value="440" calcext:value-type="float">
            <text:p>440</text:p>
          </table:table-cell>
          <table:table-cell table:formula="of:=MAX(100; [.$B25] + FLOOR(([.$C25] - [.$B25])*(MIN(110;FLOOR([.J$6]*[.$B$3]/[.$B$5]; 1; 0)+[.$B$4]))/110; 1; 0))" office:value-type="float" office:value="429" calcext:value-type="float">
            <text:p>429</text:p>
          </table:table-cell>
          <table:table-cell table:formula="of:=MAX(100; [.$B25] + FLOOR(([.$C25] - [.$B25])*(MIN(110;FLOOR([.K$6]*[.$B$3]/[.$B$5]; 1; 0)+[.$B$4]))/110; 1; 0))" office:value-type="float" office:value="415" calcext:value-type="float">
            <text:p>415</text:p>
          </table:table-cell>
          <table:table-cell table:formula="of:=MAX(100; [.$B25] + FLOOR(([.$C25] - [.$B25])*(MIN(110;FLOOR([.L$6]*[.$B$3]/[.$B$5]; 1; 0)+[.$B$4]))/110; 1; 0))" office:value-type="float" office:value="404" calcext:value-type="float">
            <text:p>404</text:p>
          </table:table-cell>
          <table:table-cell table:formula="of:=MAX(100; [.$B25] + FLOOR(([.$C25] - [.$B25])*(MIN(110;FLOOR([.M$6]*[.$B$3]/[.$B$5]; 1; 0)+[.$B$4]))/110; 1; 0))" office:value-type="float" office:value="392" calcext:value-type="float">
            <text:p>392</text:p>
          </table:table-cell>
          <table:table-cell table:formula="of:=MAX(100; [.$B25] + FLOOR(([.$C25] - [.$B25])*(MIN(110;FLOOR([.N$6]*[.$B$3]/[.$B$5]; 1; 0)+[.$B$4]))/110; 1; 0))" office:value-type="float" office:value="381" calcext:value-type="float">
            <text:p>381</text:p>
          </table:table-cell>
          <table:table-cell table:formula="of:=MAX(100; [.$B25] + FLOOR(([.$C25] - [.$B25])*(MIN(110;FLOOR([.O$6]*[.$B$3]/[.$B$5]; 1; 0)+[.$B$4]))/110; 1; 0))" office:value-type="float" office:value="370" calcext:value-type="float">
            <text:p>370</text:p>
          </table:table-cell>
          <table:table-cell table:formula="of:=MAX(100; [.$B25] + FLOOR(([.$C25] - [.$B25])*(MIN(110;FLOOR([.P$6]*[.$B$3]/[.$B$5]; 1; 0)+[.$B$4]))/110; 1; 0))" office:value-type="float" office:value="359" calcext:value-type="float">
            <text:p>359</text:p>
          </table:table-cell>
          <table:table-cell table:formula="of:=MAX(100; [.$B25] + FLOOR(([.$C25] - [.$B25])*(MIN(110;FLOOR([.Q$6]*[.$B$3]/[.$B$5]; 1; 0)+[.$B$4]))/110; 1; 0))" office:value-type="float" office:value="345" calcext:value-type="float">
            <text:p>345</text:p>
          </table:table-cell>
          <table:table-cell table:formula="of:=MAX(100; [.$B25] + FLOOR(([.$C25] - [.$B25])*(MIN(110;FLOOR([.R$6]*[.$B$3]/[.$B$5]; 1; 0)+[.$B$4]))/110; 1; 0))" office:value-type="float" office:value="333" calcext:value-type="float">
            <text:p>333</text:p>
          </table:table-cell>
          <table:table-cell table:formula="of:=MAX(100; [.$B25] + FLOOR(([.$C25] - [.$B25])*(MIN(110;FLOOR([.S$6]*[.$B$3]/[.$B$5]; 1; 0)+[.$B$4]))/110; 1; 0))" office:value-type="float" office:value="322" calcext:value-type="float">
            <text:p>322</text:p>
          </table:table-cell>
          <table:table-cell table:formula="of:=MAX(100; [.$B25] + FLOOR(([.$C25] - [.$B25])*(MIN(110;FLOOR([.T$6]*[.$B$3]/[.$B$5]; 1; 0)+[.$B$4]))/110; 1; 0))" office:value-type="float" office:value="311" calcext:value-type="float">
            <text:p>311</text:p>
          </table:table-cell>
          <table:table-cell table:formula="of:=MAX(100; [.$B25] + FLOOR(([.$C25] - [.$B25])*(MIN(110;FLOOR([.U$6]*[.$B$3]/[.$B$5]; 1; 0)+[.$B$4]))/110; 1; 0))" office:value-type="float" office:value="299" calcext:value-type="float">
            <text:p>299</text:p>
          </table:table-cell>
          <table:table-cell table:formula="of:=MAX(100; [.$B25] + FLOOR(([.$C25] - [.$B25])*(MIN(110;FLOOR([.V$6]*[.$B$3]/[.$B$5]; 1; 0)+[.$B$4]))/110; 1; 0))" office:value-type="float" office:value="288" calcext:value-type="float">
            <text:p>288</text:p>
          </table:table-cell>
          <table:table-cell table:formula="of:=MAX(100; [.$B25] + FLOOR(([.$C25] - [.$B25])*(MIN(110;FLOOR([.W$6]*[.$B$3]/[.$B$5]; 1; 0)+[.$B$4]))/110; 1; 0))" office:value-type="float" office:value="274" calcext:value-type="float">
            <text:p>274</text:p>
          </table:table-cell>
          <table:table-cell table:formula="of:=MAX(100; [.$B25] + FLOOR(([.$C25] - [.$B25])*(MIN(110;FLOOR([.X$6]*[.$B$3]/[.$B$5]; 1; 0)+[.$B$4]))/110; 1; 0))" office:value-type="float" office:value="263" calcext:value-type="float">
            <text:p>263</text:p>
          </table:table-cell>
          <table:table-cell table:formula="of:=MAX(100; [.$B25] + FLOOR(([.$C25] - [.$B25])*(MIN(110;FLOOR([.Y$6]*[.$B$3]/[.$B$5]; 1; 0)+[.$B$4]))/110; 1; 0))" office:value-type="float" office:value="252" calcext:value-type="float">
            <text:p>252</text:p>
          </table:table-cell>
          <table:table-cell table:formula="of:=MAX(100; [.$B25] + FLOOR(([.$C25] - [.$B25])*(MIN(110;FLOOR([.Z$6]*[.$B$3]/[.$B$5]; 1; 0)+[.$B$4]))/110; 1; 0))" office:value-type="float" office:value="240" calcext:value-type="float">
            <text:p>240</text:p>
          </table:table-cell>
          <table:table-cell table:formula="of:=MAX(100; [.$B25] + FLOOR(([.$C25] - [.$B25])*(MIN(110;FLOOR([.AA$6]*[.$B$3]/[.$B$5]; 1; 0)+[.$B$4]))/110; 1; 0))" office:value-type="float" office:value="237" calcext:value-type="float">
            <text:p>237</text:p>
          </table:table-cell>
          <table:table-cell table:formula="of:=MAX(100; [.$B25] + FLOOR(([.$C25] - [.$B25])*(MIN(110;FLOOR([.AB$6]*[.$B$3]/[.$B$5]; 1; 0)+[.$B$4]))/110; 1; 0))" office:value-type="float" office:value="235" calcext:value-type="float">
            <text:p>235</text:p>
          </table:table-cell>
          <table:table-cell table:formula="of:=MAX(100; [.$B25] + FLOOR(([.$C25] - [.$B25])*(MIN(110;FLOOR([.AC$6]*[.$B$3]/[.$B$5]; 1; 0)+[.$B$4]))/110; 1; 0))" office:value-type="float" office:value="235" calcext:value-type="float">
            <text:p>235</text:p>
          </table:table-cell>
          <table:table-cell table:formula="of:=MAX(100; [.$B25] + FLOOR(([.$C25] - [.$B25])*(MIN(110;FLOOR([.AD$6]*[.$B$3]/[.$B$5]; 1; 0)+[.$B$4]))/110; 1; 0))" office:value-type="float" office:value="232" calcext:value-type="float">
            <text:p>232</text:p>
          </table:table-cell>
          <table:table-cell table:formula="of:=MAX(100; [.$B25] + FLOOR(([.$C25] - [.$B25])*(MIN(110;FLOOR([.AE$6]*[.$B$3]/[.$B$5]; 1; 0)+[.$B$4]))/110; 1; 0))" office:value-type="float" office:value="232" calcext:value-type="float">
            <text:p>232</text:p>
          </table:table-cell>
          <table:table-cell table:formula="of:=MAX(100; [.$B25] + FLOOR(([.$C25] - [.$B25])*(MIN(110;FLOOR([.AF$6]*[.$B$3]/[.$B$5]; 1; 0)+[.$B$4]))/110; 1; 0))" office:value-type="float" office:value="232" calcext:value-type="float">
            <text:p>232</text:p>
          </table:table-cell>
          <table:table-cell table:formula="of:=MAX(100; [.$B25] + FLOOR(([.$C25] - [.$B25])*(MIN(110;FLOOR([.AG$6]*[.$B$3]/[.$B$5]; 1; 0)+[.$B$4]))/110; 1; 0))" office:value-type="float" office:value="229" calcext:value-type="float">
            <text:p>229</text:p>
          </table:table-cell>
          <table:table-cell table:formula="of:=MAX(100; [.$B25] + FLOOR(([.$C25] - [.$B25])*(MIN(110;FLOOR([.AH$6]*[.$B$3]/[.$B$5]; 1; 0)+[.$B$4]))/110; 1; 0))" office:value-type="float" office:value="229" calcext:value-type="float">
            <text:p>229</text:p>
          </table:table-cell>
          <table:table-cell table:formula="of:=MAX(100; [.$B25] + FLOOR(([.$C25] - [.$B25])*(MIN(110;FLOOR([.AI$6]*[.$B$3]/[.$B$5]; 1; 0)+[.$B$4]))/110; 1; 0))" office:value-type="float" office:value="226" calcext:value-type="float">
            <text:p>226</text:p>
          </table:table-cell>
          <table:table-cell table:formula="of:=MAX(100; [.$B25] + FLOOR(([.$C25] - [.$B25])*(MIN(110;FLOOR([.AJ$6]*[.$B$3]/[.$B$5]; 1; 0)+[.$B$4]))/110; 1; 0))" office:value-type="float" office:value="226" calcext:value-type="float">
            <text:p>226</text:p>
          </table:table-cell>
          <table:table-cell table:formula="of:=MAX(100; [.$B25] + FLOOR(([.$C25] - [.$B25])*(MIN(110;FLOOR([.AK$6]*[.$B$3]/[.$B$5]; 1; 0)+[.$B$4]))/110; 1; 0))" office:value-type="float" office:value="223" calcext:value-type="float">
            <text:p>223</text:p>
          </table:table-cell>
          <table:table-cell table:formula="of:=MAX(100; [.$B25] + FLOOR(([.$C25] - [.$B25])*(MIN(110;FLOOR([.AL$6]*[.$B$3]/[.$B$5]; 1; 0)+[.$B$4]))/110; 1; 0))" office:value-type="float" office:value="223" calcext:value-type="float">
            <text:p>223</text:p>
          </table:table-cell>
          <table:table-cell table:formula="of:=MAX(100; [.$B25] + FLOOR(([.$C25] - [.$B25])*(MIN(110;FLOOR([.AM$6]*[.$B$3]/[.$B$5]; 1; 0)+[.$B$4]))/110; 1; 0))" office:value-type="float" office:value="223" calcext:value-type="float">
            <text:p>223</text:p>
          </table:table-cell>
          <table:table-cell table:formula="of:=MAX(100; [.$B25] + FLOOR(([.$C25] - [.$B25])*(MIN(110;FLOOR([.AN$6]*[.$B$3]/[.$B$5]; 1; 0)+[.$B$4]))/110; 1; 0))" office:value-type="float" office:value="221" calcext:value-type="float">
            <text:p>221</text:p>
          </table:table-cell>
          <table:table-cell table:formula="of:=MAX(100; [.$B25] + FLOOR(([.$C25] - [.$B25])*(MIN(110;FLOOR([.AO$6]*[.$B$3]/[.$B$5]; 1; 0)+[.$B$4]))/110; 1; 0))"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string" calcext:value-type="string">
            <text:p>18/40</text:p>
          </table:table-cell>
          <table:table-cell office:value-type="float" office:value="180" calcext:value-type="float">
            <text:p>180</text:p>
          </table:table-cell>
          <table:table-cell office:value-type="float" office:value="490" calcext:value-type="float">
            <text:p>490</text:p>
          </table:table-cell>
          <table:table-cell table:formula="of:=MAX(100; [.$B26] + FLOOR(([.$C26] - [.$B26])*(MIN(110;FLOOR([.D$6]*[.$B$3]/[.$B$5]; 1; 0)+[.$B$4]))/110; 1; 0))" office:value-type="float" office:value="490" calcext:value-type="float">
            <text:p>490</text:p>
          </table:table-cell>
          <table:table-cell table:formula="of:=MAX(100; [.$B26] + FLOOR(([.$C26] - [.$B26])*(MIN(110;FLOOR([.E$6]*[.$B$3]/[.$B$5]; 1; 0)+[.$B$4]))/110; 1; 0))" office:value-type="float" office:value="475" calcext:value-type="float">
            <text:p>475</text:p>
          </table:table-cell>
          <table:table-cell table:formula="of:=MAX(100; [.$B26] + FLOOR(([.$C26] - [.$B26])*(MIN(110;FLOOR([.F$6]*[.$B$3]/[.$B$5]; 1; 0)+[.$B$4]))/110; 1; 0))" office:value-type="float" office:value="464" calcext:value-type="float">
            <text:p>464</text:p>
          </table:table-cell>
          <table:table-cell table:formula="of:=MAX(100; [.$B26] + FLOOR(([.$C26] - [.$B26])*(MIN(110;FLOOR([.G$6]*[.$B$3]/[.$B$5]; 1; 0)+[.$B$4]))/110; 1; 0))" office:value-type="float" office:value="453" calcext:value-type="float">
            <text:p>453</text:p>
          </table:table-cell>
          <table:table-cell table:formula="of:=MAX(100; [.$B26] + FLOOR(([.$C26] - [.$B26])*(MIN(110;FLOOR([.H$6]*[.$B$3]/[.$B$5]; 1; 0)+[.$B$4]))/110; 1; 0))" office:value-type="float" office:value="442" calcext:value-type="float">
            <text:p>442</text:p>
          </table:table-cell>
          <table:table-cell table:formula="of:=MAX(100; [.$B26] + FLOOR(([.$C26] - [.$B26])*(MIN(110;FLOOR([.I$6]*[.$B$3]/[.$B$5]; 1; 0)+[.$B$4]))/110; 1; 0))" office:value-type="float" office:value="430" calcext:value-type="float">
            <text:p>430</text:p>
          </table:table-cell>
          <table:table-cell table:formula="of:=MAX(100; [.$B26] + FLOOR(([.$C26] - [.$B26])*(MIN(110;FLOOR([.J$6]*[.$B$3]/[.$B$5]; 1; 0)+[.$B$4]))/110; 1; 0))" office:value-type="float" office:value="419" calcext:value-type="float">
            <text:p>419</text:p>
          </table:table-cell>
          <table:table-cell table:formula="of:=MAX(100; [.$B26] + FLOOR(([.$C26] - [.$B26])*(MIN(110;FLOOR([.K$6]*[.$B$3]/[.$B$5]; 1; 0)+[.$B$4]))/110; 1; 0))" office:value-type="float" office:value="405" calcext:value-type="float">
            <text:p>405</text:p>
          </table:table-cell>
          <table:table-cell table:formula="of:=MAX(100; [.$B26] + FLOOR(([.$C26] - [.$B26])*(MIN(110;FLOOR([.L$6]*[.$B$3]/[.$B$5]; 1; 0)+[.$B$4]))/110; 1; 0))" office:value-type="float" office:value="394" calcext:value-type="float">
            <text:p>394</text:p>
          </table:table-cell>
          <table:table-cell table:formula="of:=MAX(100; [.$B26] + FLOOR(([.$C26] - [.$B26])*(MIN(110;FLOOR([.M$6]*[.$B$3]/[.$B$5]; 1; 0)+[.$B$4]))/110; 1; 0))" office:value-type="float" office:value="382" calcext:value-type="float">
            <text:p>382</text:p>
          </table:table-cell>
          <table:table-cell table:formula="of:=MAX(100; [.$B26] + FLOOR(([.$C26] - [.$B26])*(MIN(110;FLOOR([.N$6]*[.$B$3]/[.$B$5]; 1; 0)+[.$B$4]))/110; 1; 0))" office:value-type="float" office:value="371" calcext:value-type="float">
            <text:p>371</text:p>
          </table:table-cell>
          <table:table-cell table:formula="of:=MAX(100; [.$B26] + FLOOR(([.$C26] - [.$B26])*(MIN(110;FLOOR([.O$6]*[.$B$3]/[.$B$5]; 1; 0)+[.$B$4]))/110; 1; 0))" office:value-type="float" office:value="360" calcext:value-type="float">
            <text:p>360</text:p>
          </table:table-cell>
          <table:table-cell table:formula="of:=MAX(100; [.$B26] + FLOOR(([.$C26] - [.$B26])*(MIN(110;FLOOR([.P$6]*[.$B$3]/[.$B$5]; 1; 0)+[.$B$4]))/110; 1; 0))" office:value-type="float" office:value="349" calcext:value-type="float">
            <text:p>349</text:p>
          </table:table-cell>
          <table:table-cell table:formula="of:=MAX(100; [.$B26] + FLOOR(([.$C26] - [.$B26])*(MIN(110;FLOOR([.Q$6]*[.$B$3]/[.$B$5]; 1; 0)+[.$B$4]))/110; 1; 0))" office:value-type="float" office:value="335" calcext:value-type="float">
            <text:p>335</text:p>
          </table:table-cell>
          <table:table-cell table:formula="of:=MAX(100; [.$B26] + FLOOR(([.$C26] - [.$B26])*(MIN(110;FLOOR([.R$6]*[.$B$3]/[.$B$5]; 1; 0)+[.$B$4]))/110; 1; 0))" office:value-type="float" office:value="323" calcext:value-type="float">
            <text:p>323</text:p>
          </table:table-cell>
          <table:table-cell table:formula="of:=MAX(100; [.$B26] + FLOOR(([.$C26] - [.$B26])*(MIN(110;FLOOR([.S$6]*[.$B$3]/[.$B$5]; 1; 0)+[.$B$4]))/110; 1; 0))" office:value-type="float" office:value="312" calcext:value-type="float">
            <text:p>312</text:p>
          </table:table-cell>
          <table:table-cell table:formula="of:=MAX(100; [.$B26] + FLOOR(([.$C26] - [.$B26])*(MIN(110;FLOOR([.T$6]*[.$B$3]/[.$B$5]; 1; 0)+[.$B$4]))/110; 1; 0))" office:value-type="float" office:value="301" calcext:value-type="float">
            <text:p>301</text:p>
          </table:table-cell>
          <table:table-cell table:formula="of:=MAX(100; [.$B26] + FLOOR(([.$C26] - [.$B26])*(MIN(110;FLOOR([.U$6]*[.$B$3]/[.$B$5]; 1; 0)+[.$B$4]))/110; 1; 0))" office:value-type="float" office:value="289" calcext:value-type="float">
            <text:p>289</text:p>
          </table:table-cell>
          <table:table-cell table:formula="of:=MAX(100; [.$B26] + FLOOR(([.$C26] - [.$B26])*(MIN(110;FLOOR([.V$6]*[.$B$3]/[.$B$5]; 1; 0)+[.$B$4]))/110; 1; 0))" office:value-type="float" office:value="278" calcext:value-type="float">
            <text:p>278</text:p>
          </table:table-cell>
          <table:table-cell table:formula="of:=MAX(100; [.$B26] + FLOOR(([.$C26] - [.$B26])*(MIN(110;FLOOR([.W$6]*[.$B$3]/[.$B$5]; 1; 0)+[.$B$4]))/110; 1; 0))" office:value-type="float" office:value="264" calcext:value-type="float">
            <text:p>264</text:p>
          </table:table-cell>
          <table:table-cell table:formula="of:=MAX(100; [.$B26] + FLOOR(([.$C26] - [.$B26])*(MIN(110;FLOOR([.X$6]*[.$B$3]/[.$B$5]; 1; 0)+[.$B$4]))/110; 1; 0))" office:value-type="float" office:value="253" calcext:value-type="float">
            <text:p>253</text:p>
          </table:table-cell>
          <table:table-cell table:formula="of:=MAX(100; [.$B26] + FLOOR(([.$C26] - [.$B26])*(MIN(110;FLOOR([.Y$6]*[.$B$3]/[.$B$5]; 1; 0)+[.$B$4]))/110; 1; 0))" office:value-type="float" office:value="242" calcext:value-type="float">
            <text:p>242</text:p>
          </table:table-cell>
          <table:table-cell table:formula="of:=MAX(100; [.$B26] + FLOOR(([.$C26] - [.$B26])*(MIN(110;FLOOR([.Z$6]*[.$B$3]/[.$B$5]; 1; 0)+[.$B$4]))/110; 1; 0))" office:value-type="float" office:value="230" calcext:value-type="float">
            <text:p>230</text:p>
          </table:table-cell>
          <table:table-cell table:formula="of:=MAX(100; [.$B26] + FLOOR(([.$C26] - [.$B26])*(MIN(110;FLOOR([.AA$6]*[.$B$3]/[.$B$5]; 1; 0)+[.$B$4]))/110; 1; 0))" office:value-type="float" office:value="227" calcext:value-type="float">
            <text:p>227</text:p>
          </table:table-cell>
          <table:table-cell table:formula="of:=MAX(100; [.$B26] + FLOOR(([.$C26] - [.$B26])*(MIN(110;FLOOR([.AB$6]*[.$B$3]/[.$B$5]; 1; 0)+[.$B$4]))/110; 1; 0))" office:value-type="float" office:value="225" calcext:value-type="float">
            <text:p>225</text:p>
          </table:table-cell>
          <table:table-cell table:formula="of:=MAX(100; [.$B26] + FLOOR(([.$C26] - [.$B26])*(MIN(110;FLOOR([.AC$6]*[.$B$3]/[.$B$5]; 1; 0)+[.$B$4]))/110; 1; 0))" office:value-type="float" office:value="225" calcext:value-type="float">
            <text:p>225</text:p>
          </table:table-cell>
          <table:table-cell table:formula="of:=MAX(100; [.$B26] + FLOOR(([.$C26] - [.$B26])*(MIN(110;FLOOR([.AD$6]*[.$B$3]/[.$B$5]; 1; 0)+[.$B$4]))/110; 1; 0))" office:value-type="float" office:value="222" calcext:value-type="float">
            <text:p>222</text:p>
          </table:table-cell>
          <table:table-cell table:formula="of:=MAX(100; [.$B26] + FLOOR(([.$C26] - [.$B26])*(MIN(110;FLOOR([.AE$6]*[.$B$3]/[.$B$5]; 1; 0)+[.$B$4]))/110; 1; 0))" office:value-type="float" office:value="222" calcext:value-type="float">
            <text:p>222</text:p>
          </table:table-cell>
          <table:table-cell table:formula="of:=MAX(100; [.$B26] + FLOOR(([.$C26] - [.$B26])*(MIN(110;FLOOR([.AF$6]*[.$B$3]/[.$B$5]; 1; 0)+[.$B$4]))/110; 1; 0))" office:value-type="float" office:value="222" calcext:value-type="float">
            <text:p>222</text:p>
          </table:table-cell>
          <table:table-cell table:formula="of:=MAX(100; [.$B26] + FLOOR(([.$C26] - [.$B26])*(MIN(110;FLOOR([.AG$6]*[.$B$3]/[.$B$5]; 1; 0)+[.$B$4]))/110; 1; 0))" office:value-type="float" office:value="219" calcext:value-type="float">
            <text:p>219</text:p>
          </table:table-cell>
          <table:table-cell table:formula="of:=MAX(100; [.$B26] + FLOOR(([.$C26] - [.$B26])*(MIN(110;FLOOR([.AH$6]*[.$B$3]/[.$B$5]; 1; 0)+[.$B$4]))/110; 1; 0))" office:value-type="float" office:value="219" calcext:value-type="float">
            <text:p>219</text:p>
          </table:table-cell>
          <table:table-cell table:formula="of:=MAX(100; [.$B26] + FLOOR(([.$C26] - [.$B26])*(MIN(110;FLOOR([.AI$6]*[.$B$3]/[.$B$5]; 1; 0)+[.$B$4]))/110; 1; 0))" office:value-type="float" office:value="216" calcext:value-type="float">
            <text:p>216</text:p>
          </table:table-cell>
          <table:table-cell table:formula="of:=MAX(100; [.$B26] + FLOOR(([.$C26] - [.$B26])*(MIN(110;FLOOR([.AJ$6]*[.$B$3]/[.$B$5]; 1; 0)+[.$B$4]))/110; 1; 0))" office:value-type="float" office:value="216" calcext:value-type="float">
            <text:p>216</text:p>
          </table:table-cell>
          <table:table-cell table:formula="of:=MAX(100; [.$B26] + FLOOR(([.$C26] - [.$B26])*(MIN(110;FLOOR([.AK$6]*[.$B$3]/[.$B$5]; 1; 0)+[.$B$4]))/110; 1; 0))" office:value-type="float" office:value="213" calcext:value-type="float">
            <text:p>213</text:p>
          </table:table-cell>
          <table:table-cell table:formula="of:=MAX(100; [.$B26] + FLOOR(([.$C26] - [.$B26])*(MIN(110;FLOOR([.AL$6]*[.$B$3]/[.$B$5]; 1; 0)+[.$B$4]))/110; 1; 0))" office:value-type="float" office:value="213" calcext:value-type="float">
            <text:p>213</text:p>
          </table:table-cell>
          <table:table-cell table:formula="of:=MAX(100; [.$B26] + FLOOR(([.$C26] - [.$B26])*(MIN(110;FLOOR([.AM$6]*[.$B$3]/[.$B$5]; 1; 0)+[.$B$4]))/110; 1; 0))" office:value-type="float" office:value="213" calcext:value-type="float">
            <text:p>213</text:p>
          </table:table-cell>
          <table:table-cell table:formula="of:=MAX(100; [.$B26] + FLOOR(([.$C26] - [.$B26])*(MIN(110;FLOOR([.AN$6]*[.$B$3]/[.$B$5]; 1; 0)+[.$B$4]))/110; 1; 0))" office:value-type="float" office:value="211" calcext:value-type="float">
            <text:p>211</text:p>
          </table:table-cell>
          <table:table-cell table:formula="of:=MAX(100; [.$B26] + FLOOR(([.$C26] - [.$B26])*(MIN(110;FLOOR([.AO$6]*[.$B$3]/[.$B$5]; 1; 0)+[.$B$4]))/110; 1; 0))"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string" calcext:value-type="string">
            <text:p>18/30</text:p>
          </table:table-cell>
          <table:table-cell office:value-type="float" office:value="170" calcext:value-type="float">
            <text:p>170</text:p>
          </table:table-cell>
          <table:table-cell office:value-type="float" office:value="480" calcext:value-type="float">
            <text:p>480</text:p>
          </table:table-cell>
          <table:table-cell table:formula="of:=MAX(100; [.$B27] + FLOOR(([.$C27] - [.$B27])*(MIN(110;FLOOR([.D$6]*[.$B$3]/[.$B$5]; 1; 0)+[.$B$4]))/110; 1; 0))" office:value-type="float" office:value="480" calcext:value-type="float">
            <text:p>480</text:p>
          </table:table-cell>
          <table:table-cell table:formula="of:=MAX(100; [.$B27] + FLOOR(([.$C27] - [.$B27])*(MIN(110;FLOOR([.E$6]*[.$B$3]/[.$B$5]; 1; 0)+[.$B$4]))/110; 1; 0))" office:value-type="float" office:value="465" calcext:value-type="float">
            <text:p>465</text:p>
          </table:table-cell>
          <table:table-cell table:formula="of:=MAX(100; [.$B27] + FLOOR(([.$C27] - [.$B27])*(MIN(110;FLOOR([.F$6]*[.$B$3]/[.$B$5]; 1; 0)+[.$B$4]))/110; 1; 0))" office:value-type="float" office:value="454" calcext:value-type="float">
            <text:p>454</text:p>
          </table:table-cell>
          <table:table-cell table:formula="of:=MAX(100; [.$B27] + FLOOR(([.$C27] - [.$B27])*(MIN(110;FLOOR([.G$6]*[.$B$3]/[.$B$5]; 1; 0)+[.$B$4]))/110; 1; 0))" office:value-type="float" office:value="443" calcext:value-type="float">
            <text:p>443</text:p>
          </table:table-cell>
          <table:table-cell table:formula="of:=MAX(100; [.$B27] + FLOOR(([.$C27] - [.$B27])*(MIN(110;FLOOR([.H$6]*[.$B$3]/[.$B$5]; 1; 0)+[.$B$4]))/110; 1; 0))" office:value-type="float" office:value="432" calcext:value-type="float">
            <text:p>432</text:p>
          </table:table-cell>
          <table:table-cell table:formula="of:=MAX(100; [.$B27] + FLOOR(([.$C27] - [.$B27])*(MIN(110;FLOOR([.I$6]*[.$B$3]/[.$B$5]; 1; 0)+[.$B$4]))/110; 1; 0))" office:value-type="float" office:value="420" calcext:value-type="float">
            <text:p>420</text:p>
          </table:table-cell>
          <table:table-cell table:formula="of:=MAX(100; [.$B27] + FLOOR(([.$C27] - [.$B27])*(MIN(110;FLOOR([.J$6]*[.$B$3]/[.$B$5]; 1; 0)+[.$B$4]))/110; 1; 0))" office:value-type="float" office:value="409" calcext:value-type="float">
            <text:p>409</text:p>
          </table:table-cell>
          <table:table-cell table:formula="of:=MAX(100; [.$B27] + FLOOR(([.$C27] - [.$B27])*(MIN(110;FLOOR([.K$6]*[.$B$3]/[.$B$5]; 1; 0)+[.$B$4]))/110; 1; 0))" office:value-type="float" office:value="395" calcext:value-type="float">
            <text:p>395</text:p>
          </table:table-cell>
          <table:table-cell table:formula="of:=MAX(100; [.$B27] + FLOOR(([.$C27] - [.$B27])*(MIN(110;FLOOR([.L$6]*[.$B$3]/[.$B$5]; 1; 0)+[.$B$4]))/110; 1; 0))" office:value-type="float" office:value="384" calcext:value-type="float">
            <text:p>384</text:p>
          </table:table-cell>
          <table:table-cell table:formula="of:=MAX(100; [.$B27] + FLOOR(([.$C27] - [.$B27])*(MIN(110;FLOOR([.M$6]*[.$B$3]/[.$B$5]; 1; 0)+[.$B$4]))/110; 1; 0))" office:value-type="float" office:value="372" calcext:value-type="float">
            <text:p>372</text:p>
          </table:table-cell>
          <table:table-cell table:formula="of:=MAX(100; [.$B27] + FLOOR(([.$C27] - [.$B27])*(MIN(110;FLOOR([.N$6]*[.$B$3]/[.$B$5]; 1; 0)+[.$B$4]))/110; 1; 0))" office:value-type="float" office:value="361" calcext:value-type="float">
            <text:p>361</text:p>
          </table:table-cell>
          <table:table-cell table:formula="of:=MAX(100; [.$B27] + FLOOR(([.$C27] - [.$B27])*(MIN(110;FLOOR([.O$6]*[.$B$3]/[.$B$5]; 1; 0)+[.$B$4]))/110; 1; 0))" office:value-type="float" office:value="350" calcext:value-type="float">
            <text:p>350</text:p>
          </table:table-cell>
          <table:table-cell table:formula="of:=MAX(100; [.$B27] + FLOOR(([.$C27] - [.$B27])*(MIN(110;FLOOR([.P$6]*[.$B$3]/[.$B$5]; 1; 0)+[.$B$4]))/110; 1; 0))" office:value-type="float" office:value="339" calcext:value-type="float">
            <text:p>339</text:p>
          </table:table-cell>
          <table:table-cell table:formula="of:=MAX(100; [.$B27] + FLOOR(([.$C27] - [.$B27])*(MIN(110;FLOOR([.Q$6]*[.$B$3]/[.$B$5]; 1; 0)+[.$B$4]))/110; 1; 0))" office:value-type="float" office:value="325" calcext:value-type="float">
            <text:p>325</text:p>
          </table:table-cell>
          <table:table-cell table:formula="of:=MAX(100; [.$B27] + FLOOR(([.$C27] - [.$B27])*(MIN(110;FLOOR([.R$6]*[.$B$3]/[.$B$5]; 1; 0)+[.$B$4]))/110; 1; 0))" office:value-type="float" office:value="313" calcext:value-type="float">
            <text:p>313</text:p>
          </table:table-cell>
          <table:table-cell table:formula="of:=MAX(100; [.$B27] + FLOOR(([.$C27] - [.$B27])*(MIN(110;FLOOR([.S$6]*[.$B$3]/[.$B$5]; 1; 0)+[.$B$4]))/110; 1; 0))" office:value-type="float" office:value="302" calcext:value-type="float">
            <text:p>302</text:p>
          </table:table-cell>
          <table:table-cell table:formula="of:=MAX(100; [.$B27] + FLOOR(([.$C27] - [.$B27])*(MIN(110;FLOOR([.T$6]*[.$B$3]/[.$B$5]; 1; 0)+[.$B$4]))/110; 1; 0))" office:value-type="float" office:value="291" calcext:value-type="float">
            <text:p>291</text:p>
          </table:table-cell>
          <table:table-cell table:formula="of:=MAX(100; [.$B27] + FLOOR(([.$C27] - [.$B27])*(MIN(110;FLOOR([.U$6]*[.$B$3]/[.$B$5]; 1; 0)+[.$B$4]))/110; 1; 0))" office:value-type="float" office:value="279" calcext:value-type="float">
            <text:p>279</text:p>
          </table:table-cell>
          <table:table-cell table:formula="of:=MAX(100; [.$B27] + FLOOR(([.$C27] - [.$B27])*(MIN(110;FLOOR([.V$6]*[.$B$3]/[.$B$5]; 1; 0)+[.$B$4]))/110; 1; 0))" office:value-type="float" office:value="268" calcext:value-type="float">
            <text:p>268</text:p>
          </table:table-cell>
          <table:table-cell table:formula="of:=MAX(100; [.$B27] + FLOOR(([.$C27] - [.$B27])*(MIN(110;FLOOR([.W$6]*[.$B$3]/[.$B$5]; 1; 0)+[.$B$4]))/110; 1; 0))" office:value-type="float" office:value="254" calcext:value-type="float">
            <text:p>254</text:p>
          </table:table-cell>
          <table:table-cell table:formula="of:=MAX(100; [.$B27] + FLOOR(([.$C27] - [.$B27])*(MIN(110;FLOOR([.X$6]*[.$B$3]/[.$B$5]; 1; 0)+[.$B$4]))/110; 1; 0))" office:value-type="float" office:value="243" calcext:value-type="float">
            <text:p>243</text:p>
          </table:table-cell>
          <table:table-cell table:formula="of:=MAX(100; [.$B27] + FLOOR(([.$C27] - [.$B27])*(MIN(110;FLOOR([.Y$6]*[.$B$3]/[.$B$5]; 1; 0)+[.$B$4]))/110; 1; 0))" office:value-type="float" office:value="232" calcext:value-type="float">
            <text:p>232</text:p>
          </table:table-cell>
          <table:table-cell table:formula="of:=MAX(100; [.$B27] + FLOOR(([.$C27] - [.$B27])*(MIN(110;FLOOR([.Z$6]*[.$B$3]/[.$B$5]; 1; 0)+[.$B$4]))/110; 1; 0))" office:value-type="float" office:value="220" calcext:value-type="float">
            <text:p>220</text:p>
          </table:table-cell>
          <table:table-cell table:formula="of:=MAX(100; [.$B27] + FLOOR(([.$C27] - [.$B27])*(MIN(110;FLOOR([.AA$6]*[.$B$3]/[.$B$5]; 1; 0)+[.$B$4]))/110; 1; 0))" office:value-type="float" office:value="217" calcext:value-type="float">
            <text:p>217</text:p>
          </table:table-cell>
          <table:table-cell table:formula="of:=MAX(100; [.$B27] + FLOOR(([.$C27] - [.$B27])*(MIN(110;FLOOR([.AB$6]*[.$B$3]/[.$B$5]; 1; 0)+[.$B$4]))/110; 1; 0))" office:value-type="float" office:value="215" calcext:value-type="float">
            <text:p>215</text:p>
          </table:table-cell>
          <table:table-cell table:formula="of:=MAX(100; [.$B27] + FLOOR(([.$C27] - [.$B27])*(MIN(110;FLOOR([.AC$6]*[.$B$3]/[.$B$5]; 1; 0)+[.$B$4]))/110; 1; 0))" office:value-type="float" office:value="215" calcext:value-type="float">
            <text:p>215</text:p>
          </table:table-cell>
          <table:table-cell table:formula="of:=MAX(100; [.$B27] + FLOOR(([.$C27] - [.$B27])*(MIN(110;FLOOR([.AD$6]*[.$B$3]/[.$B$5]; 1; 0)+[.$B$4]))/110; 1; 0))" office:value-type="float" office:value="212" calcext:value-type="float">
            <text:p>212</text:p>
          </table:table-cell>
          <table:table-cell table:formula="of:=MAX(100; [.$B27] + FLOOR(([.$C27] - [.$B27])*(MIN(110;FLOOR([.AE$6]*[.$B$3]/[.$B$5]; 1; 0)+[.$B$4]))/110; 1; 0))" office:value-type="float" office:value="212" calcext:value-type="float">
            <text:p>212</text:p>
          </table:table-cell>
          <table:table-cell table:formula="of:=MAX(100; [.$B27] + FLOOR(([.$C27] - [.$B27])*(MIN(110;FLOOR([.AF$6]*[.$B$3]/[.$B$5]; 1; 0)+[.$B$4]))/110; 1; 0))" office:value-type="float" office:value="212" calcext:value-type="float">
            <text:p>212</text:p>
          </table:table-cell>
          <table:table-cell table:formula="of:=MAX(100; [.$B27] + FLOOR(([.$C27] - [.$B27])*(MIN(110;FLOOR([.AG$6]*[.$B$3]/[.$B$5]; 1; 0)+[.$B$4]))/110; 1; 0))" office:value-type="float" office:value="209" calcext:value-type="float">
            <text:p>209</text:p>
          </table:table-cell>
          <table:table-cell table:formula="of:=MAX(100; [.$B27] + FLOOR(([.$C27] - [.$B27])*(MIN(110;FLOOR([.AH$6]*[.$B$3]/[.$B$5]; 1; 0)+[.$B$4]))/110; 1; 0))" office:value-type="float" office:value="209" calcext:value-type="float">
            <text:p>209</text:p>
          </table:table-cell>
          <table:table-cell table:formula="of:=MAX(100; [.$B27] + FLOOR(([.$C27] - [.$B27])*(MIN(110;FLOOR([.AI$6]*[.$B$3]/[.$B$5]; 1; 0)+[.$B$4]))/110; 1; 0))" office:value-type="float" office:value="206" calcext:value-type="float">
            <text:p>206</text:p>
          </table:table-cell>
          <table:table-cell table:formula="of:=MAX(100; [.$B27] + FLOOR(([.$C27] - [.$B27])*(MIN(110;FLOOR([.AJ$6]*[.$B$3]/[.$B$5]; 1; 0)+[.$B$4]))/110; 1; 0))" office:value-type="float" office:value="206" calcext:value-type="float">
            <text:p>206</text:p>
          </table:table-cell>
          <table:table-cell table:formula="of:=MAX(100; [.$B27] + FLOOR(([.$C27] - [.$B27])*(MIN(110;FLOOR([.AK$6]*[.$B$3]/[.$B$5]; 1; 0)+[.$B$4]))/110; 1; 0))" office:value-type="float" office:value="203" calcext:value-type="float">
            <text:p>203</text:p>
          </table:table-cell>
          <table:table-cell table:formula="of:=MAX(100; [.$B27] + FLOOR(([.$C27] - [.$B27])*(MIN(110;FLOOR([.AL$6]*[.$B$3]/[.$B$5]; 1; 0)+[.$B$4]))/110; 1; 0))" office:value-type="float" office:value="203" calcext:value-type="float">
            <text:p>203</text:p>
          </table:table-cell>
          <table:table-cell table:formula="of:=MAX(100; [.$B27] + FLOOR(([.$C27] - [.$B27])*(MIN(110;FLOOR([.AM$6]*[.$B$3]/[.$B$5]; 1; 0)+[.$B$4]))/110; 1; 0))" office:value-type="float" office:value="203" calcext:value-type="float">
            <text:p>203</text:p>
          </table:table-cell>
          <table:table-cell table:formula="of:=MAX(100; [.$B27] + FLOOR(([.$C27] - [.$B27])*(MIN(110;FLOOR([.AN$6]*[.$B$3]/[.$B$5]; 1; 0)+[.$B$4]))/110; 1; 0))" office:value-type="float" office:value="201" calcext:value-type="float">
            <text:p>201</text:p>
          </table:table-cell>
          <table:table-cell table:formula="of:=MAX(100; [.$B27] + FLOOR(([.$C27] - [.$B27])*(MIN(110;FLOOR([.AO$6]*[.$B$3]/[.$B$5]; 1; 0)+[.$B$4]))/110; 1; 0))"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string" calcext:value-type="string">
            <text:p>18/20</text:p>
          </table:table-cell>
          <table:table-cell office:value-type="float" office:value="160" calcext:value-type="float">
            <text:p>160</text:p>
          </table:table-cell>
          <table:table-cell office:value-type="float" office:value="470" calcext:value-type="float">
            <text:p>470</text:p>
          </table:table-cell>
          <table:table-cell table:formula="of:=MAX(100; [.$B28] + FLOOR(([.$C28] - [.$B28])*(MIN(110;FLOOR([.D$6]*[.$B$3]/[.$B$5]; 1; 0)+[.$B$4]))/110; 1; 0))" office:value-type="float" office:value="470" calcext:value-type="float">
            <text:p>470</text:p>
          </table:table-cell>
          <table:table-cell table:formula="of:=MAX(100; [.$B28] + FLOOR(([.$C28] - [.$B28])*(MIN(110;FLOOR([.E$6]*[.$B$3]/[.$B$5]; 1; 0)+[.$B$4]))/110; 1; 0))" office:value-type="float" office:value="455" calcext:value-type="float">
            <text:p>455</text:p>
          </table:table-cell>
          <table:table-cell table:formula="of:=MAX(100; [.$B28] + FLOOR(([.$C28] - [.$B28])*(MIN(110;FLOOR([.F$6]*[.$B$3]/[.$B$5]; 1; 0)+[.$B$4]))/110; 1; 0))" office:value-type="float" office:value="444" calcext:value-type="float">
            <text:p>444</text:p>
          </table:table-cell>
          <table:table-cell table:formula="of:=MAX(100; [.$B28] + FLOOR(([.$C28] - [.$B28])*(MIN(110;FLOOR([.G$6]*[.$B$3]/[.$B$5]; 1; 0)+[.$B$4]))/110; 1; 0))" office:value-type="float" office:value="433" calcext:value-type="float">
            <text:p>433</text:p>
          </table:table-cell>
          <table:table-cell table:formula="of:=MAX(100; [.$B28] + FLOOR(([.$C28] - [.$B28])*(MIN(110;FLOOR([.H$6]*[.$B$3]/[.$B$5]; 1; 0)+[.$B$4]))/110; 1; 0))" office:value-type="float" office:value="422" calcext:value-type="float">
            <text:p>422</text:p>
          </table:table-cell>
          <table:table-cell table:formula="of:=MAX(100; [.$B28] + FLOOR(([.$C28] - [.$B28])*(MIN(110;FLOOR([.I$6]*[.$B$3]/[.$B$5]; 1; 0)+[.$B$4]))/110; 1; 0))" office:value-type="float" office:value="410" calcext:value-type="float">
            <text:p>410</text:p>
          </table:table-cell>
          <table:table-cell table:formula="of:=MAX(100; [.$B28] + FLOOR(([.$C28] - [.$B28])*(MIN(110;FLOOR([.J$6]*[.$B$3]/[.$B$5]; 1; 0)+[.$B$4]))/110; 1; 0))" office:value-type="float" office:value="399" calcext:value-type="float">
            <text:p>399</text:p>
          </table:table-cell>
          <table:table-cell table:formula="of:=MAX(100; [.$B28] + FLOOR(([.$C28] - [.$B28])*(MIN(110;FLOOR([.K$6]*[.$B$3]/[.$B$5]; 1; 0)+[.$B$4]))/110; 1; 0))" office:value-type="float" office:value="385" calcext:value-type="float">
            <text:p>385</text:p>
          </table:table-cell>
          <table:table-cell table:formula="of:=MAX(100; [.$B28] + FLOOR(([.$C28] - [.$B28])*(MIN(110;FLOOR([.L$6]*[.$B$3]/[.$B$5]; 1; 0)+[.$B$4]))/110; 1; 0))" office:value-type="float" office:value="374" calcext:value-type="float">
            <text:p>374</text:p>
          </table:table-cell>
          <table:table-cell table:formula="of:=MAX(100; [.$B28] + FLOOR(([.$C28] - [.$B28])*(MIN(110;FLOOR([.M$6]*[.$B$3]/[.$B$5]; 1; 0)+[.$B$4]))/110; 1; 0))" office:value-type="float" office:value="362" calcext:value-type="float">
            <text:p>362</text:p>
          </table:table-cell>
          <table:table-cell table:formula="of:=MAX(100; [.$B28] + FLOOR(([.$C28] - [.$B28])*(MIN(110;FLOOR([.N$6]*[.$B$3]/[.$B$5]; 1; 0)+[.$B$4]))/110; 1; 0))" office:value-type="float" office:value="351" calcext:value-type="float">
            <text:p>351</text:p>
          </table:table-cell>
          <table:table-cell table:formula="of:=MAX(100; [.$B28] + FLOOR(([.$C28] - [.$B28])*(MIN(110;FLOOR([.O$6]*[.$B$3]/[.$B$5]; 1; 0)+[.$B$4]))/110; 1; 0))" office:value-type="float" office:value="340" calcext:value-type="float">
            <text:p>340</text:p>
          </table:table-cell>
          <table:table-cell table:formula="of:=MAX(100; [.$B28] + FLOOR(([.$C28] - [.$B28])*(MIN(110;FLOOR([.P$6]*[.$B$3]/[.$B$5]; 1; 0)+[.$B$4]))/110; 1; 0))" office:value-type="float" office:value="329" calcext:value-type="float">
            <text:p>329</text:p>
          </table:table-cell>
          <table:table-cell table:formula="of:=MAX(100; [.$B28] + FLOOR(([.$C28] - [.$B28])*(MIN(110;FLOOR([.Q$6]*[.$B$3]/[.$B$5]; 1; 0)+[.$B$4]))/110; 1; 0))" office:value-type="float" office:value="315" calcext:value-type="float">
            <text:p>315</text:p>
          </table:table-cell>
          <table:table-cell table:formula="of:=MAX(100; [.$B28] + FLOOR(([.$C28] - [.$B28])*(MIN(110;FLOOR([.R$6]*[.$B$3]/[.$B$5]; 1; 0)+[.$B$4]))/110; 1; 0))" office:value-type="float" office:value="303" calcext:value-type="float">
            <text:p>303</text:p>
          </table:table-cell>
          <table:table-cell table:formula="of:=MAX(100; [.$B28] + FLOOR(([.$C28] - [.$B28])*(MIN(110;FLOOR([.S$6]*[.$B$3]/[.$B$5]; 1; 0)+[.$B$4]))/110; 1; 0))" office:value-type="float" office:value="292" calcext:value-type="float">
            <text:p>292</text:p>
          </table:table-cell>
          <table:table-cell table:formula="of:=MAX(100; [.$B28] + FLOOR(([.$C28] - [.$B28])*(MIN(110;FLOOR([.T$6]*[.$B$3]/[.$B$5]; 1; 0)+[.$B$4]))/110; 1; 0))" office:value-type="float" office:value="281" calcext:value-type="float">
            <text:p>281</text:p>
          </table:table-cell>
          <table:table-cell table:formula="of:=MAX(100; [.$B28] + FLOOR(([.$C28] - [.$B28])*(MIN(110;FLOOR([.U$6]*[.$B$3]/[.$B$5]; 1; 0)+[.$B$4]))/110; 1; 0))" office:value-type="float" office:value="269" calcext:value-type="float">
            <text:p>269</text:p>
          </table:table-cell>
          <table:table-cell table:formula="of:=MAX(100; [.$B28] + FLOOR(([.$C28] - [.$B28])*(MIN(110;FLOOR([.V$6]*[.$B$3]/[.$B$5]; 1; 0)+[.$B$4]))/110; 1; 0))" office:value-type="float" office:value="258" calcext:value-type="float">
            <text:p>258</text:p>
          </table:table-cell>
          <table:table-cell table:formula="of:=MAX(100; [.$B28] + FLOOR(([.$C28] - [.$B28])*(MIN(110;FLOOR([.W$6]*[.$B$3]/[.$B$5]; 1; 0)+[.$B$4]))/110; 1; 0))" office:value-type="float" office:value="244" calcext:value-type="float">
            <text:p>244</text:p>
          </table:table-cell>
          <table:table-cell table:formula="of:=MAX(100; [.$B28] + FLOOR(([.$C28] - [.$B28])*(MIN(110;FLOOR([.X$6]*[.$B$3]/[.$B$5]; 1; 0)+[.$B$4]))/110; 1; 0))" office:value-type="float" office:value="233" calcext:value-type="float">
            <text:p>233</text:p>
          </table:table-cell>
          <table:table-cell table:formula="of:=MAX(100; [.$B28] + FLOOR(([.$C28] - [.$B28])*(MIN(110;FLOOR([.Y$6]*[.$B$3]/[.$B$5]; 1; 0)+[.$B$4]))/110; 1; 0))" office:value-type="float" office:value="222" calcext:value-type="float">
            <text:p>222</text:p>
          </table:table-cell>
          <table:table-cell table:formula="of:=MAX(100; [.$B28] + FLOOR(([.$C28] - [.$B28])*(MIN(110;FLOOR([.Z$6]*[.$B$3]/[.$B$5]; 1; 0)+[.$B$4]))/110; 1; 0))" office:value-type="float" office:value="210" calcext:value-type="float">
            <text:p>210</text:p>
          </table:table-cell>
          <table:table-cell table:formula="of:=MAX(100; [.$B28] + FLOOR(([.$C28] - [.$B28])*(MIN(110;FLOOR([.AA$6]*[.$B$3]/[.$B$5]; 1; 0)+[.$B$4]))/110; 1; 0))" office:value-type="float" office:value="207" calcext:value-type="float">
            <text:p>207</text:p>
          </table:table-cell>
          <table:table-cell table:formula="of:=MAX(100; [.$B28] + FLOOR(([.$C28] - [.$B28])*(MIN(110;FLOOR([.AB$6]*[.$B$3]/[.$B$5]; 1; 0)+[.$B$4]))/110; 1; 0))" office:value-type="float" office:value="205" calcext:value-type="float">
            <text:p>205</text:p>
          </table:table-cell>
          <table:table-cell table:formula="of:=MAX(100; [.$B28] + FLOOR(([.$C28] - [.$B28])*(MIN(110;FLOOR([.AC$6]*[.$B$3]/[.$B$5]; 1; 0)+[.$B$4]))/110; 1; 0))" office:value-type="float" office:value="205" calcext:value-type="float">
            <text:p>205</text:p>
          </table:table-cell>
          <table:table-cell table:formula="of:=MAX(100; [.$B28] + FLOOR(([.$C28] - [.$B28])*(MIN(110;FLOOR([.AD$6]*[.$B$3]/[.$B$5]; 1; 0)+[.$B$4]))/110; 1; 0))" office:value-type="float" office:value="202" calcext:value-type="float">
            <text:p>202</text:p>
          </table:table-cell>
          <table:table-cell table:formula="of:=MAX(100; [.$B28] + FLOOR(([.$C28] - [.$B28])*(MIN(110;FLOOR([.AE$6]*[.$B$3]/[.$B$5]; 1; 0)+[.$B$4]))/110; 1; 0))" office:value-type="float" office:value="202" calcext:value-type="float">
            <text:p>202</text:p>
          </table:table-cell>
          <table:table-cell table:formula="of:=MAX(100; [.$B28] + FLOOR(([.$C28] - [.$B28])*(MIN(110;FLOOR([.AF$6]*[.$B$3]/[.$B$5]; 1; 0)+[.$B$4]))/110; 1; 0))" office:value-type="float" office:value="202" calcext:value-type="float">
            <text:p>202</text:p>
          </table:table-cell>
          <table:table-cell table:formula="of:=MAX(100; [.$B28] + FLOOR(([.$C28] - [.$B28])*(MIN(110;FLOOR([.AG$6]*[.$B$3]/[.$B$5]; 1; 0)+[.$B$4]))/110; 1; 0))" office:value-type="float" office:value="199" calcext:value-type="float">
            <text:p>199</text:p>
          </table:table-cell>
          <table:table-cell table:formula="of:=MAX(100; [.$B28] + FLOOR(([.$C28] - [.$B28])*(MIN(110;FLOOR([.AH$6]*[.$B$3]/[.$B$5]; 1; 0)+[.$B$4]))/110; 1; 0))" office:value-type="float" office:value="199" calcext:value-type="float">
            <text:p>199</text:p>
          </table:table-cell>
          <table:table-cell table:formula="of:=MAX(100; [.$B28] + FLOOR(([.$C28] - [.$B28])*(MIN(110;FLOOR([.AI$6]*[.$B$3]/[.$B$5]; 1; 0)+[.$B$4]))/110; 1; 0))" office:value-type="float" office:value="196" calcext:value-type="float">
            <text:p>196</text:p>
          </table:table-cell>
          <table:table-cell table:formula="of:=MAX(100; [.$B28] + FLOOR(([.$C28] - [.$B28])*(MIN(110;FLOOR([.AJ$6]*[.$B$3]/[.$B$5]; 1; 0)+[.$B$4]))/110; 1; 0))" office:value-type="float" office:value="196" calcext:value-type="float">
            <text:p>196</text:p>
          </table:table-cell>
          <table:table-cell table:formula="of:=MAX(100; [.$B28] + FLOOR(([.$C28] - [.$B28])*(MIN(110;FLOOR([.AK$6]*[.$B$3]/[.$B$5]; 1; 0)+[.$B$4]))/110; 1; 0))" office:value-type="float" office:value="193" calcext:value-type="float">
            <text:p>193</text:p>
          </table:table-cell>
          <table:table-cell table:formula="of:=MAX(100; [.$B28] + FLOOR(([.$C28] - [.$B28])*(MIN(110;FLOOR([.AL$6]*[.$B$3]/[.$B$5]; 1; 0)+[.$B$4]))/110; 1; 0))" office:value-type="float" office:value="193" calcext:value-type="float">
            <text:p>193</text:p>
          </table:table-cell>
          <table:table-cell table:formula="of:=MAX(100; [.$B28] + FLOOR(([.$C28] - [.$B28])*(MIN(110;FLOOR([.AM$6]*[.$B$3]/[.$B$5]; 1; 0)+[.$B$4]))/110; 1; 0))" office:value-type="float" office:value="193" calcext:value-type="float">
            <text:p>193</text:p>
          </table:table-cell>
          <table:table-cell table:formula="of:=MAX(100; [.$B28] + FLOOR(([.$C28] - [.$B28])*(MIN(110;FLOOR([.AN$6]*[.$B$3]/[.$B$5]; 1; 0)+[.$B$4]))/110; 1; 0))" office:value-type="float" office:value="191" calcext:value-type="float">
            <text:p>191</text:p>
          </table:table-cell>
          <table:table-cell table:formula="of:=MAX(100; [.$B28] + FLOOR(([.$C28] - [.$B28])*(MIN(110;FLOOR([.AO$6]*[.$B$3]/[.$B$5]; 1; 0)+[.$B$4]))/110; 1; 0))"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string" calcext:value-type="string">
            <text:p>18/10</text:p>
          </table:table-cell>
          <table:table-cell office:value-type="float" office:value="150" calcext:value-type="float">
            <text:p>150</text:p>
          </table:table-cell>
          <table:table-cell office:value-type="float" office:value="460" calcext:value-type="float">
            <text:p>460</text:p>
          </table:table-cell>
          <table:table-cell table:formula="of:=MAX(100; [.$B29] + FLOOR(([.$C29] - [.$B29])*(MIN(110;FLOOR([.D$6]*[.$B$3]/[.$B$5]; 1; 0)+[.$B$4]))/110; 1; 0))" office:value-type="float" office:value="460" calcext:value-type="float">
            <text:p>460</text:p>
          </table:table-cell>
          <table:table-cell table:formula="of:=MAX(100; [.$B29] + FLOOR(([.$C29] - [.$B29])*(MIN(110;FLOOR([.E$6]*[.$B$3]/[.$B$5]; 1; 0)+[.$B$4]))/110; 1; 0))" office:value-type="float" office:value="445" calcext:value-type="float">
            <text:p>445</text:p>
          </table:table-cell>
          <table:table-cell table:formula="of:=MAX(100; [.$B29] + FLOOR(([.$C29] - [.$B29])*(MIN(110;FLOOR([.F$6]*[.$B$3]/[.$B$5]; 1; 0)+[.$B$4]))/110; 1; 0))" office:value-type="float" office:value="434" calcext:value-type="float">
            <text:p>434</text:p>
          </table:table-cell>
          <table:table-cell table:formula="of:=MAX(100; [.$B29] + FLOOR(([.$C29] - [.$B29])*(MIN(110;FLOOR([.G$6]*[.$B$3]/[.$B$5]; 1; 0)+[.$B$4]))/110; 1; 0))" office:value-type="float" office:value="423" calcext:value-type="float">
            <text:p>423</text:p>
          </table:table-cell>
          <table:table-cell table:formula="of:=MAX(100; [.$B29] + FLOOR(([.$C29] - [.$B29])*(MIN(110;FLOOR([.H$6]*[.$B$3]/[.$B$5]; 1; 0)+[.$B$4]))/110; 1; 0))" office:value-type="float" office:value="412" calcext:value-type="float">
            <text:p>412</text:p>
          </table:table-cell>
          <table:table-cell table:formula="of:=MAX(100; [.$B29] + FLOOR(([.$C29] - [.$B29])*(MIN(110;FLOOR([.I$6]*[.$B$3]/[.$B$5]; 1; 0)+[.$B$4]))/110; 1; 0))" office:value-type="float" office:value="400" calcext:value-type="float">
            <text:p>400</text:p>
          </table:table-cell>
          <table:table-cell table:formula="of:=MAX(100; [.$B29] + FLOOR(([.$C29] - [.$B29])*(MIN(110;FLOOR([.J$6]*[.$B$3]/[.$B$5]; 1; 0)+[.$B$4]))/110; 1; 0))" office:value-type="float" office:value="389" calcext:value-type="float">
            <text:p>389</text:p>
          </table:table-cell>
          <table:table-cell table:formula="of:=MAX(100; [.$B29] + FLOOR(([.$C29] - [.$B29])*(MIN(110;FLOOR([.K$6]*[.$B$3]/[.$B$5]; 1; 0)+[.$B$4]))/110; 1; 0))" office:value-type="float" office:value="375" calcext:value-type="float">
            <text:p>375</text:p>
          </table:table-cell>
          <table:table-cell table:formula="of:=MAX(100; [.$B29] + FLOOR(([.$C29] - [.$B29])*(MIN(110;FLOOR([.L$6]*[.$B$3]/[.$B$5]; 1; 0)+[.$B$4]))/110; 1; 0))" office:value-type="float" office:value="364" calcext:value-type="float">
            <text:p>364</text:p>
          </table:table-cell>
          <table:table-cell table:formula="of:=MAX(100; [.$B29] + FLOOR(([.$C29] - [.$B29])*(MIN(110;FLOOR([.M$6]*[.$B$3]/[.$B$5]; 1; 0)+[.$B$4]))/110; 1; 0))" office:value-type="float" office:value="352" calcext:value-type="float">
            <text:p>352</text:p>
          </table:table-cell>
          <table:table-cell table:formula="of:=MAX(100; [.$B29] + FLOOR(([.$C29] - [.$B29])*(MIN(110;FLOOR([.N$6]*[.$B$3]/[.$B$5]; 1; 0)+[.$B$4]))/110; 1; 0))" office:value-type="float" office:value="341" calcext:value-type="float">
            <text:p>341</text:p>
          </table:table-cell>
          <table:table-cell table:formula="of:=MAX(100; [.$B29] + FLOOR(([.$C29] - [.$B29])*(MIN(110;FLOOR([.O$6]*[.$B$3]/[.$B$5]; 1; 0)+[.$B$4]))/110; 1; 0))" office:value-type="float" office:value="330" calcext:value-type="float">
            <text:p>330</text:p>
          </table:table-cell>
          <table:table-cell table:formula="of:=MAX(100; [.$B29] + FLOOR(([.$C29] - [.$B29])*(MIN(110;FLOOR([.P$6]*[.$B$3]/[.$B$5]; 1; 0)+[.$B$4]))/110; 1; 0))" office:value-type="float" office:value="319" calcext:value-type="float">
            <text:p>319</text:p>
          </table:table-cell>
          <table:table-cell table:formula="of:=MAX(100; [.$B29] + FLOOR(([.$C29] - [.$B29])*(MIN(110;FLOOR([.Q$6]*[.$B$3]/[.$B$5]; 1; 0)+[.$B$4]))/110; 1; 0))" office:value-type="float" office:value="305" calcext:value-type="float">
            <text:p>305</text:p>
          </table:table-cell>
          <table:table-cell table:formula="of:=MAX(100; [.$B29] + FLOOR(([.$C29] - [.$B29])*(MIN(110;FLOOR([.R$6]*[.$B$3]/[.$B$5]; 1; 0)+[.$B$4]))/110; 1; 0))" office:value-type="float" office:value="293" calcext:value-type="float">
            <text:p>293</text:p>
          </table:table-cell>
          <table:table-cell table:formula="of:=MAX(100; [.$B29] + FLOOR(([.$C29] - [.$B29])*(MIN(110;FLOOR([.S$6]*[.$B$3]/[.$B$5]; 1; 0)+[.$B$4]))/110; 1; 0))" office:value-type="float" office:value="282" calcext:value-type="float">
            <text:p>282</text:p>
          </table:table-cell>
          <table:table-cell table:formula="of:=MAX(100; [.$B29] + FLOOR(([.$C29] - [.$B29])*(MIN(110;FLOOR([.T$6]*[.$B$3]/[.$B$5]; 1; 0)+[.$B$4]))/110; 1; 0))" office:value-type="float" office:value="271" calcext:value-type="float">
            <text:p>271</text:p>
          </table:table-cell>
          <table:table-cell table:formula="of:=MAX(100; [.$B29] + FLOOR(([.$C29] - [.$B29])*(MIN(110;FLOOR([.U$6]*[.$B$3]/[.$B$5]; 1; 0)+[.$B$4]))/110; 1; 0))" office:value-type="float" office:value="259" calcext:value-type="float">
            <text:p>259</text:p>
          </table:table-cell>
          <table:table-cell table:formula="of:=MAX(100; [.$B29] + FLOOR(([.$C29] - [.$B29])*(MIN(110;FLOOR([.V$6]*[.$B$3]/[.$B$5]; 1; 0)+[.$B$4]))/110; 1; 0))" office:value-type="float" office:value="248" calcext:value-type="float">
            <text:p>248</text:p>
          </table:table-cell>
          <table:table-cell table:formula="of:=MAX(100; [.$B29] + FLOOR(([.$C29] - [.$B29])*(MIN(110;FLOOR([.W$6]*[.$B$3]/[.$B$5]; 1; 0)+[.$B$4]))/110; 1; 0))" office:value-type="float" office:value="234" calcext:value-type="float">
            <text:p>234</text:p>
          </table:table-cell>
          <table:table-cell table:formula="of:=MAX(100; [.$B29] + FLOOR(([.$C29] - [.$B29])*(MIN(110;FLOOR([.X$6]*[.$B$3]/[.$B$5]; 1; 0)+[.$B$4]))/110; 1; 0))" office:value-type="float" office:value="223" calcext:value-type="float">
            <text:p>223</text:p>
          </table:table-cell>
          <table:table-cell table:formula="of:=MAX(100; [.$B29] + FLOOR(([.$C29] - [.$B29])*(MIN(110;FLOOR([.Y$6]*[.$B$3]/[.$B$5]; 1; 0)+[.$B$4]))/110; 1; 0))" office:value-type="float" office:value="212" calcext:value-type="float">
            <text:p>212</text:p>
          </table:table-cell>
          <table:table-cell table:formula="of:=MAX(100; [.$B29] + FLOOR(([.$C29] - [.$B29])*(MIN(110;FLOOR([.Z$6]*[.$B$3]/[.$B$5]; 1; 0)+[.$B$4]))/110; 1; 0))" office:value-type="float" office:value="200" calcext:value-type="float">
            <text:p>200</text:p>
          </table:table-cell>
          <table:table-cell table:formula="of:=MAX(100; [.$B29] + FLOOR(([.$C29] - [.$B29])*(MIN(110;FLOOR([.AA$6]*[.$B$3]/[.$B$5]; 1; 0)+[.$B$4]))/110; 1; 0))" office:value-type="float" office:value="197" calcext:value-type="float">
            <text:p>197</text:p>
          </table:table-cell>
          <table:table-cell table:formula="of:=MAX(100; [.$B29] + FLOOR(([.$C29] - [.$B29])*(MIN(110;FLOOR([.AB$6]*[.$B$3]/[.$B$5]; 1; 0)+[.$B$4]))/110; 1; 0))" office:value-type="float" office:value="195" calcext:value-type="float">
            <text:p>195</text:p>
          </table:table-cell>
          <table:table-cell table:formula="of:=MAX(100; [.$B29] + FLOOR(([.$C29] - [.$B29])*(MIN(110;FLOOR([.AC$6]*[.$B$3]/[.$B$5]; 1; 0)+[.$B$4]))/110; 1; 0))" office:value-type="float" office:value="195" calcext:value-type="float">
            <text:p>195</text:p>
          </table:table-cell>
          <table:table-cell table:formula="of:=MAX(100; [.$B29] + FLOOR(([.$C29] - [.$B29])*(MIN(110;FLOOR([.AD$6]*[.$B$3]/[.$B$5]; 1; 0)+[.$B$4]))/110; 1; 0))" office:value-type="float" office:value="192" calcext:value-type="float">
            <text:p>192</text:p>
          </table:table-cell>
          <table:table-cell table:formula="of:=MAX(100; [.$B29] + FLOOR(([.$C29] - [.$B29])*(MIN(110;FLOOR([.AE$6]*[.$B$3]/[.$B$5]; 1; 0)+[.$B$4]))/110; 1; 0))" office:value-type="float" office:value="192" calcext:value-type="float">
            <text:p>192</text:p>
          </table:table-cell>
          <table:table-cell table:formula="of:=MAX(100; [.$B29] + FLOOR(([.$C29] - [.$B29])*(MIN(110;FLOOR([.AF$6]*[.$B$3]/[.$B$5]; 1; 0)+[.$B$4]))/110; 1; 0))" office:value-type="float" office:value="192" calcext:value-type="float">
            <text:p>192</text:p>
          </table:table-cell>
          <table:table-cell table:formula="of:=MAX(100; [.$B29] + FLOOR(([.$C29] - [.$B29])*(MIN(110;FLOOR([.AG$6]*[.$B$3]/[.$B$5]; 1; 0)+[.$B$4]))/110; 1; 0))" office:value-type="float" office:value="189" calcext:value-type="float">
            <text:p>189</text:p>
          </table:table-cell>
          <table:table-cell table:formula="of:=MAX(100; [.$B29] + FLOOR(([.$C29] - [.$B29])*(MIN(110;FLOOR([.AH$6]*[.$B$3]/[.$B$5]; 1; 0)+[.$B$4]))/110; 1; 0))" office:value-type="float" office:value="189" calcext:value-type="float">
            <text:p>189</text:p>
          </table:table-cell>
          <table:table-cell table:formula="of:=MAX(100; [.$B29] + FLOOR(([.$C29] - [.$B29])*(MIN(110;FLOOR([.AI$6]*[.$B$3]/[.$B$5]; 1; 0)+[.$B$4]))/110; 1; 0))" office:value-type="float" office:value="186" calcext:value-type="float">
            <text:p>186</text:p>
          </table:table-cell>
          <table:table-cell table:formula="of:=MAX(100; [.$B29] + FLOOR(([.$C29] - [.$B29])*(MIN(110;FLOOR([.AJ$6]*[.$B$3]/[.$B$5]; 1; 0)+[.$B$4]))/110; 1; 0))" office:value-type="float" office:value="186" calcext:value-type="float">
            <text:p>186</text:p>
          </table:table-cell>
          <table:table-cell table:formula="of:=MAX(100; [.$B29] + FLOOR(([.$C29] - [.$B29])*(MIN(110;FLOOR([.AK$6]*[.$B$3]/[.$B$5]; 1; 0)+[.$B$4]))/110; 1; 0))" office:value-type="float" office:value="183" calcext:value-type="float">
            <text:p>183</text:p>
          </table:table-cell>
          <table:table-cell table:formula="of:=MAX(100; [.$B29] + FLOOR(([.$C29] - [.$B29])*(MIN(110;FLOOR([.AL$6]*[.$B$3]/[.$B$5]; 1; 0)+[.$B$4]))/110; 1; 0))" office:value-type="float" office:value="183" calcext:value-type="float">
            <text:p>183</text:p>
          </table:table-cell>
          <table:table-cell table:formula="of:=MAX(100; [.$B29] + FLOOR(([.$C29] - [.$B29])*(MIN(110;FLOOR([.AM$6]*[.$B$3]/[.$B$5]; 1; 0)+[.$B$4]))/110; 1; 0))" office:value-type="float" office:value="183" calcext:value-type="float">
            <text:p>183</text:p>
          </table:table-cell>
          <table:table-cell table:formula="of:=MAX(100; [.$B29] + FLOOR(([.$C29] - [.$B29])*(MIN(110;FLOOR([.AN$6]*[.$B$3]/[.$B$5]; 1; 0)+[.$B$4]))/110; 1; 0))" office:value-type="float" office:value="181" calcext:value-type="float">
            <text:p>181</text:p>
          </table:table-cell>
          <table:table-cell table:formula="of:=MAX(100; [.$B29] + FLOOR(([.$C29] - [.$B29])*(MIN(110;FLOOR([.AO$6]*[.$B$3]/[.$B$5]; 1; 0)+[.$B$4]))/110; 1; 0))"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0" calcext:value-type="float">
            <text:p>140</text:p>
          </table:table-cell>
          <table:table-cell office:value-type="float" office:value="450" calcext:value-type="float">
            <text:p>450</text:p>
          </table:table-cell>
          <table:table-cell table:formula="of:=MAX(100; [.$B30] + FLOOR(([.$C30] - [.$B30])*(MIN(110;FLOOR([.D$6]*[.$B$3]/[.$B$5]; 1; 0)+[.$B$4]))/110; 1; 0))" office:value-type="float" office:value="450" calcext:value-type="float">
            <text:p>450</text:p>
          </table:table-cell>
          <table:table-cell table:formula="of:=MAX(100; [.$B30] + FLOOR(([.$C30] - [.$B30])*(MIN(110;FLOOR([.E$6]*[.$B$3]/[.$B$5]; 1; 0)+[.$B$4]))/110; 1; 0))" office:value-type="float" office:value="435" calcext:value-type="float">
            <text:p>435</text:p>
          </table:table-cell>
          <table:table-cell table:formula="of:=MAX(100; [.$B30] + FLOOR(([.$C30] - [.$B30])*(MIN(110;FLOOR([.F$6]*[.$B$3]/[.$B$5]; 1; 0)+[.$B$4]))/110; 1; 0))" office:value-type="float" office:value="424" calcext:value-type="float">
            <text:p>424</text:p>
          </table:table-cell>
          <table:table-cell table:formula="of:=MAX(100; [.$B30] + FLOOR(([.$C30] - [.$B30])*(MIN(110;FLOOR([.G$6]*[.$B$3]/[.$B$5]; 1; 0)+[.$B$4]))/110; 1; 0))" office:value-type="float" office:value="413" calcext:value-type="float">
            <text:p>413</text:p>
          </table:table-cell>
          <table:table-cell table:formula="of:=MAX(100; [.$B30] + FLOOR(([.$C30] - [.$B30])*(MIN(110;FLOOR([.H$6]*[.$B$3]/[.$B$5]; 1; 0)+[.$B$4]))/110; 1; 0))" office:value-type="float" office:value="402" calcext:value-type="float">
            <text:p>402</text:p>
          </table:table-cell>
          <table:table-cell table:formula="of:=MAX(100; [.$B30] + FLOOR(([.$C30] - [.$B30])*(MIN(110;FLOOR([.I$6]*[.$B$3]/[.$B$5]; 1; 0)+[.$B$4]))/110; 1; 0))" office:value-type="float" office:value="390" calcext:value-type="float">
            <text:p>390</text:p>
          </table:table-cell>
          <table:table-cell table:formula="of:=MAX(100; [.$B30] + FLOOR(([.$C30] - [.$B30])*(MIN(110;FLOOR([.J$6]*[.$B$3]/[.$B$5]; 1; 0)+[.$B$4]))/110; 1; 0))" office:value-type="float" office:value="379" calcext:value-type="float">
            <text:p>379</text:p>
          </table:table-cell>
          <table:table-cell table:formula="of:=MAX(100; [.$B30] + FLOOR(([.$C30] - [.$B30])*(MIN(110;FLOOR([.K$6]*[.$B$3]/[.$B$5]; 1; 0)+[.$B$4]))/110; 1; 0))" office:value-type="float" office:value="365" calcext:value-type="float">
            <text:p>365</text:p>
          </table:table-cell>
          <table:table-cell table:formula="of:=MAX(100; [.$B30] + FLOOR(([.$C30] - [.$B30])*(MIN(110;FLOOR([.L$6]*[.$B$3]/[.$B$5]; 1; 0)+[.$B$4]))/110; 1; 0))" office:value-type="float" office:value="354" calcext:value-type="float">
            <text:p>354</text:p>
          </table:table-cell>
          <table:table-cell table:formula="of:=MAX(100; [.$B30] + FLOOR(([.$C30] - [.$B30])*(MIN(110;FLOOR([.M$6]*[.$B$3]/[.$B$5]; 1; 0)+[.$B$4]))/110; 1; 0))" office:value-type="float" office:value="342" calcext:value-type="float">
            <text:p>342</text:p>
          </table:table-cell>
          <table:table-cell table:formula="of:=MAX(100; [.$B30] + FLOOR(([.$C30] - [.$B30])*(MIN(110;FLOOR([.N$6]*[.$B$3]/[.$B$5]; 1; 0)+[.$B$4]))/110; 1; 0))" office:value-type="float" office:value="331" calcext:value-type="float">
            <text:p>331</text:p>
          </table:table-cell>
          <table:table-cell table:formula="of:=MAX(100; [.$B30] + FLOOR(([.$C30] - [.$B30])*(MIN(110;FLOOR([.O$6]*[.$B$3]/[.$B$5]; 1; 0)+[.$B$4]))/110; 1; 0))" office:value-type="float" office:value="320" calcext:value-type="float">
            <text:p>320</text:p>
          </table:table-cell>
          <table:table-cell table:formula="of:=MAX(100; [.$B30] + FLOOR(([.$C30] - [.$B30])*(MIN(110;FLOOR([.P$6]*[.$B$3]/[.$B$5]; 1; 0)+[.$B$4]))/110; 1; 0))" office:value-type="float" office:value="309" calcext:value-type="float">
            <text:p>309</text:p>
          </table:table-cell>
          <table:table-cell table:formula="of:=MAX(100; [.$B30] + FLOOR(([.$C30] - [.$B30])*(MIN(110;FLOOR([.Q$6]*[.$B$3]/[.$B$5]; 1; 0)+[.$B$4]))/110; 1; 0))" office:value-type="float" office:value="295" calcext:value-type="float">
            <text:p>295</text:p>
          </table:table-cell>
          <table:table-cell table:formula="of:=MAX(100; [.$B30] + FLOOR(([.$C30] - [.$B30])*(MIN(110;FLOOR([.R$6]*[.$B$3]/[.$B$5]; 1; 0)+[.$B$4]))/110; 1; 0))" office:value-type="float" office:value="283" calcext:value-type="float">
            <text:p>283</text:p>
          </table:table-cell>
          <table:table-cell table:formula="of:=MAX(100; [.$B30] + FLOOR(([.$C30] - [.$B30])*(MIN(110;FLOOR([.S$6]*[.$B$3]/[.$B$5]; 1; 0)+[.$B$4]))/110; 1; 0))" office:value-type="float" office:value="272" calcext:value-type="float">
            <text:p>272</text:p>
          </table:table-cell>
          <table:table-cell table:formula="of:=MAX(100; [.$B30] + FLOOR(([.$C30] - [.$B30])*(MIN(110;FLOOR([.T$6]*[.$B$3]/[.$B$5]; 1; 0)+[.$B$4]))/110; 1; 0))" office:value-type="float" office:value="261" calcext:value-type="float">
            <text:p>261</text:p>
          </table:table-cell>
          <table:table-cell table:formula="of:=MAX(100; [.$B30] + FLOOR(([.$C30] - [.$B30])*(MIN(110;FLOOR([.U$6]*[.$B$3]/[.$B$5]; 1; 0)+[.$B$4]))/110; 1; 0))" office:value-type="float" office:value="249" calcext:value-type="float">
            <text:p>249</text:p>
          </table:table-cell>
          <table:table-cell table:formula="of:=MAX(100; [.$B30] + FLOOR(([.$C30] - [.$B30])*(MIN(110;FLOOR([.V$6]*[.$B$3]/[.$B$5]; 1; 0)+[.$B$4]))/110; 1; 0))" office:value-type="float" office:value="238" calcext:value-type="float">
            <text:p>238</text:p>
          </table:table-cell>
          <table:table-cell table:formula="of:=MAX(100; [.$B30] + FLOOR(([.$C30] - [.$B30])*(MIN(110;FLOOR([.W$6]*[.$B$3]/[.$B$5]; 1; 0)+[.$B$4]))/110; 1; 0))" office:value-type="float" office:value="224" calcext:value-type="float">
            <text:p>224</text:p>
          </table:table-cell>
          <table:table-cell table:formula="of:=MAX(100; [.$B30] + FLOOR(([.$C30] - [.$B30])*(MIN(110;FLOOR([.X$6]*[.$B$3]/[.$B$5]; 1; 0)+[.$B$4]))/110; 1; 0))" office:value-type="float" office:value="213" calcext:value-type="float">
            <text:p>213</text:p>
          </table:table-cell>
          <table:table-cell table:formula="of:=MAX(100; [.$B30] + FLOOR(([.$C30] - [.$B30])*(MIN(110;FLOOR([.Y$6]*[.$B$3]/[.$B$5]; 1; 0)+[.$B$4]))/110; 1; 0))" office:value-type="float" office:value="202" calcext:value-type="float">
            <text:p>202</text:p>
          </table:table-cell>
          <table:table-cell table:formula="of:=MAX(100; [.$B30] + FLOOR(([.$C30] - [.$B30])*(MIN(110;FLOOR([.Z$6]*[.$B$3]/[.$B$5]; 1; 0)+[.$B$4]))/110; 1; 0))" office:value-type="float" office:value="190" calcext:value-type="float">
            <text:p>190</text:p>
          </table:table-cell>
          <table:table-cell table:formula="of:=MAX(100; [.$B30] + FLOOR(([.$C30] - [.$B30])*(MIN(110;FLOOR([.AA$6]*[.$B$3]/[.$B$5]; 1; 0)+[.$B$4]))/110; 1; 0))" office:value-type="float" office:value="187" calcext:value-type="float">
            <text:p>187</text:p>
          </table:table-cell>
          <table:table-cell table:formula="of:=MAX(100; [.$B30] + FLOOR(([.$C30] - [.$B30])*(MIN(110;FLOOR([.AB$6]*[.$B$3]/[.$B$5]; 1; 0)+[.$B$4]))/110; 1; 0))" office:value-type="float" office:value="185" calcext:value-type="float">
            <text:p>185</text:p>
          </table:table-cell>
          <table:table-cell table:formula="of:=MAX(100; [.$B30] + FLOOR(([.$C30] - [.$B30])*(MIN(110;FLOOR([.AC$6]*[.$B$3]/[.$B$5]; 1; 0)+[.$B$4]))/110; 1; 0))" office:value-type="float" office:value="185" calcext:value-type="float">
            <text:p>185</text:p>
          </table:table-cell>
          <table:table-cell table:formula="of:=MAX(100; [.$B30] + FLOOR(([.$C30] - [.$B30])*(MIN(110;FLOOR([.AD$6]*[.$B$3]/[.$B$5]; 1; 0)+[.$B$4]))/110; 1; 0))" office:value-type="float" office:value="182" calcext:value-type="float">
            <text:p>182</text:p>
          </table:table-cell>
          <table:table-cell table:formula="of:=MAX(100; [.$B30] + FLOOR(([.$C30] - [.$B30])*(MIN(110;FLOOR([.AE$6]*[.$B$3]/[.$B$5]; 1; 0)+[.$B$4]))/110; 1; 0))" office:value-type="float" office:value="182" calcext:value-type="float">
            <text:p>182</text:p>
          </table:table-cell>
          <table:table-cell table:formula="of:=MAX(100; [.$B30] + FLOOR(([.$C30] - [.$B30])*(MIN(110;FLOOR([.AF$6]*[.$B$3]/[.$B$5]; 1; 0)+[.$B$4]))/110; 1; 0))" office:value-type="float" office:value="182" calcext:value-type="float">
            <text:p>182</text:p>
          </table:table-cell>
          <table:table-cell table:formula="of:=MAX(100; [.$B30] + FLOOR(([.$C30] - [.$B30])*(MIN(110;FLOOR([.AG$6]*[.$B$3]/[.$B$5]; 1; 0)+[.$B$4]))/110; 1; 0))" office:value-type="float" office:value="179" calcext:value-type="float">
            <text:p>179</text:p>
          </table:table-cell>
          <table:table-cell table:formula="of:=MAX(100; [.$B30] + FLOOR(([.$C30] - [.$B30])*(MIN(110;FLOOR([.AH$6]*[.$B$3]/[.$B$5]; 1; 0)+[.$B$4]))/110; 1; 0))" office:value-type="float" office:value="179" calcext:value-type="float">
            <text:p>179</text:p>
          </table:table-cell>
          <table:table-cell table:formula="of:=MAX(100; [.$B30] + FLOOR(([.$C30] - [.$B30])*(MIN(110;FLOOR([.AI$6]*[.$B$3]/[.$B$5]; 1; 0)+[.$B$4]))/110; 1; 0))" office:value-type="float" office:value="176" calcext:value-type="float">
            <text:p>176</text:p>
          </table:table-cell>
          <table:table-cell table:formula="of:=MAX(100; [.$B30] + FLOOR(([.$C30] - [.$B30])*(MIN(110;FLOOR([.AJ$6]*[.$B$3]/[.$B$5]; 1; 0)+[.$B$4]))/110; 1; 0))" office:value-type="float" office:value="176" calcext:value-type="float">
            <text:p>176</text:p>
          </table:table-cell>
          <table:table-cell table:formula="of:=MAX(100; [.$B30] + FLOOR(([.$C30] - [.$B30])*(MIN(110;FLOOR([.AK$6]*[.$B$3]/[.$B$5]; 1; 0)+[.$B$4]))/110; 1; 0))" office:value-type="float" office:value="173" calcext:value-type="float">
            <text:p>173</text:p>
          </table:table-cell>
          <table:table-cell table:formula="of:=MAX(100; [.$B30] + FLOOR(([.$C30] - [.$B30])*(MIN(110;FLOOR([.AL$6]*[.$B$3]/[.$B$5]; 1; 0)+[.$B$4]))/110; 1; 0))" office:value-type="float" office:value="173" calcext:value-type="float">
            <text:p>173</text:p>
          </table:table-cell>
          <table:table-cell table:formula="of:=MAX(100; [.$B30] + FLOOR(([.$C30] - [.$B30])*(MIN(110;FLOOR([.AM$6]*[.$B$3]/[.$B$5]; 1; 0)+[.$B$4]))/110; 1; 0))" office:value-type="float" office:value="173" calcext:value-type="float">
            <text:p>173</text:p>
          </table:table-cell>
          <table:table-cell table:formula="of:=MAX(100; [.$B30] + FLOOR(([.$C30] - [.$B30])*(MIN(110;FLOOR([.AN$6]*[.$B$3]/[.$B$5]; 1; 0)+[.$B$4]))/110; 1; 0))" office:value-type="float" office:value="171" calcext:value-type="float">
            <text:p>171</text:p>
          </table:table-cell>
          <table:table-cell table:formula="of:=MAX(100; [.$B30] + FLOOR(([.$C30] - [.$B30])*(MIN(110;FLOOR([.AO$6]*[.$B$3]/[.$B$5]; 1; 0)+[.$B$4]))/110; 1; 0))"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office:value-type="float" office:value="400" calcext:value-type="float">
            <text:p>400</text:p>
          </table:table-cell>
          <table:table-cell table:formula="of:=MAX(100; [.$B31] + FLOOR(([.$C31] - [.$B31])*(MIN(110;FLOOR([.D$6]*[.$B$3]/[.$B$5]; 1; 0)+[.$B$4]))/110; 1; 0))" office:value-type="float" office:value="400" calcext:value-type="float">
            <text:p>400</text:p>
          </table:table-cell>
          <table:table-cell table:formula="of:=MAX(100; [.$B31] + FLOOR(([.$C31] - [.$B31])*(MIN(110;FLOOR([.E$6]*[.$B$3]/[.$B$5]; 1; 0)+[.$B$4]))/110; 1; 0))" office:value-type="float" office:value="387" calcext:value-type="float">
            <text:p>387</text:p>
          </table:table-cell>
          <table:table-cell table:formula="of:=MAX(100; [.$B31] + FLOOR(([.$C31] - [.$B31])*(MIN(110;FLOOR([.F$6]*[.$B$3]/[.$B$5]; 1; 0)+[.$B$4]))/110; 1; 0))" office:value-type="float" office:value="377" calcext:value-type="float">
            <text:p>377</text:p>
          </table:table-cell>
          <table:table-cell table:formula="of:=MAX(100; [.$B31] + FLOOR(([.$C31] - [.$B31])*(MIN(110;FLOOR([.G$6]*[.$B$3]/[.$B$5]; 1; 0)+[.$B$4]))/110; 1; 0))" office:value-type="float" office:value="368" calcext:value-type="float">
            <text:p>368</text:p>
          </table:table-cell>
          <table:table-cell table:formula="of:=MAX(100; [.$B31] + FLOOR(([.$C31] - [.$B31])*(MIN(110;FLOOR([.H$6]*[.$B$3]/[.$B$5]; 1; 0)+[.$B$4]))/110; 1; 0))" office:value-type="float" office:value="358" calcext:value-type="float">
            <text:p>358</text:p>
          </table:table-cell>
          <table:table-cell table:formula="of:=MAX(100; [.$B31] + FLOOR(([.$C31] - [.$B31])*(MIN(110;FLOOR([.I$6]*[.$B$3]/[.$B$5]; 1; 0)+[.$B$4]))/110; 1; 0))" office:value-type="float" office:value="348" calcext:value-type="float">
            <text:p>348</text:p>
          </table:table-cell>
          <table:table-cell table:formula="of:=MAX(100; [.$B31] + FLOOR(([.$C31] - [.$B31])*(MIN(110;FLOOR([.J$6]*[.$B$3]/[.$B$5]; 1; 0)+[.$B$4]))/110; 1; 0))" office:value-type="float" office:value="338" calcext:value-type="float">
            <text:p>338</text:p>
          </table:table-cell>
          <table:table-cell table:formula="of:=MAX(100; [.$B31] + FLOOR(([.$C31] - [.$B31])*(MIN(110;FLOOR([.K$6]*[.$B$3]/[.$B$5]; 1; 0)+[.$B$4]))/110; 1; 0))" office:value-type="float" office:value="326" calcext:value-type="float">
            <text:p>326</text:p>
          </table:table-cell>
          <table:table-cell table:formula="of:=MAX(100; [.$B31] + FLOOR(([.$C31] - [.$B31])*(MIN(110;FLOOR([.L$6]*[.$B$3]/[.$B$5]; 1; 0)+[.$B$4]))/110; 1; 0))" office:value-type="float" office:value="316" calcext:value-type="float">
            <text:p>316</text:p>
          </table:table-cell>
          <table:table-cell table:formula="of:=MAX(100; [.$B31] + FLOOR(([.$C31] - [.$B31])*(MIN(110;FLOOR([.M$6]*[.$B$3]/[.$B$5]; 1; 0)+[.$B$4]))/110; 1; 0))" office:value-type="float" office:value="306" calcext:value-type="float">
            <text:p>306</text:p>
          </table:table-cell>
          <table:table-cell table:formula="of:=MAX(100; [.$B31] + FLOOR(([.$C31] - [.$B31])*(MIN(110;FLOOR([.N$6]*[.$B$3]/[.$B$5]; 1; 0)+[.$B$4]))/110; 1; 0))" office:value-type="float" office:value="296" calcext:value-type="float">
            <text:p>296</text:p>
          </table:table-cell>
          <table:table-cell table:formula="of:=MAX(100; [.$B31] + FLOOR(([.$C31] - [.$B31])*(MIN(110;FLOOR([.O$6]*[.$B$3]/[.$B$5]; 1; 0)+[.$B$4]))/110; 1; 0))" office:value-type="float" office:value="287" calcext:value-type="float">
            <text:p>287</text:p>
          </table:table-cell>
          <table:table-cell table:formula="of:=MAX(100; [.$B31] + FLOOR(([.$C31] - [.$B31])*(MIN(110;FLOOR([.P$6]*[.$B$3]/[.$B$5]; 1; 0)+[.$B$4]))/110; 1; 0))" office:value-type="float" office:value="277" calcext:value-type="float">
            <text:p>277</text:p>
          </table:table-cell>
          <table:table-cell table:formula="of:=MAX(100; [.$B31] + FLOOR(([.$C31] - [.$B31])*(MIN(110;FLOOR([.Q$6]*[.$B$3]/[.$B$5]; 1; 0)+[.$B$4]))/110; 1; 0))" office:value-type="float" office:value="265" calcext:value-type="float">
            <text:p>265</text:p>
          </table:table-cell>
          <table:table-cell table:formula="of:=MAX(100; [.$B31] + FLOOR(([.$C31] - [.$B31])*(MIN(110;FLOOR([.R$6]*[.$B$3]/[.$B$5]; 1; 0)+[.$B$4]))/110; 1; 0))" office:value-type="float" office:value="255" calcext:value-type="float">
            <text:p>255</text:p>
          </table:table-cell>
          <table:table-cell table:formula="of:=MAX(100; [.$B31] + FLOOR(([.$C31] - [.$B31])*(MIN(110;FLOOR([.S$6]*[.$B$3]/[.$B$5]; 1; 0)+[.$B$4]))/110; 1; 0))" office:value-type="float" office:value="245" calcext:value-type="float">
            <text:p>245</text:p>
          </table:table-cell>
          <table:table-cell table:formula="of:=MAX(100; [.$B31] + FLOOR(([.$C31] - [.$B31])*(MIN(110;FLOOR([.T$6]*[.$B$3]/[.$B$5]; 1; 0)+[.$B$4]))/110; 1; 0))" office:value-type="float" office:value="235" calcext:value-type="float">
            <text:p>235</text:p>
          </table:table-cell>
          <table:table-cell table:formula="of:=MAX(100; [.$B31] + FLOOR(([.$C31] - [.$B31])*(MIN(110;FLOOR([.U$6]*[.$B$3]/[.$B$5]; 1; 0)+[.$B$4]))/110; 1; 0))" office:value-type="float" office:value="225" calcext:value-type="float">
            <text:p>225</text:p>
          </table:table-cell>
          <table:table-cell table:formula="of:=MAX(100; [.$B31] + FLOOR(([.$C31] - [.$B31])*(MIN(110;FLOOR([.V$6]*[.$B$3]/[.$B$5]; 1; 0)+[.$B$4]))/110; 1; 0))" office:value-type="float" office:value="215" calcext:value-type="float">
            <text:p>215</text:p>
          </table:table-cell>
          <table:table-cell table:formula="of:=MAX(100; [.$B31] + FLOOR(([.$C31] - [.$B31])*(MIN(110;FLOOR([.W$6]*[.$B$3]/[.$B$5]; 1; 0)+[.$B$4]))/110; 1; 0))" office:value-type="float" office:value="203" calcext:value-type="float">
            <text:p>203</text:p>
          </table:table-cell>
          <table:table-cell table:formula="of:=MAX(100; [.$B31] + FLOOR(([.$C31] - [.$B31])*(MIN(110;FLOOR([.X$6]*[.$B$3]/[.$B$5]; 1; 0)+[.$B$4]))/110; 1; 0))" office:value-type="float" office:value="193" calcext:value-type="float">
            <text:p>193</text:p>
          </table:table-cell>
          <table:table-cell table:formula="of:=MAX(100; [.$B31] + FLOOR(([.$C31] - [.$B31])*(MIN(110;FLOOR([.Y$6]*[.$B$3]/[.$B$5]; 1; 0)+[.$B$4]))/110; 1; 0))" office:value-type="float" office:value="184" calcext:value-type="float">
            <text:p>184</text:p>
          </table:table-cell>
          <table:table-cell table:formula="of:=MAX(100; [.$B31] + FLOOR(([.$C31] - [.$B31])*(MIN(110;FLOOR([.Z$6]*[.$B$3]/[.$B$5]; 1; 0)+[.$B$4]))/110; 1; 0))" office:value-type="float" office:value="174" calcext:value-type="float">
            <text:p>174</text:p>
          </table:table-cell>
          <table:table-cell table:formula="of:=MAX(100; [.$B31] + FLOOR(([.$C31] - [.$B31])*(MIN(110;FLOOR([.AA$6]*[.$B$3]/[.$B$5]; 1; 0)+[.$B$4]))/110; 1; 0))" office:value-type="float" office:value="171" calcext:value-type="float">
            <text:p>171</text:p>
          </table:table-cell>
          <table:table-cell table:formula="of:=MAX(100; [.$B31] + FLOOR(([.$C31] - [.$B31])*(MIN(110;FLOOR([.AB$6]*[.$B$3]/[.$B$5]; 1; 0)+[.$B$4]))/110; 1; 0))" office:value-type="float" office:value="169" calcext:value-type="float">
            <text:p>169</text:p>
          </table:table-cell>
          <table:table-cell table:formula="of:=MAX(100; [.$B31] + FLOOR(([.$C31] - [.$B31])*(MIN(110;FLOOR([.AC$6]*[.$B$3]/[.$B$5]; 1; 0)+[.$B$4]))/110; 1; 0))" office:value-type="float" office:value="169" calcext:value-type="float">
            <text:p>169</text:p>
          </table:table-cell>
          <table:table-cell table:formula="of:=MAX(100; [.$B31] + FLOOR(([.$C31] - [.$B31])*(MIN(110;FLOOR([.AD$6]*[.$B$3]/[.$B$5]; 1; 0)+[.$B$4]))/110; 1; 0))" office:value-type="float" office:value="166" calcext:value-type="float">
            <text:p>166</text:p>
          </table:table-cell>
          <table:table-cell table:formula="of:=MAX(100; [.$B31] + FLOOR(([.$C31] - [.$B31])*(MIN(110;FLOOR([.AE$6]*[.$B$3]/[.$B$5]; 1; 0)+[.$B$4]))/110; 1; 0))" office:value-type="float" office:value="166" calcext:value-type="float">
            <text:p>166</text:p>
          </table:table-cell>
          <table:table-cell table:formula="of:=MAX(100; [.$B31] + FLOOR(([.$C31] - [.$B31])*(MIN(110;FLOOR([.AF$6]*[.$B$3]/[.$B$5]; 1; 0)+[.$B$4]))/110; 1; 0))" office:value-type="float" office:value="166" calcext:value-type="float">
            <text:p>166</text:p>
          </table:table-cell>
          <table:table-cell table:formula="of:=MAX(100; [.$B31] + FLOOR(([.$C31] - [.$B31])*(MIN(110;FLOOR([.AG$6]*[.$B$3]/[.$B$5]; 1; 0)+[.$B$4]))/110; 1; 0))" office:value-type="float" office:value="164" calcext:value-type="float">
            <text:p>164</text:p>
          </table:table-cell>
          <table:table-cell table:formula="of:=MAX(100; [.$B31] + FLOOR(([.$C31] - [.$B31])*(MIN(110;FLOOR([.AH$6]*[.$B$3]/[.$B$5]; 1; 0)+[.$B$4]))/110; 1; 0))" office:value-type="float" office:value="164" calcext:value-type="float">
            <text:p>164</text:p>
          </table:table-cell>
          <table:table-cell table:formula="of:=MAX(100; [.$B31] + FLOOR(([.$C31] - [.$B31])*(MIN(110;FLOOR([.AI$6]*[.$B$3]/[.$B$5]; 1; 0)+[.$B$4]))/110; 1; 0))" office:value-type="float" office:value="161" calcext:value-type="float">
            <text:p>161</text:p>
          </table:table-cell>
          <table:table-cell table:formula="of:=MAX(100; [.$B31] + FLOOR(([.$C31] - [.$B31])*(MIN(110;FLOOR([.AJ$6]*[.$B$3]/[.$B$5]; 1; 0)+[.$B$4]))/110; 1; 0))" office:value-type="float" office:value="161" calcext:value-type="float">
            <text:p>161</text:p>
          </table:table-cell>
          <table:table-cell table:formula="of:=MAX(100; [.$B31] + FLOOR(([.$C31] - [.$B31])*(MIN(110;FLOOR([.AK$6]*[.$B$3]/[.$B$5]; 1; 0)+[.$B$4]))/110; 1; 0))" office:value-type="float" office:value="159" calcext:value-type="float">
            <text:p>159</text:p>
          </table:table-cell>
          <table:table-cell table:formula="of:=MAX(100; [.$B31] + FLOOR(([.$C31] - [.$B31])*(MIN(110;FLOOR([.AL$6]*[.$B$3]/[.$B$5]; 1; 0)+[.$B$4]))/110; 1; 0))" office:value-type="float" office:value="159" calcext:value-type="float">
            <text:p>159</text:p>
          </table:table-cell>
          <table:table-cell table:formula="of:=MAX(100; [.$B31] + FLOOR(([.$C31] - [.$B31])*(MIN(110;FLOOR([.AM$6]*[.$B$3]/[.$B$5]; 1; 0)+[.$B$4]))/110; 1; 0))" office:value-type="float" office:value="159" calcext:value-type="float">
            <text:p>159</text:p>
          </table:table-cell>
          <table:table-cell table:formula="of:=MAX(100; [.$B31] + FLOOR(([.$C31] - [.$B31])*(MIN(110;FLOOR([.AN$6]*[.$B$3]/[.$B$5]; 1; 0)+[.$B$4]))/110; 1; 0))" office:value-type="float" office:value="157" calcext:value-type="float">
            <text:p>157</text:p>
          </table:table-cell>
          <table:table-cell table:formula="of:=MAX(100; [.$B31] + FLOOR(([.$C31] - [.$B31])*(MIN(110;FLOOR([.AO$6]*[.$B$3]/[.$B$5]; 1; 0)+[.$B$4]))/110; 1; 0))"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office:value-type="float" office:value="350" calcext:value-type="float">
            <text:p>350</text:p>
          </table:table-cell>
          <table:table-cell table:formula="of:=MAX(100; [.$B32] + FLOOR(([.$C32] - [.$B32])*(MIN(110;FLOOR([.D$6]*[.$B$3]/[.$B$5]; 1; 0)+[.$B$4]))/110; 1; 0))" office:value-type="float" office:value="350" calcext:value-type="float">
            <text:p>350</text:p>
          </table:table-cell>
          <table:table-cell table:formula="of:=MAX(100; [.$B32] + FLOOR(([.$C32] - [.$B32])*(MIN(110;FLOOR([.E$6]*[.$B$3]/[.$B$5]; 1; 0)+[.$B$4]))/110; 1; 0))" office:value-type="float" office:value="339" calcext:value-type="float">
            <text:p>339</text:p>
          </table:table-cell>
          <table:table-cell table:formula="of:=MAX(100; [.$B32] + FLOOR(([.$C32] - [.$B32])*(MIN(110;FLOOR([.F$6]*[.$B$3]/[.$B$5]; 1; 0)+[.$B$4]))/110; 1; 0))" office:value-type="float" office:value="331" calcext:value-type="float">
            <text:p>331</text:p>
          </table:table-cell>
          <table:table-cell table:formula="of:=MAX(100; [.$B32] + FLOOR(([.$C32] - [.$B32])*(MIN(110;FLOOR([.G$6]*[.$B$3]/[.$B$5]; 1; 0)+[.$B$4]))/110; 1; 0))" office:value-type="float" office:value="322" calcext:value-type="float">
            <text:p>322</text:p>
          </table:table-cell>
          <table:table-cell table:formula="of:=MAX(100; [.$B32] + FLOOR(([.$C32] - [.$B32])*(MIN(110;FLOOR([.H$6]*[.$B$3]/[.$B$5]; 1; 0)+[.$B$4]))/110; 1; 0))" office:value-type="float" office:value="314" calcext:value-type="float">
            <text:p>314</text:p>
          </table:table-cell>
          <table:table-cell table:formula="of:=MAX(100; [.$B32] + FLOOR(([.$C32] - [.$B32])*(MIN(110;FLOOR([.I$6]*[.$B$3]/[.$B$5]; 1; 0)+[.$B$4]))/110; 1; 0))" office:value-type="float" office:value="306" calcext:value-type="float">
            <text:p>306</text:p>
          </table:table-cell>
          <table:table-cell table:formula="of:=MAX(100; [.$B32] + FLOOR(([.$C32] - [.$B32])*(MIN(110;FLOOR([.J$6]*[.$B$3]/[.$B$5]; 1; 0)+[.$B$4]))/110; 1; 0))" office:value-type="float" office:value="297" calcext:value-type="float">
            <text:p>297</text:p>
          </table:table-cell>
          <table:table-cell table:formula="of:=MAX(100; [.$B32] + FLOOR(([.$C32] - [.$B32])*(MIN(110;FLOOR([.K$6]*[.$B$3]/[.$B$5]; 1; 0)+[.$B$4]))/110; 1; 0))" office:value-type="float" office:value="287" calcext:value-type="float">
            <text:p>287</text:p>
          </table:table-cell>
          <table:table-cell table:formula="of:=MAX(100; [.$B32] + FLOOR(([.$C32] - [.$B32])*(MIN(110;FLOOR([.L$6]*[.$B$3]/[.$B$5]; 1; 0)+[.$B$4]))/110; 1; 0))" office:value-type="float" office:value="278" calcext:value-type="float">
            <text:p>278</text:p>
          </table:table-cell>
          <table:table-cell table:formula="of:=MAX(100; [.$B32] + FLOOR(([.$C32] - [.$B32])*(MIN(110;FLOOR([.M$6]*[.$B$3]/[.$B$5]; 1; 0)+[.$B$4]))/110; 1; 0))" office:value-type="float" office:value="270" calcext:value-type="float">
            <text:p>270</text:p>
          </table:table-cell>
          <table:table-cell table:formula="of:=MAX(100; [.$B32] + FLOOR(([.$C32] - [.$B32])*(MIN(110;FLOOR([.N$6]*[.$B$3]/[.$B$5]; 1; 0)+[.$B$4]))/110; 1; 0))" office:value-type="float" office:value="262" calcext:value-type="float">
            <text:p>262</text:p>
          </table:table-cell>
          <table:table-cell table:formula="of:=MAX(100; [.$B32] + FLOOR(([.$C32] - [.$B32])*(MIN(110;FLOOR([.O$6]*[.$B$3]/[.$B$5]; 1; 0)+[.$B$4]))/110; 1; 0))" office:value-type="float" office:value="253" calcext:value-type="float">
            <text:p>253</text:p>
          </table:table-cell>
          <table:table-cell table:formula="of:=MAX(100; [.$B32] + FLOOR(([.$C32] - [.$B32])*(MIN(110;FLOOR([.P$6]*[.$B$3]/[.$B$5]; 1; 0)+[.$B$4]))/110; 1; 0))" office:value-type="float" office:value="245" calcext:value-type="float">
            <text:p>245</text:p>
          </table:table-cell>
          <table:table-cell table:formula="of:=MAX(100; [.$B32] + FLOOR(([.$C32] - [.$B32])*(MIN(110;FLOOR([.Q$6]*[.$B$3]/[.$B$5]; 1; 0)+[.$B$4]))/110; 1; 0))" office:value-type="float" office:value="235" calcext:value-type="float">
            <text:p>235</text:p>
          </table:table-cell>
          <table:table-cell table:formula="of:=MAX(100; [.$B32] + FLOOR(([.$C32] - [.$B32])*(MIN(110;FLOOR([.R$6]*[.$B$3]/[.$B$5]; 1; 0)+[.$B$4]))/110; 1; 0))" office:value-type="float" office:value="226" calcext:value-type="float">
            <text:p>226</text:p>
          </table:table-cell>
          <table:table-cell table:formula="of:=MAX(100; [.$B32] + FLOOR(([.$C32] - [.$B32])*(MIN(110;FLOOR([.S$6]*[.$B$3]/[.$B$5]; 1; 0)+[.$B$4]))/110; 1; 0))" office:value-type="float" office:value="218" calcext:value-type="float">
            <text:p>218</text:p>
          </table:table-cell>
          <table:table-cell table:formula="of:=MAX(100; [.$B32] + FLOOR(([.$C32] - [.$B32])*(MIN(110;FLOOR([.T$6]*[.$B$3]/[.$B$5]; 1; 0)+[.$B$4]))/110; 1; 0))" office:value-type="float" office:value="209" calcext:value-type="float">
            <text:p>209</text:p>
          </table:table-cell>
          <table:table-cell table:formula="of:=MAX(100; [.$B32] + FLOOR(([.$C32] - [.$B32])*(MIN(110;FLOOR([.U$6]*[.$B$3]/[.$B$5]; 1; 0)+[.$B$4]))/110; 1; 0))" office:value-type="float" office:value="201" calcext:value-type="float">
            <text:p>201</text:p>
          </table:table-cell>
          <table:table-cell table:formula="of:=MAX(100; [.$B32] + FLOOR(([.$C32] - [.$B32])*(MIN(110;FLOOR([.V$6]*[.$B$3]/[.$B$5]; 1; 0)+[.$B$4]))/110; 1; 0))" office:value-type="float" office:value="193" calcext:value-type="float">
            <text:p>193</text:p>
          </table:table-cell>
          <table:table-cell table:formula="of:=MAX(100; [.$B32] + FLOOR(([.$C32] - [.$B32])*(MIN(110;FLOOR([.W$6]*[.$B$3]/[.$B$5]; 1; 0)+[.$B$4]))/110; 1; 0))" office:value-type="float" office:value="182" calcext:value-type="float">
            <text:p>182</text:p>
          </table:table-cell>
          <table:table-cell table:formula="of:=MAX(100; [.$B32] + FLOOR(([.$C32] - [.$B32])*(MIN(110;FLOOR([.X$6]*[.$B$3]/[.$B$5]; 1; 0)+[.$B$4]))/110; 1; 0))" office:value-type="float" office:value="174" calcext:value-type="float">
            <text:p>174</text:p>
          </table:table-cell>
          <table:table-cell table:formula="of:=MAX(100; [.$B32] + FLOOR(([.$C32] - [.$B32])*(MIN(110;FLOOR([.Y$6]*[.$B$3]/[.$B$5]; 1; 0)+[.$B$4]))/110; 1; 0))" office:value-type="float" office:value="166" calcext:value-type="float">
            <text:p>166</text:p>
          </table:table-cell>
          <table:table-cell table:formula="of:=MAX(100; [.$B32] + FLOOR(([.$C32] - [.$B32])*(MIN(110;FLOOR([.Z$6]*[.$B$3]/[.$B$5]; 1; 0)+[.$B$4]))/110; 1; 0))" office:value-type="float" office:value="157" calcext:value-type="float">
            <text:p>157</text:p>
          </table:table-cell>
          <table:table-cell table:formula="of:=MAX(100; [.$B32] + FLOOR(([.$C32] - [.$B32])*(MIN(110;FLOOR([.AA$6]*[.$B$3]/[.$B$5]; 1; 0)+[.$B$4]))/110; 1; 0))" office:value-type="float" office:value="155" calcext:value-type="float">
            <text:p>155</text:p>
          </table:table-cell>
          <table:table-cell table:formula="of:=MAX(100; [.$B32] + FLOOR(([.$C32] - [.$B32])*(MIN(110;FLOOR([.AB$6]*[.$B$3]/[.$B$5]; 1; 0)+[.$B$4]))/110; 1; 0))" office:value-type="float" office:value="153" calcext:value-type="float">
            <text:p>153</text:p>
          </table:table-cell>
          <table:table-cell table:formula="of:=MAX(100; [.$B32] + FLOOR(([.$C32] - [.$B32])*(MIN(110;FLOOR([.AC$6]*[.$B$3]/[.$B$5]; 1; 0)+[.$B$4]))/110; 1; 0))" office:value-type="float" office:value="153" calcext:value-type="float">
            <text:p>153</text:p>
          </table:table-cell>
          <table:table-cell table:formula="of:=MAX(100; [.$B32] + FLOOR(([.$C32] - [.$B32])*(MIN(110;FLOOR([.AD$6]*[.$B$3]/[.$B$5]; 1; 0)+[.$B$4]))/110; 1; 0))" office:value-type="float" office:value="151" calcext:value-type="float">
            <text:p>151</text:p>
          </table:table-cell>
          <table:table-cell table:formula="of:=MAX(100; [.$B32] + FLOOR(([.$C32] - [.$B32])*(MIN(110;FLOOR([.AE$6]*[.$B$3]/[.$B$5]; 1; 0)+[.$B$4]))/110; 1; 0))" office:value-type="float" office:value="151" calcext:value-type="float">
            <text:p>151</text:p>
          </table:table-cell>
          <table:table-cell table:formula="of:=MAX(100; [.$B32] + FLOOR(([.$C32] - [.$B32])*(MIN(110;FLOOR([.AF$6]*[.$B$3]/[.$B$5]; 1; 0)+[.$B$4]))/110; 1; 0))" office:value-type="float" office:value="151" calcext:value-type="float">
            <text:p>151</text:p>
          </table:table-cell>
          <table:table-cell table:formula="of:=MAX(100; [.$B32] + FLOOR(([.$C32] - [.$B32])*(MIN(110;FLOOR([.AG$6]*[.$B$3]/[.$B$5]; 1; 0)+[.$B$4]))/110; 1; 0))" office:value-type="float" office:value="149" calcext:value-type="float">
            <text:p>149</text:p>
          </table:table-cell>
          <table:table-cell table:formula="of:=MAX(100; [.$B32] + FLOOR(([.$C32] - [.$B32])*(MIN(110;FLOOR([.AH$6]*[.$B$3]/[.$B$5]; 1; 0)+[.$B$4]))/110; 1; 0))" office:value-type="float" office:value="149" calcext:value-type="float">
            <text:p>149</text:p>
          </table:table-cell>
          <table:table-cell table:formula="of:=MAX(100; [.$B32] + FLOOR(([.$C32] - [.$B32])*(MIN(110;FLOOR([.AI$6]*[.$B$3]/[.$B$5]; 1; 0)+[.$B$4]))/110; 1; 0))" office:value-type="float" office:value="147" calcext:value-type="float">
            <text:p>147</text:p>
          </table:table-cell>
          <table:table-cell table:formula="of:=MAX(100; [.$B32] + FLOOR(([.$C32] - [.$B32])*(MIN(110;FLOOR([.AJ$6]*[.$B$3]/[.$B$5]; 1; 0)+[.$B$4]))/110; 1; 0))" office:value-type="float" office:value="147" calcext:value-type="float">
            <text:p>147</text:p>
          </table:table-cell>
          <table:table-cell table:formula="of:=MAX(100; [.$B32] + FLOOR(([.$C32] - [.$B32])*(MIN(110;FLOOR([.AK$6]*[.$B$3]/[.$B$5]; 1; 0)+[.$B$4]))/110; 1; 0))" office:value-type="float" office:value="145" calcext:value-type="float">
            <text:p>145</text:p>
          </table:table-cell>
          <table:table-cell table:formula="of:=MAX(100; [.$B32] + FLOOR(([.$C32] - [.$B32])*(MIN(110;FLOOR([.AL$6]*[.$B$3]/[.$B$5]; 1; 0)+[.$B$4]))/110; 1; 0))" office:value-type="float" office:value="145" calcext:value-type="float">
            <text:p>145</text:p>
          </table:table-cell>
          <table:table-cell table:formula="of:=MAX(100; [.$B32] + FLOOR(([.$C32] - [.$B32])*(MIN(110;FLOOR([.AM$6]*[.$B$3]/[.$B$5]; 1; 0)+[.$B$4]))/110; 1; 0))" office:value-type="float" office:value="145" calcext:value-type="float">
            <text:p>145</text:p>
          </table:table-cell>
          <table:table-cell table:formula="of:=MAX(100; [.$B32] + FLOOR(([.$C32] - [.$B32])*(MIN(110;FLOOR([.AN$6]*[.$B$3]/[.$B$5]; 1; 0)+[.$B$4]))/110; 1; 0))" office:value-type="float" office:value="143" calcext:value-type="float">
            <text:p>143</text:p>
          </table:table-cell>
          <table:table-cell table:formula="of:=MAX(100; [.$B32] + FLOOR(([.$C32] - [.$B32])*(MIN(110;FLOOR([.AO$6]*[.$B$3]/[.$B$5]; 1; 0)+[.$B$4]))/110; 1; 0))"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300" calcext:value-type="float">
            <text:p>300</text:p>
          </table:table-cell>
          <table:table-cell table:formula="of:=MAX(100; [.$B33] + FLOOR(([.$C33] - [.$B33])*(MIN(110;FLOOR([.D$6]*[.$B$3]/[.$B$5]; 1; 0)+[.$B$4]))/110; 1; 0))" office:value-type="float" office:value="300" calcext:value-type="float">
            <text:p>300</text:p>
          </table:table-cell>
          <table:table-cell table:formula="of:=MAX(100; [.$B33] + FLOOR(([.$C33] - [.$B33])*(MIN(110;FLOOR([.E$6]*[.$B$3]/[.$B$5]; 1; 0)+[.$B$4]))/110; 1; 0))" office:value-type="float" office:value="291" calcext:value-type="float">
            <text:p>291</text:p>
          </table:table-cell>
          <table:table-cell table:formula="of:=MAX(100; [.$B33] + FLOOR(([.$C33] - [.$B33])*(MIN(110;FLOOR([.F$6]*[.$B$3]/[.$B$5]; 1; 0)+[.$B$4]))/110; 1; 0))" office:value-type="float" office:value="284" calcext:value-type="float">
            <text:p>284</text:p>
          </table:table-cell>
          <table:table-cell table:formula="of:=MAX(100; [.$B33] + FLOOR(([.$C33] - [.$B33])*(MIN(110;FLOOR([.G$6]*[.$B$3]/[.$B$5]; 1; 0)+[.$B$4]))/110; 1; 0))" office:value-type="float" office:value="277" calcext:value-type="float">
            <text:p>277</text:p>
          </table:table-cell>
          <table:table-cell table:formula="of:=MAX(100; [.$B33] + FLOOR(([.$C33] - [.$B33])*(MIN(110;FLOOR([.H$6]*[.$B$3]/[.$B$5]; 1; 0)+[.$B$4]))/110; 1; 0))" office:value-type="float" office:value="270" calcext:value-type="float">
            <text:p>270</text:p>
          </table:table-cell>
          <table:table-cell table:formula="of:=MAX(100; [.$B33] + FLOOR(([.$C33] - [.$B33])*(MIN(110;FLOOR([.I$6]*[.$B$3]/[.$B$5]; 1; 0)+[.$B$4]))/110; 1; 0))" office:value-type="float" office:value="263" calcext:value-type="float">
            <text:p>263</text:p>
          </table:table-cell>
          <table:table-cell table:formula="of:=MAX(100; [.$B33] + FLOOR(([.$C33] - [.$B33])*(MIN(110;FLOOR([.J$6]*[.$B$3]/[.$B$5]; 1; 0)+[.$B$4]))/110; 1; 0))" office:value-type="float" office:value="256" calcext:value-type="float">
            <text:p>256</text:p>
          </table:table-cell>
          <table:table-cell table:formula="of:=MAX(100; [.$B33] + FLOOR(([.$C33] - [.$B33])*(MIN(110;FLOOR([.K$6]*[.$B$3]/[.$B$5]; 1; 0)+[.$B$4]))/110; 1; 0))" office:value-type="float" office:value="248" calcext:value-type="float">
            <text:p>248</text:p>
          </table:table-cell>
          <table:table-cell table:formula="of:=MAX(100; [.$B33] + FLOOR(([.$C33] - [.$B33])*(MIN(110;FLOOR([.L$6]*[.$B$3]/[.$B$5]; 1; 0)+[.$B$4]))/110; 1; 0))" office:value-type="float" office:value="241" calcext:value-type="float">
            <text:p>241</text:p>
          </table:table-cell>
          <table:table-cell table:formula="of:=MAX(100; [.$B33] + FLOOR(([.$C33] - [.$B33])*(MIN(110;FLOOR([.M$6]*[.$B$3]/[.$B$5]; 1; 0)+[.$B$4]))/110; 1; 0))" office:value-type="float" office:value="234" calcext:value-type="float">
            <text:p>234</text:p>
          </table:table-cell>
          <table:table-cell table:formula="of:=MAX(100; [.$B33] + FLOOR(([.$C33] - [.$B33])*(MIN(110;FLOOR([.N$6]*[.$B$3]/[.$B$5]; 1; 0)+[.$B$4]))/110; 1; 0))" office:value-type="float" office:value="227" calcext:value-type="float">
            <text:p>227</text:p>
          </table:table-cell>
          <table:table-cell table:formula="of:=MAX(100; [.$B33] + FLOOR(([.$C33] - [.$B33])*(MIN(110;FLOOR([.O$6]*[.$B$3]/[.$B$5]; 1; 0)+[.$B$4]))/110; 1; 0))" office:value-type="float" office:value="220" calcext:value-type="float">
            <text:p>220</text:p>
          </table:table-cell>
          <table:table-cell table:formula="of:=MAX(100; [.$B33] + FLOOR(([.$C33] - [.$B33])*(MIN(110;FLOOR([.P$6]*[.$B$3]/[.$B$5]; 1; 0)+[.$B$4]))/110; 1; 0))" office:value-type="float" office:value="213" calcext:value-type="float">
            <text:p>213</text:p>
          </table:table-cell>
          <table:table-cell table:formula="of:=MAX(100; [.$B33] + FLOOR(([.$C33] - [.$B33])*(MIN(110;FLOOR([.Q$6]*[.$B$3]/[.$B$5]; 1; 0)+[.$B$4]))/110; 1; 0))" office:value-type="float" office:value="205" calcext:value-type="float">
            <text:p>205</text:p>
          </table:table-cell>
          <table:table-cell table:formula="of:=MAX(100; [.$B33] + FLOOR(([.$C33] - [.$B33])*(MIN(110;FLOOR([.R$6]*[.$B$3]/[.$B$5]; 1; 0)+[.$B$4]))/110; 1; 0))" office:value-type="float" office:value="198" calcext:value-type="float">
            <text:p>198</text:p>
          </table:table-cell>
          <table:table-cell table:formula="of:=MAX(100; [.$B33] + FLOOR(([.$C33] - [.$B33])*(MIN(110;FLOOR([.S$6]*[.$B$3]/[.$B$5]; 1; 0)+[.$B$4]))/110; 1; 0))" office:value-type="float" office:value="191" calcext:value-type="float">
            <text:p>191</text:p>
          </table:table-cell>
          <table:table-cell table:formula="of:=MAX(100; [.$B33] + FLOOR(([.$C33] - [.$B33])*(MIN(110;FLOOR([.T$6]*[.$B$3]/[.$B$5]; 1; 0)+[.$B$4]))/110; 1; 0))" office:value-type="float" office:value="184" calcext:value-type="float">
            <text:p>184</text:p>
          </table:table-cell>
          <table:table-cell table:formula="of:=MAX(100; [.$B33] + FLOOR(([.$C33] - [.$B33])*(MIN(110;FLOOR([.U$6]*[.$B$3]/[.$B$5]; 1; 0)+[.$B$4]))/110; 1; 0))" office:value-type="float" office:value="177" calcext:value-type="float">
            <text:p>177</text:p>
          </table:table-cell>
          <table:table-cell table:formula="of:=MAX(100; [.$B33] + FLOOR(([.$C33] - [.$B33])*(MIN(110;FLOOR([.V$6]*[.$B$3]/[.$B$5]; 1; 0)+[.$B$4]))/110; 1; 0))" office:value-type="float" office:value="170" calcext:value-type="float">
            <text:p>170</text:p>
          </table:table-cell>
          <table:table-cell table:formula="of:=MAX(100; [.$B33] + FLOOR(([.$C33] - [.$B33])*(MIN(110;FLOOR([.W$6]*[.$B$3]/[.$B$5]; 1; 0)+[.$B$4]))/110; 1; 0))" office:value-type="float" office:value="161" calcext:value-type="float">
            <text:p>161</text:p>
          </table:table-cell>
          <table:table-cell table:formula="of:=MAX(100; [.$B33] + FLOOR(([.$C33] - [.$B33])*(MIN(110;FLOOR([.X$6]*[.$B$3]/[.$B$5]; 1; 0)+[.$B$4]))/110; 1; 0))" office:value-type="float" office:value="154" calcext:value-type="float">
            <text:p>154</text:p>
          </table:table-cell>
          <table:table-cell table:formula="of:=MAX(100; [.$B33] + FLOOR(([.$C33] - [.$B33])*(MIN(110;FLOOR([.Y$6]*[.$B$3]/[.$B$5]; 1; 0)+[.$B$4]))/110; 1; 0))" office:value-type="float" office:value="148" calcext:value-type="float">
            <text:p>148</text:p>
          </table:table-cell>
          <table:table-cell table:formula="of:=MAX(100; [.$B33] + FLOOR(([.$C33] - [.$B33])*(MIN(110;FLOOR([.Z$6]*[.$B$3]/[.$B$5]; 1; 0)+[.$B$4]))/110; 1; 0))" office:value-type="float" office:value="141" calcext:value-type="float">
            <text:p>141</text:p>
          </table:table-cell>
          <table:table-cell table:formula="of:=MAX(100; [.$B33] + FLOOR(([.$C33] - [.$B33])*(MIN(110;FLOOR([.AA$6]*[.$B$3]/[.$B$5]; 1; 0)+[.$B$4]))/110; 1; 0))" office:value-type="float" office:value="139" calcext:value-type="float">
            <text:p>139</text:p>
          </table:table-cell>
          <table:table-cell table:formula="of:=MAX(100; [.$B33] + FLOOR(([.$C33] - [.$B33])*(MIN(110;FLOOR([.AB$6]*[.$B$3]/[.$B$5]; 1; 0)+[.$B$4]))/110; 1; 0))" office:value-type="float" office:value="137" calcext:value-type="float">
            <text:p>137</text:p>
          </table:table-cell>
          <table:table-cell table:formula="of:=MAX(100; [.$B33] + FLOOR(([.$C33] - [.$B33])*(MIN(110;FLOOR([.AC$6]*[.$B$3]/[.$B$5]; 1; 0)+[.$B$4]))/110; 1; 0))" office:value-type="float" office:value="137" calcext:value-type="float">
            <text:p>137</text:p>
          </table:table-cell>
          <table:table-cell table:formula="of:=MAX(100; [.$B33] + FLOOR(([.$C33] - [.$B33])*(MIN(110;FLOOR([.AD$6]*[.$B$3]/[.$B$5]; 1; 0)+[.$B$4]))/110; 1; 0))" office:value-type="float" office:value="135" calcext:value-type="float">
            <text:p>135</text:p>
          </table:table-cell>
          <table:table-cell table:formula="of:=MAX(100; [.$B33] + FLOOR(([.$C33] - [.$B33])*(MIN(110;FLOOR([.AE$6]*[.$B$3]/[.$B$5]; 1; 0)+[.$B$4]))/110; 1; 0))" office:value-type="float" office:value="135" calcext:value-type="float">
            <text:p>135</text:p>
          </table:table-cell>
          <table:table-cell table:formula="of:=MAX(100; [.$B33] + FLOOR(([.$C33] - [.$B33])*(MIN(110;FLOOR([.AF$6]*[.$B$3]/[.$B$5]; 1; 0)+[.$B$4]))/110; 1; 0))" office:value-type="float" office:value="135" calcext:value-type="float">
            <text:p>135</text:p>
          </table:table-cell>
          <table:table-cell table:formula="of:=MAX(100; [.$B33] + FLOOR(([.$C33] - [.$B33])*(MIN(110;FLOOR([.AG$6]*[.$B$3]/[.$B$5]; 1; 0)+[.$B$4]))/110; 1; 0))" office:value-type="float" office:value="134" calcext:value-type="float">
            <text:p>134</text:p>
          </table:table-cell>
          <table:table-cell table:formula="of:=MAX(100; [.$B33] + FLOOR(([.$C33] - [.$B33])*(MIN(110;FLOOR([.AH$6]*[.$B$3]/[.$B$5]; 1; 0)+[.$B$4]))/110; 1; 0))" office:value-type="float" office:value="134" calcext:value-type="float">
            <text:p>134</text:p>
          </table:table-cell>
          <table:table-cell table:formula="of:=MAX(100; [.$B33] + FLOOR(([.$C33] - [.$B33])*(MIN(110;FLOOR([.AI$6]*[.$B$3]/[.$B$5]; 1; 0)+[.$B$4]))/110; 1; 0))" office:value-type="float" office:value="132" calcext:value-type="float">
            <text:p>132</text:p>
          </table:table-cell>
          <table:table-cell table:formula="of:=MAX(100; [.$B33] + FLOOR(([.$C33] - [.$B33])*(MIN(110;FLOOR([.AJ$6]*[.$B$3]/[.$B$5]; 1; 0)+[.$B$4]))/110; 1; 0))" office:value-type="float" office:value="132" calcext:value-type="float">
            <text:p>132</text:p>
          </table:table-cell>
          <table:table-cell table:formula="of:=MAX(100; [.$B33] + FLOOR(([.$C33] - [.$B33])*(MIN(110;FLOOR([.AK$6]*[.$B$3]/[.$B$5]; 1; 0)+[.$B$4]))/110; 1; 0))" office:value-type="float" office:value="130" calcext:value-type="float">
            <text:p>130</text:p>
          </table:table-cell>
          <table:table-cell table:formula="of:=MAX(100; [.$B33] + FLOOR(([.$C33] - [.$B33])*(MIN(110;FLOOR([.AL$6]*[.$B$3]/[.$B$5]; 1; 0)+[.$B$4]))/110; 1; 0))" office:value-type="float" office:value="130" calcext:value-type="float">
            <text:p>130</text:p>
          </table:table-cell>
          <table:table-cell table:formula="of:=MAX(100; [.$B33] + FLOOR(([.$C33] - [.$B33])*(MIN(110;FLOOR([.AM$6]*[.$B$3]/[.$B$5]; 1; 0)+[.$B$4]))/110; 1; 0))" office:value-type="float" office:value="130" calcext:value-type="float">
            <text:p>130</text:p>
          </table:table-cell>
          <table:table-cell table:formula="of:=MAX(100; [.$B33] + FLOOR(([.$C33] - [.$B33])*(MIN(110;FLOOR([.AN$6]*[.$B$3]/[.$B$5]; 1; 0)+[.$B$4]))/110; 1; 0))" office:value-type="float" office:value="129" calcext:value-type="float">
            <text:p>129</text:p>
          </table:table-cell>
          <table:table-cell table:formula="of:=MAX(100; [.$B33] + FLOOR(([.$C33] - [.$B33])*(MIN(110;FLOOR([.AO$6]*[.$B$3]/[.$B$5]; 1; 0)+[.$B$4]))/110; 1; 0))"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table:formula="of:=MAX(100; [.$B34] + FLOOR(([.$C34] - [.$B34])*(MIN(110;FLOOR([.D$6]*[.$B$3]/[.$B$5]; 1; 0)+[.$B$4]))/110; 1; 0))" office:value-type="float" office:value="290" calcext:value-type="float">
            <text:p>290</text:p>
          </table:table-cell>
          <table:table-cell table:formula="of:=MAX(100; [.$B34] + FLOOR(([.$C34] - [.$B34])*(MIN(110;FLOOR([.E$6]*[.$B$3]/[.$B$5]; 1; 0)+[.$B$4]))/110; 1; 0))" office:value-type="float" office:value="281" calcext:value-type="float">
            <text:p>281</text:p>
          </table:table-cell>
          <table:table-cell table:formula="of:=MAX(100; [.$B34] + FLOOR(([.$C34] - [.$B34])*(MIN(110;FLOOR([.F$6]*[.$B$3]/[.$B$5]; 1; 0)+[.$B$4]))/110; 1; 0))" office:value-type="float" office:value="274" calcext:value-type="float">
            <text:p>274</text:p>
          </table:table-cell>
          <table:table-cell table:formula="of:=MAX(100; [.$B34] + FLOOR(([.$C34] - [.$B34])*(MIN(110;FLOOR([.G$6]*[.$B$3]/[.$B$5]; 1; 0)+[.$B$4]))/110; 1; 0))" office:value-type="float" office:value="267" calcext:value-type="float">
            <text:p>267</text:p>
          </table:table-cell>
          <table:table-cell table:formula="of:=MAX(100; [.$B34] + FLOOR(([.$C34] - [.$B34])*(MIN(110;FLOOR([.H$6]*[.$B$3]/[.$B$5]; 1; 0)+[.$B$4]))/110; 1; 0))" office:value-type="float" office:value="260" calcext:value-type="float">
            <text:p>260</text:p>
          </table:table-cell>
          <table:table-cell table:formula="of:=MAX(100; [.$B34] + FLOOR(([.$C34] - [.$B34])*(MIN(110;FLOOR([.I$6]*[.$B$3]/[.$B$5]; 1; 0)+[.$B$4]))/110; 1; 0))" office:value-type="float" office:value="253" calcext:value-type="float">
            <text:p>253</text:p>
          </table:table-cell>
          <table:table-cell table:formula="of:=MAX(100; [.$B34] + FLOOR(([.$C34] - [.$B34])*(MIN(110;FLOOR([.J$6]*[.$B$3]/[.$B$5]; 1; 0)+[.$B$4]))/110; 1; 0))" office:value-type="float" office:value="246" calcext:value-type="float">
            <text:p>246</text:p>
          </table:table-cell>
          <table:table-cell table:formula="of:=MAX(100; [.$B34] + FLOOR(([.$C34] - [.$B34])*(MIN(110;FLOOR([.K$6]*[.$B$3]/[.$B$5]; 1; 0)+[.$B$4]))/110; 1; 0))" office:value-type="float" office:value="238" calcext:value-type="float">
            <text:p>238</text:p>
          </table:table-cell>
          <table:table-cell table:formula="of:=MAX(100; [.$B34] + FLOOR(([.$C34] - [.$B34])*(MIN(110;FLOOR([.L$6]*[.$B$3]/[.$B$5]; 1; 0)+[.$B$4]))/110; 1; 0))" office:value-type="float" office:value="231" calcext:value-type="float">
            <text:p>231</text:p>
          </table:table-cell>
          <table:table-cell table:formula="of:=MAX(100; [.$B34] + FLOOR(([.$C34] - [.$B34])*(MIN(110;FLOOR([.M$6]*[.$B$3]/[.$B$5]; 1; 0)+[.$B$4]))/110; 1; 0))" office:value-type="float" office:value="224" calcext:value-type="float">
            <text:p>224</text:p>
          </table:table-cell>
          <table:table-cell table:formula="of:=MAX(100; [.$B34] + FLOOR(([.$C34] - [.$B34])*(MIN(110;FLOOR([.N$6]*[.$B$3]/[.$B$5]; 1; 0)+[.$B$4]))/110; 1; 0))" office:value-type="float" office:value="217" calcext:value-type="float">
            <text:p>217</text:p>
          </table:table-cell>
          <table:table-cell table:formula="of:=MAX(100; [.$B34] + FLOOR(([.$C34] - [.$B34])*(MIN(110;FLOOR([.O$6]*[.$B$3]/[.$B$5]; 1; 0)+[.$B$4]))/110; 1; 0))" office:value-type="float" office:value="210" calcext:value-type="float">
            <text:p>210</text:p>
          </table:table-cell>
          <table:table-cell table:formula="of:=MAX(100; [.$B34] + FLOOR(([.$C34] - [.$B34])*(MIN(110;FLOOR([.P$6]*[.$B$3]/[.$B$5]; 1; 0)+[.$B$4]))/110; 1; 0))" office:value-type="float" office:value="203" calcext:value-type="float">
            <text:p>203</text:p>
          </table:table-cell>
          <table:table-cell table:formula="of:=MAX(100; [.$B34] + FLOOR(([.$C34] - [.$B34])*(MIN(110;FLOOR([.Q$6]*[.$B$3]/[.$B$5]; 1; 0)+[.$B$4]))/110; 1; 0))" office:value-type="float" office:value="195" calcext:value-type="float">
            <text:p>195</text:p>
          </table:table-cell>
          <table:table-cell table:formula="of:=MAX(100; [.$B34] + FLOOR(([.$C34] - [.$B34])*(MIN(110;FLOOR([.R$6]*[.$B$3]/[.$B$5]; 1; 0)+[.$B$4]))/110; 1; 0))" office:value-type="float" office:value="188" calcext:value-type="float">
            <text:p>188</text:p>
          </table:table-cell>
          <table:table-cell table:formula="of:=MAX(100; [.$B34] + FLOOR(([.$C34] - [.$B34])*(MIN(110;FLOOR([.S$6]*[.$B$3]/[.$B$5]; 1; 0)+[.$B$4]))/110; 1; 0))" office:value-type="float" office:value="181" calcext:value-type="float">
            <text:p>181</text:p>
          </table:table-cell>
          <table:table-cell table:formula="of:=MAX(100; [.$B34] + FLOOR(([.$C34] - [.$B34])*(MIN(110;FLOOR([.T$6]*[.$B$3]/[.$B$5]; 1; 0)+[.$B$4]))/110; 1; 0))" office:value-type="float" office:value="174" calcext:value-type="float">
            <text:p>174</text:p>
          </table:table-cell>
          <table:table-cell table:formula="of:=MAX(100; [.$B34] + FLOOR(([.$C34] - [.$B34])*(MIN(110;FLOOR([.U$6]*[.$B$3]/[.$B$5]; 1; 0)+[.$B$4]))/110; 1; 0))" office:value-type="float" office:value="167" calcext:value-type="float">
            <text:p>167</text:p>
          </table:table-cell>
          <table:table-cell table:formula="of:=MAX(100; [.$B34] + FLOOR(([.$C34] - [.$B34])*(MIN(110;FLOOR([.V$6]*[.$B$3]/[.$B$5]; 1; 0)+[.$B$4]))/110; 1; 0))" office:value-type="float" office:value="160" calcext:value-type="float">
            <text:p>160</text:p>
          </table:table-cell>
          <table:table-cell table:formula="of:=MAX(100; [.$B34] + FLOOR(([.$C34] - [.$B34])*(MIN(110;FLOOR([.W$6]*[.$B$3]/[.$B$5]; 1; 0)+[.$B$4]))/110; 1; 0))" office:value-type="float" office:value="151" calcext:value-type="float">
            <text:p>151</text:p>
          </table:table-cell>
          <table:table-cell table:formula="of:=MAX(100; [.$B34] + FLOOR(([.$C34] - [.$B34])*(MIN(110;FLOOR([.X$6]*[.$B$3]/[.$B$5]; 1; 0)+[.$B$4]))/110; 1; 0))" office:value-type="float" office:value="144" calcext:value-type="float">
            <text:p>144</text:p>
          </table:table-cell>
          <table:table-cell table:formula="of:=MAX(100; [.$B34] + FLOOR(([.$C34] - [.$B34])*(MIN(110;FLOOR([.Y$6]*[.$B$3]/[.$B$5]; 1; 0)+[.$B$4]))/110; 1; 0))" office:value-type="float" office:value="138" calcext:value-type="float">
            <text:p>138</text:p>
          </table:table-cell>
          <table:table-cell table:formula="of:=MAX(100; [.$B34] + FLOOR(([.$C34] - [.$B34])*(MIN(110;FLOOR([.Z$6]*[.$B$3]/[.$B$5]; 1; 0)+[.$B$4]))/110; 1; 0))" office:value-type="float" office:value="131" calcext:value-type="float">
            <text:p>131</text:p>
          </table:table-cell>
          <table:table-cell table:formula="of:=MAX(100; [.$B34] + FLOOR(([.$C34] - [.$B34])*(MIN(110;FLOOR([.AA$6]*[.$B$3]/[.$B$5]; 1; 0)+[.$B$4]))/110; 1; 0))" office:value-type="float" office:value="129" calcext:value-type="float">
            <text:p>129</text:p>
          </table:table-cell>
          <table:table-cell table:formula="of:=MAX(100; [.$B34] + FLOOR(([.$C34] - [.$B34])*(MIN(110;FLOOR([.AB$6]*[.$B$3]/[.$B$5]; 1; 0)+[.$B$4]))/110; 1; 0))" office:value-type="float" office:value="127" calcext:value-type="float">
            <text:p>127</text:p>
          </table:table-cell>
          <table:table-cell table:formula="of:=MAX(100; [.$B34] + FLOOR(([.$C34] - [.$B34])*(MIN(110;FLOOR([.AC$6]*[.$B$3]/[.$B$5]; 1; 0)+[.$B$4]))/110; 1; 0))" office:value-type="float" office:value="127" calcext:value-type="float">
            <text:p>127</text:p>
          </table:table-cell>
          <table:table-cell table:formula="of:=MAX(100; [.$B34] + FLOOR(([.$C34] - [.$B34])*(MIN(110;FLOOR([.AD$6]*[.$B$3]/[.$B$5]; 1; 0)+[.$B$4]))/110; 1; 0))" office:value-type="float" office:value="125" calcext:value-type="float">
            <text:p>125</text:p>
          </table:table-cell>
          <table:table-cell table:formula="of:=MAX(100; [.$B34] + FLOOR(([.$C34] - [.$B34])*(MIN(110;FLOOR([.AE$6]*[.$B$3]/[.$B$5]; 1; 0)+[.$B$4]))/110; 1; 0))" office:value-type="float" office:value="125" calcext:value-type="float">
            <text:p>125</text:p>
          </table:table-cell>
          <table:table-cell table:formula="of:=MAX(100; [.$B34] + FLOOR(([.$C34] - [.$B34])*(MIN(110;FLOOR([.AF$6]*[.$B$3]/[.$B$5]; 1; 0)+[.$B$4]))/110; 1; 0))" office:value-type="float" office:value="125" calcext:value-type="float">
            <text:p>125</text:p>
          </table:table-cell>
          <table:table-cell table:formula="of:=MAX(100; [.$B34] + FLOOR(([.$C34] - [.$B34])*(MIN(110;FLOOR([.AG$6]*[.$B$3]/[.$B$5]; 1; 0)+[.$B$4]))/110; 1; 0))" office:value-type="float" office:value="124" calcext:value-type="float">
            <text:p>124</text:p>
          </table:table-cell>
          <table:table-cell table:formula="of:=MAX(100; [.$B34] + FLOOR(([.$C34] - [.$B34])*(MIN(110;FLOOR([.AH$6]*[.$B$3]/[.$B$5]; 1; 0)+[.$B$4]))/110; 1; 0))" office:value-type="float" office:value="124" calcext:value-type="float">
            <text:p>124</text:p>
          </table:table-cell>
          <table:table-cell table:formula="of:=MAX(100; [.$B34] + FLOOR(([.$C34] - [.$B34])*(MIN(110;FLOOR([.AI$6]*[.$B$3]/[.$B$5]; 1; 0)+[.$B$4]))/110; 1; 0))" office:value-type="float" office:value="122" calcext:value-type="float">
            <text:p>122</text:p>
          </table:table-cell>
          <table:table-cell table:formula="of:=MAX(100; [.$B34] + FLOOR(([.$C34] - [.$B34])*(MIN(110;FLOOR([.AJ$6]*[.$B$3]/[.$B$5]; 1; 0)+[.$B$4]))/110; 1; 0))" office:value-type="float" office:value="122" calcext:value-type="float">
            <text:p>122</text:p>
          </table:table-cell>
          <table:table-cell table:formula="of:=MAX(100; [.$B34] + FLOOR(([.$C34] - [.$B34])*(MIN(110;FLOOR([.AK$6]*[.$B$3]/[.$B$5]; 1; 0)+[.$B$4]))/110; 1; 0))" office:value-type="float" office:value="120" calcext:value-type="float">
            <text:p>120</text:p>
          </table:table-cell>
          <table:table-cell table:formula="of:=MAX(100; [.$B34] + FLOOR(([.$C34] - [.$B34])*(MIN(110;FLOOR([.AL$6]*[.$B$3]/[.$B$5]; 1; 0)+[.$B$4]))/110; 1; 0))" office:value-type="float" office:value="120" calcext:value-type="float">
            <text:p>120</text:p>
          </table:table-cell>
          <table:table-cell table:formula="of:=MAX(100; [.$B34] + FLOOR(([.$C34] - [.$B34])*(MIN(110;FLOOR([.AM$6]*[.$B$3]/[.$B$5]; 1; 0)+[.$B$4]))/110; 1; 0))" office:value-type="float" office:value="120" calcext:value-type="float">
            <text:p>120</text:p>
          </table:table-cell>
          <table:table-cell table:formula="of:=MAX(100; [.$B34] + FLOOR(([.$C34] - [.$B34])*(MIN(110;FLOOR([.AN$6]*[.$B$3]/[.$B$5]; 1; 0)+[.$B$4]))/110; 1; 0))" office:value-type="float" office:value="119" calcext:value-type="float">
            <text:p>119</text:p>
          </table:table-cell>
          <table:table-cell table:formula="of:=MAX(100; [.$B34] + FLOOR(([.$C34] - [.$B34])*(MIN(110;FLOOR([.AO$6]*[.$B$3]/[.$B$5]; 1; 0)+[.$B$4]))/110; 1; 0))"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280" calcext:value-type="float">
            <text:p>280</text:p>
          </table:table-cell>
          <table:table-cell table:formula="of:=MAX(100; [.$B35] + FLOOR(([.$C35] - [.$B35])*(MIN(110;FLOOR([.D$6]*[.$B$3]/[.$B$5]; 1; 0)+[.$B$4]))/110; 1; 0))" office:value-type="float" office:value="280" calcext:value-type="float">
            <text:p>280</text:p>
          </table:table-cell>
          <table:table-cell table:formula="of:=MAX(100; [.$B35] + FLOOR(([.$C35] - [.$B35])*(MIN(110;FLOOR([.E$6]*[.$B$3]/[.$B$5]; 1; 0)+[.$B$4]))/110; 1; 0))" office:value-type="float" office:value="271" calcext:value-type="float">
            <text:p>271</text:p>
          </table:table-cell>
          <table:table-cell table:formula="of:=MAX(100; [.$B35] + FLOOR(([.$C35] - [.$B35])*(MIN(110;FLOOR([.F$6]*[.$B$3]/[.$B$5]; 1; 0)+[.$B$4]))/110; 1; 0))" office:value-type="float" office:value="264" calcext:value-type="float">
            <text:p>264</text:p>
          </table:table-cell>
          <table:table-cell table:formula="of:=MAX(100; [.$B35] + FLOOR(([.$C35] - [.$B35])*(MIN(110;FLOOR([.G$6]*[.$B$3]/[.$B$5]; 1; 0)+[.$B$4]))/110; 1; 0))" office:value-type="float" office:value="257" calcext:value-type="float">
            <text:p>257</text:p>
          </table:table-cell>
          <table:table-cell table:formula="of:=MAX(100; [.$B35] + FLOOR(([.$C35] - [.$B35])*(MIN(110;FLOOR([.H$6]*[.$B$3]/[.$B$5]; 1; 0)+[.$B$4]))/110; 1; 0))" office:value-type="float" office:value="250" calcext:value-type="float">
            <text:p>250</text:p>
          </table:table-cell>
          <table:table-cell table:formula="of:=MAX(100; [.$B35] + FLOOR(([.$C35] - [.$B35])*(MIN(110;FLOOR([.I$6]*[.$B$3]/[.$B$5]; 1; 0)+[.$B$4]))/110; 1; 0))" office:value-type="float" office:value="243" calcext:value-type="float">
            <text:p>243</text:p>
          </table:table-cell>
          <table:table-cell table:formula="of:=MAX(100; [.$B35] + FLOOR(([.$C35] - [.$B35])*(MIN(110;FLOOR([.J$6]*[.$B$3]/[.$B$5]; 1; 0)+[.$B$4]))/110; 1; 0))" office:value-type="float" office:value="236" calcext:value-type="float">
            <text:p>236</text:p>
          </table:table-cell>
          <table:table-cell table:formula="of:=MAX(100; [.$B35] + FLOOR(([.$C35] - [.$B35])*(MIN(110;FLOOR([.K$6]*[.$B$3]/[.$B$5]; 1; 0)+[.$B$4]))/110; 1; 0))" office:value-type="float" office:value="228" calcext:value-type="float">
            <text:p>228</text:p>
          </table:table-cell>
          <table:table-cell table:formula="of:=MAX(100; [.$B35] + FLOOR(([.$C35] - [.$B35])*(MIN(110;FLOOR([.L$6]*[.$B$3]/[.$B$5]; 1; 0)+[.$B$4]))/110; 1; 0))" office:value-type="float" office:value="221" calcext:value-type="float">
            <text:p>221</text:p>
          </table:table-cell>
          <table:table-cell table:formula="of:=MAX(100; [.$B35] + FLOOR(([.$C35] - [.$B35])*(MIN(110;FLOOR([.M$6]*[.$B$3]/[.$B$5]; 1; 0)+[.$B$4]))/110; 1; 0))" office:value-type="float" office:value="214" calcext:value-type="float">
            <text:p>214</text:p>
          </table:table-cell>
          <table:table-cell table:formula="of:=MAX(100; [.$B35] + FLOOR(([.$C35] - [.$B35])*(MIN(110;FLOOR([.N$6]*[.$B$3]/[.$B$5]; 1; 0)+[.$B$4]))/110; 1; 0))" office:value-type="float" office:value="207" calcext:value-type="float">
            <text:p>207</text:p>
          </table:table-cell>
          <table:table-cell table:formula="of:=MAX(100; [.$B35] + FLOOR(([.$C35] - [.$B35])*(MIN(110;FLOOR([.O$6]*[.$B$3]/[.$B$5]; 1; 0)+[.$B$4]))/110; 1; 0))" office:value-type="float" office:value="200" calcext:value-type="float">
            <text:p>200</text:p>
          </table:table-cell>
          <table:table-cell table:formula="of:=MAX(100; [.$B35] + FLOOR(([.$C35] - [.$B35])*(MIN(110;FLOOR([.P$6]*[.$B$3]/[.$B$5]; 1; 0)+[.$B$4]))/110; 1; 0))" office:value-type="float" office:value="193" calcext:value-type="float">
            <text:p>193</text:p>
          </table:table-cell>
          <table:table-cell table:formula="of:=MAX(100; [.$B35] + FLOOR(([.$C35] - [.$B35])*(MIN(110;FLOOR([.Q$6]*[.$B$3]/[.$B$5]; 1; 0)+[.$B$4]))/110; 1; 0))" office:value-type="float" office:value="185" calcext:value-type="float">
            <text:p>185</text:p>
          </table:table-cell>
          <table:table-cell table:formula="of:=MAX(100; [.$B35] + FLOOR(([.$C35] - [.$B35])*(MIN(110;FLOOR([.R$6]*[.$B$3]/[.$B$5]; 1; 0)+[.$B$4]))/110; 1; 0))" office:value-type="float" office:value="178" calcext:value-type="float">
            <text:p>178</text:p>
          </table:table-cell>
          <table:table-cell table:formula="of:=MAX(100; [.$B35] + FLOOR(([.$C35] - [.$B35])*(MIN(110;FLOOR([.S$6]*[.$B$3]/[.$B$5]; 1; 0)+[.$B$4]))/110; 1; 0))" office:value-type="float" office:value="171" calcext:value-type="float">
            <text:p>171</text:p>
          </table:table-cell>
          <table:table-cell table:formula="of:=MAX(100; [.$B35] + FLOOR(([.$C35] - [.$B35])*(MIN(110;FLOOR([.T$6]*[.$B$3]/[.$B$5]; 1; 0)+[.$B$4]))/110; 1; 0))" office:value-type="float" office:value="164" calcext:value-type="float">
            <text:p>164</text:p>
          </table:table-cell>
          <table:table-cell table:formula="of:=MAX(100; [.$B35] + FLOOR(([.$C35] - [.$B35])*(MIN(110;FLOOR([.U$6]*[.$B$3]/[.$B$5]; 1; 0)+[.$B$4]))/110; 1; 0))" office:value-type="float" office:value="157" calcext:value-type="float">
            <text:p>157</text:p>
          </table:table-cell>
          <table:table-cell table:formula="of:=MAX(100; [.$B35] + FLOOR(([.$C35] - [.$B35])*(MIN(110;FLOOR([.V$6]*[.$B$3]/[.$B$5]; 1; 0)+[.$B$4]))/110; 1; 0))" office:value-type="float" office:value="150" calcext:value-type="float">
            <text:p>150</text:p>
          </table:table-cell>
          <table:table-cell table:formula="of:=MAX(100; [.$B35] + FLOOR(([.$C35] - [.$B35])*(MIN(110;FLOOR([.W$6]*[.$B$3]/[.$B$5]; 1; 0)+[.$B$4]))/110; 1; 0))" office:value-type="float" office:value="141" calcext:value-type="float">
            <text:p>141</text:p>
          </table:table-cell>
          <table:table-cell table:formula="of:=MAX(100; [.$B35] + FLOOR(([.$C35] - [.$B35])*(MIN(110;FLOOR([.X$6]*[.$B$3]/[.$B$5]; 1; 0)+[.$B$4]))/110; 1; 0))" office:value-type="float" office:value="134" calcext:value-type="float">
            <text:p>134</text:p>
          </table:table-cell>
          <table:table-cell table:formula="of:=MAX(100; [.$B35] + FLOOR(([.$C35] - [.$B35])*(MIN(110;FLOOR([.Y$6]*[.$B$3]/[.$B$5]; 1; 0)+[.$B$4]))/110; 1; 0))" office:value-type="float" office:value="128" calcext:value-type="float">
            <text:p>128</text:p>
          </table:table-cell>
          <table:table-cell table:formula="of:=MAX(100; [.$B35] + FLOOR(([.$C35] - [.$B35])*(MIN(110;FLOOR([.Z$6]*[.$B$3]/[.$B$5]; 1; 0)+[.$B$4]))/110; 1; 0))" office:value-type="float" office:value="121" calcext:value-type="float">
            <text:p>121</text:p>
          </table:table-cell>
          <table:table-cell table:formula="of:=MAX(100; [.$B35] + FLOOR(([.$C35] - [.$B35])*(MIN(110;FLOOR([.AA$6]*[.$B$3]/[.$B$5]; 1; 0)+[.$B$4]))/110; 1; 0))" office:value-type="float" office:value="119" calcext:value-type="float">
            <text:p>119</text:p>
          </table:table-cell>
          <table:table-cell table:formula="of:=MAX(100; [.$B35] + FLOOR(([.$C35] - [.$B35])*(MIN(110;FLOOR([.AB$6]*[.$B$3]/[.$B$5]; 1; 0)+[.$B$4]))/110; 1; 0))" office:value-type="float" office:value="117" calcext:value-type="float">
            <text:p>117</text:p>
          </table:table-cell>
          <table:table-cell table:formula="of:=MAX(100; [.$B35] + FLOOR(([.$C35] - [.$B35])*(MIN(110;FLOOR([.AC$6]*[.$B$3]/[.$B$5]; 1; 0)+[.$B$4]))/110; 1; 0))" office:value-type="float" office:value="117" calcext:value-type="float">
            <text:p>117</text:p>
          </table:table-cell>
          <table:table-cell table:formula="of:=MAX(100; [.$B35] + FLOOR(([.$C35] - [.$B35])*(MIN(110;FLOOR([.AD$6]*[.$B$3]/[.$B$5]; 1; 0)+[.$B$4]))/110; 1; 0))" office:value-type="float" office:value="115" calcext:value-type="float">
            <text:p>115</text:p>
          </table:table-cell>
          <table:table-cell table:formula="of:=MAX(100; [.$B35] + FLOOR(([.$C35] - [.$B35])*(MIN(110;FLOOR([.AE$6]*[.$B$3]/[.$B$5]; 1; 0)+[.$B$4]))/110; 1; 0))" office:value-type="float" office:value="115" calcext:value-type="float">
            <text:p>115</text:p>
          </table:table-cell>
          <table:table-cell table:formula="of:=MAX(100; [.$B35] + FLOOR(([.$C35] - [.$B35])*(MIN(110;FLOOR([.AF$6]*[.$B$3]/[.$B$5]; 1; 0)+[.$B$4]))/110; 1; 0))" office:value-type="float" office:value="115" calcext:value-type="float">
            <text:p>115</text:p>
          </table:table-cell>
          <table:table-cell table:formula="of:=MAX(100; [.$B35] + FLOOR(([.$C35] - [.$B35])*(MIN(110;FLOOR([.AG$6]*[.$B$3]/[.$B$5]; 1; 0)+[.$B$4]))/110; 1; 0))" office:value-type="float" office:value="114" calcext:value-type="float">
            <text:p>114</text:p>
          </table:table-cell>
          <table:table-cell table:formula="of:=MAX(100; [.$B35] + FLOOR(([.$C35] - [.$B35])*(MIN(110;FLOOR([.AH$6]*[.$B$3]/[.$B$5]; 1; 0)+[.$B$4]))/110; 1; 0))" office:value-type="float" office:value="114" calcext:value-type="float">
            <text:p>114</text:p>
          </table:table-cell>
          <table:table-cell table:formula="of:=MAX(100; [.$B35] + FLOOR(([.$C35] - [.$B35])*(MIN(110;FLOOR([.AI$6]*[.$B$3]/[.$B$5]; 1; 0)+[.$B$4]))/110; 1; 0))" office:value-type="float" office:value="112" calcext:value-type="float">
            <text:p>112</text:p>
          </table:table-cell>
          <table:table-cell table:formula="of:=MAX(100; [.$B35] + FLOOR(([.$C35] - [.$B35])*(MIN(110;FLOOR([.AJ$6]*[.$B$3]/[.$B$5]; 1; 0)+[.$B$4]))/110; 1; 0))" office:value-type="float" office:value="112" calcext:value-type="float">
            <text:p>112</text:p>
          </table:table-cell>
          <table:table-cell table:formula="of:=MAX(100; [.$B35] + FLOOR(([.$C35] - [.$B35])*(MIN(110;FLOOR([.AK$6]*[.$B$3]/[.$B$5]; 1; 0)+[.$B$4]))/110; 1; 0))" office:value-type="float" office:value="110" calcext:value-type="float">
            <text:p>110</text:p>
          </table:table-cell>
          <table:table-cell table:formula="of:=MAX(100; [.$B35] + FLOOR(([.$C35] - [.$B35])*(MIN(110;FLOOR([.AL$6]*[.$B$3]/[.$B$5]; 1; 0)+[.$B$4]))/110; 1; 0))" office:value-type="float" office:value="110" calcext:value-type="float">
            <text:p>110</text:p>
          </table:table-cell>
          <table:table-cell table:formula="of:=MAX(100; [.$B35] + FLOOR(([.$C35] - [.$B35])*(MIN(110;FLOOR([.AM$6]*[.$B$3]/[.$B$5]; 1; 0)+[.$B$4]))/110; 1; 0))" office:value-type="float" office:value="110" calcext:value-type="float">
            <text:p>110</text:p>
          </table:table-cell>
          <table:table-cell table:formula="of:=MAX(100; [.$B35] + FLOOR(([.$C35] - [.$B35])*(MIN(110;FLOOR([.AN$6]*[.$B$3]/[.$B$5]; 1; 0)+[.$B$4]))/110; 1; 0))" office:value-type="float" office:value="109" calcext:value-type="float">
            <text:p>109</text:p>
          </table:table-cell>
          <table:table-cell table:formula="of:=MAX(100; [.$B35] + FLOOR(([.$C35] - [.$B35])*(MIN(110;FLOOR([.AO$6]*[.$B$3]/[.$B$5]; 1; 0)+[.$B$4]))/110; 1; 0))"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270" calcext:value-type="float">
            <text:p>270</text:p>
          </table:table-cell>
          <table:table-cell table:formula="of:=MAX(100; [.$B36] + FLOOR(([.$C36] - [.$B36])*(MIN(110;FLOOR([.D$6]*[.$B$3]/[.$B$5]; 1; 0)+[.$B$4]))/110; 1; 0))" office:value-type="float" office:value="270" calcext:value-type="float">
            <text:p>270</text:p>
          </table:table-cell>
          <table:table-cell table:formula="of:=MAX(100; [.$B36] + FLOOR(([.$C36] - [.$B36])*(MIN(110;FLOOR([.E$6]*[.$B$3]/[.$B$5]; 1; 0)+[.$B$4]))/110; 1; 0))" office:value-type="float" office:value="261" calcext:value-type="float">
            <text:p>261</text:p>
          </table:table-cell>
          <table:table-cell table:formula="of:=MAX(100; [.$B36] + FLOOR(([.$C36] - [.$B36])*(MIN(110;FLOOR([.F$6]*[.$B$3]/[.$B$5]; 1; 0)+[.$B$4]))/110; 1; 0))" office:value-type="float" office:value="254" calcext:value-type="float">
            <text:p>254</text:p>
          </table:table-cell>
          <table:table-cell table:formula="of:=MAX(100; [.$B36] + FLOOR(([.$C36] - [.$B36])*(MIN(110;FLOOR([.G$6]*[.$B$3]/[.$B$5]; 1; 0)+[.$B$4]))/110; 1; 0))" office:value-type="float" office:value="247" calcext:value-type="float">
            <text:p>247</text:p>
          </table:table-cell>
          <table:table-cell table:formula="of:=MAX(100; [.$B36] + FLOOR(([.$C36] - [.$B36])*(MIN(110;FLOOR([.H$6]*[.$B$3]/[.$B$5]; 1; 0)+[.$B$4]))/110; 1; 0))" office:value-type="float" office:value="240" calcext:value-type="float">
            <text:p>240</text:p>
          </table:table-cell>
          <table:table-cell table:formula="of:=MAX(100; [.$B36] + FLOOR(([.$C36] - [.$B36])*(MIN(110;FLOOR([.I$6]*[.$B$3]/[.$B$5]; 1; 0)+[.$B$4]))/110; 1; 0))" office:value-type="float" office:value="233" calcext:value-type="float">
            <text:p>233</text:p>
          </table:table-cell>
          <table:table-cell table:formula="of:=MAX(100; [.$B36] + FLOOR(([.$C36] - [.$B36])*(MIN(110;FLOOR([.J$6]*[.$B$3]/[.$B$5]; 1; 0)+[.$B$4]))/110; 1; 0))" office:value-type="float" office:value="226" calcext:value-type="float">
            <text:p>226</text:p>
          </table:table-cell>
          <table:table-cell table:formula="of:=MAX(100; [.$B36] + FLOOR(([.$C36] - [.$B36])*(MIN(110;FLOOR([.K$6]*[.$B$3]/[.$B$5]; 1; 0)+[.$B$4]))/110; 1; 0))" office:value-type="float" office:value="218" calcext:value-type="float">
            <text:p>218</text:p>
          </table:table-cell>
          <table:table-cell table:formula="of:=MAX(100; [.$B36] + FLOOR(([.$C36] - [.$B36])*(MIN(110;FLOOR([.L$6]*[.$B$3]/[.$B$5]; 1; 0)+[.$B$4]))/110; 1; 0))" office:value-type="float" office:value="211" calcext:value-type="float">
            <text:p>211</text:p>
          </table:table-cell>
          <table:table-cell table:formula="of:=MAX(100; [.$B36] + FLOOR(([.$C36] - [.$B36])*(MIN(110;FLOOR([.M$6]*[.$B$3]/[.$B$5]; 1; 0)+[.$B$4]))/110; 1; 0))" office:value-type="float" office:value="204" calcext:value-type="float">
            <text:p>204</text:p>
          </table:table-cell>
          <table:table-cell table:formula="of:=MAX(100; [.$B36] + FLOOR(([.$C36] - [.$B36])*(MIN(110;FLOOR([.N$6]*[.$B$3]/[.$B$5]; 1; 0)+[.$B$4]))/110; 1; 0))" office:value-type="float" office:value="197" calcext:value-type="float">
            <text:p>197</text:p>
          </table:table-cell>
          <table:table-cell table:formula="of:=MAX(100; [.$B36] + FLOOR(([.$C36] - [.$B36])*(MIN(110;FLOOR([.O$6]*[.$B$3]/[.$B$5]; 1; 0)+[.$B$4]))/110; 1; 0))" office:value-type="float" office:value="190" calcext:value-type="float">
            <text:p>190</text:p>
          </table:table-cell>
          <table:table-cell table:formula="of:=MAX(100; [.$B36] + FLOOR(([.$C36] - [.$B36])*(MIN(110;FLOOR([.P$6]*[.$B$3]/[.$B$5]; 1; 0)+[.$B$4]))/110; 1; 0))" office:value-type="float" office:value="183" calcext:value-type="float">
            <text:p>183</text:p>
          </table:table-cell>
          <table:table-cell table:formula="of:=MAX(100; [.$B36] + FLOOR(([.$C36] - [.$B36])*(MIN(110;FLOOR([.Q$6]*[.$B$3]/[.$B$5]; 1; 0)+[.$B$4]))/110; 1; 0))" office:value-type="float" office:value="175" calcext:value-type="float">
            <text:p>175</text:p>
          </table:table-cell>
          <table:table-cell table:formula="of:=MAX(100; [.$B36] + FLOOR(([.$C36] - [.$B36])*(MIN(110;FLOOR([.R$6]*[.$B$3]/[.$B$5]; 1; 0)+[.$B$4]))/110; 1; 0))" office:value-type="float" office:value="168" calcext:value-type="float">
            <text:p>168</text:p>
          </table:table-cell>
          <table:table-cell table:formula="of:=MAX(100; [.$B36] + FLOOR(([.$C36] - [.$B36])*(MIN(110;FLOOR([.S$6]*[.$B$3]/[.$B$5]; 1; 0)+[.$B$4]))/110; 1; 0))" office:value-type="float" office:value="161" calcext:value-type="float">
            <text:p>161</text:p>
          </table:table-cell>
          <table:table-cell table:formula="of:=MAX(100; [.$B36] + FLOOR(([.$C36] - [.$B36])*(MIN(110;FLOOR([.T$6]*[.$B$3]/[.$B$5]; 1; 0)+[.$B$4]))/110; 1; 0))" office:value-type="float" office:value="154" calcext:value-type="float">
            <text:p>154</text:p>
          </table:table-cell>
          <table:table-cell table:formula="of:=MAX(100; [.$B36] + FLOOR(([.$C36] - [.$B36])*(MIN(110;FLOOR([.U$6]*[.$B$3]/[.$B$5]; 1; 0)+[.$B$4]))/110; 1; 0))" office:value-type="float" office:value="147" calcext:value-type="float">
            <text:p>147</text:p>
          </table:table-cell>
          <table:table-cell table:formula="of:=MAX(100; [.$B36] + FLOOR(([.$C36] - [.$B36])*(MIN(110;FLOOR([.V$6]*[.$B$3]/[.$B$5]; 1; 0)+[.$B$4]))/110; 1; 0))" office:value-type="float" office:value="140" calcext:value-type="float">
            <text:p>140</text:p>
          </table:table-cell>
          <table:table-cell table:formula="of:=MAX(100; [.$B36] + FLOOR(([.$C36] - [.$B36])*(MIN(110;FLOOR([.W$6]*[.$B$3]/[.$B$5]; 1; 0)+[.$B$4]))/110; 1; 0))" office:value-type="float" office:value="131" calcext:value-type="float">
            <text:p>131</text:p>
          </table:table-cell>
          <table:table-cell table:formula="of:=MAX(100; [.$B36] + FLOOR(([.$C36] - [.$B36])*(MIN(110;FLOOR([.X$6]*[.$B$3]/[.$B$5]; 1; 0)+[.$B$4]))/110; 1; 0))" office:value-type="float" office:value="124" calcext:value-type="float">
            <text:p>124</text:p>
          </table:table-cell>
          <table:table-cell table:formula="of:=MAX(100; [.$B36] + FLOOR(([.$C36] - [.$B36])*(MIN(110;FLOOR([.Y$6]*[.$B$3]/[.$B$5]; 1; 0)+[.$B$4]))/110; 1; 0))" office:value-type="float" office:value="118" calcext:value-type="float">
            <text:p>118</text:p>
          </table:table-cell>
          <table:table-cell table:formula="of:=MAX(100; [.$B36] + FLOOR(([.$C36] - [.$B36])*(MIN(110;FLOOR([.Z$6]*[.$B$3]/[.$B$5]; 1; 0)+[.$B$4]))/110; 1; 0))" office:value-type="float" office:value="111" calcext:value-type="float">
            <text:p>111</text:p>
          </table:table-cell>
          <table:table-cell table:formula="of:=MAX(100; [.$B36] + FLOOR(([.$C36] - [.$B36])*(MIN(110;FLOOR([.AA$6]*[.$B$3]/[.$B$5]; 1; 0)+[.$B$4]))/110; 1; 0))" office:value-type="float" office:value="109" calcext:value-type="float">
            <text:p>109</text:p>
          </table:table-cell>
          <table:table-cell table:formula="of:=MAX(100; [.$B36] + FLOOR(([.$C36] - [.$B36])*(MIN(110;FLOOR([.AB$6]*[.$B$3]/[.$B$5]; 1; 0)+[.$B$4]))/110; 1; 0))" office:value-type="float" office:value="107" calcext:value-type="float">
            <text:p>107</text:p>
          </table:table-cell>
          <table:table-cell table:formula="of:=MAX(100; [.$B36] + FLOOR(([.$C36] - [.$B36])*(MIN(110;FLOOR([.AC$6]*[.$B$3]/[.$B$5]; 1; 0)+[.$B$4]))/110; 1; 0))" office:value-type="float" office:value="107" calcext:value-type="float">
            <text:p>107</text:p>
          </table:table-cell>
          <table:table-cell table:formula="of:=MAX(100; [.$B36] + FLOOR(([.$C36] - [.$B36])*(MIN(110;FLOOR([.AD$6]*[.$B$3]/[.$B$5]; 1; 0)+[.$B$4]))/110; 1; 0))" office:value-type="float" office:value="105" calcext:value-type="float">
            <text:p>105</text:p>
          </table:table-cell>
          <table:table-cell table:formula="of:=MAX(100; [.$B36] + FLOOR(([.$C36] - [.$B36])*(MIN(110;FLOOR([.AE$6]*[.$B$3]/[.$B$5]; 1; 0)+[.$B$4]))/110; 1; 0))" office:value-type="float" office:value="105" calcext:value-type="float">
            <text:p>105</text:p>
          </table:table-cell>
          <table:table-cell table:formula="of:=MAX(100; [.$B36] + FLOOR(([.$C36] - [.$B36])*(MIN(110;FLOOR([.AF$6]*[.$B$3]/[.$B$5]; 1; 0)+[.$B$4]))/110; 1; 0))" office:value-type="float" office:value="105" calcext:value-type="float">
            <text:p>105</text:p>
          </table:table-cell>
          <table:table-cell table:formula="of:=MAX(100; [.$B36] + FLOOR(([.$C36] - [.$B36])*(MIN(110;FLOOR([.AG$6]*[.$B$3]/[.$B$5]; 1; 0)+[.$B$4]))/110; 1; 0))" office:value-type="float" office:value="104" calcext:value-type="float">
            <text:p>104</text:p>
          </table:table-cell>
          <table:table-cell table:formula="of:=MAX(100; [.$B36] + FLOOR(([.$C36] - [.$B36])*(MIN(110;FLOOR([.AH$6]*[.$B$3]/[.$B$5]; 1; 0)+[.$B$4]))/110; 1; 0))" office:value-type="float" office:value="104" calcext:value-type="float">
            <text:p>104</text:p>
          </table:table-cell>
          <table:table-cell table:formula="of:=MAX(100; [.$B36] + FLOOR(([.$C36] - [.$B36])*(MIN(110;FLOOR([.AI$6]*[.$B$3]/[.$B$5]; 1; 0)+[.$B$4]))/110; 1; 0))" office:value-type="float" office:value="102" calcext:value-type="float">
            <text:p>102</text:p>
          </table:table-cell>
          <table:table-cell table:formula="of:=MAX(100; [.$B36] + FLOOR(([.$C36] - [.$B36])*(MIN(110;FLOOR([.AJ$6]*[.$B$3]/[.$B$5]; 1; 0)+[.$B$4]))/110; 1; 0))" office:value-type="float" office:value="102" calcext:value-type="float">
            <text:p>102</text:p>
          </table:table-cell>
          <table:table-cell table:formula="of:=MAX(100; [.$B36] + FLOOR(([.$C36] - [.$B36])*(MIN(110;FLOOR([.AK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L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M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N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260" calcext:value-type="float">
            <text:p>260</text:p>
          </table:table-cell>
          <table:table-cell table:formula="of:=MAX(100; [.$B37] + FLOOR(([.$C37] - [.$B37])*(MIN(110;FLOOR([.D$6]*[.$B$3]/[.$B$5]; 1; 0)+[.$B$4]))/110; 1; 0))" office:value-type="float" office:value="260" calcext:value-type="float">
            <text:p>260</text:p>
          </table:table-cell>
          <table:table-cell table:formula="of:=MAX(100; [.$B37] + FLOOR(([.$C37] - [.$B37])*(MIN(110;FLOOR([.E$6]*[.$B$3]/[.$B$5]; 1; 0)+[.$B$4]))/110; 1; 0))" office:value-type="float" office:value="251" calcext:value-type="float">
            <text:p>251</text:p>
          </table:table-cell>
          <table:table-cell table:formula="of:=MAX(100; [.$B37] + FLOOR(([.$C37] - [.$B37])*(MIN(110;FLOOR([.F$6]*[.$B$3]/[.$B$5]; 1; 0)+[.$B$4]))/110; 1; 0))" office:value-type="float" office:value="244" calcext:value-type="float">
            <text:p>244</text:p>
          </table:table-cell>
          <table:table-cell table:formula="of:=MAX(100; [.$B37] + FLOOR(([.$C37] - [.$B37])*(MIN(110;FLOOR([.G$6]*[.$B$3]/[.$B$5]; 1; 0)+[.$B$4]))/110; 1; 0))" office:value-type="float" office:value="237" calcext:value-type="float">
            <text:p>237</text:p>
          </table:table-cell>
          <table:table-cell table:formula="of:=MAX(100; [.$B37] + FLOOR(([.$C37] - [.$B37])*(MIN(110;FLOOR([.H$6]*[.$B$3]/[.$B$5]; 1; 0)+[.$B$4]))/110; 1; 0))" office:value-type="float" office:value="230" calcext:value-type="float">
            <text:p>230</text:p>
          </table:table-cell>
          <table:table-cell table:formula="of:=MAX(100; [.$B37] + FLOOR(([.$C37] - [.$B37])*(MIN(110;FLOOR([.I$6]*[.$B$3]/[.$B$5]; 1; 0)+[.$B$4]))/110; 1; 0))" office:value-type="float" office:value="223" calcext:value-type="float">
            <text:p>223</text:p>
          </table:table-cell>
          <table:table-cell table:formula="of:=MAX(100; [.$B37] + FLOOR(([.$C37] - [.$B37])*(MIN(110;FLOOR([.J$6]*[.$B$3]/[.$B$5]; 1; 0)+[.$B$4]))/110; 1; 0))" office:value-type="float" office:value="216" calcext:value-type="float">
            <text:p>216</text:p>
          </table:table-cell>
          <table:table-cell table:formula="of:=MAX(100; [.$B37] + FLOOR(([.$C37] - [.$B37])*(MIN(110;FLOOR([.K$6]*[.$B$3]/[.$B$5]; 1; 0)+[.$B$4]))/110; 1; 0))" office:value-type="float" office:value="208" calcext:value-type="float">
            <text:p>208</text:p>
          </table:table-cell>
          <table:table-cell table:formula="of:=MAX(100; [.$B37] + FLOOR(([.$C37] - [.$B37])*(MIN(110;FLOOR([.L$6]*[.$B$3]/[.$B$5]; 1; 0)+[.$B$4]))/110; 1; 0))" office:value-type="float" office:value="201" calcext:value-type="float">
            <text:p>201</text:p>
          </table:table-cell>
          <table:table-cell table:formula="of:=MAX(100; [.$B37] + FLOOR(([.$C37] - [.$B37])*(MIN(110;FLOOR([.M$6]*[.$B$3]/[.$B$5]; 1; 0)+[.$B$4]))/110; 1; 0))" office:value-type="float" office:value="194" calcext:value-type="float">
            <text:p>194</text:p>
          </table:table-cell>
          <table:table-cell table:formula="of:=MAX(100; [.$B37] + FLOOR(([.$C37] - [.$B37])*(MIN(110;FLOOR([.N$6]*[.$B$3]/[.$B$5]; 1; 0)+[.$B$4]))/110; 1; 0))" office:value-type="float" office:value="187" calcext:value-type="float">
            <text:p>187</text:p>
          </table:table-cell>
          <table:table-cell table:formula="of:=MAX(100; [.$B37] + FLOOR(([.$C37] - [.$B37])*(MIN(110;FLOOR([.O$6]*[.$B$3]/[.$B$5]; 1; 0)+[.$B$4]))/110; 1; 0))" office:value-type="float" office:value="180" calcext:value-type="float">
            <text:p>180</text:p>
          </table:table-cell>
          <table:table-cell table:formula="of:=MAX(100; [.$B37] + FLOOR(([.$C37] - [.$B37])*(MIN(110;FLOOR([.P$6]*[.$B$3]/[.$B$5]; 1; 0)+[.$B$4]))/110; 1; 0))" office:value-type="float" office:value="173" calcext:value-type="float">
            <text:p>173</text:p>
          </table:table-cell>
          <table:table-cell table:formula="of:=MAX(100; [.$B37] + FLOOR(([.$C37] - [.$B37])*(MIN(110;FLOOR([.Q$6]*[.$B$3]/[.$B$5]; 1; 0)+[.$B$4]))/110; 1; 0))" office:value-type="float" office:value="165" calcext:value-type="float">
            <text:p>165</text:p>
          </table:table-cell>
          <table:table-cell table:formula="of:=MAX(100; [.$B37] + FLOOR(([.$C37] - [.$B37])*(MIN(110;FLOOR([.R$6]*[.$B$3]/[.$B$5]; 1; 0)+[.$B$4]))/110; 1; 0))" office:value-type="float" office:value="158" calcext:value-type="float">
            <text:p>158</text:p>
          </table:table-cell>
          <table:table-cell table:formula="of:=MAX(100; [.$B37] + FLOOR(([.$C37] - [.$B37])*(MIN(110;FLOOR([.S$6]*[.$B$3]/[.$B$5]; 1; 0)+[.$B$4]))/110; 1; 0))" office:value-type="float" office:value="151" calcext:value-type="float">
            <text:p>151</text:p>
          </table:table-cell>
          <table:table-cell table:formula="of:=MAX(100; [.$B37] + FLOOR(([.$C37] - [.$B37])*(MIN(110;FLOOR([.T$6]*[.$B$3]/[.$B$5]; 1; 0)+[.$B$4]))/110; 1; 0))" office:value-type="float" office:value="144" calcext:value-type="float">
            <text:p>144</text:p>
          </table:table-cell>
          <table:table-cell table:formula="of:=MAX(100; [.$B37] + FLOOR(([.$C37] - [.$B37])*(MIN(110;FLOOR([.U$6]*[.$B$3]/[.$B$5]; 1; 0)+[.$B$4]))/110; 1; 0))" office:value-type="float" office:value="137" calcext:value-type="float">
            <text:p>137</text:p>
          </table:table-cell>
          <table:table-cell table:formula="of:=MAX(100; [.$B37] + FLOOR(([.$C37] - [.$B37])*(MIN(110;FLOOR([.V$6]*[.$B$3]/[.$B$5]; 1; 0)+[.$B$4]))/110; 1; 0))" office:value-type="float" office:value="130" calcext:value-type="float">
            <text:p>130</text:p>
          </table:table-cell>
          <table:table-cell table:formula="of:=MAX(100; [.$B37] + FLOOR(([.$C37] - [.$B37])*(MIN(110;FLOOR([.W$6]*[.$B$3]/[.$B$5]; 1; 0)+[.$B$4]))/110; 1; 0))" office:value-type="float" office:value="121" calcext:value-type="float">
            <text:p>121</text:p>
          </table:table-cell>
          <table:table-cell table:formula="of:=MAX(100; [.$B37] + FLOOR(([.$C37] - [.$B37])*(MIN(110;FLOOR([.X$6]*[.$B$3]/[.$B$5]; 1; 0)+[.$B$4]))/110; 1; 0))" office:value-type="float" office:value="114" calcext:value-type="float">
            <text:p>114</text:p>
          </table:table-cell>
          <table:table-cell table:formula="of:=MAX(100; [.$B37] + FLOOR(([.$C37] - [.$B37])*(MIN(110;FLOOR([.Y$6]*[.$B$3]/[.$B$5]; 1; 0)+[.$B$4]))/110; 1; 0))" office:value-type="float" office:value="108" calcext:value-type="float">
            <text:p>108</text:p>
          </table:table-cell>
          <table:table-cell table:formula="of:=MAX(100; [.$B37] + FLOOR(([.$C37] - [.$B37])*(MIN(110;FLOOR([.Z$6]*[.$B$3]/[.$B$5]; 1; 0)+[.$B$4]))/110; 1; 0))" office:value-type="float" office:value="101" calcext:value-type="float">
            <text:p>101</text:p>
          </table:table-cell>
          <table:table-cell table:formula="of:=MAX(100; [.$B37] + FLOOR(([.$C37] - [.$B37])*(MIN(110;FLOOR([.AA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B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C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D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E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F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G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H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I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J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K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L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M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N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table:formula="of:=MAX(100; [.$B38] + FLOOR(([.$C38] - [.$B38])*(MIN(110;FLOOR([.D$6]*[.$B$3]/[.$B$5]; 1; 0)+[.$B$4]))/110; 1; 0))" office:value-type="float" office:value="250" calcext:value-type="float">
            <text:p>250</text:p>
          </table:table-cell>
          <table:table-cell table:formula="of:=MAX(100; [.$B38] + FLOOR(([.$C38] - [.$B38])*(MIN(110;FLOOR([.E$6]*[.$B$3]/[.$B$5]; 1; 0)+[.$B$4]))/110; 1; 0))" office:value-type="float" office:value="241" calcext:value-type="float">
            <text:p>241</text:p>
          </table:table-cell>
          <table:table-cell table:formula="of:=MAX(100; [.$B38] + FLOOR(([.$C38] - [.$B38])*(MIN(110;FLOOR([.F$6]*[.$B$3]/[.$B$5]; 1; 0)+[.$B$4]))/110; 1; 0))" office:value-type="float" office:value="234" calcext:value-type="float">
            <text:p>234</text:p>
          </table:table-cell>
          <table:table-cell table:formula="of:=MAX(100; [.$B38] + FLOOR(([.$C38] - [.$B38])*(MIN(110;FLOOR([.G$6]*[.$B$3]/[.$B$5]; 1; 0)+[.$B$4]))/110; 1; 0))" office:value-type="float" office:value="227" calcext:value-type="float">
            <text:p>227</text:p>
          </table:table-cell>
          <table:table-cell table:formula="of:=MAX(100; [.$B38] + FLOOR(([.$C38] - [.$B38])*(MIN(110;FLOOR([.H$6]*[.$B$3]/[.$B$5]; 1; 0)+[.$B$4]))/110; 1; 0))" office:value-type="float" office:value="220" calcext:value-type="float">
            <text:p>220</text:p>
          </table:table-cell>
          <table:table-cell table:formula="of:=MAX(100; [.$B38] + FLOOR(([.$C38] - [.$B38])*(MIN(110;FLOOR([.I$6]*[.$B$3]/[.$B$5]; 1; 0)+[.$B$4]))/110; 1; 0))" office:value-type="float" office:value="213" calcext:value-type="float">
            <text:p>213</text:p>
          </table:table-cell>
          <table:table-cell table:formula="of:=MAX(100; [.$B38] + FLOOR(([.$C38] - [.$B38])*(MIN(110;FLOOR([.J$6]*[.$B$3]/[.$B$5]; 1; 0)+[.$B$4]))/110; 1; 0))" office:value-type="float" office:value="206" calcext:value-type="float">
            <text:p>206</text:p>
          </table:table-cell>
          <table:table-cell table:formula="of:=MAX(100; [.$B38] + FLOOR(([.$C38] - [.$B38])*(MIN(110;FLOOR([.K$6]*[.$B$3]/[.$B$5]; 1; 0)+[.$B$4]))/110; 1; 0))" office:value-type="float" office:value="198" calcext:value-type="float">
            <text:p>198</text:p>
          </table:table-cell>
          <table:table-cell table:formula="of:=MAX(100; [.$B38] + FLOOR(([.$C38] - [.$B38])*(MIN(110;FLOOR([.L$6]*[.$B$3]/[.$B$5]; 1; 0)+[.$B$4]))/110; 1; 0))" office:value-type="float" office:value="191" calcext:value-type="float">
            <text:p>191</text:p>
          </table:table-cell>
          <table:table-cell table:formula="of:=MAX(100; [.$B38] + FLOOR(([.$C38] - [.$B38])*(MIN(110;FLOOR([.M$6]*[.$B$3]/[.$B$5]; 1; 0)+[.$B$4]))/110; 1; 0))" office:value-type="float" office:value="184" calcext:value-type="float">
            <text:p>184</text:p>
          </table:table-cell>
          <table:table-cell table:formula="of:=MAX(100; [.$B38] + FLOOR(([.$C38] - [.$B38])*(MIN(110;FLOOR([.N$6]*[.$B$3]/[.$B$5]; 1; 0)+[.$B$4]))/110; 1; 0))" office:value-type="float" office:value="177" calcext:value-type="float">
            <text:p>177</text:p>
          </table:table-cell>
          <table:table-cell table:formula="of:=MAX(100; [.$B38] + FLOOR(([.$C38] - [.$B38])*(MIN(110;FLOOR([.O$6]*[.$B$3]/[.$B$5]; 1; 0)+[.$B$4]))/110; 1; 0))" office:value-type="float" office:value="170" calcext:value-type="float">
            <text:p>170</text:p>
          </table:table-cell>
          <table:table-cell table:formula="of:=MAX(100; [.$B38] + FLOOR(([.$C38] - [.$B38])*(MIN(110;FLOOR([.P$6]*[.$B$3]/[.$B$5]; 1; 0)+[.$B$4]))/110; 1; 0))" office:value-type="float" office:value="163" calcext:value-type="float">
            <text:p>163</text:p>
          </table:table-cell>
          <table:table-cell table:formula="of:=MAX(100; [.$B38] + FLOOR(([.$C38] - [.$B38])*(MIN(110;FLOOR([.Q$6]*[.$B$3]/[.$B$5]; 1; 0)+[.$B$4]))/110; 1; 0))" office:value-type="float" office:value="155" calcext:value-type="float">
            <text:p>155</text:p>
          </table:table-cell>
          <table:table-cell table:formula="of:=MAX(100; [.$B38] + FLOOR(([.$C38] - [.$B38])*(MIN(110;FLOOR([.R$6]*[.$B$3]/[.$B$5]; 1; 0)+[.$B$4]))/110; 1; 0))" office:value-type="float" office:value="148" calcext:value-type="float">
            <text:p>148</text:p>
          </table:table-cell>
          <table:table-cell table:formula="of:=MAX(100; [.$B38] + FLOOR(([.$C38] - [.$B38])*(MIN(110;FLOOR([.S$6]*[.$B$3]/[.$B$5]; 1; 0)+[.$B$4]))/110; 1; 0))" office:value-type="float" office:value="141" calcext:value-type="float">
            <text:p>141</text:p>
          </table:table-cell>
          <table:table-cell table:formula="of:=MAX(100; [.$B38] + FLOOR(([.$C38] - [.$B38])*(MIN(110;FLOOR([.T$6]*[.$B$3]/[.$B$5]; 1; 0)+[.$B$4]))/110; 1; 0))" office:value-type="float" office:value="134" calcext:value-type="float">
            <text:p>134</text:p>
          </table:table-cell>
          <table:table-cell table:formula="of:=MAX(100; [.$B38] + FLOOR(([.$C38] - [.$B38])*(MIN(110;FLOOR([.U$6]*[.$B$3]/[.$B$5]; 1; 0)+[.$B$4]))/110; 1; 0))" office:value-type="float" office:value="127" calcext:value-type="float">
            <text:p>127</text:p>
          </table:table-cell>
          <table:table-cell table:formula="of:=MAX(100; [.$B38] + FLOOR(([.$C38] - [.$B38])*(MIN(110;FLOOR([.V$6]*[.$B$3]/[.$B$5]; 1; 0)+[.$B$4]))/110; 1; 0))" office:value-type="float" office:value="120" calcext:value-type="float">
            <text:p>120</text:p>
          </table:table-cell>
          <table:table-cell table:formula="of:=MAX(100; [.$B38] + FLOOR(([.$C38] - [.$B38])*(MIN(110;FLOOR([.W$6]*[.$B$3]/[.$B$5]; 1; 0)+[.$B$4]))/110; 1; 0))" office:value-type="float" office:value="111" calcext:value-type="float">
            <text:p>111</text:p>
          </table:table-cell>
          <table:table-cell table:formula="of:=MAX(100; [.$B38] + FLOOR(([.$C38] - [.$B38])*(MIN(110;FLOOR([.X$6]*[.$B$3]/[.$B$5]; 1; 0)+[.$B$4]))/110; 1; 0))" office:value-type="float" office:value="104" calcext:value-type="float">
            <text:p>104</text:p>
          </table:table-cell>
          <table:table-cell table:formula="of:=MAX(100; [.$B38] + FLOOR(([.$C38] - [.$B38])*(MIN(110;FLOOR([.Y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Z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A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B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C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D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E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F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G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H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I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J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K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L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M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N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table:formula="of:=MAX(100; [.$B39] + FLOOR(([.$C39] - [.$B39])*(MIN(110;FLOOR([.D$6]*[.$B$3]/[.$B$5]; 1; 0)+[.$B$4]))/110; 1; 0))" office:value-type="float" office:value="240" calcext:value-type="float">
            <text:p>240</text:p>
          </table:table-cell>
          <table:table-cell table:formula="of:=MAX(100; [.$B39] + FLOOR(([.$C39] - [.$B39])*(MIN(110;FLOOR([.E$6]*[.$B$3]/[.$B$5]; 1; 0)+[.$B$4]))/110; 1; 0))" office:value-type="float" office:value="231" calcext:value-type="float">
            <text:p>231</text:p>
          </table:table-cell>
          <table:table-cell table:formula="of:=MAX(100; [.$B39] + FLOOR(([.$C39] - [.$B39])*(MIN(110;FLOOR([.F$6]*[.$B$3]/[.$B$5]; 1; 0)+[.$B$4]))/110; 1; 0))" office:value-type="float" office:value="224" calcext:value-type="float">
            <text:p>224</text:p>
          </table:table-cell>
          <table:table-cell table:formula="of:=MAX(100; [.$B39] + FLOOR(([.$C39] - [.$B39])*(MIN(110;FLOOR([.G$6]*[.$B$3]/[.$B$5]; 1; 0)+[.$B$4]))/110; 1; 0))" office:value-type="float" office:value="217" calcext:value-type="float">
            <text:p>217</text:p>
          </table:table-cell>
          <table:table-cell table:formula="of:=MAX(100; [.$B39] + FLOOR(([.$C39] - [.$B39])*(MIN(110;FLOOR([.H$6]*[.$B$3]/[.$B$5]; 1; 0)+[.$B$4]))/110; 1; 0))" office:value-type="float" office:value="210" calcext:value-type="float">
            <text:p>210</text:p>
          </table:table-cell>
          <table:table-cell table:formula="of:=MAX(100; [.$B39] + FLOOR(([.$C39] - [.$B39])*(MIN(110;FLOOR([.I$6]*[.$B$3]/[.$B$5]; 1; 0)+[.$B$4]))/110; 1; 0))" office:value-type="float" office:value="203" calcext:value-type="float">
            <text:p>203</text:p>
          </table:table-cell>
          <table:table-cell table:formula="of:=MAX(100; [.$B39] + FLOOR(([.$C39] - [.$B39])*(MIN(110;FLOOR([.J$6]*[.$B$3]/[.$B$5]; 1; 0)+[.$B$4]))/110; 1; 0))" office:value-type="float" office:value="196" calcext:value-type="float">
            <text:p>196</text:p>
          </table:table-cell>
          <table:table-cell table:formula="of:=MAX(100; [.$B39] + FLOOR(([.$C39] - [.$B39])*(MIN(110;FLOOR([.K$6]*[.$B$3]/[.$B$5]; 1; 0)+[.$B$4]))/110; 1; 0))" office:value-type="float" office:value="188" calcext:value-type="float">
            <text:p>188</text:p>
          </table:table-cell>
          <table:table-cell table:formula="of:=MAX(100; [.$B39] + FLOOR(([.$C39] - [.$B39])*(MIN(110;FLOOR([.L$6]*[.$B$3]/[.$B$5]; 1; 0)+[.$B$4]))/110; 1; 0))" office:value-type="float" office:value="181" calcext:value-type="float">
            <text:p>181</text:p>
          </table:table-cell>
          <table:table-cell table:formula="of:=MAX(100; [.$B39] + FLOOR(([.$C39] - [.$B39])*(MIN(110;FLOOR([.M$6]*[.$B$3]/[.$B$5]; 1; 0)+[.$B$4]))/110; 1; 0))" office:value-type="float" office:value="174" calcext:value-type="float">
            <text:p>174</text:p>
          </table:table-cell>
          <table:table-cell table:formula="of:=MAX(100; [.$B39] + FLOOR(([.$C39] - [.$B39])*(MIN(110;FLOOR([.N$6]*[.$B$3]/[.$B$5]; 1; 0)+[.$B$4]))/110; 1; 0))" office:value-type="float" office:value="167" calcext:value-type="float">
            <text:p>167</text:p>
          </table:table-cell>
          <table:table-cell table:formula="of:=MAX(100; [.$B39] + FLOOR(([.$C39] - [.$B39])*(MIN(110;FLOOR([.O$6]*[.$B$3]/[.$B$5]; 1; 0)+[.$B$4]))/110; 1; 0))" office:value-type="float" office:value="160" calcext:value-type="float">
            <text:p>160</text:p>
          </table:table-cell>
          <table:table-cell table:formula="of:=MAX(100; [.$B39] + FLOOR(([.$C39] - [.$B39])*(MIN(110;FLOOR([.P$6]*[.$B$3]/[.$B$5]; 1; 0)+[.$B$4]))/110; 1; 0))" office:value-type="float" office:value="153" calcext:value-type="float">
            <text:p>153</text:p>
          </table:table-cell>
          <table:table-cell table:formula="of:=MAX(100; [.$B39] + FLOOR(([.$C39] - [.$B39])*(MIN(110;FLOOR([.Q$6]*[.$B$3]/[.$B$5]; 1; 0)+[.$B$4]))/110; 1; 0))" office:value-type="float" office:value="145" calcext:value-type="float">
            <text:p>145</text:p>
          </table:table-cell>
          <table:table-cell table:formula="of:=MAX(100; [.$B39] + FLOOR(([.$C39] - [.$B39])*(MIN(110;FLOOR([.R$6]*[.$B$3]/[.$B$5]; 1; 0)+[.$B$4]))/110; 1; 0))" office:value-type="float" office:value="138" calcext:value-type="float">
            <text:p>138</text:p>
          </table:table-cell>
          <table:table-cell table:formula="of:=MAX(100; [.$B39] + FLOOR(([.$C39] - [.$B39])*(MIN(110;FLOOR([.S$6]*[.$B$3]/[.$B$5]; 1; 0)+[.$B$4]))/110; 1; 0))" office:value-type="float" office:value="131" calcext:value-type="float">
            <text:p>131</text:p>
          </table:table-cell>
          <table:table-cell table:formula="of:=MAX(100; [.$B39] + FLOOR(([.$C39] - [.$B39])*(MIN(110;FLOOR([.T$6]*[.$B$3]/[.$B$5]; 1; 0)+[.$B$4]))/110; 1; 0))" office:value-type="float" office:value="124" calcext:value-type="float">
            <text:p>124</text:p>
          </table:table-cell>
          <table:table-cell table:formula="of:=MAX(100; [.$B39] + FLOOR(([.$C39] - [.$B39])*(MIN(110;FLOOR([.U$6]*[.$B$3]/[.$B$5]; 1; 0)+[.$B$4]))/110; 1; 0))" office:value-type="float" office:value="117" calcext:value-type="float">
            <text:p>117</text:p>
          </table:table-cell>
          <table:table-cell table:formula="of:=MAX(100; [.$B39] + FLOOR(([.$C39] - [.$B39])*(MIN(110;FLOOR([.V$6]*[.$B$3]/[.$B$5]; 1; 0)+[.$B$4]))/110; 1; 0))" office:value-type="float" office:value="110" calcext:value-type="float">
            <text:p>110</text:p>
          </table:table-cell>
          <table:table-cell table:formula="of:=MAX(100; [.$B39] + FLOOR(([.$C39] - [.$B39])*(MIN(110;FLOOR([.W$6]*[.$B$3]/[.$B$5]; 1; 0)+[.$B$4]))/110; 1; 0))" office:value-type="float" office:value="101" calcext:value-type="float">
            <text:p>101</text:p>
          </table:table-cell>
          <table:table-cell table:formula="of:=MAX(100; [.$B39] + FLOOR(([.$C39] - [.$B39])*(MIN(110;FLOOR([.X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Y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Z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A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B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C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D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E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F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G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H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I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J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K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L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M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N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30" calcext:value-type="float">
            <text:p>230</text:p>
          </table:table-cell>
          <table:table-cell table:formula="of:=MAX(100; [.$B40] + FLOOR(([.$C40] - [.$B40])*(MIN(110;FLOOR([.D$6]*[.$B$3]/[.$B$5]; 1; 0)+[.$B$4]))/110; 1; 0))" office:value-type="float" office:value="230" calcext:value-type="float">
            <text:p>230</text:p>
          </table:table-cell>
          <table:table-cell table:formula="of:=MAX(100; [.$B40] + FLOOR(([.$C40] - [.$B40])*(MIN(110;FLOOR([.E$6]*[.$B$3]/[.$B$5]; 1; 0)+[.$B$4]))/110; 1; 0))" office:value-type="float" office:value="221" calcext:value-type="float">
            <text:p>221</text:p>
          </table:table-cell>
          <table:table-cell table:formula="of:=MAX(100; [.$B40] + FLOOR(([.$C40] - [.$B40])*(MIN(110;FLOOR([.F$6]*[.$B$3]/[.$B$5]; 1; 0)+[.$B$4]))/110; 1; 0))" office:value-type="float" office:value="214" calcext:value-type="float">
            <text:p>214</text:p>
          </table:table-cell>
          <table:table-cell table:formula="of:=MAX(100; [.$B40] + FLOOR(([.$C40] - [.$B40])*(MIN(110;FLOOR([.G$6]*[.$B$3]/[.$B$5]; 1; 0)+[.$B$4]))/110; 1; 0))" office:value-type="float" office:value="207" calcext:value-type="float">
            <text:p>207</text:p>
          </table:table-cell>
          <table:table-cell table:formula="of:=MAX(100; [.$B40] + FLOOR(([.$C40] - [.$B40])*(MIN(110;FLOOR([.H$6]*[.$B$3]/[.$B$5]; 1; 0)+[.$B$4]))/110; 1; 0))" office:value-type="float" office:value="200" calcext:value-type="float">
            <text:p>200</text:p>
          </table:table-cell>
          <table:table-cell table:formula="of:=MAX(100; [.$B40] + FLOOR(([.$C40] - [.$B40])*(MIN(110;FLOOR([.I$6]*[.$B$3]/[.$B$5]; 1; 0)+[.$B$4]))/110; 1; 0))" office:value-type="float" office:value="193" calcext:value-type="float">
            <text:p>193</text:p>
          </table:table-cell>
          <table:table-cell table:formula="of:=MAX(100; [.$B40] + FLOOR(([.$C40] - [.$B40])*(MIN(110;FLOOR([.J$6]*[.$B$3]/[.$B$5]; 1; 0)+[.$B$4]))/110; 1; 0))" office:value-type="float" office:value="186" calcext:value-type="float">
            <text:p>186</text:p>
          </table:table-cell>
          <table:table-cell table:formula="of:=MAX(100; [.$B40] + FLOOR(([.$C40] - [.$B40])*(MIN(110;FLOOR([.K$6]*[.$B$3]/[.$B$5]; 1; 0)+[.$B$4]))/110; 1; 0))" office:value-type="float" office:value="178" calcext:value-type="float">
            <text:p>178</text:p>
          </table:table-cell>
          <table:table-cell table:formula="of:=MAX(100; [.$B40] + FLOOR(([.$C40] - [.$B40])*(MIN(110;FLOOR([.L$6]*[.$B$3]/[.$B$5]; 1; 0)+[.$B$4]))/110; 1; 0))" office:value-type="float" office:value="171" calcext:value-type="float">
            <text:p>171</text:p>
          </table:table-cell>
          <table:table-cell table:formula="of:=MAX(100; [.$B40] + FLOOR(([.$C40] - [.$B40])*(MIN(110;FLOOR([.M$6]*[.$B$3]/[.$B$5]; 1; 0)+[.$B$4]))/110; 1; 0))" office:value-type="float" office:value="164" calcext:value-type="float">
            <text:p>164</text:p>
          </table:table-cell>
          <table:table-cell table:formula="of:=MAX(100; [.$B40] + FLOOR(([.$C40] - [.$B40])*(MIN(110;FLOOR([.N$6]*[.$B$3]/[.$B$5]; 1; 0)+[.$B$4]))/110; 1; 0))" office:value-type="float" office:value="157" calcext:value-type="float">
            <text:p>157</text:p>
          </table:table-cell>
          <table:table-cell table:formula="of:=MAX(100; [.$B40] + FLOOR(([.$C40] - [.$B40])*(MIN(110;FLOOR([.O$6]*[.$B$3]/[.$B$5]; 1; 0)+[.$B$4]))/110; 1; 0))" office:value-type="float" office:value="150" calcext:value-type="float">
            <text:p>150</text:p>
          </table:table-cell>
          <table:table-cell table:formula="of:=MAX(100; [.$B40] + FLOOR(([.$C40] - [.$B40])*(MIN(110;FLOOR([.P$6]*[.$B$3]/[.$B$5]; 1; 0)+[.$B$4]))/110; 1; 0))" office:value-type="float" office:value="143" calcext:value-type="float">
            <text:p>143</text:p>
          </table:table-cell>
          <table:table-cell table:formula="of:=MAX(100; [.$B40] + FLOOR(([.$C40] - [.$B40])*(MIN(110;FLOOR([.Q$6]*[.$B$3]/[.$B$5]; 1; 0)+[.$B$4]))/110; 1; 0))" office:value-type="float" office:value="135" calcext:value-type="float">
            <text:p>135</text:p>
          </table:table-cell>
          <table:table-cell table:formula="of:=MAX(100; [.$B40] + FLOOR(([.$C40] - [.$B40])*(MIN(110;FLOOR([.R$6]*[.$B$3]/[.$B$5]; 1; 0)+[.$B$4]))/110; 1; 0))" office:value-type="float" office:value="128" calcext:value-type="float">
            <text:p>128</text:p>
          </table:table-cell>
          <table:table-cell table:formula="of:=MAX(100; [.$B40] + FLOOR(([.$C40] - [.$B40])*(MIN(110;FLOOR([.S$6]*[.$B$3]/[.$B$5]; 1; 0)+[.$B$4]))/110; 1; 0))" office:value-type="float" office:value="121" calcext:value-type="float">
            <text:p>121</text:p>
          </table:table-cell>
          <table:table-cell table:formula="of:=MAX(100; [.$B40] + FLOOR(([.$C40] - [.$B40])*(MIN(110;FLOOR([.T$6]*[.$B$3]/[.$B$5]; 1; 0)+[.$B$4]))/110; 1; 0))" office:value-type="float" office:value="114" calcext:value-type="float">
            <text:p>114</text:p>
          </table:table-cell>
          <table:table-cell table:formula="of:=MAX(100; [.$B40] + FLOOR(([.$C40] - [.$B40])*(MIN(110;FLOOR([.U$6]*[.$B$3]/[.$B$5]; 1; 0)+[.$B$4]))/110; 1; 0))" office:value-type="float" office:value="107" calcext:value-type="float">
            <text:p>107</text:p>
          </table:table-cell>
          <table:table-cell table:formula="of:=MAX(100; [.$B40] + FLOOR(([.$C40] - [.$B40])*(MIN(110;FLOOR([.V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W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X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Y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Z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A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B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C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D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E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F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G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H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I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J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K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L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M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N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table:formula="of:=MAX(100; [.$B41] + FLOOR(([.$C41] - [.$B41])*(MIN(110;FLOOR([.D$6]*[.$B$3]/[.$B$5]; 1; 0)+[.$B$4]))/110; 1; 0))" office:value-type="float" office:value="220" calcext:value-type="float">
            <text:p>220</text:p>
          </table:table-cell>
          <table:table-cell table:formula="of:=MAX(100; [.$B41] + FLOOR(([.$C41] - [.$B41])*(MIN(110;FLOOR([.E$6]*[.$B$3]/[.$B$5]; 1; 0)+[.$B$4]))/110; 1; 0))" office:value-type="float" office:value="211" calcext:value-type="float">
            <text:p>211</text:p>
          </table:table-cell>
          <table:table-cell table:formula="of:=MAX(100; [.$B41] + FLOOR(([.$C41] - [.$B41])*(MIN(110;FLOOR([.F$6]*[.$B$3]/[.$B$5]; 1; 0)+[.$B$4]))/110; 1; 0))" office:value-type="float" office:value="204" calcext:value-type="float">
            <text:p>204</text:p>
          </table:table-cell>
          <table:table-cell table:formula="of:=MAX(100; [.$B41] + FLOOR(([.$C41] - [.$B41])*(MIN(110;FLOOR([.G$6]*[.$B$3]/[.$B$5]; 1; 0)+[.$B$4]))/110; 1; 0))" office:value-type="float" office:value="197" calcext:value-type="float">
            <text:p>197</text:p>
          </table:table-cell>
          <table:table-cell table:formula="of:=MAX(100; [.$B41] + FLOOR(([.$C41] - [.$B41])*(MIN(110;FLOOR([.H$6]*[.$B$3]/[.$B$5]; 1; 0)+[.$B$4]))/110; 1; 0))" office:value-type="float" office:value="190" calcext:value-type="float">
            <text:p>190</text:p>
          </table:table-cell>
          <table:table-cell table:formula="of:=MAX(100; [.$B41] + FLOOR(([.$C41] - [.$B41])*(MIN(110;FLOOR([.I$6]*[.$B$3]/[.$B$5]; 1; 0)+[.$B$4]))/110; 1; 0))" office:value-type="float" office:value="183" calcext:value-type="float">
            <text:p>183</text:p>
          </table:table-cell>
          <table:table-cell table:formula="of:=MAX(100; [.$B41] + FLOOR(([.$C41] - [.$B41])*(MIN(110;FLOOR([.J$6]*[.$B$3]/[.$B$5]; 1; 0)+[.$B$4]))/110; 1; 0))" office:value-type="float" office:value="176" calcext:value-type="float">
            <text:p>176</text:p>
          </table:table-cell>
          <table:table-cell table:formula="of:=MAX(100; [.$B41] + FLOOR(([.$C41] - [.$B41])*(MIN(110;FLOOR([.K$6]*[.$B$3]/[.$B$5]; 1; 0)+[.$B$4]))/110; 1; 0))" office:value-type="float" office:value="168" calcext:value-type="float">
            <text:p>168</text:p>
          </table:table-cell>
          <table:table-cell table:formula="of:=MAX(100; [.$B41] + FLOOR(([.$C41] - [.$B41])*(MIN(110;FLOOR([.L$6]*[.$B$3]/[.$B$5]; 1; 0)+[.$B$4]))/110; 1; 0))" office:value-type="float" office:value="161" calcext:value-type="float">
            <text:p>161</text:p>
          </table:table-cell>
          <table:table-cell table:formula="of:=MAX(100; [.$B41] + FLOOR(([.$C41] - [.$B41])*(MIN(110;FLOOR([.M$6]*[.$B$3]/[.$B$5]; 1; 0)+[.$B$4]))/110; 1; 0))" office:value-type="float" office:value="154" calcext:value-type="float">
            <text:p>154</text:p>
          </table:table-cell>
          <table:table-cell table:formula="of:=MAX(100; [.$B41] + FLOOR(([.$C41] - [.$B41])*(MIN(110;FLOOR([.N$6]*[.$B$3]/[.$B$5]; 1; 0)+[.$B$4]))/110; 1; 0))" office:value-type="float" office:value="147" calcext:value-type="float">
            <text:p>147</text:p>
          </table:table-cell>
          <table:table-cell table:formula="of:=MAX(100; [.$B41] + FLOOR(([.$C41] - [.$B41])*(MIN(110;FLOOR([.O$6]*[.$B$3]/[.$B$5]; 1; 0)+[.$B$4]))/110; 1; 0))" office:value-type="float" office:value="140" calcext:value-type="float">
            <text:p>140</text:p>
          </table:table-cell>
          <table:table-cell table:formula="of:=MAX(100; [.$B41] + FLOOR(([.$C41] - [.$B41])*(MIN(110;FLOOR([.P$6]*[.$B$3]/[.$B$5]; 1; 0)+[.$B$4]))/110; 1; 0))" office:value-type="float" office:value="133" calcext:value-type="float">
            <text:p>133</text:p>
          </table:table-cell>
          <table:table-cell table:formula="of:=MAX(100; [.$B41] + FLOOR(([.$C41] - [.$B41])*(MIN(110;FLOOR([.Q$6]*[.$B$3]/[.$B$5]; 1; 0)+[.$B$4]))/110; 1; 0))" office:value-type="float" office:value="125" calcext:value-type="float">
            <text:p>125</text:p>
          </table:table-cell>
          <table:table-cell table:formula="of:=MAX(100; [.$B41] + FLOOR(([.$C41] - [.$B41])*(MIN(110;FLOOR([.R$6]*[.$B$3]/[.$B$5]; 1; 0)+[.$B$4]))/110; 1; 0))" office:value-type="float" office:value="118" calcext:value-type="float">
            <text:p>118</text:p>
          </table:table-cell>
          <table:table-cell table:formula="of:=MAX(100; [.$B41] + FLOOR(([.$C41] - [.$B41])*(MIN(110;FLOOR([.S$6]*[.$B$3]/[.$B$5]; 1; 0)+[.$B$4]))/110; 1; 0))" office:value-type="float" office:value="111" calcext:value-type="float">
            <text:p>111</text:p>
          </table:table-cell>
          <table:table-cell table:formula="of:=MAX(100; [.$B41] + FLOOR(([.$C41] - [.$B41])*(MIN(110;FLOOR([.T$6]*[.$B$3]/[.$B$5]; 1; 0)+[.$B$4]))/110; 1; 0))" office:value-type="float" office:value="104" calcext:value-type="float">
            <text:p>104</text:p>
          </table:table-cell>
          <table:table-cell table:formula="of:=MAX(100; [.$B41] + FLOOR(([.$C41] - [.$B41])*(MIN(110;FLOOR([.U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V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W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X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Y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Z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A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B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C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D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E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F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G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H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I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J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K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L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M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N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table:formula="of:=MAX(100; [.$B42] + FLOOR(([.$C42] - [.$B42])*(MIN(110;FLOOR([.D$6]*[.$B$3]/[.$B$5]; 1; 0)+[.$B$4]))/110; 1; 0))" office:value-type="float" office:value="210" calcext:value-type="float">
            <text:p>210</text:p>
          </table:table-cell>
          <table:table-cell table:formula="of:=MAX(100; [.$B42] + FLOOR(([.$C42] - [.$B42])*(MIN(110;FLOOR([.E$6]*[.$B$3]/[.$B$5]; 1; 0)+[.$B$4]))/110; 1; 0))" office:value-type="float" office:value="201" calcext:value-type="float">
            <text:p>201</text:p>
          </table:table-cell>
          <table:table-cell table:formula="of:=MAX(100; [.$B42] + FLOOR(([.$C42] - [.$B42])*(MIN(110;FLOOR([.F$6]*[.$B$3]/[.$B$5]; 1; 0)+[.$B$4]))/110; 1; 0))" office:value-type="float" office:value="194" calcext:value-type="float">
            <text:p>194</text:p>
          </table:table-cell>
          <table:table-cell table:formula="of:=MAX(100; [.$B42] + FLOOR(([.$C42] - [.$B42])*(MIN(110;FLOOR([.G$6]*[.$B$3]/[.$B$5]; 1; 0)+[.$B$4]))/110; 1; 0))" office:value-type="float" office:value="187" calcext:value-type="float">
            <text:p>187</text:p>
          </table:table-cell>
          <table:table-cell table:formula="of:=MAX(100; [.$B42] + FLOOR(([.$C42] - [.$B42])*(MIN(110;FLOOR([.H$6]*[.$B$3]/[.$B$5]; 1; 0)+[.$B$4]))/110; 1; 0))" office:value-type="float" office:value="180" calcext:value-type="float">
            <text:p>180</text:p>
          </table:table-cell>
          <table:table-cell table:formula="of:=MAX(100; [.$B42] + FLOOR(([.$C42] - [.$B42])*(MIN(110;FLOOR([.I$6]*[.$B$3]/[.$B$5]; 1; 0)+[.$B$4]))/110; 1; 0))" office:value-type="float" office:value="173" calcext:value-type="float">
            <text:p>173</text:p>
          </table:table-cell>
          <table:table-cell table:formula="of:=MAX(100; [.$B42] + FLOOR(([.$C42] - [.$B42])*(MIN(110;FLOOR([.J$6]*[.$B$3]/[.$B$5]; 1; 0)+[.$B$4]))/110; 1; 0))" office:value-type="float" office:value="166" calcext:value-type="float">
            <text:p>166</text:p>
          </table:table-cell>
          <table:table-cell table:formula="of:=MAX(100; [.$B42] + FLOOR(([.$C42] - [.$B42])*(MIN(110;FLOOR([.K$6]*[.$B$3]/[.$B$5]; 1; 0)+[.$B$4]))/110; 1; 0))" office:value-type="float" office:value="158" calcext:value-type="float">
            <text:p>158</text:p>
          </table:table-cell>
          <table:table-cell table:formula="of:=MAX(100; [.$B42] + FLOOR(([.$C42] - [.$B42])*(MIN(110;FLOOR([.L$6]*[.$B$3]/[.$B$5]; 1; 0)+[.$B$4]))/110; 1; 0))" office:value-type="float" office:value="151" calcext:value-type="float">
            <text:p>151</text:p>
          </table:table-cell>
          <table:table-cell table:formula="of:=MAX(100; [.$B42] + FLOOR(([.$C42] - [.$B42])*(MIN(110;FLOOR([.M$6]*[.$B$3]/[.$B$5]; 1; 0)+[.$B$4]))/110; 1; 0))" office:value-type="float" office:value="144" calcext:value-type="float">
            <text:p>144</text:p>
          </table:table-cell>
          <table:table-cell table:formula="of:=MAX(100; [.$B42] + FLOOR(([.$C42] - [.$B42])*(MIN(110;FLOOR([.N$6]*[.$B$3]/[.$B$5]; 1; 0)+[.$B$4]))/110; 1; 0))" office:value-type="float" office:value="137" calcext:value-type="float">
            <text:p>137</text:p>
          </table:table-cell>
          <table:table-cell table:formula="of:=MAX(100; [.$B42] + FLOOR(([.$C42] - [.$B42])*(MIN(110;FLOOR([.O$6]*[.$B$3]/[.$B$5]; 1; 0)+[.$B$4]))/110; 1; 0))" office:value-type="float" office:value="130" calcext:value-type="float">
            <text:p>130</text:p>
          </table:table-cell>
          <table:table-cell table:formula="of:=MAX(100; [.$B42] + FLOOR(([.$C42] - [.$B42])*(MIN(110;FLOOR([.P$6]*[.$B$3]/[.$B$5]; 1; 0)+[.$B$4]))/110; 1; 0))" office:value-type="float" office:value="123" calcext:value-type="float">
            <text:p>123</text:p>
          </table:table-cell>
          <table:table-cell table:formula="of:=MAX(100; [.$B42] + FLOOR(([.$C42] - [.$B42])*(MIN(110;FLOOR([.Q$6]*[.$B$3]/[.$B$5]; 1; 0)+[.$B$4]))/110; 1; 0))" office:value-type="float" office:value="115" calcext:value-type="float">
            <text:p>115</text:p>
          </table:table-cell>
          <table:table-cell table:formula="of:=MAX(100; [.$B42] + FLOOR(([.$C42] - [.$B42])*(MIN(110;FLOOR([.R$6]*[.$B$3]/[.$B$5]; 1; 0)+[.$B$4]))/110; 1; 0))" office:value-type="float" office:value="108" calcext:value-type="float">
            <text:p>108</text:p>
          </table:table-cell>
          <table:table-cell table:formula="of:=MAX(100; [.$B42] + FLOOR(([.$C42] - [.$B42])*(MIN(110;FLOOR([.S$6]*[.$B$3]/[.$B$5]; 1; 0)+[.$B$4]))/110; 1; 0))" office:value-type="float" office:value="101" calcext:value-type="float">
            <text:p>101</text:p>
          </table:table-cell>
          <table:table-cell table:formula="of:=MAX(100; [.$B42] + FLOOR(([.$C42] - [.$B42])*(MIN(110;FLOOR([.T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U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V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W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X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Y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Z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A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B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C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D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E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F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G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H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I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J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K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L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M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N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MAX(100; [.$B43] + FLOOR(([.$C43] - [.$B43])*(MIN(110;FLOOR([.D$6]*[.$B$3]/[.$B$5]; 1; 0)+[.$B$4]))/110; 1; 0))" office:value-type="float" office:value="200" calcext:value-type="float">
            <text:p>200</text:p>
          </table:table-cell>
          <table:table-cell table:formula="of:=MAX(100; [.$B43] + FLOOR(([.$C43] - [.$B43])*(MIN(110;FLOOR([.E$6]*[.$B$3]/[.$B$5]; 1; 0)+[.$B$4]))/110; 1; 0))" office:value-type="float" office:value="191" calcext:value-type="float">
            <text:p>191</text:p>
          </table:table-cell>
          <table:table-cell table:formula="of:=MAX(100; [.$B43] + FLOOR(([.$C43] - [.$B43])*(MIN(110;FLOOR([.F$6]*[.$B$3]/[.$B$5]; 1; 0)+[.$B$4]))/110; 1; 0))" office:value-type="float" office:value="184" calcext:value-type="float">
            <text:p>184</text:p>
          </table:table-cell>
          <table:table-cell table:formula="of:=MAX(100; [.$B43] + FLOOR(([.$C43] - [.$B43])*(MIN(110;FLOOR([.G$6]*[.$B$3]/[.$B$5]; 1; 0)+[.$B$4]))/110; 1; 0))" office:value-type="float" office:value="177" calcext:value-type="float">
            <text:p>177</text:p>
          </table:table-cell>
          <table:table-cell table:formula="of:=MAX(100; [.$B43] + FLOOR(([.$C43] - [.$B43])*(MIN(110;FLOOR([.H$6]*[.$B$3]/[.$B$5]; 1; 0)+[.$B$4]))/110; 1; 0))" office:value-type="float" office:value="170" calcext:value-type="float">
            <text:p>170</text:p>
          </table:table-cell>
          <table:table-cell table:formula="of:=MAX(100; [.$B43] + FLOOR(([.$C43] - [.$B43])*(MIN(110;FLOOR([.I$6]*[.$B$3]/[.$B$5]; 1; 0)+[.$B$4]))/110; 1; 0))" office:value-type="float" office:value="163" calcext:value-type="float">
            <text:p>163</text:p>
          </table:table-cell>
          <table:table-cell table:formula="of:=MAX(100; [.$B43] + FLOOR(([.$C43] - [.$B43])*(MIN(110;FLOOR([.J$6]*[.$B$3]/[.$B$5]; 1; 0)+[.$B$4]))/110; 1; 0))" office:value-type="float" office:value="156" calcext:value-type="float">
            <text:p>156</text:p>
          </table:table-cell>
          <table:table-cell table:formula="of:=MAX(100; [.$B43] + FLOOR(([.$C43] - [.$B43])*(MIN(110;FLOOR([.K$6]*[.$B$3]/[.$B$5]; 1; 0)+[.$B$4]))/110; 1; 0))" office:value-type="float" office:value="148" calcext:value-type="float">
            <text:p>148</text:p>
          </table:table-cell>
          <table:table-cell table:formula="of:=MAX(100; [.$B43] + FLOOR(([.$C43] - [.$B43])*(MIN(110;FLOOR([.L$6]*[.$B$3]/[.$B$5]; 1; 0)+[.$B$4]))/110; 1; 0))" office:value-type="float" office:value="141" calcext:value-type="float">
            <text:p>141</text:p>
          </table:table-cell>
          <table:table-cell table:formula="of:=MAX(100; [.$B43] + FLOOR(([.$C43] - [.$B43])*(MIN(110;FLOOR([.M$6]*[.$B$3]/[.$B$5]; 1; 0)+[.$B$4]))/110; 1; 0))" office:value-type="float" office:value="134" calcext:value-type="float">
            <text:p>134</text:p>
          </table:table-cell>
          <table:table-cell table:formula="of:=MAX(100; [.$B43] + FLOOR(([.$C43] - [.$B43])*(MIN(110;FLOOR([.N$6]*[.$B$3]/[.$B$5]; 1; 0)+[.$B$4]))/110; 1; 0))" office:value-type="float" office:value="127" calcext:value-type="float">
            <text:p>127</text:p>
          </table:table-cell>
          <table:table-cell table:formula="of:=MAX(100; [.$B43] + FLOOR(([.$C43] - [.$B43])*(MIN(110;FLOOR([.O$6]*[.$B$3]/[.$B$5]; 1; 0)+[.$B$4]))/110; 1; 0))" office:value-type="float" office:value="120" calcext:value-type="float">
            <text:p>120</text:p>
          </table:table-cell>
          <table:table-cell table:formula="of:=MAX(100; [.$B43] + FLOOR(([.$C43] - [.$B43])*(MIN(110;FLOOR([.P$6]*[.$B$3]/[.$B$5]; 1; 0)+[.$B$4]))/110; 1; 0))" office:value-type="float" office:value="113" calcext:value-type="float">
            <text:p>113</text:p>
          </table:table-cell>
          <table:table-cell table:formula="of:=MAX(100; [.$B43] + FLOOR(([.$C43] - [.$B43])*(MIN(110;FLOOR([.Q$6]*[.$B$3]/[.$B$5]; 1; 0)+[.$B$4]))/110; 1; 0))" office:value-type="float" office:value="105" calcext:value-type="float">
            <text:p>105</text:p>
          </table:table-cell>
          <table:table-cell table:formula="of:=MAX(100; [.$B43] + FLOOR(([.$C43] - [.$B43])*(MIN(110;FLOOR([.R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S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T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U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V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W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X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Y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Z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A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B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C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D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E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F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G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H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I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J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K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L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M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N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MAX(100; [.$B44] + FLOOR(([.$C44] - [.$B44])*(MIN(110;FLOOR([.D$6]*[.$B$3]/[.$B$5]; 1; 0)+[.$B$4]))/110; 1; 0))" office:value-type="float" office:value="200" calcext:value-type="float">
            <text:p>200</text:p>
          </table:table-cell>
          <table:table-cell table:formula="of:=MAX(100; [.$B44] + FLOOR(([.$C44] - [.$B44])*(MIN(110;FLOOR([.E$6]*[.$B$3]/[.$B$5]; 1; 0)+[.$B$4]))/110; 1; 0))" office:value-type="float" office:value="190" calcext:value-type="float">
            <text:p>190</text:p>
          </table:table-cell>
          <table:table-cell table:formula="of:=MAX(100; [.$B44] + FLOOR(([.$C44] - [.$B44])*(MIN(110;FLOOR([.F$6]*[.$B$3]/[.$B$5]; 1; 0)+[.$B$4]))/110; 1; 0))" office:value-type="float" office:value="183" calcext:value-type="float">
            <text:p>183</text:p>
          </table:table-cell>
          <table:table-cell table:formula="of:=MAX(100; [.$B44] + FLOOR(([.$C44] - [.$B44])*(MIN(110;FLOOR([.G$6]*[.$B$3]/[.$B$5]; 1; 0)+[.$B$4]))/110; 1; 0))" office:value-type="float" office:value="176" calcext:value-type="float">
            <text:p>176</text:p>
          </table:table-cell>
          <table:table-cell table:formula="of:=MAX(100; [.$B44] + FLOOR(([.$C44] - [.$B44])*(MIN(110;FLOOR([.H$6]*[.$B$3]/[.$B$5]; 1; 0)+[.$B$4]))/110; 1; 0))" office:value-type="float" office:value="169" calcext:value-type="float">
            <text:p>169</text:p>
          </table:table-cell>
          <table:table-cell table:formula="of:=MAX(100; [.$B44] + FLOOR(([.$C44] - [.$B44])*(MIN(110;FLOOR([.I$6]*[.$B$3]/[.$B$5]; 1; 0)+[.$B$4]))/110; 1; 0))" office:value-type="float" office:value="161" calcext:value-type="float">
            <text:p>161</text:p>
          </table:table-cell>
          <table:table-cell table:formula="of:=MAX(100; [.$B44] + FLOOR(([.$C44] - [.$B44])*(MIN(110;FLOOR([.J$6]*[.$B$3]/[.$B$5]; 1; 0)+[.$B$4]))/110; 1; 0))" office:value-type="float" office:value="154" calcext:value-type="float">
            <text:p>154</text:p>
          </table:table-cell>
          <table:table-cell table:formula="of:=MAX(100; [.$B44] + FLOOR(([.$C44] - [.$B44])*(MIN(110;FLOOR([.K$6]*[.$B$3]/[.$B$5]; 1; 0)+[.$B$4]))/110; 1; 0))" office:value-type="float" office:value="145" calcext:value-type="float">
            <text:p>145</text:p>
          </table:table-cell>
          <table:table-cell table:formula="of:=MAX(100; [.$B44] + FLOOR(([.$C44] - [.$B44])*(MIN(110;FLOOR([.L$6]*[.$B$3]/[.$B$5]; 1; 0)+[.$B$4]))/110; 1; 0))" office:value-type="float" office:value="138" calcext:value-type="float">
            <text:p>138</text:p>
          </table:table-cell>
          <table:table-cell table:formula="of:=MAX(100; [.$B44] + FLOOR(([.$C44] - [.$B44])*(MIN(110;FLOOR([.M$6]*[.$B$3]/[.$B$5]; 1; 0)+[.$B$4]))/110; 1; 0))" office:value-type="float" office:value="130" calcext:value-type="float">
            <text:p>130</text:p>
          </table:table-cell>
          <table:table-cell table:formula="of:=MAX(100; [.$B44] + FLOOR(([.$C44] - [.$B44])*(MIN(110;FLOOR([.N$6]*[.$B$3]/[.$B$5]; 1; 0)+[.$B$4]))/110; 1; 0))" office:value-type="float" office:value="123" calcext:value-type="float">
            <text:p>123</text:p>
          </table:table-cell>
          <table:table-cell table:formula="of:=MAX(100; [.$B44] + FLOOR(([.$C44] - [.$B44])*(MIN(110;FLOOR([.O$6]*[.$B$3]/[.$B$5]; 1; 0)+[.$B$4]))/110; 1; 0))" office:value-type="float" office:value="116" calcext:value-type="float">
            <text:p>116</text:p>
          </table:table-cell>
          <table:table-cell table:formula="of:=MAX(100; [.$B44] + FLOOR(([.$C44] - [.$B44])*(MIN(110;FLOOR([.P$6]*[.$B$3]/[.$B$5]; 1; 0)+[.$B$4]))/110; 1; 0))" office:value-type="float" office:value="109" calcext:value-type="float">
            <text:p>109</text:p>
          </table:table-cell>
          <table:table-cell table:formula="of:=MAX(100; [.$B44] + FLOOR(([.$C44] - [.$B44])*(MIN(110;FLOOR([.Q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R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S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T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U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V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W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X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Y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Z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A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B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C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D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E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F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G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H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I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J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K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L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M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N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MAX(100; [.$B45] + FLOOR(([.$C45] - [.$B45])*(MIN(110;FLOOR([.D$6]*[.$B$3]/[.$B$5]; 1; 0)+[.$B$4]))/110; 1; 0))" office:value-type="float" office:value="200" calcext:value-type="float">
            <text:p>200</text:p>
          </table:table-cell>
          <table:table-cell table:formula="of:=MAX(100; [.$B45] + FLOOR(([.$C45] - [.$B45])*(MIN(110;FLOOR([.E$6]*[.$B$3]/[.$B$5]; 1; 0)+[.$B$4]))/110; 1; 0))" office:value-type="float" office:value="190" calcext:value-type="float">
            <text:p>190</text:p>
          </table:table-cell>
          <table:table-cell table:formula="of:=MAX(100; [.$B45] + FLOOR(([.$C45] - [.$B45])*(MIN(110;FLOOR([.F$6]*[.$B$3]/[.$B$5]; 1; 0)+[.$B$4]))/110; 1; 0))" office:value-type="float" office:value="183" calcext:value-type="float">
            <text:p>183</text:p>
          </table:table-cell>
          <table:table-cell table:formula="of:=MAX(100; [.$B45] + FLOOR(([.$C45] - [.$B45])*(MIN(110;FLOOR([.G$6]*[.$B$3]/[.$B$5]; 1; 0)+[.$B$4]))/110; 1; 0))" office:value-type="float" office:value="176" calcext:value-type="float">
            <text:p>176</text:p>
          </table:table-cell>
          <table:table-cell table:formula="of:=MAX(100; [.$B45] + FLOOR(([.$C45] - [.$B45])*(MIN(110;FLOOR([.H$6]*[.$B$3]/[.$B$5]; 1; 0)+[.$B$4]))/110; 1; 0))" office:value-type="float" office:value="169" calcext:value-type="float">
            <text:p>169</text:p>
          </table:table-cell>
          <table:table-cell table:formula="of:=MAX(100; [.$B45] + FLOOR(([.$C45] - [.$B45])*(MIN(110;FLOOR([.I$6]*[.$B$3]/[.$B$5]; 1; 0)+[.$B$4]))/110; 1; 0))" office:value-type="float" office:value="161" calcext:value-type="float">
            <text:p>161</text:p>
          </table:table-cell>
          <table:table-cell table:formula="of:=MAX(100; [.$B45] + FLOOR(([.$C45] - [.$B45])*(MIN(110;FLOOR([.J$6]*[.$B$3]/[.$B$5]; 1; 0)+[.$B$4]))/110; 1; 0))" office:value-type="float" office:value="154" calcext:value-type="float">
            <text:p>154</text:p>
          </table:table-cell>
          <table:table-cell table:formula="of:=MAX(100; [.$B45] + FLOOR(([.$C45] - [.$B45])*(MIN(110;FLOOR([.K$6]*[.$B$3]/[.$B$5]; 1; 0)+[.$B$4]))/110; 1; 0))" office:value-type="float" office:value="145" calcext:value-type="float">
            <text:p>145</text:p>
          </table:table-cell>
          <table:table-cell table:formula="of:=MAX(100; [.$B45] + FLOOR(([.$C45] - [.$B45])*(MIN(110;FLOOR([.L$6]*[.$B$3]/[.$B$5]; 1; 0)+[.$B$4]))/110; 1; 0))" office:value-type="float" office:value="138" calcext:value-type="float">
            <text:p>138</text:p>
          </table:table-cell>
          <table:table-cell table:formula="of:=MAX(100; [.$B45] + FLOOR(([.$C45] - [.$B45])*(MIN(110;FLOOR([.M$6]*[.$B$3]/[.$B$5]; 1; 0)+[.$B$4]))/110; 1; 0))" office:value-type="float" office:value="130" calcext:value-type="float">
            <text:p>130</text:p>
          </table:table-cell>
          <table:table-cell table:formula="of:=MAX(100; [.$B45] + FLOOR(([.$C45] - [.$B45])*(MIN(110;FLOOR([.N$6]*[.$B$3]/[.$B$5]; 1; 0)+[.$B$4]))/110; 1; 0))" office:value-type="float" office:value="123" calcext:value-type="float">
            <text:p>123</text:p>
          </table:table-cell>
          <table:table-cell table:formula="of:=MAX(100; [.$B45] + FLOOR(([.$C45] - [.$B45])*(MIN(110;FLOOR([.O$6]*[.$B$3]/[.$B$5]; 1; 0)+[.$B$4]))/110; 1; 0))" office:value-type="float" office:value="116" calcext:value-type="float">
            <text:p>116</text:p>
          </table:table-cell>
          <table:table-cell table:formula="of:=MAX(100; [.$B45] + FLOOR(([.$C45] - [.$B45])*(MIN(110;FLOOR([.P$6]*[.$B$3]/[.$B$5]; 1; 0)+[.$B$4]))/110; 1; 0))" office:value-type="float" office:value="109" calcext:value-type="float">
            <text:p>109</text:p>
          </table:table-cell>
          <table:table-cell table:formula="of:=MAX(100; [.$B45] + FLOOR(([.$C45] - [.$B45])*(MIN(110;FLOOR([.Q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R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S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T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U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V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W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X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Y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Z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A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B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C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D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E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F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G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H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I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J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K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L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M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N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O$6]*[.$B$3]/[.$B$5]; 1; 0)+[.$B$4]))/110; 1; 0))" office:value-type="float" office:value="100" calcext:value-type="float">
            <text:p>1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0/00/0000</text:date>, <text:time style:data-style-name="N2" text:time-value="07:39:51.3414555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2:08:15.335397408</meta:creation-date>
    <meta:generator>LibreOffice/4.2.8.2$Linux_X86_64 LibreOffice_project/420m0$Build-2</meta:generator>
    <dc:date>2015-08-06T14:50:26.989342323</dc:date>
    <meta:editing-duration>PT11H46M20S</meta:editing-duration>
    <meta:editing-cycles>30</meta:editing-cycles>
    <meta:document-statistic meta:table-count="1" meta:cell-count="1655" meta:object-count="0"/>
  </office:meta>
</office:document-meta>
</file>